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askerville" svg:font-family="Baskerville, 'Times New Roman'"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GillSans" svg:font-family="MGillSans" style:font-pitch="variable"/>
    <style:font-face style:name="Palatino" svg:font-family="Palatino" style:font-pitch="variable"/>
    <style:font-face style:name="ヒラギノ角ゴ Pro W3" svg:font-family="'ヒラギノ角ゴ Pro W3',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3" style:family="paragraph" style:parent-style-name="Tr_20_Author">
      <style:text-properties style:font-name="Lato"/>
    </style:style>
    <style:style style:name="P4" style:family="paragraph" style:parent-style-name="Contents_20_5">
      <style:text-properties style:font-name="Lato"/>
    </style:style>
    <style:style style:name="P5" style:family="paragraph" style:parent-style-name="TR_20_32lik_20_ayet">
      <style:text-properties style:font-name="Lato"/>
    </style:style>
    <style:style style:name="P6" style:family="paragraph" style:parent-style-name="TR_20_arka_20_kapak">
      <style:text-properties style:font-name="Lato"/>
    </style:style>
    <style:style style:name="P7" style:family="paragraph" style:parent-style-name="TR_20_block">
      <style:text-properties style:font-name="Lato"/>
    </style:style>
    <style:style style:name="P8" style:family="paragraph" style:parent-style-name="TR_20_yazar_20_hakkinda">
      <style:text-properties style:font-name="Lato"/>
    </style:style>
    <style:style style:name="P9" style:family="paragraph" style:parent-style-name="Tr_20_Block_20_Qoute_20__28_speechs_29_">
      <style:text-properties style:font-name="Lato"/>
    </style:style>
    <style:style style:name="P10" style:family="paragraph" style:parent-style-name="Tr_20_Block_20_Quote_20__28_Verses_29_">
      <style:text-properties style:font-name="Lato"/>
    </style:style>
    <style:style style:name="P11" style:family="paragraph" style:parent-style-name="Tr_20_Block_20_Quote_20__28_Verses_29_">
      <style:text-properties style:font-name="Lato" style:font-name-complex="Baskerville"/>
    </style:style>
    <style:style style:name="P12" style:family="paragraph" style:parent-style-name="Tr_20_Block_20_Quote_20__28_Verses_29_">
      <style:paragraph-properties fo:margin-left="1.27cm" fo:margin-right="0.379cm" fo:text-indent="0cm" style:auto-text-indent="false"/>
      <style:text-properties style:font-name="Lato" style:font-name-complex="Baskerville"/>
    </style:style>
    <style:style style:name="P13" style:family="paragraph" style:parent-style-name="Tr_20_Body">
      <style:text-properties fo:language="tr" fo:country="TR" style:font-name-complex="Baskerville"/>
    </style:style>
    <style:style style:name="P14" style:family="paragraph" style:parent-style-name="Tr_20_Body">
      <style:text-properties fo:language="en" fo:country="US" style:font-name-complex="Baskerville"/>
    </style:style>
    <style:style style:name="P15" style:family="paragraph" style:parent-style-name="Tr_20_Body">
      <style:text-properties style:font-name="Lato"/>
    </style:style>
    <style:style style:name="P16" style:family="paragraph" style:parent-style-name="Tr_20_Body">
      <style:text-properties style:font-name="Lato" style:font-name-complex="Baskerville"/>
    </style:style>
    <style:style style:name="P17" style:family="paragraph" style:parent-style-name="Tr_20_Body">
      <style:text-properties style:font-name="Lato" fo:font-size="11pt" fo:language="tr" fo:country="TR" style:font-size-asian="11pt"/>
    </style:style>
    <style:style style:name="P18" style:family="paragraph" style:parent-style-name="Tr_20_Body">
      <style:text-properties style:font-name="Lato" fo:font-style="italic" style:font-style-asian="italic"/>
    </style:style>
    <style:style style:name="P19" style:family="paragraph" style:parent-style-name="Tr_20_Body">
      <style:text-properties style:font-name="Lato" fo:font-style="italic" style:font-style-asian="italic" style:font-name-complex="Baskerville"/>
    </style:style>
    <style:style style:name="P20" style:family="paragraph" style:parent-style-name="Tr_20_Body">
      <style:text-properties style:font-name="Lato" fo:language="tr" fo:country="TR"/>
    </style:style>
    <style:style style:name="P21" style:family="paragraph" style:parent-style-name="Tr_20_Body">
      <style:text-properties style:font-name="Lato" fo:font-weight="bold" style:font-weight-asian="bold" style:font-name-complex="Baskerville"/>
    </style:style>
    <style:style style:name="P22" style:family="paragraph" style:parent-style-name="Tr_20_Body">
      <style:paragraph-properties fo:margin-left="1.251cm" fo:margin-right="0cm" fo:text-indent="-0.616cm" style:auto-text-indent="false"/>
      <style:text-properties style:font-name="Lato"/>
    </style:style>
    <style:style style:name="P23" style:family="paragraph" style:parent-style-name="Tr_20_Heading_20_1">
      <style:text-properties style:font-name="Lato"/>
    </style:style>
    <style:style style:name="P24" style:family="paragraph" style:parent-style-name="Tr_20_Heading_20_1">
      <style:paragraph-properties fo:break-before="page"/>
      <style:text-properties style:font-name="Lato"/>
    </style:style>
    <style:style style:name="P25" style:family="paragraph" style:parent-style-name="Tr_20_Heading_20_2">
      <style:paragraph-properties fo:break-before="page"/>
      <style:text-properties style:font-name="Lato"/>
    </style:style>
    <style:style style:name="P26" style:family="paragraph" style:parent-style-name="Tr_20_Heading_20_2">
      <style:text-properties style:font-name="Lato"/>
    </style:style>
    <style:style style:name="P27" style:family="paragraph" style:parent-style-name="Tr_20_Heading_20_3">
      <style:text-properties style:font-name="Lato"/>
    </style:style>
    <style:style style:name="P28" style:family="paragraph" style:parent-style-name="Tr_20_Heading_20_4">
      <style:text-properties style:font-name="Lato"/>
    </style:style>
    <style:style style:name="P29" style:family="paragraph" style:parent-style-name="Tr_20_Title">
      <style:text-properties style:font-name="Lato"/>
    </style:style>
    <style:style style:name="P30" style:family="paragraph" style:parent-style-name="Tr_20_kapak_20_ayet">
      <style:text-properties style:font-name="Lato"/>
    </style:style>
    <style:style style:name="P31" style:family="paragraph" style:parent-style-name="Tr_20_okuyucuya">
      <style:text-properties style:font-name="Lato" style:font-name-complex="Baskerville"/>
    </style:style>
    <style:style style:name="P32" style:family="paragraph" style:parent-style-name="Tr_20_okuyucuya">
      <style:paragraph-properties fo:margin-left="1cm" fo:margin-right="0cm" fo:text-indent="-0.365cm" style:auto-text-indent="false"/>
      <style:text-properties style:font-name="Lato"/>
    </style:style>
    <style:style style:name="P33" style:family="paragraph" style:parent-style-name="tr_20_baski_20_syf">
      <style:text-properties style:font-name="Lato"/>
    </style:style>
    <style:style style:name="P34" style:family="paragraph" style:parent-style-name="tr_20_baski_20_syf">
      <style:text-properties style:font-name="Lato" style:font-name-complex="Baskerville"/>
    </style:style>
    <style:style style:name="P35" style:family="paragraph" style:parent-style-name="Tr_20_Body">
      <style:text-properties style:font-name="Lato" fo:font-weight="bold" style:font-weight-asian="bold" style:font-name-complex="Baskerville"/>
    </style:style>
    <style:style style:name="P36" style:family="paragraph" style:parent-style-name="Tr_20_Body">
      <style:paragraph-properties fo:text-align="center" style:justify-single-word="false"/>
      <style:text-properties style:font-name="Lato"/>
    </style:style>
    <style:style style:name="P37" style:family="paragraph" style:parent-style-name="Tr_20_Title" style:master-page-name="Standard">
      <style:paragraph-properties fo:text-align="center" style:justify-single-word="false" style:page-number="auto"/>
      <style:text-properties style:font-name="Lato" fo:font-size="36pt" fo:font-weight="bold" style:font-size-asian="36pt" style:font-weight-asian="bold" style:font-size-complex="36pt" style:font-weight-complex="bold"/>
    </style:style>
    <style:style style:name="P38" style:family="paragraph" style:parent-style-name="Tr_20_Author">
      <style:paragraph-properties fo:text-align="center" style:justify-single-word="false"/>
      <style:text-properties style:font-name="Lato" fo:font-weight="bold" style:font-weight-asian="bold" style:font-weight-complex="bold"/>
    </style:style>
    <style:style style:name="P39" style:family="paragraph" style:parent-style-name="Tr_20_Heading_20_2">
      <style:text-properties style:font-name="Lato"/>
    </style:style>
    <style:style style:name="P40" style:family="paragraph" style:parent-style-name="tr_20_son_20_ayet">
      <style:text-properties style:font-name="Lato"/>
    </style:style>
    <style:style style:name="T1" style:family="text">
      <style:text-properties style:font-name-complex="Times New Roman"/>
    </style:style>
    <style:style style:name="T2" style:family="text">
      <style:text-properties style:font-name-complex="Baskerville"/>
    </style:style>
    <style:style style:name="T3" style:family="text">
      <style:text-properties style:font-name-complex="Baskerville" style:font-weight-complex="bold"/>
    </style:style>
    <style:style style:name="T4" style:family="text">
      <style:text-properties fo:font-weight="bold" style:font-weight-asian="bold"/>
    </style:style>
    <style:style style:name="T5" style:family="text">
      <style:text-properties fo:font-weight="bold" style:font-weight-asian="bold" style:font-name-complex="Baskerville"/>
    </style:style>
    <style:style style:name="T6" style:family="text">
      <style:text-properties fo:font-size="12pt" fo:font-weight="bold" style:font-size-asian="12pt" style:font-weight-asian="bold" style:font-name-complex="Baskerville" style:font-size-complex="12pt"/>
    </style:style>
    <style:style style:name="T7" style:family="text">
      <style:text-properties fo:font-size="12pt" fo:font-weight="bold" style:font-size-asian="12pt" style:font-weight-asian="bold" style:font-size-complex="12pt"/>
    </style:style>
    <style:style style:name="T8" style:family="text">
      <style:text-properties fo:language="tr" fo:country="TR"/>
    </style:style>
    <style:style style:name="T9" style:family="text">
      <style:text-properties fo:language="tr" fo:country="TR" style:font-name-complex="Baskerville"/>
    </style:style>
    <style:style style:name="T10" style:family="text">
      <style:text-properties fo:font-style="italic" style:font-style-asian="italic"/>
    </style:style>
    <style:style style:name="T11" style:family="text">
      <style:text-properties fo:font-style="italic" style:font-style-asian="italic" style:font-name-complex="Baskerville"/>
    </style:style>
    <style:style style:name="T12" style:family="text">
      <style:text-properties style:font-weight-complex="bold"/>
    </style:style>
    <style:style style:name="T13" style:family="text">
      <style:text-properties style:font-name-asian="Times New Roman"/>
    </style:style>
    <style:style style:name="T14" style:family="text">
      <style:text-properties style:font-name="Lato"/>
    </style:style>
    <style:style style:name="T15" style:family="text">
      <style:text-properties style:font-name="Lato" fo:font-size="12.5pt" fo:language="tr" fo:country="TR" style:font-size-asian="12.5pt" style:font-name-complex="Baskerville"/>
    </style:style>
    <style:style style:name="T16" style:family="text">
      <style:text-properties style:font-name="Lato" style:font-name-complex="Baskerville"/>
    </style:style>
    <style:style style:name="T17" style:family="text">
      <style:text-properties style:font-name="Lato" fo:font-size="11pt" fo:language="tr" fo:country="TR" style:font-size-asian="11pt" style:font-name-complex="Baskerville"/>
    </style:style>
    <style:style style:name="T18" style:family="text">
      <style:text-properties style:font-name="Lato" fo:language="en" fo:country="US" style:font-name-complex="Baskerville"/>
    </style:style>
    <style:style style:name="T19" style:family="text">
      <style:text-properties style:font-name="Lato" fo:font-style="italic" style:font-style-asian="italic"/>
    </style:style>
    <style:style style:name="T20" style:family="text">
      <style:text-properties style:font-name="Lato" fo:font-weight="bold" style:font-weight-asian="bold"/>
    </style:style>
    <style:style style:name="T21" style:family="text">
      <style:text-properties style:font-name="Lato" fo:font-weight="bold" style:font-weight-asian="bold" style:font-name-complex="Baskervill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GÖZARDI ED<text:span text:style-name="T1">İ</text:span>LEN KURAN HÜKÜMLER<text:span text:style-name="T1">İ</text:span></text:h>
      <text:p text:style-name="P36"/>
      <text:p text:style-name="P36"/>
      <text:p text:style-name="P38">HARUN YAHYA (ADNAN OKTAR)</text:p>
      <text:p text:style-name="P16"/>
      <text:p text:style-name="P16"/>
      <text:p text:style-name="P30">Ey iman edenler, yapmayacağınız şeyi neden söylersiniz? Yapmayacağınız şeyi söylemeniz, Allah Katında bir gazap (konusu olması) bakımından büyüdü (büyük bir suç teşkil etti). (Saff Suresi, 2-3)</text:p>
      <text:p text:style-name="P15"/>
      <text:p text:style-name="P15"/>
      <text:p text:style-name="P16"/>
      <text:h text:style-name="P23" text:outline-level="1">OKUYUCUYA</text:h>
      <text:p text:style-name="P31"/>
      <text:p text:style-name="P32"><text:span text:style-name="T2">•<text:tab/>Bu kitapta ve di</text:span>ğ<text:span text:style-name="T2">er çalı</text:span>ş<text:span text:style-name="T2">malarımızda evrim teorisinin çökü</text:span>ş<text:span text:style-name="T2">üne özel bir yer ayrılmasının nedeni, bu teorinin her türlü din aleyhtarı felsefenin temelini olu</text:span>ş<text:span text:style-name="T2">turmasıdır. Yaratılı</text:span>ş<text:span text:style-name="T2">ı ve dolayısıyla Allah'ın varlı</text:span>ğ<text:span text:style-name="T2">ını inkar eden Darwinizm, 150 yıldır pek çok insanın imanını kaybetmesine ya da ku</text:span>ş<text:span text:style-name="T2">kuya dü</text:span>ş<text:span text:style-name="T2">mesine neden olmu</text:span>ş<text:span text:style-name="T2">tur. Dolayısıyla bu teorinin bir aldatmaca oldu</text:span>ğ<text:span text:style-name="T2">unu gözler önüne sermek çok önemli bir imani görevdir. Bu önemli hizmetin tüm insanlarımıza ula</text:span>ş<text:span text:style-name="T2">tırılabilmesi ise zorunludur. Kimi okuyucularımız belki tek bir kitabımızı okuma imkanı bulabilir. Bu nedenle her kitabımızda bu konuya özet de olsa bir bölüm ayrılması uygun görülmü</text:span>ş<text:span text:style-name="T2">tür.</text:span></text:p>
      <text:p text:style-name="P32"><text:span text:style-name="T2">•<text:tab/>Belirtilmesi gereken bir di</text:span>ğ<text:span text:style-name="T2">er husus, bu kitapların içeri</text:span>ğ<text:span text:style-name="T2">i ile ilgilidir. Yazarın tüm kitaplarında imani konular Kuran ayetleri do</text:span>ğ<text:span text:style-name="T2">rultusunda anlatılmakta, insanlar Allah'ın ayetlerini ö</text:span>ğ<text:span text:style-name="T2">renmeye ve ya</text:span>ş<text:span text:style-name="T2">amaya davet edilmektedirler. Allah'ın ayetleri ile ilgili tüm konular, okuyanın aklında hiçbir </text:span>ş<text:span text:style-name="T2">üphe veya soru i</text:span>ş<text:span text:style-name="T2">areti bırakmayacak </text:span>ş<text:span text:style-name="T2">ekilde açıklanmaktadır. </text:span></text:p>
      <text:p text:style-name="P32"><text:span text:style-name="T2">•<text:tab/>Bu anlatım sırasında kullanılan samimi, sade ve akıcı üslup ise kitapların yediden yetmi</text:span>ş<text:span text:style-name="T2">e herkes tarafından rahatça anla</text:span>ş<text:span text:style-name="T2">ılmasını sa</text:span>ğ<text:span text:style-name="T2">lamaktadır. Bu etkili ve yalın anlatım sayesinde, kitaplar "bir solukta okunan kitaplar" deyimine tam olarak uymaktadır. Dini reddetme konusunda kesin bir tavır sergileyen insanlar dahi, bu kitaplarda anlatılan gerçeklerden etkilenmekte ve anlatılanların do</text:span>ğ<text:span text:style-name="T2">rulu</text:span>ğ<text:span text:style-name="T2">unu inkar edememektedirler.</text:span></text:p>
      <text:p text:style-name="P32"><text:soft-page-break/><text:span text:style-name="T2">•<text:tab/>Bu kitap ve yazarın di</text:span>ğ<text:span text:style-name="T2">er eserleri, okuyucular tarafından bizzat okunabilece</text:span>ğ<text:span text:style-name="T2">i gibi, kar</text:span>ş<text:span text:style-name="T2">ılıklı bir sohbet ortamı </text:span>ş<text:span text:style-name="T2">eklinde de okunabilir. Bu kitaplardan istifade etmek isteyen bir grup okuyucunun kitapları birarada okumaları, konuyla ilgili kendi tefekkür ve tecrübelerini de birbirlerine aktarmaları açısından yararlı olacaktır.</text:span></text:p>
      <text:p text:style-name="P32"><text:span text:style-name="T2">•<text:tab/>Bunun yanında, sadece Allah rızası için yazılmı</text:span>ş<text:span text:style-name="T2"> olan bu kitapların tanınmasına ve okunmasına katkıda bulunmak da büyük bir hizmet olacaktır. Çünkü yazarın tüm kitaplarında ispat ve ikna edici yön son derece güçlüdür. Bu sebeple dini anlatmak isteyenler için en etkili yöntem, bu kitapların di</text:span>ğ<text:span text:style-name="T2">er insanlar tarafından da okunmasının te</text:span>ş<text:span text:style-name="T2">vik edilmesidir.</text:span></text:p>
      <text:p text:style-name="P32"><text:span text:style-name="T2">•<text:tab/>Kitapların arkasına yazarın di</text:span>ğ<text:span text:style-name="T2">er eserlerinin tanıtımlarının eklenmesinin ise önemli sebepleri vardır. Bu sayede kitabı eline alan ki</text:span>ş<text:span text:style-name="T2">i, yukarıda söz etti</text:span>ğ<text:span text:style-name="T2">imiz özellikleri ta</text:span>ş<text:span text:style-name="T2">ıyan ve okumaktan ho</text:span>ş<text:span text:style-name="T2">landı</text:span>ğ<text:span text:style-name="T2">ını umdu</text:span>ğ<text:span text:style-name="T2">umuz bu kitapla aynı vasıflara sahip daha birçok eser oldu</text:span>ğ<text:span text:style-name="T2">unu görecektir. </text:span>İ<text:span text:style-name="T2">mani ve siyasi konularda yararlanabilece</text:span>ğ<text:span text:style-name="T2">i zengin bir kaynak birikiminin bulundu</text:span>ğ<text:span text:style-name="T2">una </text:span>ş<text:span text:style-name="T2">ahit olacaktır.</text:span></text:p>
      <text:p text:style-name="P32"><text:span text:style-name="T2">•<text:tab/>Bu eserlerde, di</text:span>ğ<text:span text:style-name="T2">er bazı eserlerde görülen, yazarın </text:span>ş<text:span text:style-name="T2">ahsi kanaatlerine, </text:span>ş<text:span text:style-name="T2">üpheli kaynaklara dayalı izahlara, mukaddesata kar</text:span>ş<text:span text:style-name="T2">ı gereken adaba ve saygıya dikkat etmeyen üsluplara, burkuntu veren ümitsiz, </text:span>ş<text:span text:style-name="T2">üpheci ve ye'se sürükleyen anlatımlara rastlayamazsınız.</text:span></text:p>
      <text:p text:style-name="P16"/>
      <text:p text:style-name="P15"/>
      <text:p text:style-name="P15"/>
      <text:p text:style-name="P33"><text:span text:style-name="T2">Bu kitapta kullanılan ayetler, Ali Bulaç'ın hazırladı</text:span>ğ<text:span text:style-name="T2">ı<text:line-break/>"Kur'an-ı Kerim ve Türkçe Anlamı" isimli mealden alınmı</text:span>ş<text:span text:style-name="T2">tır.</text:span></text:p>
      <text:p text:style-name="P34"/>
      <text:p text:style-name="P33">İ<text:span text:style-name="T2">kinci Baskı: Aralık 2000 / Üçüncü Baskı: Nisan 2002 / Dördüncü Baskı: Eylül 2005<text:line-break/>Be</text:span>ş<text:span text:style-name="T2">inci Baskı: Ekim 2005 / Altıncı Baskı: Mart 2006 / Yedinci Baskı: A</text:span>ğ<text:span text:style-name="T2">ustos 2006 <text:line-break/>Sekizinci Baskı: Aralık 2008 / Dokuzuncu Baskı: Mayıs 2011</text:span></text:p>
      <text:p text:style-name="P34"/>
      <text:p text:style-name="P33"><text:span text:style-name="T6">ARA</text:span><text:span text:style-name="T7">Ş</text:span><text:span text:style-name="T6">TIRMA YAYINCILIK</text:span></text:p>
      <text:p text:style-name="P33"><text:span text:style-name="T2">Kayı</text:span>ş<text:span text:style-name="T2">da</text:span>ğ<text:span text:style-name="T2">ı Mah. De</text:span>ğ<text:span text:style-name="T2">irmen Sok. No: 3 Ata</text:span>ş<text:span text:style-name="T2">ehir / </text:span>İ<text:span text:style-name="T2">stanbul <text:s/></text:span></text:p>
      <text:p text:style-name="P34">Tel: (0 216) 660 00 59</text:p>
      <text:p text:style-name="P34"/>
      <text:p text:style-name="P34">Baskı: Seçil Ofset</text:p>
      <text:p text:style-name="P33"><text:span text:style-name="T2">100. Yıl Mahallesi MAS-S</text:span>İ<text:span text:style-name="T2">T Matbaacılar Sitesi</text:span></text:p>
      <text:p text:style-name="P33"><text:span text:style-name="T2">4. Cadde No: 77 Ba</text:span>ğ<text:span text:style-name="T2">cılar – </text:span>İ<text:span text:style-name="T2">stanbul</text:span></text:p>
      <text:p text:style-name="P34">Tel: (0 212) 629 06 15</text:p>
      <text:p text:style-name="P34"/>
      <text:p text:style-name="P34">www.harunyahya.org - www.harunyahya.net</text:p>
      <text:p text:style-name="tr_20_baski_20_syf"><text:soft-page-break/><text:a xlink:type="simple" xlink:href="http://www.harunyahya.tv/" text:style-name="Internet_20_link" text:visited-style-name="Visited_20_Internet_20_Link"><text:span text:style-name="T14">www.harunyahya.tv</text:span></text:a></text:p>
      <text:p text:style-name="P15"/>
      <text:p text:style-name="P15"/>
      <text:p text:style-name="P15"/>
      <text:h text:style-name="P29" text:outline-level="1">GÖZARDI ED<text:span text:style-name="T1">İ</text:span>LEN KURAN HÜKÜMLER<text:span text:style-name="T1">İ</text:span></text:h>
      <text:p text:style-name="P15"/>
      <text:p text:style-name="P15"/>
      <text:p text:style-name="P3">HARUN YAHYA (ADNAN OKTAR)</text:p>
      <text:p text:style-name="P15"/>
      <text:p text:style-name="P15"/>
      <text:p text:style-name="P15"/>
      <text:h text:style-name="P29" text:outline-level="1">GÖZARDI ED<text:span text:style-name="T1">İ</text:span>LEN KURAN HÜKÜMLER<text:span text:style-name="T1">İ</text:span></text:h>
      <text:p text:style-name="P15"/>
      <text:p text:style-name="P15"/>
      <text:p text:style-name="P3">HARUN YAHYA (ADNAN OKTAR)</text:p>
      <text:p text:style-name="P15"/>
      <text:p text:style-name="P15"/>
      <text:p text:style-name="P15"/>
      <text:h text:style-name="P23" text:outline-level="1"><text:soft-page-break/>YAZAR ve ESERLERİ HAKKINDA</text:h>
      <text:p text:style-name="P16"/>
      <text:p text:style-name="P16"/>
      <text:p text:style-name="P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8">Harun Yahya'nın eserleri yaklaşık 40.000 resmin yer aldığı toplam 55.000 sayfalık bir külliyattır ve bu külliyat 72 farklı dile çevrilmiştir.</text:p>
      <text:p text:style-name="P8">Yazarın müstear ismi, inkarcı düşünceye karşı mücadele eden iki peygamberin hatıralarına hürmeten, isimlerini yad etmek için Harun ve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8">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8">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8">Bu gerçekler göz önünde bulundurulduğunda, insanların görmediklerini görmelerini sağlayan, hidayetlerine vesile olan bu eserlerin okunmasını teşvik etmenin de, çok önemli bir hizmet olduğu ortaya çıkmaktadır.</text:p>
      <text:p text:style-name="P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text:soft-page-break/>amacının dinsizliği çürütmek ve Kuran ahlakını yaymak olduğunu, bu hizmetteki etki, başarı ve samimiyetin açıkça görüldüğünü okuyucuların genel kanaatinden anlayabilirler. </text:p>
      <text:p text:style-name="P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8">Bu önemli hizmette öncü rolü üstlenmiş olan Harun Yahya Külliyatı, Allah'ın izniyle, 21. yüzyılda dünya insanlarını Kuran'da tarif edilen huzur ve barışa, doğruluk ve adalete, güzellik ve mutluluğa taşımaya bir vesile olacaktır.</text:p>
      <text:p text:style-name="P15"/>
      <text:p text:style-name="P15"/>
      <text:h text:style-name="P24" text:outline-level="1">İÇİNDEKİLER</text:h>
      <text:p text:style-name="P15"/>
      <text:p text:style-name="P15"/>
      <text:h text:style-name="P4" text:outline-level="1">Giriş<text:tab/>33</text:h>
      <text:h text:style-name="P4" text:outline-level="1">Allah'ı anmada gevşeklik göstermemek<text:tab/>36</text:h>
      <text:h text:style-name="P4" text:outline-level="1">Elçiye içten bir saygı beslemek<text:tab/>39</text:h>
      <text:h text:style-name="P4" text:outline-level="1">Dinin bir hükmünü yerine getirmeyi ticaret veya eğlenceye<text:line-break/>tercih etmemek<text:tab/>46</text:h>
      <text:h text:style-name="P4" text:outline-level="1">Özür olmaksızın oturmamak<text:tab/>49</text:h>
      <text:h text:style-name="P4" text:outline-level="1">Yapmayacağı şeyi söylememek<text:tab/>50</text:h>
      <text:h text:style-name="P4" text:outline-level="1">Kaybedilenlere üzülmemek ve kazanılanlarla şımarmamak<text:tab/>51</text:h>
      <text:h text:style-name="P4" text:outline-level="1">Getirdikleriyle sevinip, yapmadıklarıyla övünmemek<text:tab/>53</text:h>
      <text:h text:style-name="P4" text:outline-level="1">Alay etmemek, küçük düşürücü lakap takmamak <text:tab/>54</text:h>
      <text:h text:style-name="P4" text:outline-level="1">Müslümanlara destek olmak, çekişmemek<text:tab/>57</text:h>
      <text:h text:style-name="P4" text:outline-level="1">Sayın Adnan Oktar’ın Müslümanların birlik olmalarının <text:line-break/>önemi ile ilgili açıklamaları<text:tab/>60 </text:h>
      <text:h text:style-name="P4" text:outline-level="1">Zanda bulunmamak, gıybet etmemek, tecessüs etmemek <text:tab/>61</text:h>
      <text:h text:style-name="P4" text:outline-level="1">Öfkeyi yenmek<text:tab/>63</text:h>
      <text:h text:style-name="P4" text:outline-level="1">İşinden boşalınca başka bir işe başlamak<text:tab/>65</text:h>
      <text:h text:style-name="P4" text:outline-level="1">Güven-korku haberini yaygınlaştırmamak <text:tab/>66</text:h>
      <text:h text:style-name="P4" text:outline-level="1"><text:soft-page-break/>Fasıktan gelen habere göre hareket etmemek <text:tab/>68</text:h>
      <text:h text:style-name="P4" text:outline-level="1">Sayın Adnan Oktar’ın fasıkların haberine inanmamanın <text:line-break/>önemi ile ilgili açıklamaları<text:tab/>69</text:h>
      <text:h text:style-name="P4" text:outline-level="1">Allah'ın ayetlerine karşı mücadele yürüten insanlara sevgi<text:line-break/>beslememek <text:tab/>70</text:h>
      <text:h text:style-name="P4" text:outline-level="1">Kınayanın kınamasından korkmamak<text:tab/>72</text:h>
      <text:h text:style-name="P4" text:outline-level="1">Nefsi temize çıkarmamak<text:tab/>74</text:h>
      <text:h text:style-name="P4" text:outline-level="1">Sevilen şeylerden infak etmek<text:tab/>75</text:h>
      <text:h text:style-name="P4" text:outline-level="1">Beğenilmeyen birşeyi infak etmemek<text:tab/>77</text:h>
      <text:h text:style-name="P4" text:outline-level="1">Cimrilik yapmamak, malı yığıp biriktirmemek<text:tab/>78</text:h>
      <text:h text:style-name="P4" text:outline-level="1">İsraf etmemek<text:tab/>81</text:h>
      <text:h text:style-name="P4" text:outline-level="1">Gösteriş için infak etmemek<text:tab/>82</text:h>
      <text:h text:style-name="P4" text:outline-level="1">Boş konuşmamak<text:tab/>83</text:h>
      <text:h text:style-name="P4" text:outline-level="1">Boş şeylerden yüz çevirmek<text:tab/>85</text:h>
      <text:h text:style-name="P4" text:outline-level="1">Namazda huşu içinde olmak<text:tab/>86</text:h>
      <text:h text:style-name="P4" text:outline-level="1">Kuran okunduğu zaman susup dinlemek<text:tab/>87</text:h>
      <text:h text:style-name="P4" text:outline-level="1">Kuran okurken şeytandan Allah'a sığınmak<text:tab/>88</text:h>
      <text:h text:style-name="P4" text:outline-level="1">Kıskançlık ve hasetten sakınmak<text:tab/>90</text:h>
      <text:h text:style-name="P4" text:outline-level="1">Selam verildiğinde aynısıyla veya daha fazlasıyla <text:line-break/>karşılık vermek<text:tab/>92</text:h>
      <text:h text:style-name="P4" text:outline-level="1"><text:soft-page-break/>Evlere girildiğinde selam vermek<text:tab/>93</text:h>
      <text:h text:style-name="P4" text:outline-level="1">Sayın Adnan Oktar’ın selam vermenin önemi <text:line-break/>ile ilgili açıklamaları<text:tab/>94</text:h>
      <text:h text:style-name="P4" text:outline-level="1">Yabancı evlere izinsiz girmemek<text:tab/>96</text:h>
      <text:h text:style-name="P4" text:outline-level="1">Şükretmek<text:tab/>96</text:h>
      <text:h text:style-name="P4" text:outline-level="1">Bağışlanma dilemek<text:tab/>100</text:h>
      <text:h text:style-name="P4" text:outline-level="1">Emanete ve ahitlere riayet etmek<text:tab/>102</text:h>
      <text:h text:style-name="P4" text:outline-level="1">İş hayatında ve günlük yaşamda <text:s/>farklı bir karakter <text:line-break/>göstermekten sakınmak<text:tab/>104</text:h>
      <text:h text:style-name="P4" text:outline-level="1">Başkalarını uyarıp kendini unutmamak<text:tab/>106</text:h>
      <text:h text:style-name="P4" text:outline-level="1">Verilen borcu yazmak<text:tab/>107</text:h>
      <text:h text:style-name="P4" text:outline-level="1">Allah'ın ve dinin aleyhinde konuşulan ortamı terk etmek<text:tab/>109</text:h>
      <text:h text:style-name="P4" text:outline-level="1">Belirlenmiş vakitlerde hamd etmek ve Allah’ı tesbih etmek<text:tab/>110</text:h>
      <text:h text:style-name="P4" text:outline-level="1">Müminlere karşı tevazulu, inkarcılara karşı caydırıcı olmak<text:tab/>111</text:h>
      <text:h text:style-name="P4" text:outline-level="1">Din ahlakını yaşamakta gevşeklik göstermemek, <text:line-break/>ağır davranmamak<text:tab/>114</text:h>
      <text:h text:style-name="P4" text:outline-level="1">Sayın Adnan Oktar’ın Müsümanların zorluklara <text:line-break/>talip olmasının önemi ile ilgili açıklamaları<text:tab/>117</text:h>
      <text:h text:style-name="P4" text:outline-level="1">Hiçbir şeyin müminleri adaletten alıkoymaması <text:tab/>118</text:h>
      <text:h text:style-name="P4" text:outline-level="1">Müslümanlara müjde vermek<text:tab/>119</text:h>
      <text:h text:style-name="P4" text:outline-level="1">"İnşaAllah" demek<text:tab/>121</text:h>
      <text:h text:style-name="P4" text:outline-level="1"><text:soft-page-break/>Bilgi sahibi olunmayan bir konunun savunuculuğunu <text:line-break/>yapmamak<text:tab/>122</text:h>
      <text:h text:style-name="P4" text:outline-level="1">İnkar edenlerin sahip oldukları zenginliklere özenmemek. <text:tab/>123</text:h>
      <text:h text:style-name="P4" text:outline-level="1">Dinde zorlama olmaması ve din ahlakına hikmetle,<text:line-break/>güzel öğütle davet etmek.<text:tab/>125 </text:h>
      <text:h text:style-name="P4" text:outline-level="1">Birşey unutulduğunda Allah'ı zikretmek<text:tab/>126</text:h>
      <text:h text:style-name="P4" text:outline-level="1">Allah'ın rahmetinden umut kesmemek<text:tab/>127</text:h>
      <text:h text:style-name="P4" text:outline-level="1">Yalan söylememek<text:tab/>129</text:h>
      <text:h text:style-name="P4" text:outline-level="1">Sözüne itimat edilmeyecek kişilere güvenmemek<text:tab/>131</text:h>
      <text:h text:style-name="P4" text:outline-level="1">İbadette kararlı olmak<text:tab/>133</text:h>
      <text:h text:style-name="P4" text:outline-level="1">İnsanları uyarmak<text:tab/>135</text:h>
      <text:h text:style-name="P4" text:outline-level="1">İman edenlerin hayatlarında bir kere de olsa <text:line-break/>okumaları gereken dualar<text:tab/>136 <text:s/></text:h>
      <text:h text:style-name="P4" text:outline-level="1">Darwinizm’in Çöküşü <text:tab/> 141</text:h>
      <text:p text:style-name="P15"/>
      <text:p text:style-name="P15"/>
      <text:h text:style-name="P24" text:outline-level="1">YARATILIŞ GERÇEĞİ</text:h>
      <text:p text:style-name="P16"/>
      <text:p text:style-name="P16"/>
      <text:p text:style-name="P15"><text:span text:style-name="T2">Darwinizm bu ku</text:span>ş<text:span text:style-name="T2">u olu</text:span>ş<text:span text:style-name="T2">turan milyonlarca atomdan "sadece bir tanesinin" nasıl var oldu</text:span>ğ<text:span text:style-name="T2">unu ve nasıl denge buldu</text:span>ğ<text:span text:style-name="T2">unu açıklamaktan bile acizdir. Allah'a iman etmeyen herkes kaçınılmaz yenilgiyle er geç kar</text:span>ş<text:span text:style-name="T2">ıla</text:span>ş<text:span text:style-name="T2">acaktır. Bu gerçe</text:span>ğ<text:span text:style-name="T2">i fark edemeyen materyalistler ve Darwinistler son derece bo</text:span>ş<text:span text:style-name="T2"> bir çaba içerisinde olduklarını kabul etmeli ve bu bölümde yer verilen iman hakikatleri üzerinde dü</text:span>ş<text:span text:style-name="T2">ünmelidirler.</text:span></text:p>
      <text:p text:style-name="TR_20_32lik_20_web"><text:a xlink:type="simple" xlink:href="http://www.Kuraninmucizeleri.com/" text:style-name="Internet_20_link" text:visited-style-name="Visited_20_Internet_20_Link"><text:span text:style-name="T14">www.Kuraninmucizeleri.com/</text:span></text:a></text:p>
      <text:p text:style-name="P16"/>
      <text:p text:style-name="P15"><text:span text:style-name="T2">A</text:span>ğ<text:span text:style-name="T2">ırlı</text:span>ğ<text:span text:style-name="T2">ı 3 gr olan ve Allah'ın ola</text:span>ğ<text:span text:style-name="T2">anüstü güzel renklere ve özelliklere sahip olarak yarattı</text:span>ğ<text:span text:style-name="T2">ı kolibri ku</text:span>ş<text:span text:style-name="T2">unun uçu</text:span>ş<text:span text:style-name="T2">unun insan gözüyle algılanması mümkün de</text:span>ğ<text:span text:style-name="T2">ildir. Saniyede 30 ila 40 kere kanat çırpan kolibrinin kalbi bu sırada dakikada 1440 defa atabilir.</text:span></text:p>
      <text:p text:style-name="TR_20_32lik_20_web"><text:a xlink:type="simple" xlink:href="http://www.Darwinistaldatmacaninincelikleri.com/" text:style-name="Internet_20_link" text:visited-style-name="Visited_20_Internet_20_Link"><text:span text:style-name="T14">www.Darwinistaldatmacaninincelikleri.com</text:span></text:a></text:p>
      <text:p text:style-name="P16"/>
      <text:p text:style-name="P15">İ<text:span text:style-name="T2">lk bakıldı</text:span>ğ<text:span text:style-name="T2">ında hiçbir savunma aracı yok gibi görünen balon balıkları geçici süreler için kendilerini </text:span>ş<text:span text:style-name="T2">i</text:span>ş<text:span text:style-name="T2">irme yetene</text:span>ğ<text:span text:style-name="T2">ine sahiptirler. Balık, hava veya su yutarak bedenini iki katına kadar çıkartarak dü</text:span>ş<text:span text:style-name="T2">manının kendisini yutmasını engeller. Bu korunma yöntemini balı</text:span>ğ<text:span text:style-name="T2">a ilham eden Allah’tır.</text:span></text:p>
      <text:p text:style-name="TR_20_32lik_20_web"><text:a xlink:type="simple" xlink:href="http://www.harunyahyaninvesileolduklari.com/" text:style-name="Internet_20_link" text:visited-style-name="Visited_20_Internet_20_Link"><text:span text:style-name="T14">www.harunyahyaninvesileolduklari.com</text:span></text:a></text:p>
      <text:p text:style-name="P16"/>
      <text:p text:style-name="P15"><text:span text:style-name="T2">Ceylan oldukça ürkek bir canlıdır ancak yavrusu takip edilen bir ceylan tamamen farklı davranır ve toynakları ile çakalları tekmeleyebilir. Veya saldırganları yavrularından uzakla</text:span>ş<text:span text:style-name="T2">tırmak için kasten hayvanların yakınında ko</text:span>ş<text:span text:style-name="T2">arak dikkati kendine çekebilir. Darwinistler bu fedakar davranı</text:span>ş<text:span text:style-name="T2">ların kendili</text:span>ğ<text:span text:style-name="T2">inden ortaya çıkamayaca</text:span>ğ<text:span text:style-name="T2">ını, bunları ceylana Allah'ın ilham etti</text:span>ğ<text:span text:style-name="T2">ini dü</text:span>ş<text:span text:style-name="T2">ünmezler.</text:span></text:p>
      <text:p text:style-name="P12"/>
      <text:p text:style-name="P5">İşte böyle; çünkü Allah, hakkın ta Kendisi'dir. O'nun dışında, onların taptıkları ise, şüphesiz batılın ta kendisidir. Gerçekten Allah, Yücedir, büyüktür. (Hac Suresi, 62)</text:p>
      <text:p text:style-name="TR_20_32lik_20_web"><text:a xlink:type="simple" xlink:href="http://www.yaratilisgercekleri.com/" text:style-name="Internet_20_link" text:visited-style-name="Visited_20_Internet_20_Link"><text:span text:style-name="T14">www.yaratilisgercekleri.com</text:span></text:a></text:p>
      <text:p text:style-name="P16"/>
      <text:p text:style-name="P15"><text:span text:style-name="T2">Kör tesadüflerin kutuplarda ya</text:span>ş<text:span text:style-name="T2">ayan bir canlının koruyucu kürkünü, kalın ya</text:span>ğ<text:span text:style-name="T2"> tabakasını var etmesi mümkün de</text:span>ğ<text:span text:style-name="T2">ildir. Buz ve kar tabakaları altında ya</text:span>ş<text:span text:style-name="T2">ayan kutup ayıları, dondurucu so</text:span>ğ<text:span text:style-name="T2">uklarda ya</text:span>ş<text:span text:style-name="T2">amlarını sürdürebilecekleri her</text:span>ş<text:span text:style-name="T2">eye sahip olarak bir anda yaratılmı</text:span>ş<text:span text:style-name="T2">lardır. Bu iri cüsseli hayvanların yavrularına gösterdikleri </text:span>ş<text:span text:style-name="T2">efkat ve merhamet, Allah’ın sonsuz </text:span>ş<text:span text:style-name="T2">efkat ve merhametinin bir tecellisidir.</text:span></text:p>
      <text:p text:style-name="TR_20_32lik_20_web"><text:a xlink:type="simple" xlink:href="http://www.dogalseleksiyon.com/" text:style-name="Internet_20_link" text:visited-style-name="Visited_20_Internet_20_Link"><text:span text:style-name="T14">www.dogalseleksiyon.com</text:span></text:a></text:p>
      <text:p text:style-name="P16"><text:soft-page-break/></text:p>
      <text:p text:style-name="P15"><text:span text:style-name="T2">I</text:span>ş<text:span text:style-name="T2">ı</text:span>ğ<text:span text:style-name="T2">ın kolay geçti</text:span>ğ<text:span text:style-name="T2">i temiz sularda ya</text:span>ş<text:span text:style-name="T2">ayan balıklar iyi görürler. Derinde ya</text:span>ş<text:span text:style-name="T2">ayanlarda gözler oldukça büyük, bulanık sularda ya</text:span>ş<text:span text:style-name="T2">ayan balıklarda ise gözler küçüktür. Tek bir canlı türünün gözlerinde var olan bu çe</text:span>ş<text:span text:style-name="T2">itlilik evrimcilerin tesadüf iddialarıyla açıklayamadıkları konulardan yalnızca biridir.</text:span></text:p>
      <text:p text:style-name="TR_20_32lik_20_web"><text:a xlink:type="simple" xlink:href="http://www.denizlerdesanat.com/" text:style-name="Internet_20_link" text:visited-style-name="Visited_20_Internet_20_Link"><text:span text:style-name="T14">www.denizlerdesanat.com</text:span></text:a></text:p>
      <text:p text:style-name="P16"/>
      <text:p text:style-name="P15"><text:span text:style-name="T2">Dünyanın neresine giderseniz gidin her canlının tam ihtiyaç duydu</text:span>ğ<text:span text:style-name="T2">u ve hepsinin birbirinden farklı özelliklere sahip olarak yaratıldı</text:span>ğ<text:span text:style-name="T2">ını görürsünüz. Örne</text:span>ğ<text:span text:style-name="T2">in panda yavruları ilk do</text:span>ğ<text:span text:style-name="T2">duklarında son derece küçük ve savunmasızdır. Anne panda yavrusuna kar</text:span>ş<text:span text:style-name="T2">ı çok </text:span>ş<text:span text:style-name="T2">efkatlidir ve 1,5 seneden daha uzun bir süre yavrusuna bakacaktır. Bütün bunları ilham eden Allah'tır. Allah'tan ba</text:span>ş<text:span text:style-name="T2">ka hiçbir güç yoktur.</text:span></text:p>
      <text:p text:style-name="P11"/>
      <text:p text:style-name="P5">Hak melik olan Allah pek Yücedir, O'ndan başka İlah yoktur; Kerim olan Arş'ın Rabbidir. (Müminun Suresi, 116)</text:p>
      <text:p text:style-name="TR_20_32lik_20_web"><text:a xlink:type="simple" xlink:href="http://www.cocukbahceleri.com/" text:style-name="Internet_20_link" text:visited-style-name="Visited_20_Internet_20_Link"><text:span text:style-name="T14">www.cocukbahceleri.com</text:span></text:a></text:p>
      <text:p text:style-name="P16"/>
      <text:p text:style-name="P15"><text:span text:style-name="T2">Resimde görülen kum balı</text:span>ğ<text:span text:style-name="T2">ı fosili 50 milyon ya</text:span>ş<text:span text:style-name="T2">ındadır ve 50 milyon yıldır hiçbir de</text:span>ğ<text:span text:style-name="T2">i</text:span>ş<text:span text:style-name="T2">ime u</text:span>ğ<text:span text:style-name="T2">ramamı</text:span>ş<text:span text:style-name="T2">tır. Günümüz denizlerinde ya</text:span>ş<text:span text:style-name="T2">ayan kum balıklarıyla aynı olan bu fosil, evrim teorisinin geçersizli</text:span>ğ<text:span text:style-name="T2">inin bir delilidir. Altta görülen canlı kum balı</text:span>ğ<text:span text:style-name="T2">ı ile 50 milyon yıllık fosili arasındaki benzerlik açıkça görülmektedir.</text:span></text:p>
      <text:p text:style-name="P16"/>
      <text:p text:style-name="TR_20_32lik_20_web"><text:a xlink:type="simple" xlink:href="http://www.materyalizminsonu.com/" text:style-name="Internet_20_link" text:visited-style-name="Visited_20_Internet_20_Link"><text:span text:style-name="T14">www.materyalizminsonu.com</text:span></text:a></text:p>
      <text:p text:style-name="P16"/>
      <text:p text:style-name="P15"><text:span text:style-name="T2">Üstte 50 milyon yıllık kum balı</text:span>ğ<text:span text:style-name="T2">ı fosili.</text:span></text:p>
      <text:p text:style-name="P16"/>
      <text:p text:style-name="P15"><text:span text:style-name="T2">Yanda günümüzde ya</text:span>ş<text:span text:style-name="T2">ayan bir kum balı</text:span>ğ<text:span text:style-name="T2">ı.</text:span></text:p>
      <text:p text:style-name="P16"/>
      <text:p text:style-name="P15"><text:span text:style-name="T2">Milyonlarca fosil içinde bir tane bile yarı timsah yarı tav</text:span>ş<text:span text:style-name="T2">an, ya da yarı yılan yarı tav</text:span>ş<text:span text:style-name="T2">an özellikleri ta</text:span>ş<text:span text:style-name="T2">ıyan canlı örne</text:span>ğ<text:span text:style-name="T2">i görülmemi</text:span>ş<text:span text:style-name="T2">tir. Ancak, tav</text:span>ş<text:span text:style-name="T2">anların hep tav</text:span>ş<text:span text:style-name="T2">an olarak var olduklarını gösteren binlerce fosil vardır. Fosillerin gösterdi</text:span>ğ<text:span text:style-name="T2">i gerçek açıktır: Canlılar evrim geçirmemi</text:span>ş<text:span text:style-name="T2">lerdir, onları Allah yaratmı</text:span>ş<text:span text:style-name="T2">tır.</text:span></text:p>
      <text:p text:style-name="TR_20_32lik_20_web"><text:a xlink:type="simple" xlink:href="http://www.evrimyok.net/" text:style-name="Internet_20_link" text:visited-style-name="Visited_20_Internet_20_Link"><text:span text:style-name="T14">www.evrimyok.net</text:span></text:a></text:p>
      <text:p text:style-name="P16"/>
      <text:p text:style-name="P15"><text:span text:style-name="T2">Altta 33 milyon yıllık tav</text:span>ş<text:span text:style-name="T2">an fosili görülmektedir. Yanda ise günümüzde ya</text:span>ş<text:span text:style-name="T2">ayan bir tav</text:span>ş<text:span text:style-name="T2">an vardır.</text:span></text:p>
      <text:p text:style-name="P16"><text:soft-page-break/></text:p>
      <text:p text:style-name="P15"><text:span text:style-name="T2">Fosiller evrimcilerin canlıların birbirlerinden türedikleri, a</text:span>ş<text:span text:style-name="T2">ama a</text:span>ş<text:span text:style-name="T2">ama geli</text:span>ş<text:span text:style-name="T2">tikleri iddialarını yerle bir etmektedir. En altta günümüzde ya</text:span>ş<text:span text:style-name="T2">ayan bir ringa balı</text:span>ğ<text:span text:style-name="T2">ı görülmektedir, üstündeki resimde ise yan yana fosille</text:span>ş<text:span text:style-name="T2">mi</text:span>ş<text:span text:style-name="T2"> iki ayrı ringa türü görülmektedir. Tüm detaylarıyla fosille</text:span>ş<text:span text:style-name="T2">mi</text:span>ş<text:span text:style-name="T2"> olan bu balıklar, canlıların yaratıldı</text:span>ğ<text:span text:style-name="T2">ının delili niteli</text:span>ğ<text:span text:style-name="T2">indedir.</text:span></text:p>
      <text:p text:style-name="TR_20_32lik_20_web"><text:a xlink:type="simple" xlink:href="http://www.evrimyalani.com/" text:style-name="Internet_20_link" text:visited-style-name="Visited_20_Internet_20_Link"><text:span text:style-name="T14">www.evrimyalani.com</text:span></text:a></text:p>
      <text:p text:style-name="P16"/>
      <text:p text:style-name="P15"><text:span text:style-name="T2">55 milyon yıllık <text:s/>ringa balı</text:span>ğ<text:span text:style-name="T2">ı fosili.</text:span></text:p>
      <text:p text:style-name="P16"/>
      <text:p text:style-name="P15"><text:span text:style-name="T2">Günümüzdeki canlı ringa balı</text:span>ğ<text:span text:style-name="T2">ı örne</text:span>ğ<text:span text:style-name="T2">i</text:span></text:p>
      <text:p text:style-name="P16"/>
      <text:p text:style-name="P15"><text:span text:style-name="T2">Kara bitkileri fosil kayıtlarında oldukça yeterli kalıntılara sahiptir, ama bu kalıntıların hiçbiri, bir türden di</text:span>ğ<text:span text:style-name="T2">erine ara geçi</text:span>ş<text:span text:style-name="T2"> formu özelli</text:span>ğ<text:span text:style-name="T2">i göstermez. Hepsi kendi içlerinde orijinal olarak yaratılmı</text:span>ş<text:span text:style-name="T2"> apayrı türlerdir ve birbirleri arasında iddia edildi</text:span>ğ<text:span text:style-name="T2">i gibi herhangi bir evrimsel ba</text:span>ğ<text:span text:style-name="T2">lantı yoktur.</text:span></text:p>
      <text:p text:style-name="TR_20_32lik_20_web"><text:a xlink:type="simple" xlink:href="http://www.evriminsonu.com/" text:style-name="Internet_20_link" text:visited-style-name="Visited_20_Internet_20_Link"><text:span text:style-name="T14">www.evriminsonu.com</text:span></text:a></text:p>
      <text:p text:style-name="P16"/>
      <text:p text:style-name="P15"><text:span text:style-name="T2">Günümüz çınar a</text:span>ğ<text:span text:style-name="T2">acı yaprakları</text:span></text:p>
      <text:p text:style-name="P16"/>
      <text:p text:style-name="P15"><text:span text:style-name="T2">50 milyon yıllık çınar yapra</text:span>ğ<text:span text:style-name="T2">ı fosili</text:span></text:p>
      <text:p text:style-name="P16"/>
      <text:p text:style-name="P15"><text:span text:style-name="T2">Deniz i</text:span>ğ<text:span text:style-name="T2">nesi, deniz atlarıyla aynı familyaya dahil olan küçük bir balık türüdür. 23 – 5 milyon ya</text:span>ş<text:span text:style-name="T2">ındaki deniz i</text:span>ğ<text:span text:style-name="T2">neleriyle, günümüzde ya</text:span>ş<text:span text:style-name="T2">ayan deniz i</text:span>ğ<text:span text:style-name="T2">neleri birbirinden farksızdır. Bu durum, canlıların kademeli olarak evrimle</text:span>ş<text:span text:style-name="T2">tiklerini ileri süren Darwinistleri yalanlamaktadır.</text:span></text:p>
      <text:p text:style-name="TR_20_32lik_20_web"><text:a xlink:type="simple" xlink:href="http://www.darwinistpanik.com/" text:style-name="Internet_20_link" text:visited-style-name="Visited_20_Internet_20_Link"><text:span text:style-name="T14">www.darwinistpanik.com</text:span></text:a></text:p>
      <text:p text:style-name="P16"/>
      <text:p text:style-name="P15"><text:span text:style-name="T2">Üstte 23-5 milyon yıllık deniz i</text:span>ğ<text:span text:style-name="T2">nesi fosili. Yanda deniz i</text:span>ğ<text:span text:style-name="T2">nesinin günümüzdeki canlı örne</text:span>ğ<text:span text:style-name="T2">i.</text:span></text:p>
      <text:p text:style-name="P16"/>
      <text:p text:style-name="P15"><text:span text:style-name="T2">Her bir sürüngen türünün kendine has özelliklerle bir anda var olduklarının ve var oldukları müddetçe hiçbir de</text:span>ğ<text:span text:style-name="T2">i</text:span>ş<text:span text:style-name="T2">ikli</text:span>ğ<text:span text:style-name="T2">e u</text:span>ğ<text:span text:style-name="T2">ramadıklarının sayısız fosil delili bulunmaktadır. Bu delillerden biri de resimde görülen 50 milyon yıllık yılan fosilidir.</text:span></text:p>
      <text:p text:style-name="TR_20_32lik_20_web"><text:a xlink:type="simple" xlink:href="http://www.unludarwinistyalanlar.com/" text:style-name="Internet_20_link" text:visited-style-name="Visited_20_Internet_20_Link"><text:span text:style-name="T14">www.unludarwinistyalanlar.com</text:span></text:a></text:p>
      <text:p text:style-name="P16"/>
      <text:p text:style-name="P16"><text:soft-page-break/>Yılan</text:p>
      <text:p text:style-name="P16">Dönem: Senozoik zaman, Eosen dönemi</text:p>
      <text:p text:style-name="P15"><text:span text:style-name="T2">Ya</text:span>ş<text:span text:style-name="T2">: 50 milyon yıl</text:span></text:p>
      <text:p text:style-name="P15"><text:span text:style-name="T2">Bölge: Messel Olu</text:span>ş<text:span text:style-name="T2">umu, Almanya</text:span></text:p>
      <text:p text:style-name="P16"/>
      <text:p text:style-name="P15"><text:span text:style-name="T2">95 milyon yıldır en küçük bir de</text:span>ğ<text:span text:style-name="T2">i</text:span>ş<text:span text:style-name="T2">ikli</text:span>ğ<text:span text:style-name="T2">e dahi u</text:span>ğ<text:span text:style-name="T2">ramayan uçan balıklar, evrimcilerin canlıların kökeni ve tarihi hakkındaki tüm iddialarını yerle bir etmektedirler. Bilimsel bulgular canlıların kademeli olarak evrimle</text:span>ş<text:span text:style-name="T2">mediklerini, Yüce Allah tarafından yaratıldıklarını ortaya koymaktadır.</text:span></text:p>
      <text:p text:style-name="TR_20_32lik_20_web"><text:a xlink:type="simple" xlink:href="http://www.benzersizilkler.com/" text:style-name="Internet_20_link" text:visited-style-name="Visited_20_Internet_20_Link"><text:span text:style-name="T14">www.benzersizilkler.com</text:span></text:a></text:p>
      <text:p text:style-name="P16"/>
      <text:p text:style-name="P15"><text:span text:style-name="T2">Üstte 95 milyon yıllık uçan balık fosili. Yanda ise uçan balıkların günümüzde ya</text:span>ş<text:span text:style-name="T2">ayan bir örne</text:span>ğ<text:span text:style-name="T2">i görülüyor.</text:span></text:p>
      <text:p text:style-name="P16"/>
      <text:p text:style-name="P15"><text:span text:style-name="T2">Günümüzde sadece iki familyası soyunu devam ettiren mersin balıkları hep mersin balı</text:span>ğ<text:span text:style-name="T2">ı olarak var olmu</text:span>ş<text:span text:style-name="T2">lardır. En a</text:span>ş<text:span text:style-name="T2">a</text:span>ğ<text:span text:style-name="T2">ıdaki resimde görülen ve Çin'de bulunmu</text:span>ş<text:span text:style-name="T2"> olan 144-65 milyon ya</text:span>ş<text:span text:style-name="T2">ındaki mersin balı</text:span>ğ<text:span text:style-name="T2">ı fosili de bu gerçe</text:span>ğ<text:span text:style-name="T2">i do</text:span>ğ<text:span text:style-name="T2">rulamaktadır.</text:span></text:p>
      <text:p text:style-name="TR_20_32lik_20_web"><text:a xlink:type="simple" xlink:href="http://www.darwinistleresorun.com/" text:style-name="Internet_20_link" text:visited-style-name="Visited_20_Internet_20_Link"><text:span text:style-name="T14">www.darwinistleresorun.com</text:span></text:a></text:p>
      <text:p text:style-name="P16"/>
      <text:p text:style-name="P15"><text:span text:style-name="T2">Yandaki resimde, 144-65 milyon yıllık mersin balı</text:span>ğ<text:span text:style-name="T2">ı fosili. </text:span></text:p>
      <text:p text:style-name="P16"/>
      <text:p text:style-name="P15"><text:span text:style-name="T2">Üstteki resimde ise günümüz denizlerinde ya</text:span>ş<text:span text:style-name="T2">ayan bir mersin balı</text:span>ğ<text:span text:style-name="T2">ı görülüyor.</text:span></text:p>
      <text:p text:style-name="P16"/>
      <text:p text:style-name="P15"><text:span text:style-name="T2">Pelobatidae (Çamuradalan) familyasına dahil olan bu kurba</text:span>ğ<text:span text:style-name="T2">a cinsinin bir kısmı arka ayaklarıyla topra</text:span>ğ<text:span text:style-name="T2">ı kazarak toprak içerisinde, bir kısmı da sulu ortamlarda ya</text:span>ş<text:span text:style-name="T2">ar. Bu hayvanlar aniden ortaya çıkmı</text:span>ş<text:span text:style-name="T2">lar, yani yaratılmı</text:span>ş<text:span text:style-name="T2">lar ve ilk ortaya çıktıkları andan bu yana hiçbir "evrime" maruz kalmamı</text:span>ş<text:span text:style-name="T2">lardır.</text:span></text:p>
      <text:p text:style-name="TR_20_32lik_20_web"><text:a xlink:type="simple" xlink:href="http://www.aragecisacmazi.com/" text:style-name="Internet_20_link" text:visited-style-name="Visited_20_Internet_20_Link"><text:span text:style-name="T14">www.aragecisacmazi.com</text:span></text:a></text:p>
      <text:p text:style-name="P16"/>
      <text:p text:style-name="P16">Dönem: Senozoik zaman, Eosen dönemi</text:p>
      <text:p text:style-name="P15"><text:span text:style-name="T2">Ya</text:span>ş<text:span text:style-name="T2">: 50 milyon yıl</text:span></text:p>
      <text:p text:style-name="P15"><text:span text:style-name="T2">Bölge: Messel Olu</text:span>ş<text:span text:style-name="T2">umu, Almanya</text:span></text:p>
      <text:p text:style-name="P16"/>
      <text:p text:style-name="P15"><text:soft-page-break/><text:span text:style-name="T2">En eski kaplumba</text:span>ğ<text:span text:style-name="T2">a fosilleri yakla</text:span>ş<text:span text:style-name="T2">ık 200 milyon yıl öncesine aittir ve o dönemden bu yana bu canlılarda hiçbir de</text:span>ğ<text:span text:style-name="T2">i</text:span>ş<text:span text:style-name="T2">im olmamı</text:span>ş<text:span text:style-name="T2">tır. Resimde görülen 37 23 milyon yıllık kaplumba</text:span>ğ<text:span text:style-name="T2">a fosili.de, mükemmel.detayları ile günümüz kaplumba</text:span>ğ<text:span text:style-name="T2">alarından farklı olmadı</text:span>ğ<text:span text:style-name="T2">ını göstermektedir.</text:span></text:p>
      <text:p text:style-name="TR_20_32lik_20_web"><text:a xlink:type="simple" xlink:href="http://www.yaratilismuzesi.com/" text:style-name="Internet_20_link" text:visited-style-name="Visited_20_Internet_20_Link"><text:span text:style-name="T14">www.yaratilismuzesi.com</text:span></text:a></text:p>
      <text:p text:style-name="P16"/>
      <text:p text:style-name="P15"><text:span text:style-name="T2">Günümüz kaplumba</text:span>ğ<text:span text:style-name="T2">aları ve milyonlarca yıl önceki kaplumba</text:span>ğ<text:span text:style-name="T2">alar arasında hiçbir fark yoktur.</text:span></text:p>
      <text:p text:style-name="P16"/>
      <text:p text:style-name="P15"><text:span text:style-name="T2">Altta 37-23 milyon yıllık kaplumba</text:span>ğ<text:span text:style-name="T2">a fosili.</text:span></text:p>
      <text:p text:style-name="P16"/>
      <text:p text:style-name="P15"><text:span text:style-name="T2">Evrimciler, köpeklerle ayılar arasındaki bazı anatomik benzerlikleri öne sürerek, her iki canlının ortak bir atadan evrimle</text:span>ş<text:span text:style-name="T2">tiklerini iddia ederler. Fosil kayıtları ise bu iddianın hiçbir do</text:span>ğ<text:span text:style-name="T2">ruluk payının olmadı</text:span>ğ<text:span text:style-name="T2">ını göstermektedir. Resimde görülen kara ayısı kafatası fosili de, ayıların herhangi bir evrim geçirmediklerinin delillerindendir.</text:span></text:p>
      <text:p text:style-name="TR_20_32lik_20_web"><text:a xlink:type="simple" xlink:href="http://www.materyalizminsonu.com/" text:style-name="Internet_20_link" text:visited-style-name="Visited_20_Internet_20_Link"><text:span text:style-name="T14">www.materyalizminsonu.com</text:span></text:a></text:p>
      <text:p text:style-name="P16"/>
      <text:p text:style-name="P16">Yanda günümüz kara ayısı görülüyor.</text:p>
      <text:p text:style-name="P16"/>
      <text:p text:style-name="P16">Ayı Kafatası</text:p>
      <text:p text:style-name="P15"><text:span text:style-name="T2">Ya</text:span>ş<text:span text:style-name="T2">: 50 bin yıllık</text:span></text:p>
      <text:p text:style-name="P16">Dönem: Pleistosen</text:p>
      <text:p text:style-name="P16">Bölge: Michigan, ABD</text:p>
      <text:p text:style-name="P16"/>
      <text:p text:style-name="P15"><text:span text:style-name="T2">200 milyon yıl önce ya</text:span>ş<text:span text:style-name="T2">amı</text:span>ş<text:span text:style-name="T2"> olan timsahların da, resimde fosil örne</text:span>ğ<text:span text:style-name="T2">i görülen yakla</text:span>ş<text:span text:style-name="T2">ık 50 milyon yıl önce ya</text:span>ş<text:span text:style-name="T2">amı</text:span>ş<text:span text:style-name="T2"> olanların da, günümüzdekilerin de birbirlerinden hiçbir farkı yoktur. Timsahların yüz milyonlarca yıl boyunca de</text:span>ğ<text:span text:style-name="T2">i</text:span>ş<text:span text:style-name="T2">medi</text:span>ğ<text:span text:style-name="T2">ini kanıtlayan fosil bulguları aynı zamanda evrimi çürütmekte ve tüm canlıları Allah'ın yarattı</text:span>ğ<text:span text:style-name="T2">ı gerçe</text:span>ğ<text:span text:style-name="T2">ini göstermektedir.</text:span></text:p>
      <text:p text:style-name="TR_20_32lik_20_web"><text:a xlink:type="simple" xlink:href="http://www.kuranevrimiyalanliyor.com/" text:style-name="Internet_20_link" text:visited-style-name="Visited_20_Internet_20_Link"><text:span text:style-name="T14">www.kuranevrimiyalanliyor.com</text:span></text:a></text:p>
      <text:p text:style-name="P16"/>
      <text:p text:style-name="P16">Timsah Kafatası</text:p>
      <text:p text:style-name="P16">Dönem: Senozoik zaman, Eosen dönemi </text:p>
      <text:p text:style-name="P15"><text:span text:style-name="T2">Ya</text:span>ş<text:span text:style-name="T2">: 54 - 37 milyon yıl</text:span></text:p>
      <text:p text:style-name="P16">Bölge: Kuzey Afrika</text:p>
      <text:p text:style-name="P16"><text:soft-page-break/></text:p>
      <text:p text:style-name="P16"/>
      <text:h text:style-name="P24" text:outline-level="1">GÖZARDI EDİLEN KURAN HÜKÜMLERİ</text:h>
      <text:p text:style-name="P15"/>
      <text:p text:style-name="P15"/>
      <text:p text:style-name="P13"><text:span text:style-name="Normal1"><text:span text:style-name="T15"/></text:span></text:p>
      <text:h text:style-name="P26" text:outline-level="2">GİRİŞ</text:h>
      <text:p text:style-name="P16"/>
      <text:p text:style-name="P16"/>
      <text:p text:style-name="P15"><text:span text:style-name="T2">Bir kısım insanlar dine inandıkları ve neredeyse hemen her gün Kuran'ı okudukları halde Kuran'da yer alan ayetlerin bazılarını rahatlıkla gözardı edebilmektedirler. Kimileri bu hataya bilinçsizce dü</text:span>ş<text:span text:style-name="T2">erken, kimileri de bu hükümleri, kendi ürettikleri Kuran'a uygun olmayan bir mantı</text:span>ğ<text:span text:style-name="T2">ın etkisiyle bile bile önemsememektedirler. Tüm bunları yaparken Kuran hükümlerini bile bile gözardı etmenin Allah Katında kendilerine nasıl bir sorumluluk yükleyece</text:span>ğ<text:span text:style-name="T2">ini ve kendilerini Allah'ın rızasından nasıl uzakla</text:span>ş<text:span text:style-name="T2">tıraca</text:span>ğ<text:span text:style-name="T2">ını ise hiç dü</text:span>ş<text:span text:style-name="T2">ünmemektedirler. Oysaki Kuran ayetlerinde Allah'ın hükümlerini dikkate almayan kimselerin ahirette azapla kar</text:span>ş<text:span text:style-name="T2">ıla</text:span>ş<text:span text:style-name="T2">abilecekleri önemle hatırlatılan bir konudur. Bu çarpık zihniyete sahip olan kimseler Kuran ahlakına uygun olmayan bir mantı</text:span>ğ<text:span text:style-name="T2">a dayanarak Allah'ın hükümleri arasında kendi akıllarınca bir önem ve öncelik sıralaması yapmı</text:span>ş<text:span text:style-name="T2">lardır. Hatta kimi hükümleri de tamamen hayatlarından çıkararak bir kenara bırakmı</text:span>ş<text:span text:style-name="T2">lardır. Bu çarpık din anlayı</text:span>ş<text:span text:style-name="T2">ı, yüzyılların birikimi olan batıl bir anlayı</text:span>ş<text:span text:style-name="T2"> </text:span>ş<text:span text:style-name="T2">eklinde, nesilden nesile aktarılarak günümüze dek ula</text:span>ş<text:span text:style-name="T2">mı</text:span>ş<text:span text:style-name="T2">tır. Bu yaygın batıl anlayı</text:span>ş<text:span text:style-name="T2">a göre, öncelikli görülen hükümler ihmal edilince vicdani bir rahatsızlık duyulabilir. Ancak Kuran'da yer almasına ra</text:span>ğ<text:span text:style-name="T2">men, aynı derecede önem verilmeyen emir ve yasaklar ihmal edilince ki</text:span>ş<text:span text:style-name="T2">i hiçbir rahatsızlık hissetmez. Kuran'da farz oldu</text:span>ğ<text:span text:style-name="T2">u açıkça bildirilen birçok konu, "yaparsan sevaptır, yapmazsan da bir </text:span>ş<text:span text:style-name="T2">ey olmaz" gibi son derece yanlı</text:span>ş<text:span text:style-name="T2"> bir mantıkla de</text:span>ğ<text:span text:style-name="T2">erlendirilir. Sakınılması gereken yasaklar ise, "Allah affeder" mantı</text:span>ğ<text:span text:style-name="T2">ıyla rahatlıkla çi</text:span>ğ<text:span text:style-name="T2">nenir. Oysa Kuran'ın hiçbir ayetinde böyle bir ölçüden bahsedilmemektedir. Günde 5 vakit kılınan namaz, oruç gibi ibadetler nasıl Allah'ın kesin emirleriyse, Kuran'da bildirilen di</text:span>ğ<text:span text:style-name="T2">er emir ve yasaklar da aynı </text:span>ş<text:span text:style-name="T2">ekilde tüm müminlerin uymaları gereken kesin hükümlerdir. <text:s/>Bu konuyu </text:span>ş<text:span text:style-name="T2">öyle bir örnekle açıklayabiliriz. Bir kimse toplumun ahlaki baskısının da etkisiyle zina veya hırsızlık gibi Kuran'da yasaklanan tavırlardan sakınıyor olabilir. Ancak bu ki</text:span>ş<text:span text:style-name="T2">i vicdanı rahat bir </text:span>ş<text:span text:style-name="T2">ekilde, ba</text:span>ş<text:span text:style-name="T2">kaları hakkında dedikodu yapabiliyor, müminlere iftira atabiliyor, yapmayaca</text:span>ğ<text:span text:style-name="T2">ı bir </text:span>ş<text:span text:style-name="T2">eyi söylüyor, Allah'ın ayetlerini inkar eden insanlarla dostluk kurabiliyorsa ya da ihtiyacından arta kalanı infak etmiyor, Kuran'da bildirilen vakitlerde Allah'ı tesbih edip hamd etmiyor, bu ve benzeri emirlere uyup, Kuran'da tarif edilen yasaklardan tavırlardan sakınmayı kendince önemsiz görüyorsa, bu kimsenin Kuran'da anlatılan </text:span>İ<text:span text:style-name="T2">slam dinini ve mümin karakterini tam olarak ya</text:span>ş<text:span text:style-name="T2">adı</text:span>ğ<text:span text:style-name="T2">ı söylenemez. Bu ki</text:span>ş<text:span text:style-name="T2">i her ne kadar Müslüman oldu</text:span>ğ<text:span text:style-name="T2">unu söylese de, aslında toplumun çe</text:span>ş<text:span text:style-name="T2">itli örf ve adetlerinden derlenmi</text:span>ş<text:span text:style-name="T2">, arasına biraz da </text:span>İ<text:span text:style-name="T2">slami kavramlar katılmı</text:span>ş<text:span text:style-name="T2"> bir batıl bir anlayı</text:span>ş<text:span text:style-name="T2">a tabidir. Bu kimselerin dü</text:span>ş<text:span text:style-name="T2">tükleri en büyük hata ise Kuran'da bildirilen hükümlerden birkaçını yerine getiriyor olmalarından dolayı kendilerini yeterli görmeleridir. Yanlı</text:span>ş<text:span text:style-name="T2"> bir zihniyete sahip olabileceklerine ihtimal dahi vermedikleri için gerçek </text:span><text:soft-page-break/><text:span text:style-name="T2">Müslümanlardan oldukları konusunda kendilerinden son derece emindirler. Elbette ki Allah Katında Rabbimiz'in rızası hedeflenerek yapılan her bir ibadetin kar</text:span>ş<text:span text:style-name="T2">ılı</text:span>ğ<text:span text:style-name="T2">ı vardır. Ancak gözardı edilerek bir kenara bırakılanların da büyük sorumlulu</text:span>ğ<text:span text:style-name="T2">u vardır. Namazını kılan, orucunu tutan bir kimse e</text:span>ğ<text:span text:style-name="T2">er tüm bunları samimiyetle yapıyor ise Allah'ın izni ile ahirette yaptıklarının kar</text:span>ş<text:span text:style-name="T2">ılı</text:span>ğ<text:span text:style-name="T2">ını alacaktır. Ama bilgisizlik ya da cahillik söz konusu olmadı</text:span>ğ<text:span text:style-name="T2">ı halde Kuran'daki di</text:span>ğ<text:span text:style-name="T2">er hükümleri bile bile önemsemiyor ve yerine getirmiyorsa, bu durumda yaptı</text:span>ğ<text:span text:style-name="T2">ı ibadetlerinin de bo</text:span>ş<text:span text:style-name="T2">a gitme ihtimali olabilir. </text:span>İş<text:span text:style-name="T2">te bu nedenledir ki tüm müminler Kuran ayetleri ile bu tehlikeye kar</text:span>ş<text:span text:style-name="T2">ı uyarılmı</text:span>ş<text:span text:style-name="T2"> ve atalarından kalan, batıl anlayı</text:span>ş<text:span text:style-name="T2">larla </text:span>ş<text:span text:style-name="T2">ekillenen ve cahilce yorumlara dayanan bu çarpık anlayı</text:span>ş<text:span text:style-name="T2">ı terk etmeye davet edilmi</text:span>ş<text:span text:style-name="T2">lerdir. </text:span></text:p>
      <text:p text:style-name="P15"><text:span text:style-name="T2">Ancak Kuran'da, </text:span><text:span text:style-name="T5">"Ne zaman onlara: "Allah'ın indirdiklerine uyun" denilse, onlar: "Hayır, biz, atalarımızı üzerinde buldu</text:span><text:span text:style-name="T4">ğ</text:span><text:span text:style-name="T5">umuz </text:span><text:span text:style-name="T4">ş</text:span><text:span text:style-name="T5">eye (gelene</text:span><text:span text:style-name="T4">ğ</text:span><text:span text:style-name="T5">e) uyarız" derler. (Peki) Ya atalarının aklı bir </text:span><text:span text:style-name="T4">ş</text:span><text:span text:style-name="T5">eye ermez ve do</text:span><text:span text:style-name="T4">ğ</text:span><text:span text:style-name="T5">ru yolu da bulamamı</text:span><text:span text:style-name="T4">ş</text:span><text:span text:style-name="T5"> idiyseler?" </text:span><text:span text:style-name="T2">(Bakara Suresi, 170)</text:span><text:span text:style-name="T5"> </text:span><text:span text:style-name="T2">ayetiyle de bildirildi</text:span>ğ<text:span text:style-name="T2">i gibi kimi insanlar bu konuda uyarıldıkları ve do</text:span>ğ<text:span text:style-name="T2">ru kendilerine gösterildi</text:span>ğ<text:span text:style-name="T2">i halde yine de ya</text:span>ş<text:span text:style-name="T2">adıkları bu batıl anlayı</text:span>ş<text:span text:style-name="T2">ta ısrarcı davranabilmektedirler. </text:span>İş<text:span text:style-name="T2">te bizim bu kitap ile "gözardı edilen Kuran hükümleri" konusuna de</text:span>ğ<text:span text:style-name="T2">inmekteki amacımız da, içerisinde bulundu</text:span>ğ<text:span text:style-name="T2">u bu durumu fark etmemi</text:span>ş<text:span text:style-name="T2">, ahiretteki kar</text:span>ş<text:span text:style-name="T2">ılı</text:span>ğ<text:span text:style-name="T2">ını dü</text:span>ş<text:span text:style-name="T2">ünmemi</text:span>ş<text:span text:style-name="T2">, bilinçli ya da bilinçsizce bu yanlı</text:span>ş<text:span text:style-name="T2"> zihniyete sahip olan tüm insanlara Kuran'ın tüm hükümlerini bir kez daha hatırlatarak, onları gerçek </text:span>İ<text:span text:style-name="T2">slam dinini eksiksizce ya</text:span>ş<text:span text:style-name="T2">amaya davet etmektir. Çünkü insanların Kuran'dan bir bütün olarak sorumlu oldukları ayetlerde bildirilmi</text:span>ş<text:span text:style-name="T2">tir. Kendini gündelik hayatın akı</text:span>ş<text:span text:style-name="T2">ına kaptırarak Kuran'ın yüzlerce ayetini terk eden, </text:span>İ<text:span text:style-name="T2">slam'ı yalnızca 5 vakit namaz kılmak ve oruç tutmaktan ibaret gören bir ki</text:span>ş<text:span text:style-name="T2">i ahirette, "benim bu ayetlerden haberim yoktu" diyemez. Ya</text:span>ş<text:span text:style-name="T2">amı boyunca Kuran'da emredilen konuları ö</text:span>ğ<text:span text:style-name="T2">renmemi</text:span>ş<text:span text:style-name="T2"> olmasına ya da bunları bildi</text:span>ğ<text:span text:style-name="T2">i halde gözardı etmesine hiçbir mazeret gösteremez. Böyle bir ki</text:span>ş<text:span text:style-name="T2">inin durumu ayette, </text:span><text:span text:style-name="T5">"Yoksa siz, Kitabın bir bölümüne inanıp da bir bölümünü inkâr mı ediyorsunuz? Artık sizden böyle yapanların dünya hayatındaki cezası a</text:span><text:span text:style-name="T4">ş</text:span><text:span text:style-name="T5">a</text:span><text:span text:style-name="T4">ğ</text:span><text:span text:style-name="T5">ılık olmaktan ba</text:span><text:span text:style-name="T4">ş</text:span><text:span text:style-name="T5">ka de</text:span><text:span text:style-name="T4">ğ</text:span><text:span text:style-name="T5">ildir; kıyamet gününde de azabın en </text:span><text:span text:style-name="T4">ş</text:span><text:span text:style-name="T5">iddetli olanına u</text:span><text:span text:style-name="T4">ğ</text:span><text:span text:style-name="T5">ratılacaklardır. Allah, yaptıklarınızdan gafil de</text:span><text:span text:style-name="T4">ğ</text:span><text:span text:style-name="T5">ildir" </text:span><text:span text:style-name="T2">(Bakara Suresi, 85)</text:span><text:span text:style-name="T5"> </text:span><text:span text:style-name="T2">ifadesinde hitap edilen ki</text:span>ş<text:span text:style-name="T2">ilerin durumundan farklı olmayabilir.</text:span></text:p>
      <text:p text:style-name="P15">İş<text:span text:style-name="T2">te bu nedenle ilerleyen sayfalarda, toplumun genelinde sıkça gözardı edilen Kuran hükümlerinden bir bölümünü ele alacak ve böylece inananları Kuran'ı tüm ayetleriyle ya</text:span>ş<text:span text:style-name="T2">amaya ve ayetlerde bahsedilen bu zorlu azaptan sakınmaya ça</text:span>ğ<text:span text:style-name="T2">ıraca</text:span>ğ<text:span text:style-name="T2">ız.</text:span></text:p>
      <text:p text:style-name="P16"/>
      <text:p text:style-name="P16"/>
      <text:h text:style-name="P27" text:outline-level="3">ALLAH'I ANMADA GEVŞEKLİK GÖSTERMEMEK</text:h>
      <text:p text:style-name="P15"/>
      <text:p text:style-name="P10">Kendileri Allah'ı unutmuş, böylece O da onlara kendi nefislerini unutturmuş olanlar gibi olmayın. İşte onlar, fasık olanların ta kendileridir. (Haşr Suresi, 19)</text:p>
      <text:p text:style-name="P15">İ<text:span text:style-name="T2">nsanın, Allah'ı anmada gösterdi</text:span>ğ<text:span text:style-name="T2">i gev</text:span>ş<text:span text:style-name="T2">eklik O'na olan yakınlı</text:span>ğ<text:span text:style-name="T2">ını azaltır. Din ahlakını ya</text:span>ş<text:span text:style-name="T2">amayan insanlar Allah'ı hiç anmadıkları, günlerce akıllarına bile getirmedikleri için helal-haram demeden günahın her türlüsünü i</text:span>ş<text:span text:style-name="T2">lemeyi, Allah'ın emirlerine riayet etmemeyi bir ya</text:span>ş<text:span text:style-name="T2">am biçimi haline getirmi</text:span>ş<text:span text:style-name="T2">lerdir. </text:span></text:p>
      <text:p text:style-name="P15"><text:soft-page-break/><text:span text:style-name="T2">Müminler ise gerek sözleriyle gerekse zihinlerinden geçirdikleri dü</text:span>ş<text:span text:style-name="T2">ünceleriyle hayatlarının her anında Allah'ı anıp zikretmelidirler. </text:span>İ<text:span text:style-name="T2">nsanın kimi zaman gafletle Allah'ı aklından çıkarması, imanlı bir ki</text:span>ş<text:span text:style-name="T2">inin dahi bilerek ya da bilmeyerek çe</text:span>ş<text:span text:style-name="T2">itli hata ve günahları i</text:span>ş<text:span text:style-name="T2">lemesine sebep olabilir. Çünkü Allah'tan gafil olarak geçirilen bir süre içinde, insanın olayları do</text:span>ğ<text:span text:style-name="T2">ru algılayıp de</text:span>ğ<text:span text:style-name="T2">erlendirmesinde, iyiyi kötüden ayırt etmesinde, hareket, davranı</text:span>ş<text:span text:style-name="T2"> ve konu</text:span>ş<text:span text:style-name="T2">malarında Kuran'ın sınırlarını gözetecek bir bilinci korumasında önemli aksaklıklar meydana gelir. </text:span></text:p>
      <text:p text:style-name="P15"><text:span text:style-name="T2">Kuran ahlakına uygun olmayan her türlü tavır bozuklu</text:span>ğ<text:span text:style-name="T2">unun altında yatan neden Allah'ı anmada gösterilen gev</text:span>ş<text:span text:style-name="T2">ekliktir. Allah'ın hükümlerine kar</text:span>ş<text:span text:style-name="T2">ı duyarlılı</text:span>ğ<text:span text:style-name="T2">ını yitiren ki</text:span>ş<text:span text:style-name="T2">i bazen öyle olmayacak hatalar yapar ki, sonradan durumunu düzeltince, bunları nasıl yaptı</text:span>ğ<text:span text:style-name="T2">ına kendisi de </text:span>ş<text:span text:style-name="T2">a</text:span>ş<text:span text:style-name="T2">ırır. Bu tür olmadık hatalar, Allah'ı unutmanın önemini hatırlatan uyarı ve i</text:span>ş<text:span text:style-name="T2">aretlerdir. Gafletin süresi ve derecesi arttıkça yapılan yanlı</text:span>ş<text:span text:style-name="T2">ların sayısı ve büyüklü</text:span>ğ<text:span text:style-name="T2">ü de artar. Allah'ı anma konusunda gösterilen gafletin sıklı</text:span>ğ<text:span text:style-name="T2">ı ve süreklili</text:span>ğ<text:span text:style-name="T2">i ise ki</text:span>ş<text:span text:style-name="T2">inin imanı için büyük bir tehdittir.</text:span></text:p>
      <text:p text:style-name="P15"><text:span text:style-name="T2">Oysa, Allah'ı her an akılda tutmak, O'nun ayetlerini tefekkür etmek insanın aklının ve </text:span>ş<text:span text:style-name="T2">uurunun sürekli açık olmasını sa</text:span>ğ<text:span text:style-name="T2">lar. Böyle olunca da, ki</text:span>ş<text:span text:style-name="T2">i Kuran'ın emirlerine ve yasaklarına uymada büyük titizlik gösterir. Allah'ı sürekli zikreden bir insan kendi aczini daha iyi idrak eder, hiçbir konuda kendine ait bir güce ve iradeye sahip olmadı</text:span>ğ<text:span text:style-name="T2">ını daha iyi fark eder. Bunun sonucu olarak, Allah'a sürekli dua eder ve talep içerisinde olur. Yalnızca Allah'tan ister, her konuda Allah'a ba</text:span>ş<text:span text:style-name="T2">vurur, kendini tamamen Allah'a teslim eder. Hiçbir konuda kendine müstakil ve ba</text:span>ğ<text:span text:style-name="T2">ımsız bir ki</text:span>ş<text:span text:style-name="T2">ilik verip, büyüklenmez. Hareketleri, davranı</text:span>ş<text:span text:style-name="T2">ları, konu</text:span>ş<text:span text:style-name="T2">maları Allah'ın koruması altında olur. Böylece Allah ona her an nasıl, ne </text:span>ş<text:span text:style-name="T2">ekilde davranması gerekti</text:span>ğ<text:span text:style-name="T2">ini, en do</text:span>ğ<text:span text:style-name="T2">ru hareketi, en güzel sözü ilham eder</text:span><text:span text:style-name="T5">. Ona, "insanlar arasında yürüyece</text:span><text:span text:style-name="T4">ğ</text:span><text:span text:style-name="T5">i bir nur verir." (Hadid Suresi, 28) </text:span><text:span text:style-name="T2">Güzel bir ahlaka kavu</text:span>ş<text:span text:style-name="T2">masını sa</text:span>ğ<text:span text:style-name="T2">lar. </text:span></text:p>
      <text:p text:style-name="P15"><text:span text:style-name="T2">Bunun tersine insan Allah'ı anmaktan uzakla</text:span>ş<text:span text:style-name="T2">tıkça, kendi ba</text:span>ş<text:span text:style-name="T2">ına, yapayalnız ve yardımcısız kalır. Do</text:span>ğ<text:span text:style-name="T2">ru dü</text:span>ş<text:span text:style-name="T2">ünebilme, do</text:span>ğ<text:span text:style-name="T2">ru karar verebilme yetene</text:span>ğ<text:span text:style-name="T2">ini kaybeder. Yaptı</text:span>ğ<text:span text:style-name="T2">ı i</text:span>ş<text:span text:style-name="T2">ler ba</text:span>ş<text:span text:style-name="T2">arısız olmaya ba</text:span>ş<text:span text:style-name="T2">lar. Çünkü Allah'ın yardımı, deste</text:span>ğ<text:span text:style-name="T2">i olmadan hiç kimse hiçbir sorunun üstesinden gelemez. Hiçbir sorunu Allah'tan ba</text:span>ğ<text:span text:style-name="T2">ımsız olarak kendi gücü ve iradesi ile çözemez. Kuran'da övülen, takva sahibi bir mümin haline gelemez. Çünkü o daha ba</text:span>ş<text:span text:style-name="T2">ta Allah'ı unutarak en büyük hatayı yapmı</text:span>ş<text:span text:style-name="T2"> ve gafillerden olmu</text:span>ş<text:span text:style-name="T2"> olur. </text:span></text:p>
      <text:p text:style-name="P15"><text:span text:style-name="T2">Bir mümin için Allah'ı anmak önemli bir ibadettir. </text:span>İ<text:span text:style-name="T2">man eden bir insan günlük hayatın hiçbir anında Allah'ı asla aklından çıkarmaz, Allah ile olan manevi ba</text:span>ğ<text:span text:style-name="T2">lantısını bir an bile koparmaz. Böyle bir durumu vicdanı kabul etmez, Allah'a olan sevgisi ve ba</text:span>ğ<text:span text:style-name="T2">lılı</text:span>ğ<text:span text:style-name="T2">ına asla bunu yakı</text:span>ş<text:span text:style-name="T2">tırmaz. </text:span></text:p>
      <text:p text:style-name="P15"><text:span text:style-name="T2">Kuran'da bildirilen Allah'ın Hz. Musa (as)'a olan hatırlatması </text:span>ş<text:span text:style-name="T2">u </text:span>ş<text:span text:style-name="T2">ekildedir: </text:span></text:p>
      <text:p text:style-name="P10">Sen ve kardeşin ayetlerimle gidin ve Beni zikretmede gevşek davranmayın. (Taha Suresi, 42)</text:p>
      <text:p text:style-name="P15">Allah, Firavun'a giderek onu hak dine davet edecek olan Hz. Musa (as) ve kardeşi Hz. Harun (as)'a Kendisi'ni zikretmede gevşek davranmamalarını bildirmiştir. Zira yukarıda da anlatıldığı gibi onları Firavun'un karşısında asıl başarılı kılacak olan Allah'tır. </text:p>
      <text:p text:style-name="P15">Bunun yanında Allah'ı az anmak münafıkların bir özelliğidir. Bu durum Kuran'da şöyle bildirilmiştir:</text:p>
      <text:p text:style-name="P10"><text:soft-page-break/>Gerçek şu ki, münafıklar (sözde), Allah'ı aldatmaktadırlar. Oysa O, onları aldatandır. Namaza kalktıkları zaman, isteksizce kalkarlar. İnsanlara gösteriş yaparlar ve Allah'ı ancak çok az anarlar. (Nisa Suresi,142)</text:p>
      <text:p text:style-name="P15">Allah'ı anmanın iman edenlerin önemli bir ibadeti olduğu bazı ayetlerde ise şöyle haber verilmektedir:</text:p>
      <text:p text:style-name="P10">... Allah'ı zikretmek ise muhakkak en büyük(ibadet)tür. Allah, yaptıklarınızı bilir. (Ankebut Suresi, 45)</text:p>
      <text:p text:style-name="P10">Öyleyse (yalnızca) Beni anın, Ben de sizi anayım; ve (yalnızca) Bana şükredin ve (sakın) nankörlük etmeyin. (Bakara Suresi, 152)</text:p>
      <text:p text:style-name="P16"/>
      <text:p text:style-name="P16"/>
      <text:h text:style-name="P27" text:outline-level="3">ELÇİYE İÇTEN BİR SAYGI BESLEMEK</text:h>
      <text:p text:style-name="P16"/>
      <text:p text:style-name="P15"><text:span text:style-name="T2">Allah'ın seçmi</text:span>ş<text:span text:style-name="T2"> oldu</text:span>ğ<text:span text:style-name="T2">u elçilere içten bir saygı beslemenin ve onlara kayıtsız </text:span>ş<text:span text:style-name="T2">artsız itaat etmenin farz oldu</text:span>ğ<text:span text:style-name="T2">unu Allah Kuran'da bildirmi</text:span>ş<text:span text:style-name="T2">tir. Bu devirde elçiye itaat ise ancak onun sünnetine tam manasıyla uyularak yerine getirilebilir. Sünnete tam ve bilinçli bir tabiyet ise, ayetlerde elçiye verilen önem ve de</text:span>ğ<text:span text:style-name="T2">eri anlayıp kalbe yerle</text:span>ş<text:span text:style-name="T2">tirmekle gerçekle</text:span>ş<text:span text:style-name="T2">ebilir. </text:span>İş<text:span text:style-name="T2">te bu nedenle, elçiyle ilgili hükümleri her devirde ya</text:span>ş<text:span text:style-name="T2">ayan müminlerin bilip ö</text:span>ğ<text:span text:style-name="T2">renmeleri gerekmektedir. A</text:span>ş<text:span text:style-name="T2">a</text:span>ğ<text:span text:style-name="T2">ıda, müminlerin elçiye kar</text:span>ş<text:span text:style-name="T2">ı göstermeleri gereken tavır ve davranı</text:span>ş<text:span text:style-name="T2">ları belirleyen Kuran hükümlerini ele alaca</text:span>ğ<text:span text:style-name="T2">ız.</text:span></text:p>
      <text:p text:style-name="P16"/>
      <text:h text:style-name="P28" text:outline-level="4">- Elçinin nefsini kendi nefsine tercih etmek, onu savunup desteklemek</text:h>
      <text:p text:style-name="P15"><text:span text:style-name="T2">Allah Kuran'da Allah'ın seçti</text:span>ğ<text:span text:style-name="T2">i elçilerin çok üstün ve güzel ahlaklı mübarek insanlar oldu</text:span>ğ<text:span text:style-name="T2">unu bildirmi</text:span>ş<text:span text:style-name="T2">tir. Elçiler, Allah'ın yeryüzündeki halifesi, </text:span>İ<text:span text:style-name="T2">slam ahlakının en büyük temsilcisi, müminlerin de lideri konumundadırlar. Elçiler Allah'ın, kulları arasında kendisinden en çok razı oldu</text:span>ğ<text:span text:style-name="T2">u, O'ndan en çok sakınıp-korkan, O'na itaat ve teslimiyette en önde giden, her konuda müminlere örnek olan, en üstün ahlaklı insanlardır. Allah elçilerine özel bir önem vermekte ve onları pek çok ayetle koruma altına almaktadır.</text:span></text:p>
      <text:p text:style-name="P15"><text:span text:style-name="T2">Allah elçilerini makamca herkesten üstün kılmı</text:span>ş<text:span text:style-name="T2">tır. Bu nedenle elçiler mümin toplulukları arasında en öncelikli ve en merkezi konuma sahiptirler. Bu yüzden, mümin her zaman ve her konuda elçinin nefsini kendi nefsine tercih etmelidir. Bu konu Kuran'da </text:span>ş<text:span text:style-name="T2">öyle haber verilmektedir:</text:span></text:p>
      <text:p text:style-name="P10">Medine halkına ve çevresindeki bedevilere, Allah'ın elçisinden geri kalmaları, kendi nefislerini onun nefsine tercih etmeleri yakışmaz... (Tevbe Suresi, 120)</text:p>
      <text:p text:style-name="P10">Peygamber, müminler için kendi nefislerinden daha evladır... (Ahzab Suresi, 6)</text:p>
      <text:p text:style-name="P15"><text:span text:style-name="T2">Elçilerin Allah Katındaki üstün makamlarından dolayı, Kuran'ın pek çok ayetinde müminlere elçileri savunup desteklemeleri emredilmi</text:span>ş<text:span text:style-name="T2">tir: </text:span></text:p>
      <text:p text:style-name="P10"><text:soft-page-break/>... Ona (elçiye) inananlar, destek olup savunanlar, yardım edenler ve onunla birlikte indirilen nuru izleyenler; işte kurtuluşa erenler bunlardır. (Araf Suresi, 157)</text:p>
      <text:p text:style-name="P10">Şüphesiz, Biz seni bir şahit, bir müjde verici ve bir uyarıcı olarak gönderdik ki Allah'a ve Resûlü'ne iman etmeniz, O'nu savunup-desteklemeniz, O'nu en içten bir saygıyla-yüceltmeniz ve sabah akşam O'nu (Allah'ı) tesbih etmeniz için. (Fetih Suresi, 8-9)</text:p>
      <text:p text:style-name="P10">Şüphesiz, Allah ve melekleri peygambere salat ederler. Ey iman edenler, siz de ona salat edin ve tam bir teslimiyetle ona selam verin. (Ahzab Suresi, 56)</text:p>
      <text:p text:style-name="P15"/>
      <text:h text:style-name="P28" text:outline-level="4">- Elçinin önüne geçmemek</text:h>
      <text:p text:style-name="P15"><text:span text:style-name="T2">Kuran'da haber verildi</text:span>ğ<text:span text:style-name="T2">i üzere elçiler akıl, zeka, anlayı</text:span>ş<text:span text:style-name="T2">, kavrayı</text:span>ş<text:span text:style-name="T2"> ve di</text:span>ğ<text:span text:style-name="T2">er birçok özellikleri bakımından di</text:span>ğ<text:span text:style-name="T2">er müminlerden daha üstün bir yaratılı</text:span>ş<text:span text:style-name="T2">a sahiptirler. Allah'ın birçok sıfatı elçilerin üzerinde daha yo</text:span>ğ<text:span text:style-name="T2">un tecelli eder, mümin alametlerini üzerinde en çok ta</text:span>ş<text:span text:style-name="T2">ıyan ki</text:span>ş<text:span text:style-name="T2">iler Allah'ın seçti</text:span>ğ<text:span text:style-name="T2">i elçilerdir. Bu durumda müminin de kendi konumunu bilmesi ve elçinin bu apaçık üstünlü</text:span>ğ<text:span text:style-name="T2">ü kar</text:span>ş<text:span text:style-name="T2">ısında saygılı, itidalli, teslimiyetli ve destekleyici bir ahlak içinde olması gerekir. Ayette bu durum, 'müminlerin elçinin huzurunda öne geçmekten sakınmaları' </text:span>ş<text:span text:style-name="T2">eklinde ifade edilir:</text:span></text:p>
      <text:p text:style-name="P10">Ey iman edenler, Allah'ın Resûlü'nün huzurunda öne geçmeyin ve Allah'tan sakının. Şüphesiz Allah, işitendir, bilendir. (Hucurat Suresi, 1)</text:p>
      <text:p text:style-name="P15"><text:span text:style-name="T2">Allah'ın Resulü'nün huzurunda öne geçmek, onun kar</text:span>ş<text:span text:style-name="T2">ısında kendi aklını ön plana çıkaran bir üslup kullanmak, sözünü kesmek gibi saygıya uygun olmayan pek çok çe</text:span>ş<text:span text:style-name="T2">itli </text:span>ş<text:span text:style-name="T2">ekilde olabilir. Bir müminin bu tür hareketleri kasıtlı yapması zaten dü</text:span>ş<text:span text:style-name="T2">ünülemez. Ancak bir an gaflete dalıp, bo</text:span>ş<text:span text:style-name="T2"> bulunup Allah'ın belirledi</text:span>ğ<text:span text:style-name="T2">i sınırları a</text:span>ş<text:span text:style-name="T2">maktan da </text:span>ş<text:span text:style-name="T2">iddetle kaçınması gerekir. <text:s/></text:span></text:p>
      <text:p text:style-name="P16"/>
      <text:h text:style-name="P28" text:outline-level="4">- Elçinin yanında sesini yükseltmemek</text:h>
      <text:p text:style-name="P15"><text:span text:style-name="T2">Elçilerin gerek ahlaklarıyla gerek imanlarıyla müminler arasında, Kuran ayetleriyle belirlenmi</text:span>ş<text:span text:style-name="T2"> özel ve üstün bir konumlarının oldu</text:span>ğ<text:span text:style-name="T2">una önceki satırlarda da de</text:span>ğ<text:span text:style-name="T2">inmi</text:span>ş<text:span text:style-name="T2">tik. Gerçekten de ayetlerde, müminlerin birbirlerine kar</text:span>ş<text:span text:style-name="T2">ı göstermeleri gereken davranı</text:span>ş<text:span text:style-name="T2">ların yanı sıra, elçilere yönelik tutum ve davranı</text:span>ş<text:span text:style-name="T2">ları konusunda konu</text:span>ş<text:span text:style-name="T2">urken kullanacakları ses tonuna varıncaya dek her ayrıntı özel olarak tarif edilmi</text:span>ş<text:span text:style-name="T2">tir. Ayetlerde tanımlanan bu tutum ve davranı</text:span>ş<text:span text:style-name="T2">larda, içli ve üstün bir saygı anlayı</text:span>ş<text:span text:style-name="T2">ının esas alındı</text:span>ğ<text:span text:style-name="T2">ını görürüz: </text:span></text:p>
      <text:p text:style-name="P10">Ey iman edenler, seslerinizi peygamberin sesi üstünde yükseltmeyin ve birbirinize bağırdığınız gibi, ona sözle bağırıp-söylemeyin; yoksa siz şuurunda değilken, amelleriniz boşa gider. (Hucurat Suresi, 2)</text:p>
      <text:p text:style-name="P15"><text:span text:style-name="T2">Allah müminlerin Allah'ın elçisiyle konu</text:span>ş<text:span text:style-name="T2">urken seslerini birbirlerine oldu</text:span>ğ<text:span text:style-name="T2">u gibi yükseltmemelerini hatırlatmı</text:span>ş<text:span text:style-name="T2">tır. Burada dikkat edilmesi gereken husus ise bu tavrın, bir edep veya görgü kuralı olmanın çok ötesinde, Allah'ın kesin bir emri olmasıdır. Zira, aksine bir davranı</text:span>ş<text:span text:style-name="T2">ın amelleri bo</text:span>ş<text:span text:style-name="T2">a götürecek bir tavır olması konunun önemini açıkça ortaya koymaktadır. Bunu Kuran'ın açık bir hükmü olarak de</text:span>ğ<text:span text:style-name="T2">il de, </text:span><text:soft-page-break/><text:span text:style-name="T2">herhangi bir ahlak kuralı olarak görmek, "yapılırsa güzel olur, yapılmazsa da biraz ayıp olur" </text:span>ş<text:span text:style-name="T2">eklinde bir anlayı</text:span>ş<text:span text:style-name="T2">ı sürdürmek, Allah'ın ayetlerini gözardı etmek anlamına gelir. Oysa elçiye gösterilen saygı Allah'a gösterilmi</text:span>ş<text:span text:style-name="T2"> demektir. Aynı </text:span>ş<text:span text:style-name="T2">ekilde e</text:span>ğ<text:span text:style-name="T2">er tam tersi bir ahlak gösterilirse bu da Allah'a kar</text:span>ş<text:span text:style-name="T2">ı gösterilmi</text:span>ş<text:span text:style-name="T2"> bir tavır olur. Elçiye kar</text:span>ş<text:span text:style-name="T2">ı kasıtlı olarak saygıda kusur etmek ise Allah'ın razı olmayaca</text:span>ğ<text:span text:style-name="T2">ı bir tavırdır. Ancak, <text:s/>böyle bir kastı olmadan, cahillik, dü</text:span>ş<text:span text:style-name="T2">üncesizlik, hatalı bir samimiyet anlayı</text:span>ş<text:span text:style-name="T2">ı sonucu elçinin huzurunda sesini yükselten bir ki</text:span>ş<text:span text:style-name="T2">inin, mümin 43.de olsa, bu hatasından hemen vazgeçmesi, elçiye kar</text:span>ş<text:span text:style-name="T2">ı duydu</text:span>ğ<text:span text:style-name="T2">u derin saygı ve ba</text:span>ğ<text:span text:style-name="T2">lılı</text:span>ğ<text:span text:style-name="T2">ı en güzel, en nezaketli, en asil </text:span>ş<text:span text:style-name="T2">ekilde ifade edecek bir davranı</text:span>ş<text:span text:style-name="T2"> göstermesi </text:span>ş<text:span text:style-name="T2">arttır. Bu konunun önemi, bu güzel ahlaka riayet edenlerin övüldü</text:span>ğ<text:span text:style-name="T2">ü ve müjdelendi</text:span>ğ<text:span text:style-name="T2">i bir sonraki ayetle de gayet iyi anla</text:span>ş<text:span text:style-name="T2">ılır:</text:span></text:p>
      <text:p text:style-name="P10">Şüphesiz, Allah'ın Resulü’nün yanında seslerini alçak tutanlar; işte onlar, Allah kalplerini takva için imtihan etmiştir. Onlar için bir mağfiret ve büyük bir ecir vardır. (Hucurat Suresi, 3)</text:p>
      <text:p text:style-name="P15"><text:span text:style-name="T2">Benzer </text:span>ş<text:span text:style-name="T2">ekilde, elçiye, herhangi bir ki</text:span>ş<text:span text:style-name="T2">iye oldu</text:span>ğ<text:span text:style-name="T2">u gibi dı</text:span>ş<text:span text:style-name="T2">arıdan seslenilmesinin akılsızlık alameti oldu</text:span>ğ<text:span text:style-name="T2">u ve müminlerin bu tavırdan sakınmaları gerekti</text:span>ğ<text:span text:style-name="T2">i de <text:s/>ayette </text:span>ş<text:span text:style-name="T2">öyle bildirilmi</text:span>ş<text:span text:style-name="T2">tir: </text:span></text:p>
      <text:p text:style-name="P10">Şüphesiz, hücrelerin ardından sana seslenenler de, onların çoğu aklını kullanmıyor. (Hucurat Suresi, 4)</text:p>
      <text:p text:style-name="P16"/>
      <text:h text:style-name="P28" text:outline-level="4">- Çağırılmadan ve izinsiz elçinin evine girmemek</text:h>
      <text:p text:style-name="P15"><text:span text:style-name="T2">Allah insanları, elçiye maddi-manevi sıkıntı ve eziyet verebilecek her türlü davranı</text:span>ş<text:span text:style-name="T2">tan menetmi</text:span>ş<text:span text:style-name="T2">tir. Kasıtlı olmamakla birlikte, di</text:span>ğ<text:span text:style-name="T2">er müminler arasında do</text:span>ğ<text:span text:style-name="T2">al kar</text:span>ş<text:span text:style-name="T2">ılanan davranı</text:span>ş<text:span text:style-name="T2">ları elçinin huzurunda yapmak kimi zaman sıkıntı verebilecek dü</text:span>ş<text:span text:style-name="T2">üncesizce bir hareket olabilir. Ayette bildirilen, ça</text:span>ğ<text:span text:style-name="T2">rılmadan ya da habersiz bir </text:span>ş<text:span text:style-name="T2">ekilde elçiyi ziyaret etmek, teklif edilmedi</text:span>ğ<text:span text:style-name="T2">i halde orada iken yemek vaktini beklemek, yemekten sonra uzun söze dalmak gibi dü</text:span>ş<text:span text:style-name="T2">üncesiz hareketler de Allah'ın Kuran'da men etti</text:span>ğ<text:span text:style-name="T2">i tavırlardır:</text:span></text:p>
      <text:p text:style-name="P10">Ey iman edenler (rastgele) peygamberin evlerine girmeyin, (Bir başka iş için girmişseniz ille de) yemek vaktini beklemeyin. (Ama yemeğe) çağrıldığınız zaman girin, yemeği yiyince dağılın ve (uzun) söze dalmayın. Gerçekten bu, peygambere eziyet vermekte ve o da sizden utanmaktadır; oysa Allah, hak(kı açıklamak)tan utanmaz... (Ahzab Suresi, 53)</text:p>
      <text:p text:style-name="P15"><text:span text:style-name="T2">Müminin her zaman elçiye elinden gelen en büyük deste</text:span>ğ<text:span text:style-name="T2">i ve kolaylı</text:span>ğ<text:span text:style-name="T2">ı sa</text:span>ğ<text:span text:style-name="T2">laması, onun yükünü hafifletmesi gerekir. Bu, müminin, Kuran'da belirtilen en önemli görevleri arasındadır. </text:span></text:p>
      <text:p text:style-name="P16"/>
      <text:h text:style-name="P28" text:outline-level="4">- Müslüman olmakla veya yapılan hizmetlerle elçiyi minnet altında bırakmaya çalışmamak</text:h>
      <text:p text:style-name="P15"><text:span text:style-name="T2">Allah, birçok kimseyi dine hizmet ettirebilir, görevlendirebilir. Ancak bu ki</text:span>ş<text:span text:style-name="T2">iler mümin olabilece</text:span>ğ<text:span text:style-name="T2">i gibi, inkar eden ki</text:span>ş<text:span text:style-name="T2">iler de olabilirler. Nitekim Hz. Süleyman (as)'a </text:span>ş<text:span text:style-name="T2">eytanların hizmetçi kılındı</text:span>ğ<text:span text:style-name="T2">ı Kuran'da bildirilen bir gerçektir. Mümin olsun, inkarcı olsun herkes birer vesiledir. Yegane güç ve irade sahibi olan yalnızca Allah'tır. Ve Allah dünyadaki imtihan ortamının bir gere</text:span>ğ<text:span text:style-name="T2">i olarak </text:span>İ<text:span text:style-name="T2">slam ahlakının hakimiyetinde bu tür sebepler de yaratabilir. <text:s/></text:span></text:p>
      <text:p text:style-name="P15"><text:soft-page-break/><text:span text:style-name="T2">Allah ayetinde, bu gerçeklerden habersiz olup da Müslüman olduklarından ötürü kendi akıllarınca kendilerini bulunmaz birer nimet olarak gören, Müslüman olmalarını </text:span>İ<text:span text:style-name="T2">slam için, elçi için büyük bir kazanç, bir lütuf gibi gösterenlerin bozuk ahlakını </text:span>ş<text:span text:style-name="T2">öyle haber verir: </text:span></text:p>
      <text:p text:style-name="P10">Müslüman oldular diye sana minnet etmektedirler. De ki: "Müslümanlığınızı bana karşı minnet (konusu) etmeyin. Tam tersine, sizi imana yönelttiği için Allah size minnet etmektedir. Eğer doğru sözlüler iseniz (bunu böyle kabullenmeniz gerekir." (Hucurat Suresi, 17)</text:p>
      <text:p text:style-name="P15"><text:span text:style-name="T2">Ayette de belirtildi</text:span>ğ<text:span text:style-name="T2">i gibi, i</text:span>ş<text:span text:style-name="T2">in aslı bu kimselerin dü</text:span>ş<text:span text:style-name="T2">ündüklerinin tam tersinedir; </text:span>İ<text:span text:style-name="T2">slam'a giren bir ki</text:span>ş<text:span text:style-name="T2">i </text:span>İ<text:span text:style-name="T2">slam'ı </text:span>ş<text:span text:style-name="T2">ereflendirmez, tersine </text:span>İ<text:span text:style-name="T2">slam ona </text:span>ş<text:span text:style-name="T2">eref verir. </text:span></text:p>
      <text:p text:style-name="P15"><text:span text:style-name="T2">Allah Kuran'ın çe</text:span>ş<text:span text:style-name="T2">itli ayetlerinde, be</text:span>ğ<text:span text:style-name="T2">endi</text:span>ğ<text:span text:style-name="T2">i ahlakı ya</text:span>ş<text:span text:style-name="T2">amaya yana</text:span>ş<text:span text:style-name="T2">madıkları takdirde </text:span>İ<text:span text:style-name="T2">slam'ın hizmetinde olan insanları, kendilerinden çok daha hayırlı ki</text:span>ş<text:span text:style-name="T2">ilerle de</text:span>ğ<text:span text:style-name="T2">i</text:span>ş<text:span text:style-name="T2">tirebilece</text:span>ğ<text:span text:style-name="T2">ini bildirmi</text:span>ş<text:span text:style-name="T2">tir. Böyle yanlı</text:span>ş<text:span text:style-name="T2"> bir zihniyete sahip kimselerin bu ayetlerin hükmüne girmekten korkmaları, bu mantıklarını hemen de</text:span>ğ<text:span text:style-name="T2">i</text:span>ş<text:span text:style-name="T2">tirmeleri gereklidir. Samimi bir iman ve halis bir niyetle, Allah'ın rızasından ba</text:span>ş<text:span text:style-name="T2">ka bir </text:span>ş<text:span text:style-name="T2">ey gözetmeden </text:span>İ<text:span text:style-name="T2">slam'a hizmet eden ki</text:span>ş<text:span text:style-name="T2">inin ecrini ise Allah muhakkak verecektir.</text:span></text:p>
      <text:p text:style-name="P16"/>
      <text:h text:style-name="P28" text:outline-level="4">- Elçinin sözlerine kalpte burkuntu duymadan itaat etmek</text:h>
      <text:p text:style-name="P15"><text:span text:style-name="T2">Mümin, Allah'ın ve elçisinin emirlerini gönülden boyun e</text:span>ğ<text:span text:style-name="T2">erek uygular; onun sözlerine itaat ederken kalbinde en küçük bir sıkıntı ya da burkuntu duymaz. Allah'ın ve elçisinin hükmetti</text:span>ğ<text:span text:style-name="T2">i her</text:span>ş<text:span text:style-name="T2">eyin en do</text:span>ğ<text:span text:style-name="T2">ru, en güzel ve en hayırlı oldu</text:span>ğ<text:span text:style-name="T2">unu bilir. Hangi </text:span>ş<text:span text:style-name="T2">art altında olursa olsun mümin en güzel yolun elçinin gösterdi</text:span>ğ<text:span text:style-name="T2">i yol oldu</text:span>ğ<text:span text:style-name="T2">unu bilerek hareket eder. Bu içten ve teslimiyetli yakla</text:span>ş<text:span text:style-name="T2">ım ise tamamen müminin imanından kaynaklanır.</text:span></text:p>
      <text:p text:style-name="P15"><text:span text:style-name="T2">Aksi bir durum, yani görünü</text:span>ş<text:span text:style-name="T2">te bir itaat olup da, kalpte tam bir teslimiyetin bulunmaması ise, ayetlerde belirtildi</text:span>ğ<text:span text:style-name="T2">i gibi o ki</text:span>ş<text:span text:style-name="T2">inin gerçekte iman etmemi</text:span>ş<text:span text:style-name="T2"> oldu</text:span>ğ<text:span text:style-name="T2">unun bir kanıtıdır:</text:span></text:p>
      <text:p text:style-name="P10">Hayır öyle değil; Rabbine andolsun, aralarında çekiştikleri şeylerde seni hakem kılıp sonra senin verdiğin hükme, içlerinde hiçbir sıkıntı duymaksızın, tam bir teslimiyetle teslim olmadıkça, iman etmiş olmazlar. (Nisa Suresi, 65)</text:p>
      <text:p text:style-name="P15"><text:span text:style-name="T2">Bir ki</text:span>ş<text:span text:style-name="T2">i çe</text:span>ş<text:span text:style-name="T2">itli sebeplerden dolayı görünürde itaatli bir tavır gösterebilir, söylenen </text:span>ş<text:span text:style-name="T2">eyleri eksiksiz olarak yerine getirebilir. Ancak o ki</text:span>ş<text:span text:style-name="T2">i, kalbi tam anlamıyla tatmin bulmu</text:span>ş<text:span text:style-name="T2"> olarak itaat etmedi</text:span>ğ<text:span text:style-name="T2">i sürece gerçekten iman etmi</text:span>ş<text:span text:style-name="T2"> sayılmaz. Çünkü böyle bir davranı</text:span>ş<text:span text:style-name="T2">, o ki</text:span>ş<text:span text:style-name="T2">inin kalbinde Allah ve elçisi hakkında hala birtakım </text:span>ş<text:span text:style-name="T2">üphe ve kuruntular bulundu</text:span>ğ<text:span text:style-name="T2">unu gösterir. </text:span>İ<text:span text:style-name="T2">çten ya da di</text:span>ğ<text:span text:style-name="T2">er bir deyimle "batıni" bir itaate sahip olmaması, yalnızca fiziksel bir teslimiyet gösteriyor olması, ki</text:span>ş<text:span text:style-name="T2">inin yaptı</text:span>ğ<text:span text:style-name="T2">ı i</text:span>ş<text:span text:style-name="T2">lerin de bo</text:span>ş<text:span text:style-name="T2">a gitmesine sebep olabilir. Görünü</text:span>ş<text:span text:style-name="T2">te itaat etmi</text:span>ş<text:span text:style-name="T2">tir, ama ahirette bunlardan dolayı kar</text:span>ş<text:span text:style-name="T2">ılık görmeyebilir. Bu yüzden mümin, Allah'ın elçisinden gelen her hükmü içten bir sevinç ve ne</text:span>ş<text:span text:style-name="T2">e ile kar</text:span>ş<text:span text:style-name="T2">ılamalı, imanının ve teslimiyetinin lezzetini kalbinde hissetmelidir. Hak olan bir </text:span>ş<text:span text:style-name="T2">ey kar</text:span>ş<text:span text:style-name="T2">ısında üzülüp sıkıntıya dü</text:span>ş<text:span text:style-name="T2">mek, burkuntu duymak imanla ba</text:span>ğ<text:span text:style-name="T2">da</text:span>ş<text:span text:style-name="T2">an tavırlar de</text:span>ğ<text:span text:style-name="T2">ildir.</text:span></text:p>
      <text:p text:style-name="P16"/>
      <text:p text:style-name="P16"/>
      <text:h text:style-name="P27" text:outline-level="3"><text:soft-page-break/>DİNİN BİR HÜKMÜNÜ YERİNE GETİRMEYİ TİCARET VEYA EĞLENCEYE TERCİH ETMEMEK</text:h>
      <text:p text:style-name="P16"/>
      <text:p text:style-name="P10">Oysa onlar (kendilerini tümüyle Allah'a ve İslam'a teslim etmeyenler) bir ticaret ya da bir eğlence gördükleri zaman, (hemen) ona sökün ettiler ve seni ayakta bıraktılar. De ki: "Allah'ın Katında bulunan, eğlenceden ve ticaretten daha hayırlıdır. <text:s/>Allah, rızık verenlerin en hayırlısıdır." (Cuma Suresi, 11)</text:p>
      <text:p text:style-name="Tr_20_Body"><text:span text:style-name="T16">Bu ayette din ile, kendi dünyevi menfaatleri arasında tercih yapan insanlardan bahsedilmektedir. Genelde cahiliye toplumlarının din ahlakını ya</text:span><text:span text:style-name="T14">ş</text:span><text:span text:style-name="T16">amaktan kaçınmasının ortak birkaç sebebi vardır. Ayette bu sebeplerin en önemli iki tanesine dikkat</text:span><text:span text:style-name="Normal1"><text:span text:style-name="T17"> </text:span></text:span><text:span text:style-name="T16">çekilmektedir. Ticaret ve e</text:span><text:span text:style-name="T14">ğ</text:span><text:span text:style-name="T16">lence. </text:span></text:p>
      <text:p text:style-name="P15">Ticarete dikkat çekilmesinin hikmetlerinden biri, maddi menfaatin insanların büyük çoğunun en büyük zaaflarından biri olmasıdır. Nitekim insanların bir kısmı, maddi menfaatleri uğruna çoğu zaman dinin birçok hükmünü gözardı ederler. Bu kimi zaman 5 vakit namaz, oruç, tesettür ibadetlerde, kimi zaman ahlaki bir davranışta kimi zaman da dinin başka bir hükmünde kendini gösterir. Bazı insanların servet artırımı konusunda bu derece hırslı olmalarının sebebi, zenginliğin var olan bütün problemleri çözme gibi büyülü bir gücü olduğu yönündeki yanlış inancıdır. Bu insanlar elde edemedikleri ve özlemini duydukları her türlü imkana, zenginlik sayesinde kavuşacaklarına inanırlar. Bunlar arasında mutluluk, iç huzuru, güvenlik hatta ölümsüzlük vardır. Zengin olmalarının ölümlerini bile geciktireceğini ve dünyada onları daha kalıcı yapacağını zannederler. Bu nedenle cahiliye insanları büyük bir hırs ve tutkuyla, bütün vakit ve imkanlarıyla ticarete yönelirler. Ancak hiçbir zaman bu hedeflerine zenginlikle ulaşamazlar. Nitekim bu güne kadar hiçbir insanın mülkü onun ölümünü veya yaşlanmasını engelleyememiştir. Çünkü bir insana fayda veya yarar verme gücüne sahip olan tek güç, mülkün gerçek sahibi olan Allah'tır. Ayrıca zenginlikle elde edilmek istenen iç huzurunun, güvenliğin ve mutluluğun tek şartı vicdanlı, Kuran'a ve sünnete tam uyan, Allah'a gönülden teslim olmuş bir hayat sürmektir. <text:s/></text:p>
      <text:p text:style-name="P15">Ayette bazı insanlar için din ahlakının gereklerinin gözardı edilme sebebi olarak bildirilen ikinci konu ise eğlencedir. Eğlenmek de insanların bir kısmı için büyük bir tutkudur. Elbette bir insanın mutlu, neşeli, dışa dönük ve canlı olması güzel özelliklerdir. Ancak burada üzerinde durulan husus, Allah'tan uzak cahilce bir eğlence anlayışıdır ki, aslında böyle bir ruh halinde bir insanın gerçekten mutluluk ve keyif duyması asla mümkün değildir. Bahsettiğimiz cahilce eğlencenin bu derece büyük bir tutku olmasının sebebi de, söz konusu insanların bunu kendilerince bir kurtuluş ve bazı gerçeklerden bir kaçış olarak görmeleridir. Vicdan azabının ruhlarına verdiği sıkıntı ve azabı ülke ülke gezerek veya bol bol insanla tanışarak üzerlerinden atabileceklerini zannederler. Halbuki insanların dinin gereklerini gözardı ederek, ticaret ve eğlenceyle ulaşmak istedikleri hedefler, ancak din ahlakını yaşadıkları zaman elde edebilecekleri hedeflerdir. Kalpler Allah'ın elindedir ve Allah kalplere mutluluğu ancak Kendi dinine uyulduğunda vereceğini vadetmiştir. (Rad Suresi, 28) </text:p>
      <text:p text:style-name="P15"><text:span text:style-name="T2">Aynı zamanda ayette hatırlatılan çok önemli bir konu daha vardır: Allah Katında kazanılacak olan, e</text:span>ğ<text:span text:style-name="T2">lenceden de ticaretten de daha hayırlıdır. Dünyanın en güzel evleri, arabaları, manzaraları, kıyafetleri, sanat eserleri veya mücevherleri cennetteki zenginli</text:span>ğ<text:span text:style-name="T2">in yanında son derece köhne ve basit kalacaktır. </text:span><text:soft-page-break/><text:span text:style-name="T2">Dünyanın e</text:span>ğ<text:span text:style-name="T2">lencesi ise her zaman eksik, yarım ve kusurludur. Ancak e</text:span>ğ<text:span text:style-name="T2">lencenin, co</text:span>ş<text:span text:style-name="T2">kunun ve mutlulu</text:span>ğ<text:span text:style-name="T2">un gerçek yeri Allah'ın bir </text:span>ş<text:span text:style-name="T2">ölen yeri olarak tarif etti</text:span>ğ<text:span text:style-name="T2">i cennettir.</text:span></text:p>
      <text:p text:style-name="P15"><text:span text:style-name="T2">Bu nedenle Müslümanlar hiçbir zaman dinin herhangi bir hükmünü ticaret veya e</text:span>ğ<text:span text:style-name="T2">lence için gözardı etmez ve ertelemezler. Allah Kuran'da müminlerin bu özelliklerini </text:span>ş<text:span text:style-name="T2">öyle bildirmi</text:span>ş<text:span text:style-name="T2">tir:</text:span></text:p>
      <text:p text:style-name="P10">(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P15"/>
      <text:p text:style-name="P15"/>
      <text:h text:style-name="P26" text:outline-level="2">ÖZÜR OLMAKSIZIN OTURMAMAK</text:h>
      <text:p text:style-name="P15"/>
      <text:p text:style-name="P10">Müminlerden, özür olmaksızın oturanlar ile, Allah yolunda mallarıyla ve canlarıyla cehd edenler (çaba harcayanlar) eşit değildir. Allah, mallarıyla ve canlarıyla cehd edenleri oturanlara göre derece olarak üstün kılmıştır. Tümüne güzelliği (cenneti) vadetmiştir; ancak Allah, cehd edenleri (çaba harcayanları) oturanlara göre büyük bir ecirle üstün kılmıştır. (Nisa Suresi, 95)</text:p>
      <text:p text:style-name="P15"/>
      <text:p text:style-name="P15">Bu ayette, Kuran'da bildirildiği şekilde şevk ve heyecana sahip olmadıkları için, kendilerine fazla sorumluluk verilmeyip kendi haline bırakılan ve müminler tarafından idare edilen kimselerin durumu açıklanmaktadır. Kuran'da kesin bir emirle bildirildiği halde, dinin menfaatleri uğrunda çaba harcamaktan kaçınmak ve pişmanlık duymadan bu tutumu devam ettirmek, Kuran ayetlerinde kınanan bir ahlaktır. Kuran'da böyle bir kişinin, hayatını sürekli mücadele içinde geçiren, Allah'ın rızasını kazanabilmek için canını malını tümüyle ortaya koymuş müminlerden derece olarak çok farklı konumda olduğu bildirilmiştir. Ayette geçen <text:span text:style-name="T4">"büyük bir ecirle üstün kılmıştır"</text:span> ifadesi, özürleri olmaksızın oturan kimselerle müminler arasındaki farkın ne kadar büyük olduğunu gösterir. Dünya hayatındaki az bir çıkar, aldatıcı bir rahatlık uğruna ahiretin üstün derecelerini feda etmek asla bir mümine yakışmaz. Allah'ı herşeyden çok seven, Allah'ı razı etmek dışında hiçbir amacı olmayan salih bir mümin için Allah yolunda mücadeleden geri kalmak, bu konuda ağırlık göstermek gibi birşey asla söz konusu olmaz. Mümin elindeki tüm imkanları sonuna kadar kullanarak, Kuran ahlakını hakim kılmak için fikren mücadele eder ve bundan büyük bir zevk duyar. Allah'ın rızasını kazanmak için gayret etmenin, Allah yolunda mücadele etmenin verdiği derin haz ise hiçbir dünyevi nimetle kıyas olmayacak kadar değerlidir. Kısacası, mümin için Allah yolunda ilmen mücadele etmek bir güzellik ve nimettir.</text:p>
      <text:p text:style-name="P15"/>
      <text:p text:style-name="P15"/>
      <text:h text:style-name="P26" text:outline-level="2">YAPMAYACAĞI ŞEYİ SÖYLEMEMEK</text:h>
      <text:p text:style-name="P15"/>
      <text:p text:style-name="P15"><text:soft-page-break/>Yapmayacakları şeyleri söylemeleri, Kuran'ı yaşamayan, Kuran ahlakından habersiz olan insanların ortak karakter özelliklerindendir. </text:p>
      <text:p text:style-name="P15">Bu kimseler kendilerini olduklarından üstün ve önemli göstermek, hava atmak gibi gayelerle yapmayacakları şeyleri söyler, altından kalkamayacakları işlerden bahsederler. Geçici çıkar ve menfaatler elde etmek için aslında yapmaya hiç niyetlerinin olmadığı şeyleri vaat ederler. Bu samimiyetsiz davranış, toplum içinde fazla yadırganmayan ve önemsenmeyen, alışılmış bir tutumdur. Oysaki insanların yapmayacakları şeyleri söylemeleri Allah Katında sevilmeyen ve suç olarak nitelendirilen bir davranıştır: </text:p>
      <text:p text:style-name="P10">Ey iman edenler, yapmayacağınız şeyi neden söylersiniz? Yapmayacağınız şeyi söylemeniz, Allah Katında bir gazab (konusu olması) bakımından büyüdü (büyük bir suç teşkil etti). (Saff Suresi, 2-3)</text:p>
      <text:p text:style-name="P15"><text:span text:style-name="T2">Bu davranı</text:span>ş<text:span text:style-name="T2">, yalancılık, ikiyüzlülük ve samimiyetsizlik gibi, ayetlerde kınanmı</text:span>ş<text:span text:style-name="T2"> birçok kötü özelli</text:span>ğ<text:span text:style-name="T2">i de içinde barındırmaktadır. Kuran'da bildirilen güzel ahlakı en mükemmel </text:span>ş<text:span text:style-name="T2">ekilde ya</text:span>ş<text:span text:style-name="T2">amayı kendilerine ilke edinen müminler, Allah Katında be</text:span>ğ<text:span text:style-name="T2">enilmeyen bu tavırdan titizlikle kaçınırlar.</text:span></text:p>
      <text:p text:style-name="P16"/>
      <text:p text:style-name="P16"/>
      <text:h text:style-name="P26" text:outline-level="2">KAYBEDİLENLERE ÜZÜLMEMEK VE KAZANILANLARLA ŞIMARMAMAK</text:h>
      <text:p text:style-name="P15"/>
      <text:p text:style-name="P15">Müslümanların Allah'a ve O'nun dinine olan bağlılıkları, hiçbir şart gözetmeksizin tam bir sadakat içerir. Bu nedenle Müslümanın din ahlakını yaşamaktaki şevki, morali, gücü, kararlılığı, koşulların değişmesiyle birlikte değişiklik göstermez. Bu önemli bir Kuran ahlakıdır. Bu konuyla ilgili olarak Kuran'da, Müslümanın iki temel özelliği bildirilmektedir. Birincisi Müslümanın hiçbir güç koşulda sarsılmaması ve zahiren zorluk gibi görünen olaylardan dolayı asla moralinin bozulmamasıdır. İkincisi ise sahip olduğu imkanlardan dolayı kibir ve büyüklüğe kapılmamasıdır. Allah Müslümanların bu özelliğini bir ayette şöyle bildirir: </text:p>
      <text:p text:style-name="P10">Öyle ki, elinizden çıkana karşı üzüntü duymayasınız ve size (Allah'ın) verdikleri dolayısıyla sevinip-şımarmayasınız. Allah, büyüklük taslayıp böbürleneni sevmez. (Hadid Suresi, 23)</text:p>
      <text:p text:style-name="P15">İ<text:span text:style-name="T2">nsan, ya</text:span>ş<text:span text:style-name="T2">amında nelerle kar</text:span>ş<text:span text:style-name="T2">ıla</text:span>ş<text:span text:style-name="T2">aca</text:span>ğ<text:span text:style-name="T2">ını hiç bilemez. Kimi zaman en genç döneminde hiç beklemedi</text:span>ğ<text:span text:style-name="T2">i bir hastalı</text:span>ğ<text:span text:style-name="T2">a yakalanabilir ya da bir kaza geçirerek ömür boyu yata</text:span>ğ<text:span text:style-name="T2">a ba</text:span>ğ<text:span text:style-name="T2">lı kalaca</text:span>ğ<text:span text:style-name="T2">ı bir durum olu</text:span>ş<text:span text:style-name="T2">abilir. Bütün mülkünü kaybedebilir veya olaylar hiç tahmin etmedi</text:span>ğ<text:span text:style-name="T2">i bir </text:span>ş<text:span text:style-name="T2">ekilde geli</text:span>ş<text:span text:style-name="T2">ebilir. Bu tip bir durumda Allah'a imanı zayıf olan insanlar ümitsizli</text:span>ğ<text:span text:style-name="T2">e dü</text:span>ş<text:span text:style-name="T2">er ve durumlarına isyan ederler. Allah'ın kendilerine verdi</text:span>ğ<text:span text:style-name="T2">i bütün nimetleri bir anda unutur ve Allah'a olan sevgilerini ve güvenlerini bir anda yitirebilirler. Hiç </text:span>ş<text:span text:style-name="T2">üphesiz bu çok büyük bir ahlak bozuklu</text:span>ğ<text:span text:style-name="T2">udur.</text:span></text:p>
      <text:p text:style-name="P15">İş<text:span text:style-name="T2">te gerçek Müslümanların farkı bu durumlarda ortaya çıkar. Çünkü Müslümanlar Allah'a </text:span>ş<text:span text:style-name="T2">artsız olarak iman ederler. Allah'a olan sevgi ve güvenleri ba</text:span>ş<text:span text:style-name="T2">larına gelen olaylara göre de</text:span>ğ<text:span text:style-name="T2">i</text:span>ş<text:span text:style-name="T2">mez. Allah'ın her</text:span>ş<text:span text:style-name="T2">eyde bir güzellik ve hayır yarattı</text:span>ğ<text:span text:style-name="T2">ını bilir ve ba</text:span>ş<text:span text:style-name="T2">larına gelen, beklenmeyen olaylar kar</text:span>ş<text:span text:style-name="T2">ısında sadece </text:span><text:soft-page-break/><text:span text:style-name="T2">sabrederek, tevekkül ederler. Allah'ın aklına, merhametine, adaletine güvenleri tam ve kesindir. Bu nedenle ellerinden giden her ne olursa olsun, bunu bir kayıp olarak görmez ve bunun üzüntüsünü ya</text:span>ş<text:span text:style-name="T2">amazlar.</text:span></text:p>
      <text:p text:style-name="P15"><text:span text:style-name="T2">Ayrıca Kuran'da, gerçek Müslümanların oldukça hareketli, ilmi mücadele içinde ve dönem dönem de zorluklarla dolu bir hayatlarının olaca</text:span>ğ<text:span text:style-name="T2">ı bildirilmektedir. Bir Müslüman hakkı söylerken ve savunurken, muhakkak hakkın ortaya çıkmasından rahatsızlık duyan insanların engelleriyle ve baskılarıyla kar</text:span>ş<text:span text:style-name="T2">ıla</text:span>ş<text:span text:style-name="T2">acaktır. Müslümanların insanları davet etti</text:span>ğ<text:span text:style-name="T2">i güzel ahlakı, menfaatlerine uygun görmeyen ve din ahlakının ya</text:span>ş<text:span text:style-name="T2">anmasını istemeyen ki</text:span>ş<text:span text:style-name="T2">iler elbette olacaktır. </text:span>İş<text:span text:style-name="T2">te bu insanlar kimi zaman sözlü kimi zaman da fiili olarak Müslümanların din ahlakını ya</text:span>ş<text:span text:style-name="T2">amalarını ve insanları Kuran ahlakına davet etmelerini engellemek isteyeceklerdir. Bu engellemeler sırasında Müslümanlar kimi zaman maddi kayıp içerisinde olabilir, kimi zaman canları tehlike altına girebilir veya ya</text:span>ş<text:span text:style-name="T2">adıkları yerleri terk etmek durumunda kalabilirler. Ancak kayıp gibi görünen bütün bu olaylar, Müslümanlara ahirette büyük bir mülk, güzellik ve ihti</text:span>ş<text:span text:style-name="T2">am olarak geri dönecektir. Bu nedenle Müslümanlar ba</text:span>ş<text:span text:style-name="T2">larına gelen her olayı sevinç ve </text:span>ş<text:span text:style-name="T2">evkle kar</text:span>ş<text:span text:style-name="T2">ılarlar.</text:span></text:p>
      <text:p text:style-name="P15">İ<text:span text:style-name="T2">nsanların hayatında beklenmedik kayıplar olabilece</text:span>ğ<text:span text:style-name="T2">i gibi beklenmedik büyük kazançlar da olabilir. Allah diledi</text:span>ğ<text:span text:style-name="T2">i insana mülkünün kapılarını ardına kadar açabilir. Ba</text:span>ş<text:span text:style-name="T2">arı, yönetim, yetki verebilir. Böyle bir durumda Allah Müslümanların sevinerek bir </text:span>ş<text:span text:style-name="T2">ımarıklık içine girmemeleri gerekti</text:span>ğ<text:span text:style-name="T2">ini bildirmektedir Çünkü insan mülkte yetkide veya herhangi bir kazançta sadece emanetçi konumundadır. Kendisine verilen her</text:span>ş<text:span text:style-name="T2">eyin esas ve tek sahibi Allah'tır. Bu nedenle ki</text:span>ş<text:span text:style-name="T2">i kendisine ait herhangi bir özellikten dolayı de</text:span>ğ<text:span text:style-name="T2">il, Allah'ın lütfundan ve dilemesinden dolayı bir rahatlık ve kazanç içerisindedir. </text:span>İş<text:span text:style-name="T2">te bunu bilen Müslümanlar çok büyük nimetlerin ve zenginliklerin içinde de olsalar da acizliklerini asla unutmaz ve bir büyüklük duygusuna kapılmazlar. Sadece Allah'a </text:span>ş<text:span text:style-name="T2">ükreder ve kendilerine verilen nimetlerin hakkını vermeye gayret ederler.</text:span></text:p>
      <text:p text:style-name="P16"/>
      <text:p text:style-name="P16"/>
      <text:h text:style-name="P26" text:outline-level="2">GETİRDİKLERİYLE SEVİNİP, YAPMADIKLARIYLA ÖVÜNMEMEK</text:h>
      <text:p text:style-name="P16"/>
      <text:p text:style-name="P15"><text:span text:style-name="T2">Yaptı</text:span>ğ<text:span text:style-name="T2">ı i</text:span>ş<text:span text:style-name="T2">lerle böbürlenmek ya da gerçekte kendi yapmadı</text:span>ğ<text:span text:style-name="T2">ı </text:span>ş<text:span text:style-name="T2">eylerle övünmek toplumdaki pek çok insan için son derece ola</text:span>ğ<text:span text:style-name="T2">an bir davranı</text:span>ş<text:span text:style-name="T2">tır. Oysa Al-i </text:span>İ<text:span text:style-name="T2">mran Suresi'nin 188. ayetinde bu davranı</text:span>ş<text:span text:style-name="T2">ın Allah Katında be</text:span>ğ<text:span text:style-name="T2">enilmeyen bir ahlak oldu</text:span>ğ<text:span text:style-name="T2">u bildirilir. Ayette </text:span>ş<text:span text:style-name="T2">öyle buyrulmaktadır:</text:span></text:p>
      <text:p text:style-name="P10">Getirdikleriyle sevinen ve yapmadıkları şeyler nedeniyle övülmekten hoşlananları (kazançlı) sayma; onları azaptan kurtulmuş olarak sayma. Onlar için acı bir azap vardır. (Al-i İmran Suresi, 188)</text:p>
      <text:p text:style-name="P15">Bu tür davranışların altında, insanın kendisinin yaptığını sandığı, gerçekte ise yalnızca Allah'ın dilemesi ve yaratmasıyla gerçekleşen işlerden kendi nefsine pay çıkarmak ve bunlarla nefsini yüceltmek <text:soft-page-break/>gibi sapkın arayışlar yatar. Oysaki insan bir işi kendisi yapsın ya da yapmasın, gerçekte o işi yaratan, sonsuz güç ve ilim sahibi olan Allah'tır. </text:p>
      <text:p text:style-name="P15"><text:span text:style-name="T2">Hiçbir insanın kendisine ait müstakil bir gücü yoktur. Her</text:span>ş<text:span text:style-name="T2">ey ve her olay Allah'ın izni ve dilemesi ile gerçekle</text:span>ş<text:span text:style-name="T2">ir. Dolayısıyla ki</text:span>ş<text:span text:style-name="T2">inin müstakil olarak yapmaya güç yetiremeyece</text:span>ğ<text:span text:style-name="T2">i bir</text:span>ş<text:span text:style-name="T2">eyden dolayı böbürlenmesi ve övünmesi gerçekte o </text:span>ş<text:span text:style-name="T2">eyi yaratan Allah'ı gere</text:span>ğ<text:span text:style-name="T2">i gibi takdir edemedi</text:span>ğ<text:span text:style-name="T2">ini gösterir. Bu da insanın nefsine ilahlık vermesi (Allah'ı tenzih ederiz) ve nefsini Allah'a ortak ko</text:span>ş<text:span text:style-name="T2">ması anlamına gelir. Allah ayetlerinde Kendisi'ne </text:span>ş<text:span text:style-name="T2">irk ko</text:span>ş<text:span text:style-name="T2">ulmasının en büyük günah oldu</text:span>ğ<text:span text:style-name="T2">unu ve vazgeçilmedi</text:span>ğ<text:span text:style-name="T2">i takdirde bu çirkin tavrı gösteren kimseleri ba</text:span>ğ<text:span text:style-name="T2">ı</text:span>ş<text:span text:style-name="T2">lamayaca</text:span>ğ<text:span text:style-name="T2">ını bildirmi</text:span>ş<text:span text:style-name="T2">tir. Kuran'da, Rabbimiz'in sınırsız gücünü takdir etmek yerine kendisini övüp yüceltmeye kalkı</text:span>ş<text:span text:style-name="T2">an kimseler acı bir azap ile müjdelenmi</text:span>ş<text:span text:style-name="T2">tir.</text:span></text:p>
      <text:p text:style-name="P16"/>
      <text:p text:style-name="P16"/>
      <text:h text:style-name="P26" text:outline-level="2">ALAY ETMEMEK, KÜÇÜK DÜŞÜRÜCÜ LAKAPLAR TAKMAMAK</text:h>
      <text:p text:style-name="P16"/>
      <text:p text:style-name="P15">İ<text:span text:style-name="T2">nkarcılar, kendi nefislerini yüceltmek ve di</text:span>ğ<text:span text:style-name="T2">er insanlardan daha üstün bir konuma geçmek arzusuyla her fırsatta alaycılık, a</text:span>ş<text:span text:style-name="T2">a</text:span>ğ<text:span text:style-name="T2">ılama, lakap takma gibi çirkin yöntemlere ba</text:span>ş<text:span text:style-name="T2">vururlar.</text:span></text:p>
      <text:p text:style-name="P15"><text:span text:style-name="T2">Allah müminlerin birbirlerine kar</text:span>ş<text:span text:style-name="T2">ı cahiliye ahlakına ait olan bu davranı</text:span>ş<text:span text:style-name="T2">larda bulunmalarını yasaklamı</text:span>ş<text:span text:style-name="T2">tır. Kuran'da Allah'ın bu hükmü </text:span>ş<text:span text:style-name="T2">öyle bildirilmektedir:</text:span></text:p>
      <text:p text:style-name="P10">Ey iman edenler, bir kavim (bir başka) kavimle alay etmesin, belki kendilerinden daha hayırlıdırlar; kadınlar da kadınlarla (alay etmesin), belki kendilerinden daha hayırlıdırlar. Kendi nefislerinizi (kendi kendinizi) yadırgayıp-küçük düşürmeyin ve birbirinizi 'olmadık-kötü lakablarla' çağırmayın. İmandan sonra fasıklık ne kötü bir isimdir. Kim tevbe etmezse, işte onlar, zalim olanların ta kendileridir. (Hucurat Suresi, 11)</text:p>
      <text:p text:style-name="P15"><text:span text:style-name="T2">Müminler Kuran'ın bu hükmü gere</text:span>ğ<text:span text:style-name="T2">ince, birbirlerine kar</text:span>ş<text:span text:style-name="T2">ı son derece içli bir saygı ile yakla</text:span>ş<text:span text:style-name="T2">ırlar. Çünkü mümin, Allah'ın ruhunu ta</text:span>ş<text:span text:style-name="T2">ıyan, Allah'ın pek çok sıfatının üzerinde tecelli etti</text:span>ğ<text:span text:style-name="T2">i, Kuran'ın birçok yerinde övülmü</text:span>ş<text:span text:style-name="T2">, sonsuz mükafaatla müjdelenmi</text:span>ş<text:span text:style-name="T2"> bir varlıktır. Müminler birbirlerine Kuran'da bildirilen bu güzel gözle bakmalı ve birbirlerine kar</text:span>ş<text:span text:style-name="T2">ı üstün bir ahlak ile yakla</text:span>ş<text:span text:style-name="T2">malıdırlar. Zira aksi takdirde, Allah'ın bu hükmünü gözardı eden bir kimse aynı ayetin devamında bildirilen, </text:span><text:span text:style-name="T5">"imandan sonra fasıklık"</text:span><text:span text:style-name="T2"> tehlikesiyle kar</text:span>ş<text:span text:style-name="T2">ıla</text:span>ş<text:span text:style-name="T2">ır. Tevbe edip bu davranı</text:span>ş<text:span text:style-name="T2">ını düzeltmezse, yine ayette haber verildi</text:span>ğ<text:span text:style-name="T2">i gibi, zalimlerden olur. Zalimlik ise Kuran'da, iman etmeyenler için kullanılan terimlerden biridir. Alaycılık sözle, lakap takmayla olabilece</text:span>ğ<text:span text:style-name="T2">i gibi çe</text:span>ş<text:span text:style-name="T2">itli mimik ve hareketlerle de yapılabilir. Hümeze Suresi'nde yer alan, Allah'ın ka</text:span>ş<text:span text:style-name="T2"> göz i</text:span>ş<text:span text:style-name="T2">aretleriyle alay edenlere yönelik uyarısı dü</text:span>ş<text:span text:style-name="T2">ünüldü</text:span>ğ<text:span text:style-name="T2">ünde, alaycılı</text:span>ğ<text:span text:style-name="T2">ın Allah Katında ne kadar büyük bir suç oldu</text:span>ğ<text:span text:style-name="T2">u daha iyi anla</text:span>ş<text:span text:style-name="T2">ılır:</text:span></text:p>
      <text:p text:style-name="P10">Arkadan çekiştirip duran, kaş göz hareketleriyle alay eden her kişinin vay haline. (Hümeze Suresi, 1)</text:p>
      <text:p text:style-name="P15"><text:soft-page-break/><text:span text:style-name="T2">Ayetin devamında bildirilen, bu yapıdaki bir ki</text:span>ş<text:span text:style-name="T2">inin akıbeti, alaycılı</text:span>ğ<text:span text:style-name="T2">ın müminler için son derece sakınılması gereken bir hareket oldu</text:span>ğ<text:span text:style-name="T2">unu daha iyi ortaya koyar:</text:span></text:p>
      <text:p text:style-name="P10">Hayır; andolsun o, 'hutame'ye atılacaktır. "Hutame"nin ne olduğunu sana bildiren nedir? Allah'ın tutuşturulmuş ateşidir. Ki o, yüreklerin üstüne tırmanıp çıkar. O, onların üzerine kilitlenecektir. (Kendileri de) Dikilip-yükseltilmiş sütunlarda (bağlanacaklardır). (Hümeze Suresi, 4-9)</text:p>
      <text:p text:style-name="P15"><text:span text:style-name="T2">Mümin, bir ba</text:span>ş<text:span text:style-name="T2">ka müminin hatasını te</text:span>ş<text:span text:style-name="T2">his edip, onu uyarırken de alaycı bir üslup kullanmamaya ve bu </text:span>ş<text:span text:style-name="T2">ekilde onu incitmemeye çok titizlik göstermelidir. Böyle bir durumda kar</text:span>ş<text:span text:style-name="T2">ı tarafın hatasını te</text:span>ş<text:span text:style-name="T2">his etmekle ve onu uyarmakla, ki</text:span>ş<text:span text:style-name="T2">inin kendisini akılca kar</text:span>ş<text:span text:style-name="T2">ısındakinden üstün oldu</text:span>ğ<text:span text:style-name="T2">unu sanması, kendini hatasız görmeye ba</text:span>ş<text:span text:style-name="T2">laması yanlı</text:span>ş<text:span text:style-name="T2"> olur. Ki</text:span>ş<text:span text:style-name="T2">inin bir ba</text:span>ş<text:span text:style-name="T2">kasının hata, kusur ya da eksikliklerini yakalayarak onunla alay etmesi bunları te</text:span>ş<text:span text:style-name="T2">his eden ki</text:span>ş<text:span text:style-name="T2">inin daha akıllı, daha üstün oldu</text:span>ğ<text:span text:style-name="T2">unu göstermez. Hatta ayette bildirildi</text:span>ğ<text:span text:style-name="T2">i gibi, alay edilen ki</text:span>ş<text:span text:style-name="T2">i belki de Allah Katında, kendisinden daha hayırlı, dolayısıyla daha üstündür. Ayetin hükmünü çi</text:span>ğ<text:span text:style-name="T2">neyerek alay eden ki</text:span>ş<text:span text:style-name="T2">inin ise akıllı olmadı</text:span>ğ<text:span text:style-name="T2">ı tam tersine aklının kapandı</text:span>ğ<text:span text:style-name="T2">ı ortadadır. Söz konusu ki</text:span>ş<text:span text:style-name="T2">i bu tutumundan vazgeçmez ve müsta</text:span>ğ<text:span text:style-name="T2">ni tavırlarını sürdürürse, bir di</text:span>ğ<text:span text:style-name="T2">er ayette haber verildi</text:span>ğ<text:span text:style-name="T2">i üzere "azgın" bir insan haline dönü</text:span>ş<text:span text:style-name="T2">ür. <text:s/></text:span></text:p>
      <text:p text:style-name="P16"/>
      <text:p text:style-name="P16"/>
      <text:h text:style-name="P26" text:outline-level="2">MÜSLÜMANLARA DESTEK OLMAK, ÇEKİŞMEMEK</text:h>
      <text:p text:style-name="P14"><text:span text:style-name="Normal1"><text:span text:style-name="T18"/></text:span></text:p>
      <text:p text:style-name="Tr_20_Body"><text:span text:style-name="T16">Allah ayetlerinde müminlerin birlik ve dayanı</text:span><text:span text:style-name="T14">ş</text:span><text:span text:style-name="T16">ma içinde hareket etmelerini, her konuda birbirlerine destek ve yardımcı olmalarını hatırlatmı</text:span><text:span text:style-name="T14">ş</text:span><text:span text:style-name="T16">tır. </text:span></text:p>
      <text:p text:style-name="P15"><text:span text:style-name="T2">Müslümanlar vicdanlı, ahlaklı ve </text:span>ş<text:span text:style-name="T2">erefli bir hayat ya</text:span>ş<text:span text:style-name="T2">adıkları için Allah'ın sevdi</text:span>ğ<text:span text:style-name="T2">i, de</text:span>ğ<text:span text:style-name="T2">erli gördü</text:span>ğ<text:span text:style-name="T2">ü kimselerdir. Kuran'da Yüce Rabbimiz Allah Katında de</text:span>ğ<text:span text:style-name="T2">erli ve saygın olan bu kulların sayısının azlı</text:span>ğ<text:span text:style-name="T2">ına dikkat çekilir. Allah ayetinde insanların ço</text:span>ğ<text:span text:style-name="T2">unun iman etmeyece</text:span>ğ<text:span text:style-name="T2">ini ve iman eden insanların birço</text:span>ğ<text:span text:style-name="T2">unun da </text:span>ş<text:span text:style-name="T2">irk ko</text:span>ş<text:span text:style-name="T2">madan iman etmeyece</text:span>ğ<text:span text:style-name="T2">ini bildirir. Bu ise gerçek Müslümanların yeryüzünde azınlık konumunda olacakları anlamına gelir. Dolayısıyla tek bir Müslümanın bile iman edenler açısından önemi çok fazladır. Nitekim Kuran'da Müslümanların birbirleri için de</text:span>ğ<text:span text:style-name="T2">erleri, koruyucu, himaye edici, yardımcı anlamına gelen "veli" kelimesi kullanılarak açıklanmı</text:span>ş<text:span text:style-name="T2">tır.</text:span></text:p>
      <text:p text:style-name="P15">İş<text:span text:style-name="T2">te bu nedenle Allah her asırda sayıları oldukça az olan iman sahibi insanların birbirlerine kenetlenmi</text:span>ş<text:span text:style-name="T2">çesine ba</text:span>ğ<text:span text:style-name="T2">lanmalarını emretmi</text:span>ş<text:span text:style-name="T2">tir. Müslümanların birbirlerinin de</text:span>ğ<text:span text:style-name="T2">erini iyi bilmeleri, bir zorluk kar</text:span>ş<text:span text:style-name="T2">ısında birbirlerine tam destek vermeleri ve birlik olmaları Kuran'da Müslümanlara yüklenilen sorumluluklardan biridir. Allah'ın emri gere</text:span>ğ<text:span text:style-name="T2">i Müslümanlar birbirlerini her olay ve ko</text:span>ş<text:span text:style-name="T2">ul kar</text:span>ş<text:span text:style-name="T2">ısında koruyup kollar ve desteklerler. Sözlü yazılı, maddi veya manevi olarak bütün imkanlarıyla Müslümanların güçlenmesi, geli</text:span>ş<text:span text:style-name="T2">mesi ve ilerlemesi için gayret sarfederler. Allah Müslümanların birbirlerine nasıl ba</text:span>ğ<text:span text:style-name="T2">lanmaları gerekti</text:span>ğ<text:span text:style-name="T2">ini bir ayette </text:span>ş<text:span text:style-name="T2">u benzetmeyle haber vermektedir: </text:span></text:p>
      <text:p text:style-name="P10">Şüphesiz Allah, Kendi yolunda, sanki birbirlerine kenetlenmiş bir bina gibi saf bağlayarak çarpışanları sever. (Saf Suresi, 4)</text:p>
      <text:p text:style-name="P15"><text:soft-page-break/><text:span text:style-name="T2">Ayette bildirilen en önemli husus, Müslümanlar arasında sökülmesi mümkün olmayan bir kenetlenmenin olması gerekti</text:span>ğ<text:span text:style-name="T2">idir. Bu, Müslümanlar arasında manevi oldu</text:span>ğ<text:span text:style-name="T2">u kadar dı</text:span>ş<text:span text:style-name="T2">tan açıkça görünen güçlü bir ba</text:span>ğ<text:span text:style-name="T2">lılı</text:span>ğ<text:span text:style-name="T2">ın da olu</text:span>ş<text:span text:style-name="T2">ması gerekti</text:span>ğ<text:span text:style-name="T2">ine i</text:span>ş<text:span text:style-name="T2">aret eder. Yani Kuran'da Müslümanları uzaktan seyretme ve uzaktan destek verme mantı</text:span>ğ<text:span text:style-name="T2">ı yoktur. </text:span>İ<text:span text:style-name="T2">nanan bir insanın yeri, her</text:span>ş<text:span text:style-name="T2">eyiyle Müslümanların yanıdır. Bu nedenle inançlı bir insan ibadetlerini, hizmetlerini ve fikri mücadelesini Müslümanların arasında yerine getirerek, onlara destek verir.</text:span></text:p>
      <text:p text:style-name="P15"><text:span text:style-name="T2">Allah'ın </text:span>ş<text:span text:style-name="T2">anının yüceltilmesi, </text:span>İ<text:span text:style-name="T2">slam'ın menfaatlerinin ve müminlerin haklarının korunması, cahiliye ahlakına kar</text:span>ş<text:span text:style-name="T2">ı fikri mücadele verilmesi çok kuvvetli bir birlik ve dayanı</text:span>ş<text:span text:style-name="T2">ma içinde gerçekle</text:span>ş<text:span text:style-name="T2">tirilebilir. Aynı zamanda müminler Kuran'ı ya</text:span>ş<text:span text:style-name="T2">amada, Allah'ın emirlerini uygulamada ancak bu </text:span>ş<text:span text:style-name="T2">ekilde ba</text:span>ş<text:span text:style-name="T2">arılı olabilir ve Yüce Rabbimiz Allah'ın ho</text:span>ş<text:span text:style-name="T2">nutlu</text:span>ğ<text:span text:style-name="T2">unu kazanabilirler. Bu nedenle, müminler arasındaki ba</text:span>ğ<text:span text:style-name="T2">lılı</text:span>ğ<text:span text:style-name="T2">ın, tesanüt ve karde</text:span>ş<text:span text:style-name="T2">lik ruhunun zedelenmesine ya da zayıflamasına yol açabilecek her türlü tavır ve davranı</text:span>ş<text:span text:style-name="T2">tan </text:span>ş<text:span text:style-name="T2">iddetle kaçınılmalıdır. </text:span>İş<text:span text:style-name="T2">te bu amaçla kaçınılması gereken davranı</text:span>ş<text:span text:style-name="T2">ların ba</text:span>ş<text:span text:style-name="T2">ında da "çeki</text:span>ş<text:span text:style-name="T2">mek" gelir. </text:span>Ş<text:span text:style-name="T2">eytanın da her yönden destekledi</text:span>ğ<text:span text:style-name="T2">i bu davranı</text:span>ş<text:span text:style-name="T2">ı Allah Kuran'da kesin olarak yasaklamı</text:span>ş<text:span text:style-name="T2">tır: </text:span></text:p>
      <text:p text:style-name="P10">Allah'a ve Resulü’ne itaat edin ve çekişip birbirinize düşmeyin, çözülüp yılgınlaşırsınız, gücünüz gider. Sabredin. Şüphesiz Allah, sabredenlerle beraberdir. (Enfal Suresi, 46)</text:p>
      <text:p text:style-name="P15">Müminler arasındaki dayanışma ve birlik, onların inkar edenler karşısındaki güçlerini de etkileyen hayati bir unsurdur. Çekişme ise ayette belirtildiği gibi bu gücü kıran, hiçbir konuda çözüm getirmeyen, fayda sağlamayan, şeytanın kışkırtmasıyla içine düşülen nefsani bir tavırdır. Bu nedenle bir anlık gaflet sonucu çekişme ortamına giren mümin hemen dikkatini toplayıp, ayetin hükmünü hatırlamalı, yaptığı işin Allah'ın beğenmediği bir davranış olduğunu idrak edip, bu tavrını terk etmeli, tevbe ederek bir daha tekrarlamamalıdır. </text:p>
      <text:p text:style-name="P15"><text:span text:style-name="T2">Müminler bu tür </text:span>ş<text:span text:style-name="T2">eytani ortamlara ya da bunlara zemin olu</text:span>ş<text:span text:style-name="T2">turabilecek konu</text:span>ş<text:span text:style-name="T2">ma ve davranı</text:span>ş<text:span text:style-name="T2">lara kar</text:span>ş<text:span text:style-name="T2">ı uyanık olmalı, bu tür bir davranı</text:span>ş<text:span text:style-name="T2">a anında müdahale ederek engellemelidirler. Zira Allah müminlerin hedefini Kuran'da belirtmi</text:span>ş<text:span text:style-name="T2">tir. </text:span>İ<text:span text:style-name="T2">nkarcılar, mü</text:span>ş<text:span text:style-name="T2">rikler ve münafıklar birlik olup inananlara kar</text:span>ş<text:span text:style-name="T2">ı mücadele ederken, onları bırakıp, müminlerle u</text:span>ğ<text:span text:style-name="T2">ra</text:span>ş<text:span text:style-name="T2">mak, onların </text:span>ş<text:span text:style-name="T2">evkini kırmak, gücünü azaltmak Kuran'a uygun bir tavır de</text:span>ğ<text:span text:style-name="T2">ildir.</text:span></text:p>
      <text:p text:style-name="P15"><text:span text:style-name="T2">Müminlere her konuda en do</text:span>ğ<text:span text:style-name="T2">ru yolu Allah ve elçisi göstermi</text:span>ş<text:span text:style-name="T2">tir. Hangi konuda olursa olsun, Allah Katında makbul olan tek bir do</text:span>ğ<text:span text:style-name="T2">ru vardır. Müminlerden hiçbirinin bir konuda di</text:span>ğ<text:span text:style-name="T2">erlerinden farklı bir anlayı</text:span>ş<text:span text:style-name="T2">ı, de</text:span>ğ<text:span text:style-name="T2">i</text:span>ş<text:span text:style-name="T2">ik bir zihniyeti olamaz. Dolayısıyla Kuran'da tarif edilen müminler arasında hiçbir konuda ihtilaf veya tartı</text:span>ş<text:span text:style-name="T2">ma söz konusu olmaz. Zira, Kuran'da dikkat çekildi</text:span>ğ<text:span text:style-name="T2">i gibi, ayrılık ve ihtilaf ancak inkarcılara has bir özelliktir. Kuran'da, müminlerin anla</text:span>ş<text:span text:style-name="T2">mazlı</text:span>ğ<text:span text:style-name="T2">a dü</text:span>ş<text:span text:style-name="T2">tükleri konuları Allah'a ve Resulü’ne döndürmeleri emredilir. Böylelikle her konu en do</text:span>ğ<text:span text:style-name="T2">ru </text:span>ş<text:span text:style-name="T2">ekilde çözüme ula</text:span>ş<text:span text:style-name="T2">ır. Yoksa müminlerin aralarında tartı</text:span>ş<text:span text:style-name="T2">arak, çeki</text:span>ş<text:span text:style-name="T2">erek sorunları halletmeye çalı</text:span>ş<text:span text:style-name="T2">arak, sonuca ula</text:span>ş<text:span text:style-name="T2">maları gibi bir yöntem Kuran'a tamamen aykırıdır. Bir di</text:span>ğ<text:span text:style-name="T2">er ayetin hükmüyle de müminlerin çeki</text:span>ş<text:span text:style-name="T2">melerine, aralarının bozulmasına kar</text:span>ş<text:span text:style-name="T2">ı, </text:span>ş<text:span text:style-name="T2">eytana kapıları kapatacak en güzel yöntemin 'sözün en güzelini söylemek' oldu</text:span>ğ<text:span text:style-name="T2">u bildirilmi</text:span>ş<text:span text:style-name="T2">tir:</text:span></text:p>
      <text:p text:style-name="P10"><text:soft-page-break/>Kullarıma, sözün en güzel olanını söylemelerini söyle. Çünkü şeytan aralarını açıp bozmaktadır. Şüphesiz şeytan insanın açıkça bir düşmanıdır. (İsra Suresi, 53)</text:p>
      <text:p text:style-name="P15"/>
      <text:p text:style-name="P15"/>
      <text:h text:style-name="P24" text:outline-level="1">SAYIN ADNAN OKTAR’IN MÜSLÜMANLARIN BİRBİRLERİNE DESTEK OLMALARI İLE İLGİLİ AÇIKLAMALARI</text:h>
      <text:p text:style-name="P17"/>
      <text:p text:style-name="P15"/>
      <text:p text:style-name="Tr_20_Body"><text:span text:style-name="Tr_20_Heading_20_4_20_Char"><text:span text:style-name="T16">ADNAN</text:span></text:span><text:span text:style-name="Tr_20_Heading_20_4_20_Char"><text:span text:style-name="T14"> </text:span></text:span><text:span text:style-name="Tr_20_Heading_20_4_20_Char"><text:span text:style-name="T16">OKTAR</text:span></text:span><text:span text:style-name="T14">: Bir de Müslümanlara bakın en kolayı söylüyorum, bir kere Müslümanları sevsinler, bunun ne zorluğu var? Birbirlerine kuşku ile bakıyorlar, bir kere bu cemaat ayrılıkları, mezhep ayrılıklarından kaynaklanan öfke ve ayrılığı tamamen gidermeleri lazım. Bakın en kolayını söylüyorum, bunu yapamıyorum diyemez, bunda bir çile var mı? Zorluk var mı? Gidecek, “selamünaleyküm - aleykümselam kardeşim, nasılsın” diyecek. Yemek yiyecek, sohbet edecek bakın en kolayını söylüyorum. Bu çok büyük bir fitnedir, bir kere bunun ortadan kalkması lazım. Müslümanlara hüsn-ü zan olması lazım. Dedikoduya çok yatkın Müslümanlar, epey bir bölümü böyle, iyi olanlar da var, onları tenzih ederim de. Hatta mesela bir ders ortamı, bir şey oldu mu, hemen cemaatlerin dedikodusuna başlıyorlar. Ben bunu çok gördüm. En tatlı gelen şeylerden bir tanesi bu oluyor. Yani iki kişi bir araya gelse hemen dedikoduya başlıyorlar. Dedikodu haramdır, Allah Müslümanın etini yemeye benzetiyor. Ve bu bereketsizlik, uğursuzluk getirir. Çok kötü bir şey, inşaAllah. <text:s/>Bunun dışında da İslam’ın dünyaya hakimiyeti için dua edilmesi lazım. Mesela internet sitesi; herkes sitesine koysun, “Ya Rabbi, Türk-İslam Birliği’ni görmeyi bizlere nasip et.” Değil mi? “Bütün Müslümanların birlikte yaşadığını görmeyi bizlere nasip et.” “Ya Rabbi mesela Mehdi (a.s.)’ın zuhurunu bizlere nasip et.” Birçok başlık koyabilirler. Onların sitesine giren, onunla karşılaşsın. Bu dua bir yayılsın. Yani bu yüzyılda İslam’ın hakimiyetini isteyen çok az insan var. </text:span><text:span text:style-name="T19">(Sayın Adnan Oktar’ın TV Kayseri, Samsun AKS TV ve Gaziantep Olay TV röportajından -2 Aralık 2009)</text:span></text:p>
      <text:p text:style-name="P18"/>
      <text:p text:style-name="P15"/>
      <text:h text:style-name="P25" text:outline-level="2">ZANDA BULUNMAMAK, GIYBET ETMEMEK, TECESSÜS ETMEMEK</text:h>
      <text:p text:style-name="P16"/>
      <text:p text:style-name="P10">Ey iman edenler, zandan çok kaçının; çünkü zannın bir kısmı günahtır. Tecessüs etmeyin (birbirinizin gizli yönlerini araştırmayın). Kiminiz kiminizin gıybetini yapmasın (arkasından çekiştirmesin.) Sizden biriniz, ölü kardeşinin etini yemeyi sever mi? İşte, bundan tiksindiniz. Allah'tan korkup-sakının. Şüphesiz Allah, tevbeleri kabul edendir, çok esirgeyendir. (Hucurat Suresi, 12)</text:p>
      <text:p text:style-name="P15"><text:span text:style-name="T2">Ayette, müminin sakınması gereken üç önemli tavırdan söz edilmektedir; zanda bulunmamak, gıybet etmemek, tecessüs etmemek... Bunlar aynı zamanda birbirleriyle ba</text:span>ğ<text:span text:style-name="T2">lantılı davranı</text:span>ş<text:span text:style-name="T2">lardır. Çünkü gıybet eden, yani bir mümini arkasından çeki</text:span>ş<text:span text:style-name="T2">tiren ki</text:span>ş<text:span text:style-name="T2">i, zaten onun hakkında birtakım kötü zanlar da besliyor demektir. Aynı </text:span>ş<text:span text:style-name="T2">ekilde tecessüs eden bir ki</text:span>ş<text:span text:style-name="T2">i de çe</text:span>ş<text:span text:style-name="T2">itli zanlar üzerine böyle bir davranı</text:span>ş<text:span text:style-name="T2">ta bulunmaktadır. </text:span></text:p>
      <text:p text:style-name="P15"><text:span text:style-name="T2">Her üçünün de ortak noktası, müminleri inciten, müminler arasındaki tesanüt ve dayanı</text:span>ş<text:span text:style-name="T2">mayı zedeleyen, sevgi, </text:span>ş<text:span text:style-name="T2">efkat ve merhameti azaltan davranı</text:span>ş<text:span text:style-name="T2">lar olmasıdır. Tümü de küfür toplumunun gündelik ya</text:span>ş<text:span text:style-name="T2">amında vazgeçilmez hale gelmi</text:span>ş<text:span text:style-name="T2"> çirkin alı</text:span>ş<text:span text:style-name="T2">kanlıklardır. Cahiliyenin gayet do</text:span>ğ<text:span text:style-name="T2">al kar</text:span>ş<text:span text:style-name="T2">ıladı</text:span>ğ<text:span text:style-name="T2">ı bu alı</text:span>ş<text:span text:style-name="T2">kanlıkların aslında ne kadar rahatsızlık veren hareketler oldu</text:span>ğ<text:span text:style-name="T2">u ayetteki gıybetle ilgili benzetmeden de anla</text:span>ş<text:span text:style-name="T2">ılabilir. Ayrıca bir ba</text:span>ş<text:span text:style-name="T2">ka ayette de 'arkadan çeki</text:span>ş<text:span text:style-name="T2">tirenler' hakkında Allah'ın büyük bir uyarısı yer almaktadır. Ayette </text:span>ş<text:span text:style-name="T2">öyle hükmedilir:</text:span></text:p>
      <text:p text:style-name="P10">Arkadan çekiştirip duran, kaş göz hareketleriyle alay eden her kişinin vay haline... (Hümeze Suresi, 1)</text:p>
      <text:p text:style-name="P10">Hayır; andolsun o, 'hutame'ye atılacaktır. "Hutame"nin ne olduğunu sana bildiren nedir? Allah'ın tutuşturulmuş ateşidir. (Hümeze Suresi, 4-6)</text:p>
      <text:p text:style-name="P15"><text:span text:style-name="T2">Görüldü</text:span>ğ<text:span text:style-name="T2">ü gibi ayetin devamında, bu davranı</text:span>ş<text:span text:style-name="T2"> biçimini benimseyenlere yönelik kesin bir cehennem uyarısı vardır. Bu kötü ahlakın müminlerin çok dikkatli olmaları gereken Kuran dı</text:span>ş<text:span text:style-name="T2">ı bir davranı</text:span>ş<text:span text:style-name="T2"> oldu</text:span>ğ<text:span text:style-name="T2">u açıktır.</text:span></text:p>
      <text:p text:style-name="P15">İ<text:span text:style-name="T2">nkarcıların birbirlerine olan kin, haset ve çekememezli</text:span>ğ<text:span text:style-name="T2">inden kaynaklanan tecessüs, gıybet gibi davranı</text:span>ş<text:span text:style-name="T2">ları </text:span>ş<text:span text:style-name="T2">eytan müminlere makul gösterebilmek için din adına yaptırmaya çalı</text:span>ş<text:span text:style-name="T2">abilir. Örne</text:span>ğ<text:span text:style-name="T2">in hata ve eksiklikleri olan bir müminin, arkasından çeki</text:span>ş<text:span text:style-name="T2">tirmeyi onun iyili</text:span>ğ<text:span text:style-name="T2">i ya da dinin menfaati için yapılması gereken bir hareketmi</text:span>ş<text:span text:style-name="T2"> gibi göstermeye çalı</text:span>ş<text:span text:style-name="T2">abilir. Oysa Allah Kuran'da müminleri bu davranı</text:span>ş<text:span text:style-name="T2">tan kesin olarak menetmi</text:span>ş<text:span text:style-name="T2">tir. </text:span></text:p>
      <text:p text:style-name="P15"><text:span text:style-name="T2">Ayette bildirilen müminlerin sakınması gereken hatalar içinde bir di</text:span>ğ<text:span text:style-name="T2">er tavır da "zanda bulunmamak"tır. Gıybet ve tecessüs zanna göre daha somut, yani dı</text:span>ş<text:span text:style-name="T2">tan görülebilen hatalardır. Bu nedenle bu hataları yapanları gören di</text:span>ğ<text:span text:style-name="T2">er müminler onları uyarıp bu davranı</text:span>ş<text:span text:style-name="T2">tan menetme imkanına sahip olabilirler. Ancak zan, kalpte beliren ve açı</text:span>ğ<text:span text:style-name="T2">a vurulmadıkça müminin yalnız kendisinin tespit edip önlem alabilece</text:span>ğ<text:span text:style-name="T2">i bir olaydır. Bunu yapmaz da gaflete dalarsa, kendi kendine dü</text:span>ş<text:span text:style-name="T2">ünürken ayette günah </text:span><text:soft-page-break/><text:span text:style-name="T2">sayılan birçok kötü zanda bulunabilir. Buradan müminin yalnızca yaptıklarından de</text:span>ğ<text:span text:style-name="T2">il, niyetinden, duygu ve dü</text:span>ş<text:span text:style-name="T2">üncelerinden de sorumlu oldu</text:span>ğ<text:span text:style-name="T2">unu anlamaktayız. Kitap boyunca inceleyece</text:span>ğ<text:span text:style-name="T2">imiz, kin, haset, korku, sevgi ve buna benzer birçok kavram da sorumlu olunan bu duygulardandır. Bu nedenle, müminin aklından geçirdikleri ve hissettikleri Allah'ın sınırlarını a</text:span>ş<text:span text:style-name="T2">mamalıdır. Kuran'ın ve sünnetin rehberli</text:span>ğ<text:span text:style-name="T2">inde duygu ve dü</text:span>ş<text:span text:style-name="T2">üncelerini terbiye eden insan ise </text:span>ş<text:span text:style-name="T2">üphesiz en do</text:span>ğ<text:span text:style-name="T2">ru yola ula</text:span>ş<text:span text:style-name="T2">ır. </text:span></text:p>
      <text:p text:style-name="P16"/>
      <text:p text:style-name="P15"/>
      <text:h text:style-name="P26" text:outline-level="2">ÖFKEYİ YENMEK</text:h>
      <text:p text:style-name="P16"/>
      <text:p text:style-name="P15"><text:span text:style-name="T2">Müminin öfkesini yenmesi, öfkenin sebep olabilece</text:span>ğ<text:span text:style-name="T2">i çe</text:span>ş<text:span text:style-name="T2">itli hatalardan ve zararlardan korunmasına vesile olur. Kuran'da öfkeyi yenme ile ilgili olarak </text:span>ş<text:span text:style-name="T2">öyle buyrulmaktadır:</text:span></text:p>
      <text:p text:style-name="P10">Onlar, bollukta da, darlıkta da infak edenler, öfkelerini yenenler ve insanlar(daki hakların)dan bağışlama ile (vaz) geçenlerdir. Allah, iyilik yapanları sever. (Al-i İmran Suresi, 134)</text:p>
      <text:p text:style-name="P15"><text:span text:style-name="T2">Belli durumlarda insanın öfkelenmesi yaratılı</text:span>ş<text:span text:style-name="T2">ından kaynaklanan bir davranı</text:span>ş<text:span text:style-name="T2"> olsa bile ayette bildirildi</text:span>ğ<text:span text:style-name="T2">i gibi müminin bu öfkesini sürdürmemesi, yenmesi gerekmektedir. Çünkü öfke, insanın akli fonksiyonlarını perdeleyen, olayları sa</text:span>ğ<text:span text:style-name="T2">lıklı de</text:span>ğ<text:span text:style-name="T2">erlendirip do</text:span>ğ<text:span text:style-name="T2">ru karar verebilmesini engelleyen bir etkendir. Böyle olunca da insanın Allah'ın sınırlarını gere</text:span>ğ<text:span text:style-name="T2">i gibi koruyabilmesi tehlikeye girmektedir. Kuran'da öfkenin en önemli zararlarından biri olarak da adaletten sapma gösterilir. Zira öfkenin aklı örtmesiyle, yapılan te</text:span>ş<text:span text:style-name="T2">hisler, verilen kararlar duygusal olmakta, bu da Kuran'a uygun adil bir sonuç vermemektedir. </text:span></text:p>
      <text:p text:style-name="P15">İ<text:span text:style-name="T2">nsanlara, özellikle de müminlere kar</text:span>ş<text:span text:style-name="T2">ı </text:span>ş<text:span text:style-name="T2">ahsi birtakım meselelerden duyulan öfkenin derhal giderilmesi, </text:span>ş<text:span text:style-name="T2">efkat ve merhametin esas alınması gerekir. Öfkelenen kimse haksızsa, zaten öfkelenmeye hiçbir hakkı olmadı</text:span>ğ<text:span text:style-name="T2">ı gibi, haksızlı</text:span>ğ<text:span text:style-name="T2">ını kabul edip telafi etmesi gerekmektedir. E</text:span>ğ<text:span text:style-name="T2">er haklıysa da yine öfkesini yenmeli ve ayetin belirtti</text:span>ğ<text:span text:style-name="T2">i gibi ba</text:span>ğ<text:span text:style-name="T2">ı</text:span>ş<text:span text:style-name="T2">layıcı olmayı seçmelidir.</text:span></text:p>
      <text:p text:style-name="P15"><text:span text:style-name="T2">Alemlere rahmet olan, kutlu Peygamberimiz (sav) de öfkeyi yenmenin önemini bir hadisinde </text:span>ş<text:span text:style-name="T2">öyle bildirmi</text:span>ş<text:span text:style-name="T2">tir:</text:span></text:p>
      <text:p text:style-name="P7">... İbn-i Ömer (r.a.)'dan rivayet edildiğine göre; Resulullah (sav) şöyle buyurdu demiştir: "Bir (mümin) kulun sırf Allah rızasını talep etmek için yuttuğu bir öfke yudumundan Allah Katında sevap bakımından daha büyük bir yudum yoktur." (Mace, Cilt10, s. 462)</text:p>
      <text:p text:style-name="P15"><text:span text:style-name="T2">Buraya kadar bahsetti</text:span>ğ<text:span text:style-name="T2">imiz, örnekler gündelik hayatta müminlerin ba</text:span>ş<text:span text:style-name="T2">ına gelebilecek belli ba</text:span>ş<text:span text:style-name="T2">lı durumlardandır. Bunlar dı</text:span>ş<text:span text:style-name="T2">ında, yerli yersiz her</text:span>ş<text:span text:style-name="T2">eye sinirlenen bir insan grubu da vardır ki bunlar; tevekkül, insanların, olayların tamamen Allah'ın kontrolünde olması gibi temel imani konuları gerekti</text:span>ğ<text:span text:style-name="T2">i gibi kavrayamamı</text:span>ş<text:span text:style-name="T2">lardır. Bu imani eksiklik de ruh hallerine asabiyet </text:span>ş<text:span text:style-name="T2">eklinde yansımı</text:span>ş<text:span text:style-name="T2">tır. Sürekli bir asabiyet hali içinde bulunduklarından öfkelerini yenmek konusunda ba</text:span>ş<text:span text:style-name="T2">arısızdırlar. Bu yüzden en ba</text:span>ş<text:span text:style-name="T2">ta imani zayıflıklarını ortadan kaldırmaları, imanlarını çok güçlendirmeleri gerekmektedir. </text:span></text:p>
      <text:p text:style-name="P15"><text:soft-page-break/><text:span text:style-name="T2">Bu arada, müminin hamiyet duygusunu di</text:span>ğ<text:span text:style-name="T2">erleriyle karı</text:span>ş<text:span text:style-name="T2">tırmamak lazımdır. Müminlere kar</text:span>ş<text:span text:style-name="T2">ı bir haksızlık ve zulüm yapıldı</text:span>ğ<text:span text:style-name="T2">ında Müslümanlara kar</text:span>ş<text:span text:style-name="T2">ı bir hakaret ya da saldırı oldu</text:span>ğ<text:span text:style-name="T2">unda müminin hamiyetinin olması, onun imanından kaynaklanan haklı ve do</text:span>ğ<text:span text:style-name="T2">ru bir davranı</text:span>ş<text:span text:style-name="T2">tır. Bu müminlerin ilmi mücadele </text:span>ş<text:span text:style-name="T2">evkini ve heyecanını arttıran, onları motive eden rahmani bir duygudur. </text:span></text:p>
      <text:p text:style-name="P16"/>
      <text:p text:style-name="P16"/>
      <text:h text:style-name="P26" text:outline-level="2">İŞİNDEN BOŞALINCA BAŞKA BİR İŞE BAŞLAMAK</text:h>
      <text:p text:style-name="P16"/>
      <text:p text:style-name="P15"><text:span text:style-name="T2">Kuran ayetlerine baktı</text:span>ğ<text:span text:style-name="T2">ımızda mümin için bo</text:span>ş<text:span text:style-name="T2"> vakit diye bir kavram olmadı</text:span>ğ<text:span text:style-name="T2">ını görürüz. Allah iman edenleri, hayatları boyunca hem kendi nefisleriyle hem de inkarcıların ahlakına kar</text:span>ş<text:span text:style-name="T2">ı fikri bir mücadele vermekle görevlendirmi</text:span>ş<text:span text:style-name="T2">tir. </text:span></text:p>
      <text:p text:style-name="P15"><text:span text:style-name="T2">Bunun için yapılması gereken pek çok hazırlık, yerine getirilmesi gereken sayısız görevler vardır. Bu ihlaslı çabanın bir sınırı, bir kesintisi ve ara verilebilecek bir zamanı da yoktur. Bu yüzden, ba</text:span>ş<text:span text:style-name="T2">arılan bir i</text:span>ş<text:span text:style-name="T2">, tamamlanan bir görev, bitirilen bir hazırlık, çalı</text:span>ş<text:span text:style-name="T2">malarına ara vermek için bir gerekçe de</text:span>ğ<text:span text:style-name="T2">il, tam tersine, yeni faaliyetleri ba</text:span>ş<text:span text:style-name="T2">latmanın vaktinin geldi</text:span>ğ<text:span text:style-name="T2">inin bir göstergesidir. Ayette bu durum </text:span>ş<text:span text:style-name="T2">öyle belirtilir:</text:span></text:p>
      <text:p text:style-name="P10">Şu halde boş kaldığın zaman, durmaksızın (dua ve ibadetle) yorulmaya-devam et. (İnşirah Suresi, 7)</text:p>
      <text:p text:style-name="P15"><text:span text:style-name="T2">Mümin, ayetin hükmüne göre Allah yolunda bir i</text:span>ş<text:span text:style-name="T2">i bitirince, hemen bir ba</text:span>ş<text:span text:style-name="T2">ka i</text:span>ş<text:span text:style-name="T2"> için yorulup çaba sarf etmeye ba</text:span>ş<text:span text:style-name="T2">layacaktır. Müminin hayatı boyunca sürdürece</text:span>ğ<text:span text:style-name="T2">i bu tutumun istisnası, Kuran'da Allah'ın belirtti</text:span>ğ<text:span text:style-name="T2">i gibi, dine hizmete kuvvet bulmak için gere</text:span>ğ<text:span text:style-name="T2">i kadar dinlenmesi ya da Allah'ın kendisine sundu</text:span>ğ<text:span text:style-name="T2">u nimetlerden, </text:span>ş<text:span text:style-name="T2">ükretmek, </text:span>ş<text:span text:style-name="T2">evk ve heyecanını artırmak için me</text:span>ş<text:span text:style-name="T2">ru sınırlar içinde faydalanmasıdır. </text:span></text:p>
      <text:p text:style-name="P15"><text:span text:style-name="T2">Müminin, Kuran ahlakını yayma yolundaki fikri mücadelesinde durmaksızın yorulması ile cahiliyenin hayat mücadelesi adını verdi</text:span>ğ<text:span text:style-name="T2">i zorluk, sıkıntı, mutsuzluk ve ümitsizlik içindeki çabası arasında en ufak bir benzerlik yoktur. </text:span>İ<text:span text:style-name="T2">nkar edenlerin dünyada çektikleri sıkıntı, yorgunluk ve çile, onların ahirette kar</text:span>ş<text:span text:style-name="T2">ıla</text:span>ş<text:span text:style-name="T2">acakları ve Allah’ın dilemesi dı</text:span>ş<text:span text:style-name="T2">ında kurtulamayacakları sonsuz azabın dünyadaki çok hafif bir ba</text:span>ş<text:span text:style-name="T2">langıcıdır. Oysa di</text:span>ğ<text:span text:style-name="T2">er yandan Allah'ı her</text:span>ş<text:span text:style-name="T2">eyin üzerinde tutan, O'nu büyük bir co</text:span>ş<text:span text:style-name="T2">ku ve ba</text:span>ğ<text:span text:style-name="T2">lılıkla seven müminin Allah yolunda sarf etti</text:span>ğ<text:span text:style-name="T2">i çaba, onun için daha cennete girmeden dünyada elde etti</text:span>ğ<text:span text:style-name="T2">i ve cennet zevklerine benzer çok büyük bir manevi lezzet içerir. Aynı zamanda bu çaba, Allah'ın dilemesiyle, ahirette onun kar</text:span>ş<text:span text:style-name="T2">ısına çok büyük ve sonsuz bir mükafat olarak çıkacaktır.</text:span></text:p>
      <text:p text:style-name="P16"/>
      <text:p text:style-name="P16"/>
      <text:h text:style-name="P26" text:outline-level="2">GÜVEN-KORKU HABERİNİ YAYGINLAŞTIRMAMAK</text:h>
      <text:p text:style-name="P16"/>
      <text:p text:style-name="P15"><text:soft-page-break/><text:span text:style-name="T2">Kuran ahlakının ya</text:span>ş<text:span text:style-name="T2">andı</text:span>ğ<text:span text:style-name="T2">ı bir toplumda Müslümanların, do</text:span>ğ<text:span text:style-name="T2">rudan ya da dolaylı, zarar veya menfaatini ilgilendiren her türlü haber ve bilginin, o haberden en do</text:span>ğ<text:span text:style-name="T2">ru sonucu çıkaracak yetkili ve sorumlu ki</text:span>ş<text:span text:style-name="T2">ilere ula</text:span>ş<text:span text:style-name="T2">tırılması Allah'ın kesin bir emridir. Kuran'da bu tür haberler "güven veya korku haberi" olarak adlandırılır. Ayette </text:span>ş<text:span text:style-name="T2">öyle buyrulmaktadır:</text:span></text:p>
      <text:p text:style-name="P10">Kendilerine güven veya korku haberi geldiğinde, onu yaygınlaştırıverirler. Oysa bunu peygambere ve kendilerinden olan emir sahiplerine götürmüş olsalardı, onlardan 'sonuç-çıkarabilenler,' onu bilirlerdi. Allah'ın üzerinizdeki fazlı ve rahmeti olmasaydı, azınız hariç herhalde şeytana uymuştunuz. (Nisa Suresi, 83)</text:p>
      <text:p text:style-name="P15"><text:span text:style-name="T2">Söz konusu haberin, ayette kınandı</text:span>ğ<text:span text:style-name="T2">ı gibi, insanlar arasında yaygınla</text:span>ş<text:span text:style-name="T2">tırılmasının pek çok sakıncaları vardır. Birincisi, asıl ula</text:span>ş<text:span text:style-name="T2">tırılması gereken makamlara bu haber ula</text:span>ş<text:span text:style-name="T2">mayacak ya da çok de</text:span>ğ<text:span text:style-name="T2">i</text:span>ş<text:span text:style-name="T2">ik a</text:span>ğ<text:span text:style-name="T2">ızlardan belki de çok farklı </text:span>ş<text:span text:style-name="T2">ekilde ula</text:span>ş<text:span text:style-name="T2">acaktır. Bu yüzden, acilen de</text:span>ğ<text:span text:style-name="T2">erlendirilip önlem alınması gereken bir konuda geç kalınmı</text:span>ş<text:span text:style-name="T2">, zamanında davranılamamı</text:span>ş<text:span text:style-name="T2"> olacaktır. </text:span>İ<text:span text:style-name="T2">kincisi, açıklanmaması gereken bir haberin yaygınla</text:span>ş<text:span text:style-name="T2">ması, inkarcı mü</text:span>ş<text:span text:style-name="T2">rik, münafık gibi </text:span>İ<text:span text:style-name="T2">slam ahlakına kar</text:span>ş<text:span text:style-name="T2">ı mücadele yürüten kimselerin de bundan haberdar olmalarına; ve bu bilgiyle çevrelerine zarar vermelerine yol açabilecektir. Ya da en azından bu habere dayalı bir önlemin alınmasını faydasız kılacaktır.</text:span></text:p>
      <text:p text:style-name="P15"><text:span text:style-name="T2">O nedenle, bu haberin, onu en do</text:span>ğ<text:span text:style-name="T2">ru ve en güzel </text:span>ş<text:span text:style-name="T2">ekilde yorumlayacak, onunla ilgili en do</text:span>ğ<text:span text:style-name="T2">ru ba</text:span>ğ<text:span text:style-name="T2">lantıları kuracak, de</text:span>ğ<text:span text:style-name="T2">erlendirmeleri yapacak ve en isabetli kararı verip en gerekli önlemleri alacak yetkili ve sorumlulara bir an önce iletilmesi </text:span>ş<text:span text:style-name="T2">arttır. Çok önemli bir husus da, müminin, korku ya da güven haberlerini son derece hassas </text:span>ş<text:span text:style-name="T2">ekilde fark edebilecek ve hiç vakit kaybetmeden ilgili mercilere ula</text:span>ş<text:span text:style-name="T2">tırabilecek bir akıl ve uyanıklı</text:span>ğ<text:span text:style-name="T2">a sahip olmasıdır. Bu anlayı</text:span>ş<text:span text:style-name="T2">a sahip akıllı müminlerin sayısının artması ise Kuran ahlakının yaygınla</text:span>ş<text:span text:style-name="T2">masına vesile olacak bir durumdur.</text:span></text:p>
      <text:p text:style-name="P16"/>
      <text:p text:style-name="P16"/>
      <text:h text:style-name="P26" text:outline-level="2">FASIKTAN GELEN HABERE GÖRE HAREKET ETMEMEK</text:h>
      <text:p text:style-name="P16"/>
      <text:p text:style-name="P15"><text:span text:style-name="T2">Fasık, do</text:span>ğ<text:span text:style-name="T2">ru yoldan sapmı</text:span>ş<text:span text:style-name="T2">, Allah'a isyan üzerine kurulu bir hayatı benimsemi</text:span>ş<text:span text:style-name="T2"> ki</text:span>ş<text:span text:style-name="T2">idir. Dolayısıyla, ondan Kuran'ın sınırlarını gözetmesi, adalet, do</text:span>ğ<text:span text:style-name="T2">ruluk, dürüstlük, güvenilirlik gibi mümin sıfatlarını üzerinde ta</text:span>ş<text:span text:style-name="T2">ıması beklenemez. Ayrıca fasık, Allah korkusu olmayan, müminlerin imanını kıskanan, elinden gelse müminleri de saptırmak isteyen, onlara zarar vermekten, kendi aklınca onları üzmekten zevk alan kimsedir. Ancak elbette bu amacına ula</text:span>ş<text:span text:style-name="T2">ması mümkün de</text:span>ğ<text:span text:style-name="T2">ildir. Çünkü her ne yaparsa yapsın, kendince müminler aleyhine nasıl bir tuzak kurarsa kursun, Allah tüm bu planları ters yüz edecek ve ya</text:span>ş<text:span text:style-name="T2">anan her olay müminlerin hayrına olacaktır. </text:span></text:p>
      <text:p text:style-name="P15"><text:span text:style-name="T2">Fasıktan müminlere ula</text:span>ş<text:span text:style-name="T2">an bir haber kesin bir bilgi niteli</text:span>ğ<text:span text:style-name="T2">i ta</text:span>ş<text:span text:style-name="T2">ımayan, do</text:span>ğ<text:span text:style-name="T2">rulu</text:span>ğ<text:span text:style-name="T2">u ara</text:span>ş<text:span text:style-name="T2">tırılması gereken bir konudur. Bu konudaki ayet </text:span>ş<text:span text:style-name="T2">öyledir:</text:span></text:p>
      <text:p text:style-name="P10"><text:soft-page-break/>Ey iman edenler, eğer bir fasık, size bir haber getirirse, onu 'etraflıca araştırın'. Yoksa cehalet sonucu, bir kavme kötülükte bulunursunuz da, sonra işlediklerinize pişman olursunuz. (Hucurat Suresi, 6)</text:p>
      <text:p text:style-name="P15"><text:span text:style-name="T2">Do</text:span>ğ<text:span text:style-name="T2">rulu</text:span>ğ<text:span text:style-name="T2">unu ara</text:span>ş<text:span text:style-name="T2">tırmadan, fasıktan gelen bir haber nedeniyle -Kuran'ın ölçülerine göre- güvenilir bir bilgi bulunmadan hüküm vermek, Allah'ın ayette belirtti</text:span>ğ<text:span text:style-name="T2">i gibi "cahilce" bir hareket olur. Yine bir ba</text:span>ş<text:span text:style-name="T2">ka ayetle de iman edenlerin, </text:span><text:span text:style-name="T5">"hakkında bilgileri olmayan bir </text:span><text:span text:style-name="T4">ş</text:span><text:span text:style-name="T5">eyin pe</text:span><text:span text:style-name="T4">ş</text:span><text:span text:style-name="T5">ine dü</text:span><text:span text:style-name="T4">ş</text:span><text:span text:style-name="T5">meleri"</text:span><text:span text:style-name="T2"> (</text:span>İ<text:span text:style-name="T2">sra Suresi, 36) yasaklanmı</text:span>ş<text:span text:style-name="T2">tır.</text:span></text:p>
      <text:p text:style-name="P16"/>
      <text:p text:style-name="P16"/>
      <text:h text:style-name="P24" text:outline-level="1">SAYIN ADNAN OKTAR’IN FASIKLARIN HABERİNE İNANMAMANIN ÖNEMİ İLE İLGİLİ AÇIKLAMALARI</text:h>
      <text:p text:style-name="P15"/>
      <text:p text:style-name="P15"/>
      <text:h text:style-name="P26" text:outline-level="2">‘Müslümanlara Atılan İftiralara Araştırmadan İnananların Durumu” </text:h>
      <text:p text:style-name="P15"/>
      <text:p text:style-name="P15">“Masonların iftiralarına, komünistlerin iftiralarına, iddia edilen Ergenekon örgütünün iftiralarına inanmak, Müslümanı ahirette sorumlu kılar. Bak, diyor ki Cenab-ı Allah, “bir fasık” diyor, yani Kuran’ın hükmüne uymayan bir kişi, Kuran’a göre hareket etmeyen bir kişi, <text:span text:style-name="T4">“size bir haber getirdiğinde”,</text:span> şeytandan Allah’a sığınırım, <text:span text:style-name="T4">“onu araştırın, tahkik edin, yani gözünüzle görün, kulağınızla işitin, yoksa inanmayın”</text:span> diyor. Şimdi ama öyle olmuyor. Mesela bakıyorsun bir mason yayın organında bir Müslümanla ilgili bir yazı çıkıyor. “Vay neler oluyormuş?” diyor. Ama evde kahvesini höpürdeterek içiyor. Bacak bacak üstüne atmış. Hiçbir riskin içine girmez. Hiçbir mücadelenin içine girmez. Ondan sonra, bir eli yağda bir eli balda, kendi işinde gücünde, çoluğa çocuğa karışmış. İşleri düzgün gidiyor kendi kafasına göre dünyevi anlamda. Ama öbür tarafta Müslüman kişi Allah rızası için varını yoğunu Allah yolunda harcamış, hayatın bütün sosyal yönlerinden çekilmiş, her türlü tehlikenin içine girmiş, dolayısıyla her türlü iftiraya, baskıya, zulme maruz kalmış. Buna rağmen evindeki o keyif içinde yaşayan adamların mason gazetelerden öğrendikleri haberlerin muhatabı oluyor. Bir de kendini savunmak mecburiyetinde kalıyor, üstüne üstlük. Bak o tebliğ yapmayan, dini yaymayan adamlar onun hakkında yorum yapıyorlar. O Müslüman da tebliğini durduruyor, bu sefer onların yorumunu da düzeltmekle uğraşıyor. Halbuki orada hiç olmazsa o ehl-i keyif takım, “arkadaş” demesi lazım, “ben bir ibadet yapayım, bari fasıktan gelen haberi araştırayım, inanmayayım, gözümle göreyim, kulağımla işiteyim” demesi gerekirken, bunu yapmıyorlar. Bunu yapmayınca ne olur? Müslümanın aldığı sevap on ise, milyon olur. Sevap kazandırma sebebidir bu varlıklar. Yani mutlaka hikmetle yaratılırlar. Mesela o olmazsa, o fasığın haberine inanan adamlar olmazsa, Müslüman daha az sevap kazanır. Müslümanın sevabını çoğaltan varlıklardır onlar, onun için onlar da hayırla, hikmetle yaratılırlar. Ama doğrusunu bilsinler diye anlatıyorum. Ahiret sorumluluğunu anlasınlar diye. Yoksa fayda getiriyorlar o yönüyle.” <text:span text:style-name="T10">(Sayın Adnan Oktar’ın 25 Ocak 2010 tarihli Adıyaman Asu ve Kral Karadeniz TV röportajından)</text:span></text:p>
      <text:p text:style-name="P18"/>
      <text:p text:style-name="P15"/>
      <text:h text:style-name="P25" text:outline-level="2">ALLAH’IN AYETLERİNE KARŞI MÜCADELE YÜRÜTEN İNSANLARA SEVGİ BESLEMEMEK</text:h>
      <text:p text:style-name="P16"/>
      <text:p text:style-name="P15"><text:span text:style-name="T2">Müminin bütün de</text:span>ğ<text:span text:style-name="T2">er yargıları Kuran ve sünnet üzerine kuruludur. Sevgi de bunlardan biridir. Mümin ancak Allah'ı ve Allah'ın sevdiklerini sever. Allah'ın ve müminlerin dü</text:span>ş<text:span text:style-name="T2">manlarına kar</text:span>ş<text:span text:style-name="T2">ı ise asla sevgi beslemez. Bu, Kuran'da Allah'ın belirledi</text:span>ğ<text:span text:style-name="T2">i net ve kesin bir ölçü olmakla birlikte, samimi bir mümin zaten imanının do</text:span>ğ<text:span text:style-name="T2">al bir sonucu olarak ba</text:span>ş<text:span text:style-name="T2">ka türlü hissedip davranamaz. Bunu içinden gelerek samimi bir </text:span>ş<text:span text:style-name="T2">ekilde yapar. </text:span>İ<text:span text:style-name="T2">manının </text:span>ş<text:span text:style-name="T2">iddeti ölçüsünde, Allah'a ve müminlere duydu</text:span>ğ<text:span text:style-name="T2">u sevginin </text:span>ş<text:span text:style-name="T2">iddeti de artar. Bu yüzden, isterse en yakınları için olsun, müminin bu ölçünün dı</text:span>ş<text:span text:style-name="T2">ında bir bakı</text:span>ş<text:span text:style-name="T2"> açısına sahip olması mümkün de</text:span>ğ<text:span text:style-name="T2">ildir. Ayette bu durum </text:span>ş<text:span text:style-name="T2">öyle açıklanır: </text:span></text:p>
      <text:p text:style-name="P10">Allah'a ve ahiret gününe iman eden hiçbir kavim (topluluk) bulamazsın ki, Allah'a ve elçisine başkaldıran kimselerle bir sevgi (ve dostluk) bağı kurmuş olsunlar; bunlar, ister babaları, ister çocukları, ister kardeşleri, isterse kendi aşiretleri (soyları) olsun. Onlar, öyle kimselerdir ki, (Allah) kalplerine imanı yazmış ve onları Kendinden bir ruh ile desteklemiştir... (Mücadele Suresi, 22) </text:p>
      <text:p text:style-name="P15"><text:span text:style-name="T2">Ancak her</text:span>ş<text:span text:style-name="T2">eye ra</text:span>ğ<text:span text:style-name="T2">men, zaman zaman, Kuran'ın hükümlerini yeni ö</text:span>ğ<text:span text:style-name="T2">renen, imanla, </text:span>İ<text:span text:style-name="T2">slam'la yeni tanı</text:span>ş<text:span text:style-name="T2">mı</text:span>ş<text:span text:style-name="T2"> ki</text:span>ş<text:span text:style-name="T2">ilerde geçmi</text:span>ş<text:span text:style-name="T2">lerindeki hatalı sevgi ve dostluk anlayı</text:span>ş<text:span text:style-name="T2">ını sürdürme e</text:span>ğ<text:span text:style-name="T2">ilimi olabilir. Genelde bilgi eksikli</text:span>ğ<text:span text:style-name="T2">inden ve imani bakı</text:span>ş<text:span text:style-name="T2"> açısının henüz tam olarak kalbe yerle</text:span>ş<text:span text:style-name="T2">memi</text:span>ş<text:span text:style-name="T2"> olmasından kaynaklanan bu tutumun ne derece yanlı</text:span>ş<text:span text:style-name="T2"> oldu</text:span>ğ<text:span text:style-name="T2">u Kuran'da </text:span>ş<text:span text:style-name="T2">öyle bildirilir: </text:span></text:p>
      <text:p text:style-name="P10">Ey iman edenler, benim de düşmanım, sizin de düşmanınız olanları veliler edinmeyin. Siz onlara karşı sevgi yöneltiyorsunuz; oysa onlar haktan size geleni inkâr etmişler, Rabbiniz olan Allah'a inanmanızdan dolayı elçiyi de, sizi de (yurtlarınızdan) sürüp-çıkarmışlardır. Eğer siz, Benim yolumda cehd etmek (çaba harcamak) ve Benim rızamı aramak amacıyla çıkmışsanız (nasıl) onlara karşı hâlâ sevgi gizliyorsunuz? Ben, sizin gizlediklerinizi ve açığa vurduklarınızı bilirim. Kim sizden bunu yaparsa, artık o, elbette yolun ortasından şaşırıp-sapmış olur. (Mümtehine Suresi, 1)</text:p>
      <text:p text:style-name="P15"><text:span text:style-name="T2">Ayetteki bu açık ve net uyarıdan sonra hala eski sevgi anlayı</text:span>ş<text:span text:style-name="T2">ını sürdüren, Kuran'a uygun de</text:span>ğ<text:span text:style-name="T2">er yargılarını benimsemeyen bir kimsenin, yolun ortasından </text:span>ş<text:span text:style-name="T2">a</text:span>ş<text:span text:style-name="T2">ırıp-sapaca</text:span>ğ<text:span text:style-name="T2">ı bildirilmi</text:span>ş<text:span text:style-name="T2">tir. E</text:span>ğ<text:span text:style-name="T2">er ki</text:span>ş<text:span text:style-name="T2">i bu sapkın ruh halini gizleyip de birtakım çıkarlar do</text:span>ğ<text:span text:style-name="T2">rultusunda müminlerin arasında tutunmaya çalı</text:span>ş<text:span text:style-name="T2">ırsa da, Allah bunu er ya da geç ortaya çıkaracaktır. Bir ayette </text:span>ş<text:span text:style-name="T2">u </text:span>ş<text:span text:style-name="T2">ekilde bildirilmektedir:</text:span></text:p>
      <text:p text:style-name="P10">Yoksa siz, içinizden cehd edenleri (çaba harcayanları) ve Allah'tan ve resulünde ve müminlerden başka sır-dostu edinmeyenleri Allah 'bilip (ortaya) çıkaradan' bırakılıvereceğinizi mi sandınız? Allah yaptıklarınızdan haberdardır. (Tevbe Suresi, 16)</text:p>
      <text:p text:style-name="P15"/>
      <text:p text:style-name="P15"/>
      <text:h text:style-name="P26" text:outline-level="2">KINAYANIN KINAMASINDAN KORKMAMAK</text:h>
      <text:p text:style-name="P16"/>
      <text:p text:style-name="P15"><text:soft-page-break/><text:span text:style-name="T2">Müminler her devirde, Allah'a kulluk etmeleri, O'nun emirlerini yerine getirmeleri, insanların de</text:span>ğ<text:span text:style-name="T2">il de yalnızca Allah'ın rızasını gözetmeleri nedeniyle içinde ya</text:span>ş<text:span text:style-name="T2">adıkları toplumlar tarafından yadırganmı</text:span>ş<text:span text:style-name="T2">lardır. </text:span>İ<text:span text:style-name="T2">nkar edenlerin kendi içinde olu</text:span>ş<text:span text:style-name="T2">turdu</text:span>ğ<text:span text:style-name="T2">u çarpık ya</text:span>ş<text:span text:style-name="T2">am biçimini ve felsefesini reddetmeleri, Kuran'da bildirilen ahlakı benimsemeleri nedeniyle çe</text:span>ş<text:span text:style-name="T2">itli tepkilerle kar</text:span>ş<text:span text:style-name="T2">ıla</text:span>ş<text:span text:style-name="T2">mı</text:span>ş<text:span text:style-name="T2">lardır. </text:span>İ<text:span text:style-name="T2">nkarcı toplumunun bu tepkisi, kar</text:span>ş<text:span text:style-name="T2">ı tavır alma, manevi baskı, kınama, fiziksel saldırı ve eziyet </text:span>ş<text:span text:style-name="T2">eklinde gerçekle</text:span>ş<text:span text:style-name="T2">mi</text:span>ş<text:span text:style-name="T2">tir.</text:span></text:p>
      <text:p text:style-name="P15"><text:span text:style-name="T2">Ancak, Allah'a kar</text:span>ş<text:span text:style-name="T2">ı tam bir güvene ve sarsılmaz bir imana sahip olan müminler, bu baskı ve kınamalar kar</text:span>ş<text:span text:style-name="T2">ısında dinlerinden en ufak bir taviz vermemi</text:span>ş<text:span text:style-name="T2">lerdir. Bu güzel ahlaklarından dolayı da Allah'ın yardım ve deste</text:span>ğ<text:span text:style-name="T2">ini kazanarak, inkarcılara kar</text:span>ş<text:span text:style-name="T2">ı zafer elde etmi</text:span>ş<text:span text:style-name="T2">lerdir. </text:span></text:p>
      <text:p text:style-name="P15"><text:span text:style-name="T2">Mümin, </text:span>İ<text:span text:style-name="T2">slam'ı ya</text:span>ş<text:span text:style-name="T2">arken her zaman fiziksel bir saldırıyla kar</text:span>ş<text:span text:style-name="T2">ıla</text:span>ş<text:span text:style-name="T2">mayabilir. Fakat Allah'ın emirlerini yerine getirmedeki titizli</text:span>ğ<text:span text:style-name="T2">i ve inkarcıların batıl fikir sistemini ezmedeki kararlılı</text:span>ğ<text:span text:style-name="T2">ı yüzünden etrafını saran ki</text:span>ş<text:span text:style-name="T2">iler tarafından çe</text:span>ş<text:span text:style-name="T2">itli ele</text:span>ş<text:span text:style-name="T2">tiri ve kınamalara maruz kalabilir. Ancak bu ki</text:span>ş<text:span text:style-name="T2">iler kısa zamanda bu tür kınamalara taviz vermeyen, güçlü </text:span>ş<text:span text:style-name="T2">ahsiyete sahip, Allah'a ve kendine güveni tam olan müminleri yolundan saptıramayaca</text:span>ğ<text:span text:style-name="T2">ını anlarlar. Müminler yalnızca Allah'tan korkarlar ve kendilerini kınayanlardan korkmazlar. Tam tersine, akılları, sabırları, dirayetleri, kararlılıkları ve ilmi mücadelelerindeki ba</text:span>ş<text:span text:style-name="T2">arılarıyla kınayıcılar üzerine büyük korku salarlar. Bu tür kınamalar müminleri daha da motive eder. <text:s/></text:span></text:p>
      <text:p text:style-name="P15"><text:span text:style-name="T2">Kınayanın kınamasından korkmak aynı zamanda da Allah'a kar</text:span>ş<text:span text:style-name="T2">ı </text:span>ş<text:span text:style-name="T2">irk ko</text:span>ş<text:span text:style-name="T2">mak demektir. Çünkü Allah ayetlerinde 'yalnızca Kendisi'nden korkulması gerekti</text:span>ğ<text:span text:style-name="T2">ini' bildirmektedir. Böyle bir ki</text:span>ş<text:span text:style-name="T2">i ise </text:span>İ<text:span text:style-name="T2">slam'a de</text:span>ğ<text:span text:style-name="T2">il yalnızca kendine zarar verir. Allah onun yerine kınayanın kınamasından korkmayan ve a</text:span>ş<text:span text:style-name="T2">a</text:span>ğ<text:span text:style-name="T2">ıdaki ayette sıralanan üstün vasıflarla donatılmı</text:span>ş<text:span text:style-name="T2"> müminleri getirir: </text:span></text:p>
      <text:p text:style-name="P10">Ey iman edenler, içinizden kim dininden geri döner (irtidat eder)se, Allah (yerine) Kendisi'nin onları sevdiği, onların da Kendisi'ni sevdiği, mü'minlere karşı alçak gönüllü, kafirlere karşı ise 'güçlü ve onurlu,' Allah yolunda cehd eden (çaba harcayan) ve kınayıcının kınamasından korkmayan bir topluluk getirir. Bu, Allah'ın bir fazlıdır, onu dilediğine verir. Allah (rahmetiyle) geniş olandır, bilendir. (Maide Suresi, 54)</text:p>
      <text:p text:style-name="P15"/>
      <text:p text:style-name="P15"/>
      <text:h text:style-name="P26" text:outline-level="2">NEFSİ TEMİZE ÇIKARMAMAK</text:h>
      <text:p text:style-name="P15"/>
      <text:p text:style-name="P15"><text:span text:style-name="T2">Hatasız olmak bir ilahlık vasfıdır ve yalnızca Allah'a mahsustur. Kuran'da en üstün imana ve ahlaka sahip olan peygamberlerin dahi çe</text:span>ş<text:span text:style-name="T2">itli hatalarından bahsedilmektedir. Müminlerin de bu tür hatalardan ve günahlardan sakınmaları ö</text:span>ğ<text:span text:style-name="T2">ütlenir. Peygamberlere ve tüm müminlere Kuran'ın birçok yerinde ba</text:span>ğ<text:span text:style-name="T2">ı</text:span>ş<text:span text:style-name="T2">lanma dilemeleri emredilir. </text:span>İ<text:span text:style-name="T2">man edenlerin bilerek ya da bilmeden günah i</text:span>ş<text:span text:style-name="T2">leyebilecekleri de Kuran'da haber verilmi</text:span>ş<text:span text:style-name="T2">tir. Bu durum insanın Allah kar</text:span>ş<text:span text:style-name="T2">ısındaki aczinin, her konuda, günah i</text:span>ş<text:span text:style-name="T2">lememe, Allah'ın emir ve yasaklarını yerine getirebilme konusunda bile yine Allah'a muhtaç oldu</text:span>ğ<text:span text:style-name="T2">unun bir göstergesidir. </text:span></text:p>
      <text:p text:style-name="P15"><text:soft-page-break/><text:span text:style-name="T2">Mümine dü</text:span>ş<text:span text:style-name="T2">en hata ve günahını fark etti</text:span>ğ<text:span text:style-name="T2">inde hemen pi</text:span>ş<text:span text:style-name="T2">manlık duyup vazgeçmek, tevbe ve isti</text:span>ğ<text:span text:style-name="T2">far ederek aynı günahı tekrar i</text:span>ş<text:span text:style-name="T2">lememeye çok özen göstermektir. Yoksa kendini hatasız, günahsız göstermek, temize çıkarmak de</text:span>ğ<text:span text:style-name="T2">il... Zira böyle yapmak zaten Allah'ın be</text:span>ğ<text:span text:style-name="T2">enmedi</text:span>ğ<text:span text:style-name="T2">i bir tavırdır: </text:span></text:p>
      <text:p text:style-name="P10">Ki onlar, ufak tefek günahlar dışında, günahın büyük olanından ve çirkin utanmazlıklardan kaçınırlar. Şüphesiz senin Rabbin, mağfireti geniş olandır. O, sizi daha iyi bilendir; hem sizi topraktan inşa ettiği (yarattığı) ve siz daha annelerinizin karnında cenin halinde bulunduğunuz zaman da. Öyleyse kendinizi temize çıkarıp-durmayın. O, sakınanı daha iyi bilendir. (Necm Suresi, 32)</text:p>
      <text:p text:style-name="P15"><text:span text:style-name="T2">Kendini temize çıkarma endi</text:span>ş<text:span text:style-name="T2">esinin altında yatan neden, insanın di</text:span>ğ<text:span text:style-name="T2">er insanlar arasında kendini hatasız ve kusursuz göstererek yüceltmek istemesinden kaynaklanır. Halbuki bunu yapan, de</text:span>ğ<text:span text:style-name="T2">il üstün bir konuma gelmek, tam tersine hem Allah Katında hem de müminlerin gözünde alçalır, küçük dü</text:span>ş<text:span text:style-name="T2">er. Açıkça olmasa da bir anlamda, kendince, ilahlık iddiasında bulundu</text:span>ğ<text:span text:style-name="T2">u için (Allah'ı tenzih ederiz) halis müminlerin kalbine sıkıntı ve rahatsızlık verir. Kendi aklınca müminleri aldatıp onların gözünde de</text:span>ğ<text:span text:style-name="T2">er ve üstünlük kazandı</text:span>ğ<text:span text:style-name="T2">ını sanırken, acınan ve idare edilen bir kimse oldu</text:span>ğ<text:span text:style-name="T2">unu fark edemez. Bir süre sonra kusursuz oldu</text:span>ğ<text:span text:style-name="T2">una gerçekten kendisi de inanmaya ba</text:span>ş<text:span text:style-name="T2">lar ve günden güne daha küçük dü</text:span>ş<text:span text:style-name="T2">ürücü bir tavır içerisine girer. <text:s/></text:span></text:p>
      <text:p text:style-name="P15"><text:span text:style-name="T2">Nefsini temize çıkaran kimse kendini günahsız gördü</text:span>ğ<text:span text:style-name="T2">ünden Allah'tan ba</text:span>ğ<text:span text:style-name="T2">ı</text:span>ş<text:span text:style-name="T2">lanma dilemeye, Allah'a yalvarıp af dilemeye gerek duymaz. Büyüklenen, müsta</text:span>ğ<text:span text:style-name="T2">niyetten azıp adeta kendini ilahla</text:span>ş<text:span text:style-name="T2">tırmı</text:span>ş<text:span text:style-name="T2"> bir kimse (Allah'ı tenzih ederiz) haline gelir. Kendi felaketini hazırlar.</text:span></text:p>
      <text:p text:style-name="P15"><text:span text:style-name="T2">Samimi bir mümin ise aczinin, kusurunun bilincindedir, bu yüzden sürekli olarak Allah'tan ba</text:span>ğ<text:span text:style-name="T2">ı</text:span>ş<text:span text:style-name="T2">lanma diler. Allah'ın rahmetini ve rızasını umar. Bu durumda Allah da onun kusurlarını örter, günahlarını ba</text:span>ğ<text:span text:style-name="T2">ı</text:span>ş<text:span text:style-name="T2">lar, gerçek manada temizleyip arındırır, üstün bir konuma getirir.</text:span></text:p>
      <text:p text:style-name="P10">Kendilerini (övgüyle) temize çıkaranları görmedin mi? Hayır; Allah, dilediğini temizleyip yüceltir. Onlar, 'bir hurma çekirdeğindeki iplikçik kadar' bile haksızlığa uğratılmazlar. (Nisa Suresi, 49)</text:p>
      <text:p text:style-name="P15"/>
      <text:p text:style-name="P15"/>
      <text:h text:style-name="P26" text:outline-level="2">SEVİLEN ŞEYLERDEN İNFAK ETMEK</text:h>
      <text:p text:style-name="P15"/>
      <text:p text:style-name="P15"><text:span text:style-name="T2">Samimi ve ihlaslı bir </text:span>ş<text:span text:style-name="T2">ekilde, Allah'ın rızası dı</text:span>ş<text:span text:style-name="T2">ında hiçbir amaç ya da kar</text:span>ş<text:span text:style-name="T2">ılık gözetmeden infak etmek imanın göstergesidir. </text:span>İ<text:span text:style-name="T2">nfak eden müminler pek çok ayette övülmü</text:span>ş<text:span text:style-name="T2"> ve müjdelenmi</text:span>ş<text:span text:style-name="T2">lerdir. Ancak Al-i </text:span>İ<text:span text:style-name="T2">mran Suresi'nin 92. ayetinde infak etme konusunda çok önemli bir ölçü verilmi</text:span>ş<text:span text:style-name="T2">tir: </text:span><text:span text:style-name="T5">"</text:span><text:span text:style-name="T4">İ</text:span><text:span text:style-name="T5">yili</text:span><text:span text:style-name="T4">ğ</text:span><text:span text:style-name="T5">e erebilmek için sevdi</text:span><text:span text:style-name="T4">ğ</text:span><text:span text:style-name="T5">i </text:span><text:span text:style-name="T4">ş</text:span><text:span text:style-name="T5">eylerden infak etmek"</text:span><text:span text:style-name="T2">. Ayette </text:span>ş<text:span text:style-name="T2">öyle buyrulmaktadır:</text:span></text:p>
      <text:p text:style-name="P10">Sevdiğiniz şeylerden infak edinceye kadar asla iyiliğe eremezsiniz. Her ne infak ederseniz, şüphesiz Allah onu bilir. (Al-i İmran Suresi, 92)</text:p>
      <text:p text:style-name="P15">İ<text:span text:style-name="T2">nsanın bir ki</text:span>ş<text:span text:style-name="T2">iye ya da bir </text:span>ş<text:span text:style-name="T2">eye verdi</text:span>ğ<text:span text:style-name="T2">i de</text:span>ğ<text:span text:style-name="T2">er, onu elde etmek için feda etti</text:span>ğ<text:span text:style-name="T2">i </text:span>ş<text:span text:style-name="T2">eyin büyüklü</text:span>ğ<text:span text:style-name="T2">üyle orantılıdır. E</text:span>ğ<text:span text:style-name="T2">er bazı </text:span>ş<text:span text:style-name="T2">eyleri feda edemiyorsa, o </text:span>ş<text:span text:style-name="T2">eyler onun için daha kıymetli demektir. Hiçbir </text:span>ş<text:span text:style-name="T2">ey </text:span><text:soft-page-break/><text:span text:style-name="T2">Allah'ın rızası ve rahmetinden daha de</text:span>ğ<text:span text:style-name="T2">erli olamayaca</text:span>ğ<text:span text:style-name="T2">ı için gerçek bir mümin bunları elde etmek için sahip oldu</text:span>ğ<text:span text:style-name="T2">u her</text:span>ş<text:span text:style-name="T2">eyi bir anda gözden çıkarabilir. Böyle davranmadı</text:span>ğ<text:span text:style-name="T2">ı takdirde sevgi ve ba</text:span>ğ<text:span text:style-name="T2">lılık duydu</text:span>ğ<text:span text:style-name="T2">u dünyevi birtakım </text:span>ş<text:span text:style-name="T2">eyleri Allah'ın ho</text:span>ş<text:span text:style-name="T2">nutlu</text:span>ğ<text:span text:style-name="T2">unun üzerinde tuttu</text:span>ğ<text:span text:style-name="T2">u ortaya çıkar. Bu durumda da ayette bildirildi</text:span>ğ<text:span text:style-name="T2">i gibi asla iyili</text:span>ğ<text:span text:style-name="T2">e eri</text:span>ş<text:span text:style-name="T2">emez. </text:span></text:p>
      <text:p text:style-name="P15"><text:span text:style-name="T2">Bir insan çok fazla infakta bulunuyor, büyük hizmetler yapıyor, sürekli ibadet ediyor olabilir. Dini bilgisi de çok fazla olabilir. Ancak durum gerektirdi</text:span>ğ<text:span text:style-name="T2">i zaman sevdi</text:span>ğ<text:span text:style-name="T2">i bir </text:span>ş<text:span text:style-name="T2">eyden kopamıyor, Allah yolunda onu infak edemiyorsa, bu imani bir zaaf ve çok büyük bir eksikliktir. Çünkü o </text:span>ş<text:span text:style-name="T2">eyi Allah'ın rızasına tercih etmi</text:span>ş<text:span text:style-name="T2"> olur. Ameli ne olursa olsun bu ki</text:span>ş<text:span text:style-name="T2">i, imanın özünü kavrayamamı</text:span>ş<text:span text:style-name="T2">, önceden iyi </text:span>ş<text:span text:style-name="T2">eyler yaptı</text:span>ğ<text:span text:style-name="T2">ını sanırken yaptıkları bo</text:span>ş<text:span text:style-name="T2">a gitmi</text:span>ş<text:span text:style-name="T2">tir.</text:span></text:p>
      <text:p text:style-name="P15"><text:span text:style-name="T2">Sevginin yalnızca Allah'a yöneltilmesi, sevilen di</text:span>ğ<text:span text:style-name="T2">er </text:span>ş<text:span text:style-name="T2">eylerin, di</text:span>ğ<text:span text:style-name="T2">er insanların ise ancak Allah'ın tecellisi olarak, Allah da onları sevdi</text:span>ğ<text:span text:style-name="T2">i için, Allah'ın rızasını kazanmak için sevilmeleri gerekti</text:span>ğ<text:span text:style-name="T2">ini önceki bölümlerde belirtmi</text:span>ş<text:span text:style-name="T2">tik. Allah Katında tek makbul olan sevgi </text:span>ş<text:span text:style-name="T2">ekli budur. Böyle olunca insan zaten sevdi</text:span>ğ<text:span text:style-name="T2">i ve sahip oldu</text:span>ğ<text:span text:style-name="T2">u </text:span>ş<text:span text:style-name="T2">eyleri her zaman ve hiç tereddüt etmeden, seve seve feda eder. Sevgisi Allah için oldu</text:span>ğ<text:span text:style-name="T2">undan kaybetti</text:span>ğ<text:span text:style-name="T2">i bir </text:span>ş<text:span text:style-name="T2">ey yoktur. Zira Allah her tarafı sarıp ku</text:span>ş<text:span text:style-name="T2">atmı</text:span>ş<text:span text:style-name="T2">tır. Ona </text:span>ş<text:span text:style-name="T2">ah damarından daha yakındır. Bir </text:span>ş<text:span text:style-name="T2">ey kaybetmedi</text:span>ğ<text:span text:style-name="T2">i gibi, Allah'ın diledi</text:span>ğ<text:span text:style-name="T2">i </text:span>ş<text:span text:style-name="T2">ekilde davrandı</text:span>ğ<text:span text:style-name="T2">ından Allah'ın daha büyük sevgi ve ikramına kavu</text:span>ş<text:span text:style-name="T2">ur. Elinden çıkana üzülmez, tersine daha çok sevinir. Gerçek mümin tavrı da budur. </text:span></text:p>
      <text:p text:style-name="P15"><text:span text:style-name="T2">Oysa ki</text:span>ş<text:span text:style-name="T2">i sevdi</text:span>ğ<text:span text:style-name="T2">i </text:span>ş<text:span text:style-name="T2">eyi ya da kimseyi Allah'tan ba</text:span>ğ<text:span text:style-name="T2">ımsız müstakil bir varlık olarak seviyorsa, onu Allah'a ortak ko</text:span>ş<text:span text:style-name="T2">mu</text:span>ş<text:span text:style-name="T2">, put edinmi</text:span>ş<text:span text:style-name="T2"> olur. Bu </text:span>ş<text:span text:style-name="T2">eyi infak etmesi gerekince, e</text:span>ğ<text:span text:style-name="T2">er her</text:span>ş<text:span text:style-name="T2">eye ra</text:span>ğ<text:span text:style-name="T2">men Allah'ın emirlerine uyar, samimi olarak onu infak ederse Allah'ın dilemesiyle, cahilli</text:span>ğ<text:span text:style-name="T2">i ve hevası nedeniyle içine dü</text:span>ş<text:span text:style-name="T2">tü</text:span>ğ<text:span text:style-name="T2">ü bu </text:span>ş<text:span text:style-name="T2">irkten arınıp temizlenmi</text:span>ş<text:span text:style-name="T2"> olur. Sonuçta da iyili</text:span>ğ<text:span text:style-name="T2">e erer, Allah'ın rahmetine kavu</text:span>ş<text:span text:style-name="T2">ur. </text:span></text:p>
      <text:p text:style-name="P16"/>
      <text:p text:style-name="P16"/>
      <text:h text:style-name="P26" text:outline-level="2">BEĞENİLMEYEN BİR ŞEYİ İNFAK ETMEMEK</text:h>
      <text:p text:style-name="P16"/>
      <text:p text:style-name="P15"><text:span text:style-name="T2">Tüm ibadetlerde oldu</text:span>ğ<text:span text:style-name="T2">u gibi, infak ederken de, bu ibadetin hikmetinin akılda tutulması çok önemlidir. </text:span>İ<text:span text:style-name="T2">nfak müminler için manevi bir arınma ve temizlenme vesilesidir. </text:span>İ<text:span text:style-name="T2">nsan sevdi</text:span>ğ<text:span text:style-name="T2">i, de</text:span>ğ<text:span text:style-name="T2">er verdi</text:span>ğ<text:span text:style-name="T2">i </text:span>ş<text:span text:style-name="T2">eyleri yalnızca Allah diledi</text:span>ğ<text:span text:style-name="T2">i için, O'nun ho</text:span>ş<text:span text:style-name="T2">nutlu</text:span>ğ<text:span text:style-name="T2">unu kazanmak için seve seve feda ediyorsa ancak o zaman yaptı</text:span>ğ<text:span text:style-name="T2">ı infak Allah Katında bir anlam ve de</text:span>ğ<text:span text:style-name="T2">er kazanır. Mümin bu </text:span>ş<text:span text:style-name="T2">ekilde Allah'ın rahmet ve ho</text:span>ş<text:span text:style-name="T2">nutlu</text:span>ğ<text:span text:style-name="T2">unu dünyadaki hiçbir </text:span>ş<text:span text:style-name="T2">eye de</text:span>ğ<text:span text:style-name="T2">i</text:span>ş<text:span text:style-name="T2">meyece</text:span>ğ<text:span text:style-name="T2">ini, bu u</text:span>ğ<text:span text:style-name="T2">urda her</text:span>ş<text:span text:style-name="T2">eyi feda edebilece</text:span>ğ<text:span text:style-name="T2">ini kanıtlamı</text:span>ş<text:span text:style-name="T2"> olur. Mümin bu </text:span>ş<text:span text:style-name="T2">ekilde davranarak Allah'ın rızasını ve rahmetini kazanmaya muhtaçtır. Allah her</text:span>ş<text:span text:style-name="T2">eyden münezzehtir. Bu konuyla ilgili bir ayette </text:span>ş<text:span text:style-name="T2">öyle buyrulur:</text:span></text:p>
      <text:p text:style-name="P10">Ey iman edenler, kazandıklarınızın iyi olanından ve sizin için yerden bitirdiklerimizden infak edin. Kendinizin göz yummadan alamayacağınız bayağı şeyleri vermeye kalkışmayın ve bilin ki, şüphesiz Allah, hiçbir şeye ihtiyacı olmayandır, övülmeye layık olandır. (Bakara Suresi, 267)</text:p>
      <text:p text:style-name="P15"><text:soft-page-break/>İ<text:span text:style-name="T2">nfak olarak, ho</text:span>ş<text:span text:style-name="T2">lanmadı</text:span>ğ<text:span text:style-name="T2">ı, zaten ba</text:span>ş<text:span text:style-name="T2">ından savmak istedi</text:span>ğ<text:span text:style-name="T2">i hatta hakir gördü</text:span>ğ<text:span text:style-name="T2">ü </text:span>ş<text:span text:style-name="T2">eyleri vermeye kalkı</text:span>ş<text:span text:style-name="T2">mak görüldü</text:span>ğ<text:span text:style-name="T2">ü gibi ayette de menedilmi</text:span>ş<text:span text:style-name="T2">tir. Görünürde infak etmi</text:span>ş<text:span text:style-name="T2"> olmak maksadıyla böyle bir hareket yapmak ki</text:span>ş<text:span text:style-name="T2">iye Allah Katında bir </text:span>ş<text:span text:style-name="T2">ey kazandırmaz. Bu yüzden mümin yukarıdaki ayette bildirilen ve Kuran ahlakına aykırı olan bu hatadan titizlikle sakınmalıdır. </text:span></text:p>
      <text:p text:style-name="P16"/>
      <text:p text:style-name="P16"/>
      <text:h text:style-name="P26" text:outline-level="2">CİMRİLİK YAPMAMAK, MALI YIĞIP BİRİKTİRMEMEK</text:h>
      <text:p text:style-name="P16"/>
      <text:p text:style-name="P15"><text:span text:style-name="T2">Kuran ahlakından uzak toplumlarda yaygın olan yanlı</text:span>ş<text:span text:style-name="T2"> bir infak anlayı</text:span>ş<text:span text:style-name="T2">ı vardır. Bu anlayı</text:span>ş<text:span text:style-name="T2">a göre vicdan rahatlatmak için ki</text:span>ş<text:span text:style-name="T2">i malından az bir </text:span>ş<text:span text:style-name="T2">ey verir. Böylece de büyük bir dini vecibeyi yerine getirmenin huzuru içinde malının geri kalan büyük bölümünü elinde tutar. Halbuki, Kuran'da bu tavrın yanlı</text:span>ş<text:span text:style-name="T2">lı</text:span>ğ<text:span text:style-name="T2">ı açıkça bildirilmektedir. Ayetlerde </text:span>ş<text:span text:style-name="T2">öyle buyrulur:</text:span></text:p>
      <text:p text:style-name="P10">Şimdi, o yüz çevireni gördün mü? Azıcık verdi ve gerisini kaya gibi sımsıkı elinde tuttu. (Necm Suresi, 33-34)</text:p>
      <text:p text:style-name="P15"><text:span text:style-name="T2">Allah'ın Kuran'da belirtti</text:span>ğ<text:span text:style-name="T2">i infak ibadeti ise tamamen farklıdır. Kuran'a göre infak etmedeki ölçü, "... ihtiyaçtan arta kalan"dır. (Bakara Suresi, 219) Bu, Allah'ın herkese farz kıldı</text:span>ğ<text:span text:style-name="T2">ı bir hükümdür. Ayet </text:span>ş<text:span text:style-name="T2">öyledir:</text:span></text:p>
      <text:p text:style-name="P10">... Ve sana neyi infak edeceklerini sorarlar. De ki: "İhtiyaçtan artakalanı." Böylece Allah, size ayetlerini açıklar; umulur ki düşünürsünüz. (Bakara Suresi, 219)</text:p>
      <text:p text:style-name="P15"><text:span text:style-name="T2">Bu hükme riayet etmeyen ki</text:span>ş<text:span text:style-name="T2">i Allah'ın be</text:span>ğ<text:span text:style-name="T2">enmedi</text:span>ğ<text:span text:style-name="T2">i bir davranı</text:span>ş<text:span text:style-name="T2">ı yapmakla ahireti açısından büyük bir sorumluluk altına girmektedir. Zira ihtiyaçtan fazlasını elinde tutan bir kimse Allah'ın kesin bir hükmünü ısrarla yerine getirmemektedir. Cimrilik yapmakta ve gerçekte tümü Allah'a ait olan ve Allah'ın kendisini denemek için verdi</text:span>ğ<text:span text:style-name="T2">i ve infak etmesini bildirdi</text:span>ğ<text:span text:style-name="T2">i mala haksız olarak sahip çıkıp kendisine saklamaktadır. Allah gerçekte inkarcılara özgü olan bu davranı</text:span>ş<text:span text:style-name="T2">ı gösteren insanları Kuran'da </text:span>ş<text:span text:style-name="T2">öyle tarif etmektedir:</text:span></text:p>
      <text:p text:style-name="P10">Onlar, cimrilikte bulunurlar, insanlara da cimriliği emreder (önerir)ler. Allah'ın fazlından kendilerine verdiğini gizli tutarlar. Biz o kafirlere aşağılatıcı bir azab hazırlamışızdır. (Nisa Suresi, 37)</text:p>
      <text:p text:style-name="P15"><text:span text:style-name="T2">Kendisinden isterler korkusuyla Allah'ın verdi</text:span>ğ<text:span text:style-name="T2">i malı ve nimetleri gizleyen kimselerin ahiretteki acı akıbetleri Kuran ayetlerinde </text:span>ş<text:span text:style-name="T2">öyle anlatılmı</text:span>ş<text:span text:style-name="T2">tır:</text:span></text:p>
      <text:p text:style-name="P10">Ey iman edenler, gerçek şu ki, (Yahudi) bilginlerinden ve (Hristiyan) rahiplerinden çoğu, insanların mallarını haksızlıkla yerler ve Allah'ın yolundan alıkoyarlar. Altını ve gümüşü biriktirip de Allah yolunda harcamayanlar... Onlara acı bir azabı müjdele. Bunların üzerlerinin cehennem ateşinde kızdırılacağı gün, onların alınları, böğürleri ve sırtları bunlarla dağlanacak (ve:) "İşte bu, kendiniz için yığıp-sakladıklarınızdır; yığıp-sakladıklarınızı tadın" (denilecek). (Tevbe Suresi, 34-35)</text:p>
      <text:p text:style-name="P10"><text:soft-page-break/>Ki o, mal yığıp biriktiren ve onu saydıkça sayandır. Gerçekten malının kendisini ebedi kılacağını sanıyor. Hayır; andolsun o, 'hutame'ye atılacaktır. "Hutame"nin ne olduğunu sana bildiren nedir? Allah'ın tutuşturulmuş ateşidir. (Hümeze Suresi, 2-6)</text:p>
      <text:p text:style-name="P15"><text:span text:style-name="T2">Müminin elbette bu ayetlerde tarif edilen ölçüde bir cimrilik yapması ya da mal yı</text:span>ğ<text:span text:style-name="T2">ıp biriktirmesi söz konusu olamaz. Ancak dikkat etmesi gereken, çok az bir miktarda da olsa ayetlerde kınanan tutuma meyletmektir. Bir ki</text:span>ş<text:span text:style-name="T2">i malının çok büyük bir kısmını infak etmi</text:span>ş<text:span text:style-name="T2"> olabilir. Fakat ihtiyacından fazla olan çok az bir kısmını kendine ayırmakta ya da ilerisi için saklamakta bir sakınca görmüyorsa, yukarıdaki ayetlerde tarif edilen zihniyete meyletmi</text:span>ş<text:span text:style-name="T2"> olur. Çünkü cimrilik ve malı yı</text:span>ğ<text:span text:style-name="T2">ıp biriktirmenin ardında yatan temel sebepler, gelecek endi</text:span>ş<text:span text:style-name="T2">esi, fakirlik korkusu, dünyayı ahiretten ön planda tutma gibi endi</text:span>ş<text:span text:style-name="T2">elerdir. Bu endi</text:span>ş<text:span text:style-name="T2">elerin sebebi de Allah'a kar</text:span>ş<text:span text:style-name="T2">ı duyulan güvendeki eksiklik, tevekkülsüzlüktür. Tevekkülsüzlük de imani zayıflıktan kaynaklanan önemli bir konudur. Görüldü</text:span>ğ<text:span text:style-name="T2">ü gibi çok küçük, önemsiz görünen bir zaafın altında çok önemli eksiklikler yatabilmektedir. Allah'ın di</text:span>ğ<text:span text:style-name="T2">er sınırlarını korumadaki zaaflar gibi, infak konusundaki bu zaaf da ki</text:span>ş<text:span text:style-name="T2">inin gerçek imani durumunu, ihlas ve samimiyet derecesini gözler önüne sermektedir. Halis bir müminin küçük çıkarlara tamah etmeden dünyada ve ahirette büyük bir kayba u</text:span>ğ<text:span text:style-name="T2">ramaktan çekinip korkarak, Allah'ın bu hükmünü titizlikle yerine getirmesi gerekmektedir.</text:span></text:p>
      <text:p text:style-name="P16"/>
      <text:p text:style-name="P16"/>
      <text:h text:style-name="P26" text:outline-level="2">İSRAF ETMEMEK</text:h>
      <text:p text:style-name="P16"/>
      <text:p text:style-name="P15"><text:span text:style-name="T2">Allah'ın verdi</text:span>ğ<text:span text:style-name="T2">i nimetin de</text:span>ğ<text:span text:style-name="T2">erini takdir edememek, verilen nimetleri kullanırken veya sarf ederken bilinçsizce hareket etmek israfa neden olur. Allah insanları bu konuda </text:span>ş<text:span text:style-name="T2">öyle uyarmaktadır:</text:span></text:p>
      <text:p text:style-name="P10">... İsraf ederek saçıp-savurma. Çünkü saçıp-savuranlar, şeytanın kardeşleri olmuşlardır; şeytan ise Rabbine karşı nankördür. (İsra Suresi, 26-27)</text:p>
      <text:p text:style-name="P15"><text:span text:style-name="T2">Nimetin de</text:span>ğ<text:span text:style-name="T2">erini bilmemek, hakkını vermemek, Allah'ın lütuf ve ikramına kar</text:span>ş<text:span text:style-name="T2">ı nankörlük etmek olur. Ayette belirtildi</text:span>ğ<text:span text:style-name="T2">i gibi nankörlük, </text:span>ş<text:span text:style-name="T2">eytanın temel vasfı oldu</text:span>ğ<text:span text:style-name="T2">undan, israf ederek nankörlük yapanlar da </text:span>ş<text:span text:style-name="T2">eytana uymu</text:span>ş<text:span text:style-name="T2"> olur, onun karde</text:span>ş<text:span text:style-name="T2">inden farksız olurlar. Nimetin, insanın </text:span>ş<text:span text:style-name="T2">ükrünü daha da arttırması gerekirken, onu olur olmaz yerlere ziyan etmek, nimeti veren Yüce Allah'ı takdir edememek demektir. Bunun ahiretteki kar</text:span>ş<text:span text:style-name="T2">ılı</text:span>ğ<text:span text:style-name="T2">ı da Allah'ın cennetinden, rahmetinden ve nimetlerinden uzak kalmak demektir. Cennet Allah'ın sonsuz nimetleriyle donatılmı</text:span>ş<text:span text:style-name="T2"> ihti</text:span>ş<text:span text:style-name="T2">am dolu bir yerdir. Ancak, daha bu dünyadaki nimetlere duyarsız kalan, kıymetini bilmeyen, Allah'a gere</text:span>ğ<text:span text:style-name="T2">i gibi </text:span>ş<text:span text:style-name="T2">ükredemeyen bir kimsenin cennet nimetlerini hakkıyla takdir edip Allah'ı yüceltmesi de mümkün de</text:span>ğ<text:span text:style-name="T2">ildir. Cenneti hak edebilmek için öncelikle dünya hayatında bu üstün ahlakı kazanabilmek gerekmektedir. Açıkça görülen bir sefahat ortamı olmasa bile, ufak tefek </text:span>ş<text:span text:style-name="T2">eylerde israf yapmak, nimeti hor kullanmak, ziyan olmasına, zarar görmesine sebep olmak, bildi</text:span>ğ<text:span text:style-name="T2">i halde ba</text:span>ş<text:span text:style-name="T2">tan zararı engelleyici tedbirleri almamak gibi hareketler de yine nimete nankörlük anlamına gelir. Müminin en çok, bu tür dikkatten kaçabilecek israflara kar</text:span>ş<text:span text:style-name="T2">ı titiz olması ve Allah'ın verdi</text:span>ğ<text:span text:style-name="T2">i nimetlere nankörlük yapmaktan çok korkması gerekir. <text:s/></text:span></text:p>
      <text:p text:style-name="P15"><text:soft-page-break/><text:span text:style-name="T2">Allah sınırsız nimetinden müminlerin en güzel </text:span>ş<text:span text:style-name="T2">ekilde istifade etmelerini ister; ancak israf etmemek kaydıyla... </text:span></text:p>
      <text:p text:style-name="P10">Ey Ademoğulları, her mescid yanında ziynetlerinizi takının. Yiyin, için ve israf etmeyin. Çünkü O, israf edenleri sevmez. (Araf Suresi, 31)</text:p>
      <text:p text:style-name="P15"/>
      <text:p text:style-name="P15"/>
      <text:h text:style-name="P26" text:outline-level="2">GÖSTERİŞ İÇİN İNFAK ETMEMEK</text:h>
      <text:p text:style-name="P15"/>
      <text:p text:style-name="P15">İ<text:span text:style-name="T2">nfak etme konusunda Allah'ın ho</text:span>ş<text:span text:style-name="T2">nut olmayaca</text:span>ğ<text:span text:style-name="T2">ı bir tavır da bu ibadete gösteri</text:span>ş<text:span text:style-name="T2">in karı</text:span>ş<text:span text:style-name="T2">masıdır. Gösteri</text:span>ş<text:span text:style-name="T2"> amacıyla infak etmek münafıklara ve inkar edenlere özgü bir davranı</text:span>ş<text:span text:style-name="T2">tır: <text:s/></text:span></text:p>
      <text:p text:style-name="P10">Ve onlar, mallarını insanlara gösteriş olsun diye infak ederler, Allah'a ve ahiret gününe de inanmazlar. Şeytan, kime arkadaş olursa, artık ne kötü bir arkadaştır o. (Nisa Suresi, 38)</text:p>
      <text:p text:style-name="P15"><text:span text:style-name="T2">Ancak yine mümin de kendini böyle bir hatadan müsta</text:span>ğ<text:span text:style-name="T2">ni görmemeli, infak ederken bilinçaltında da olsa, niyetine, saf Allah rızası dı</text:span>ş<text:span text:style-name="T2">ında amaçların, beklentilerin karı</text:span>ş<text:span text:style-name="T2">mamasına dikkat etmelidir. "</text:span>İ<text:span text:style-name="T2">nfak etmedi, az verdi demesinler", "kınamasınlar","canını malını satmı</text:span>ş<text:span text:style-name="T2">, takva sahibi desinler", "en çok infak eden desinler", "çok üstün bir imana sahip desinler", "daha çok itibar etsinler, sevgi ve saygı göstersinler", "makam, mevki, imkan versinler" gibi </text:span>ş<text:span text:style-name="T2">eytani telkinlerin, fark etmeden niyetine karı</text:span>ş<text:span text:style-name="T2">ıp amelini </text:span>ş<text:span text:style-name="T2">irke dönü</text:span>ş<text:span text:style-name="T2">türmesine, ahiretini tehlikeye sokmasına asla fırsat vermemelidir. </text:span></text:p>
      <text:p text:style-name="P16"/>
      <text:p text:style-name="P16"/>
      <text:h text:style-name="P26" text:outline-level="2">BOŞ KONUŞMAMAK</text:h>
      <text:p text:style-name="P16"/>
      <text:p text:style-name="P15"><text:span text:style-name="T2">Bo</text:span>ş<text:span text:style-name="T2"> konu</text:span>ş<text:span text:style-name="T2">ma, içinde Allah'ın anılmadı</text:span>ğ<text:span text:style-name="T2">ı, Allah'ın rızasının gözetilmedi</text:span>ğ<text:span text:style-name="T2">i, insanın ahiretine bir fayda sa</text:span>ğ<text:span text:style-name="T2">lamayan konu</text:span>ş<text:span text:style-name="T2">malara denir. Hiçbir faydası olmadı</text:span>ğ<text:span text:style-name="T2">ı ve ruha da sıkıntı verdi</text:span>ğ<text:span text:style-name="T2">i halde cahiliye insanı, vaktinin büyük bir kısmını bo</text:span>ş<text:span text:style-name="T2"> konu</text:span>ş<text:span text:style-name="T2">malar ile geçirir. </text:span>İ<text:span text:style-name="T2">nsanları biraraya geldiklerinde bo</text:span>ş<text:span text:style-name="T2"> konu</text:span>ş<text:span text:style-name="T2">malarla oyalamak, </text:span>ş<text:span text:style-name="T2">eytanın en büyük hilelerinden biridir. Bu yöntemle </text:span>ş<text:span text:style-name="T2">eytan, insanları Allah'ı anmaktan alıkoymak, Allah'ın etrafta Kendi varlı</text:span>ğ<text:span text:style-name="T2">ının delilleri olarak yarattı</text:span>ğ<text:span text:style-name="T2">ı sayısız ayet ve mucizeyi görmelerini, tefekkür etmelerini, yaratılı</text:span>ş<text:span text:style-name="T2"> amaçlarını dü</text:span>ş<text:span text:style-name="T2">ünmelerini engellemek ve ahiret için kullanmaları gereken de</text:span>ğ<text:span text:style-name="T2">erli zamanlarını bo</text:span>ş<text:span text:style-name="T2">a harcatmak ister. </text:span></text:p>
      <text:p text:style-name="P15">Ş<text:span text:style-name="T2">eytan insanları, sosyal sınıflarına, kültür ve zeka seviyelerine göre, onlara nefs ve hevalarına en çok hitap eden konuları telkin ederek, sürekli bo</text:span>ş<text:span text:style-name="T2"> konu</text:span>ş<text:span text:style-name="T2">malara sevk eder. Örne</text:span>ğ<text:span text:style-name="T2">in alt bir kültür seviyesine sahip olan insanlar arasında daha çok, kendi terimleriyle, "maç muhabbeti", "delikanlılık muhabbeti", "çocuk, yemek, ev muhabbeti" adını verdikleri konular ra</text:span>ğ<text:span text:style-name="T2">bet görür. </text:span>İş<text:span text:style-name="T2"> dünyasını kapsayan di</text:span>ğ<text:span text:style-name="T2">er bir kesimde de gerekli gereksiz her türlü ticari, ekonomik konu, borsa, faiz gibi konular insanların günlük hayatlarının tamamını me</text:span>ş<text:span text:style-name="T2">gul eder. Kendini aydın, entelektüel, kültürlü olarak göstermek isteyen bir </text:span><text:soft-page-break/><text:span text:style-name="T2">grup da kendi aralarında, çe</text:span>ş<text:span text:style-name="T2">itli siyasi ve sosyal konularda, bugüne kadar hiçbir somut faydası görülmemi</text:span>ş<text:span text:style-name="T2"> tartı</text:span>ş<text:span text:style-name="T2">ma ve konu</text:span>ş<text:span text:style-name="T2">malarla zamanlarını bo</text:span>ş<text:span text:style-name="T2">a harcarlar. Çok önemli sorunları çözdüklerini sanırlar. Ço</text:span>ğ<text:span text:style-name="T2">u zaman televizyonlardaki açık oturumlarda saatlerce, hiçbir zaman çözüme varamayacaklarını, bunların bir i</text:span>ş<text:span text:style-name="T2">e yaramadı</text:span>ğ<text:span text:style-name="T2">ını bildikleri halde, sırf kendilerini göstermek, toplumu ve çevresini dü</text:span>ş<text:span text:style-name="T2">ünen, problem çözücü ki</text:span>ş<text:span text:style-name="T2">i imajı vermek çabasıyla tartı</text:span>ş<text:span text:style-name="T2">ırlar. Üste çıkmaya, öne geçmeye çalı</text:span>ş<text:span text:style-name="T2">arak çe</text:span>ş<text:span text:style-name="T2">itli komplekslerini tatmin etmeye u</text:span>ğ<text:span text:style-name="T2">ra</text:span>ş<text:span text:style-name="T2">ırlar. Kimi zaman konu din oldu</text:span>ğ<text:span text:style-name="T2">unda da, bazıları, bu bo</text:span>ş<text:span text:style-name="T2"> ve amaçsız konu</text:span>ş<text:span text:style-name="T2">ma ortamını din ahlakına saldırma, kin ve nefretlerini ortaya koymak için fırsat bilirler. Allah ayetinde bu insanların tavırlarından </text:span>ş<text:span text:style-name="T2">öyle bahseder: </text:span></text:p>
      <text:p text:style-name="P10">İnsanlardan öyleleri vardır ki, bilgisizce Allah'ın yolundan saptırmak ve onu bir eğlence konusu edinmek için sözün 'boş ve amaçsız olanını' satın alırlar. İşte onlar için aşağılatıcı bir azab vardır. (Lokman Suresi, 6)</text:p>
      <text:p text:style-name="P15"><text:span text:style-name="T2">Bo</text:span>ş<text:span text:style-name="T2"> konu</text:span>ş<text:span text:style-name="T2">ma nasıl inkarcıların belirleyici özelli</text:span>ğ<text:span text:style-name="T2">iyse, bo</text:span>ş<text:span text:style-name="T2"> konu</text:span>ş<text:span text:style-name="T2">malara itibar etmemek, bundan rahatsız olmak da müminlerin özelli</text:span>ğ<text:span text:style-name="T2">idir. </text:span></text:p>
      <text:p text:style-name="P10">Ki onlar, yalan şahitlikte bulunmayanlar, boş ve yararsız sözle karşılaştıkları zaman onurlu olarak geçenlerdir. (Furkan Suresi, 72)</text:p>
      <text:p text:style-name="P10">'Boş ve yararsız olan sözü' işittikleri zaman ondan yüz çevirirler ve: "Bizim yapıp-ettiklerimiz bizim, sizin yapıp-ettikleriniz sizindir; size selam olsun, biz cahilleri benimsemeyiz" derler. (Kasas Suresi, 55)</text:p>
      <text:p text:style-name="P15">Ş<text:span text:style-name="T2">eytan, her türlü sapkın konuda oldu</text:span>ğ<text:span text:style-name="T2">u gibi, Kuran ahlakına uygun olmayan bu cahiliye alı</text:span>ş<text:span text:style-name="T2">kanlı</text:span>ğ<text:span text:style-name="T2">ını da me</text:span>ş<text:span text:style-name="T2">ru kılıflar altında müminlerin ya</text:span>ş<text:span text:style-name="T2">amına sokmak için çalı</text:span>ş<text:span text:style-name="T2">acak, müminlerin bo</text:span>ş<text:span text:style-name="T2"> bulundukları anı kollayacaktır. Bu yüzden mümin her zaman uyanık olmalı, bu tür ortamlarla kar</text:span>ş<text:span text:style-name="T2">ıla</text:span>ş<text:span text:style-name="T2">tı</text:span>ğ<text:span text:style-name="T2">ında kendini kaptırmadı</text:span>ğ<text:span text:style-name="T2">ı gibi, derhal müdahale ederek Allah'ın anıldı</text:span>ğ<text:span text:style-name="T2">ı bir ortam sa</text:span>ğ<text:span text:style-name="T2">lamalıdır. Mümin, inkarcıların, cahillik, akılsızlık, bo</text:span>ş<text:span text:style-name="T2"> konu</text:span>ş<text:span text:style-name="T2">ma gibi, küçük ve basit olmanın göstergesi olan alı</text:span>ş<text:span text:style-name="T2">kanlıklarını ve ahlak özelliklerini hiçbir zaman kendine yakı</text:span>ş<text:span text:style-name="T2">tırmamalıdır. </text:span></text:p>
      <text:p text:style-name="P15">Cennette, müminin ruhunu sıkan her türlü azap gibi, boş konuşmanın da olmaması çok büyük bir nimettir:</text:p>
      <text:p text:style-name="P10">Adn cennetleri (onlarındır) ki, Rahman (olan Allah, onu) Kendi kullarına gaybtan vadetmiştir. Şüphesiz O'nun vaadi yerine gelecektir. Onda 'boş bir söz' işitmezler; sadece selam(ı işitirler). Sabah akşam, onların rızıkları orda (bulunmakta)dır. (Meryem Suresi, 61-62)</text:p>
      <text:p text:style-name="P15"/>
      <text:p text:style-name="P15"/>
      <text:h text:style-name="P26" text:outline-level="2">BOŞ ŞEYLERDEN YÜZ ÇEVİRMEK</text:h>
      <text:p text:style-name="P16"/>
      <text:p text:style-name="P15"><text:span text:style-name="T2">Müminler bo</text:span>ş<text:span text:style-name="T2"> ve amaçsız konu</text:span>ş<text:span text:style-name="T2">malara itibar etmedikleri gibi, ahiretleri için bir yarar sa</text:span>ğ<text:span text:style-name="T2">lamayacak, hatta onlara zarar verecek bo</text:span>ş<text:span text:style-name="T2"> i</text:span>ş<text:span text:style-name="T2">lerle de vakit kaybetmezler. Müminlerin bu vasfı ayette </text:span>ş<text:span text:style-name="T2">öyle tanımlanmı</text:span>ş<text:span text:style-name="T2">tır:</text:span></text:p>
      <text:p text:style-name="P10"><text:soft-page-break/>Onlar, 'tümüyle boş' şeylerden yüz çevirenlerdir. (Müminun Suresi, 3)</text:p>
      <text:p text:style-name="P15"><text:span text:style-name="T2">Allah'ın rızasına yönelik olmayan her i</text:span>ş<text:span text:style-name="T2"> Kuran'da belirtilen bu bo</text:span>ş<text:span text:style-name="T2"> </text:span>ş<text:span text:style-name="T2">eylerin kapsamına girer. </text:span>İ<text:span text:style-name="T2">nsan Kuran'da emredilen güzel bir tavrı bile, Allah'ın rızasını aramak dı</text:span>ş<text:span text:style-name="T2">ında, alı</text:span>ş<text:span text:style-name="T2">kanlık oldu</text:span>ğ<text:span text:style-name="T2">u için veya o anda kolayına geldi</text:span>ğ<text:span text:style-name="T2">i için veya öncelikli fakat nefsine a</text:span>ğ<text:span text:style-name="T2">ır gelen ba</text:span>ş<text:span text:style-name="T2">ka bir i</text:span>ş<text:span text:style-name="T2">ten kaçmak için veya herkes yapıyor diye yaparsa yaptı</text:span>ğ<text:span text:style-name="T2">ı i</text:span>ş<text:span text:style-name="T2"> bo</text:span>ş<text:span text:style-name="T2">a gidebilir. (Do</text:span>ğ<text:span text:style-name="T2">rusunu Allah bilir) </text:span></text:p>
      <text:p text:style-name="P15"><text:span text:style-name="T2">Müminlerin Kuran'da bildirilmi</text:span>ş<text:span text:style-name="T2"> ve günlük hayatlarında yapmaları farz olan çe</text:span>ş<text:span text:style-name="T2">itli ibadetler vardır. Bunların dı</text:span>ş<text:span text:style-name="T2">ında mümin zamanını </text:span>İ<text:span text:style-name="T2">slam'a en faydalı olaca</text:span>ğ<text:span text:style-name="T2">ı, Allah'ın rızasını en fazla kazanaca</text:span>ğ<text:span text:style-name="T2">ı i</text:span>ş<text:span text:style-name="T2">lerle geçirmeli, bu i</text:span>ş<text:span text:style-name="T2">lerden en yüksek verimi alacak </text:span>ş<text:span text:style-name="T2">ekilde kendini geli</text:span>ş<text:span text:style-name="T2">tirmelidir. <text:s/></text:span></text:p>
      <text:p text:style-name="P15"><text:span text:style-name="T2">Yapılan i</text:span>ş<text:span text:style-name="T2">lerdeki öncelik ve aciliyet sırası da çok önemlidir. Belli zamanlarda yapılması gerekli olan i</text:span>ş<text:span text:style-name="T2">leri ba</text:span>ş<text:span text:style-name="T2">ka zamanda yapmaya kalkı</text:span>ş<text:span text:style-name="T2">mak emek ve zaman kaybına yol açabilir. Çünkü o anda yapılması çok daha zaruri ve öncelikli i</text:span>ş<text:span text:style-name="T2">ler olabilir. Tüm bu nedenlerle, mümin, cahiliyenin hayatı boyunca kendini kaptırdı</text:span>ğ<text:span text:style-name="T2">ı bo</text:span>ş<text:span text:style-name="T2"> i</text:span>ş<text:span text:style-name="T2">lerle ilgilenmemeyi yeterli görmemeli, yaptı</text:span>ğ<text:span text:style-name="T2">ı salih amellere nefsinin karı</text:span>ş<text:span text:style-name="T2">mamasına, her zaman Allah rızasının daha çok oldu</text:span>ğ<text:span text:style-name="T2">u bir i</text:span>ş<text:span text:style-name="T2">i daha az olan birine tercih etmeye özen göstermelidir. (Bkz. "Bir i</text:span>ş<text:span text:style-name="T2">ten bo</text:span>ş<text:span text:style-name="T2">aldı</text:span>ğ<text:span text:style-name="T2">ında ba</text:span>ş<text:span text:style-name="T2">ka bir i</text:span>ş<text:span text:style-name="T2">le u</text:span>ğ<text:span text:style-name="T2">ra</text:span>ş<text:span text:style-name="T2">mak" bölümü )</text:span></text:p>
      <text:p text:style-name="P16"/>
      <text:p text:style-name="P15"/>
      <text:h text:style-name="P26" text:outline-level="2">NAMAZDA HUŞU İÇİNDE OLMAK</text:h>
      <text:p text:style-name="P16"/>
      <text:p text:style-name="P15"><text:span text:style-name="T2">Her gün düzenli olarak yapılması farz olan, vakitleri belli ibadetler vardır. Ancak bu ibadetleri sürekli olarak yerine getiriyor olmak müminlerde hiçbir zaman için dü</text:span>ş<text:span text:style-name="T2">ünülmeden sadece alı</text:span>ş<text:span text:style-name="T2">kanlıkla yerine getirilen uygulamalara dönü</text:span>ş<text:span text:style-name="T2">mez. Tam tersine bu ibadeti Allah için yaptı</text:span>ğ<text:span text:style-name="T2">ını bilmek mümine her seferinde yeni bir heyecan ve yeni bir </text:span>ş<text:span text:style-name="T2">evk vermelidir. 5 vakit namaz da bu </text:span>ş<text:span text:style-name="T2">ekilde sürekli olarak titizlikle uygulanan ibadetlerdendir. Kuran'da, müminlerin namazlarında hu</text:span>ş<text:span text:style-name="T2">u içinde oldukları bildirilmi</text:span>ş<text:span text:style-name="T2">tir: </text:span></text:p>
      <text:p text:style-name="P10">Müminler gerçekten felah bulmuştur. Onlar namazlarında hûşû içinde olanlardır. (Müminun Suresi, 1-2)</text:p>
      <text:p text:style-name="P15"><text:span text:style-name="T2">Hu</text:span>ş<text:span text:style-name="T2">u, Allah'a kar</text:span>ş<text:span text:style-name="T2">ı duyulan "saygı dolu bir korku" anlamına gelir. </text:span>İ<text:span text:style-name="T2">nsanın namazda içerisinde bulunması gereken ruh hali de budur. Bilinçsizce, dü</text:span>ş<text:span text:style-name="T2">ünmeden, samimiyetle Allah'a yönelmeden yapılan ibadetlerin Allah Katında herhangi bir de</text:span>ğ<text:span text:style-name="T2">eri olmayabilir. </text:span>İ<text:span text:style-name="T2">nsanın yaptı</text:span>ğ<text:span text:style-name="T2">ı ibadet onun Allah'a olan yakınlı</text:span>ğ<text:span text:style-name="T2">ını, takvasını artırıyor, tefekkür ve maneviyatını geli</text:span>ş<text:span text:style-name="T2">tiriyor, ahlakını güzelle</text:span>ş<text:span text:style-name="T2">tiriyor ve bu ki</text:span>ş<text:span text:style-name="T2">iyi kötülüklerden alıkoyuyorsa o zaman bu ibadetten Yüce Allah'ın ho</text:span>ş<text:span text:style-name="T2">nut olması umulabilir. Peygamberimiz (sav) namaza gösterilmesi gereken titizlikle ilgili </text:span>ş<text:span text:style-name="T2">unları buyurmu</text:span>ş<text:span text:style-name="T2">tur:</text:span></text:p>
      <text:p text:style-name="P7">Sa'd b. Ebi Vakkas'tan rivayet edilmiştir. Sa'd diyor ki: "Ben Resulullahtan, namazlarına karşı gaflet içinde olanlardan sordum." Buyurdu ki: "Onlar namazlarının vakitlerini geçirenlerdir." Ebu Berze diyor ki: "Onlar o kimselerdir ki namazlarına karşı gafildirler." âyeti kerimesi nazil olunca Resulullah şöyle buyurdu: "Allahu ekber, bu namaz sizin için her birinize bütün dünya kadar şeyler verilmesinden daha <text:soft-page-break/>hayırlıdır. Namazına karşı gafil olan kimse kıldığı namazdan hayır ümid etmeyen ve kılmamaktan dolayı Rabbinden korkmayan kimsedir." (Ebu Cafer Muhammed b. Cerir etTaberi, Taberi Tefsiri, Hisar Yayınevi, 9/238239)</text:p>
      <text:p text:style-name="P15"><text:span text:style-name="T2">Yalnızca ahiret yurdunu arayan, dünyanın gerçek mahiyetini kavramı</text:span>ş<text:span text:style-name="T2"> akıllı bir mümin, sonsuz azaptan kurtulmak ve cennette daha üstün derecelere ula</text:span>ş<text:span text:style-name="T2">abilmek için yaptı</text:span>ğ<text:span text:style-name="T2">ı her i</text:span>ş<text:span text:style-name="T2">i sonsuz hayatına etki edecek birer vesile olarak görür. Eline geçen, kar</text:span>ş<text:span text:style-name="T2">ısına çıkan ecir fırsatlarını kaçırmaz. Bu fırsatları en bilinçli </text:span>ş<text:span text:style-name="T2">ekilde de</text:span>ğ<text:span text:style-name="T2">erlendirir. Bunun sonucu olarak da ayetlerde belirtilen felaha kavu</text:span>ş<text:span text:style-name="T2">ur. </text:span></text:p>
      <text:p text:style-name="P16"/>
      <text:p text:style-name="P16"/>
      <text:h text:style-name="P26" text:outline-level="2">KURAN OKUNDUĞU ZAMAN SUSUP DİNLEMEK</text:h>
      <text:p text:style-name="P16"/>
      <text:p text:style-name="P10">Kuran okunduğu zaman, hemen onu dinleyin ve susun. Umulur ki esirgenmiş olursunuz. (Araf Suresi, 204)</text:p>
      <text:p text:style-name="P15"><text:span text:style-name="T2">Ayetteki kesin ifadeden de anla</text:span>ş<text:span text:style-name="T2">ılaca</text:span>ğ<text:span text:style-name="T2">ı gibi Kuran okunurken susup dinlemek, Allah'ın farz kıldı</text:span>ğ<text:span text:style-name="T2">ı bir tavırdır. Ayetin devamındaki ifadeden de bu emre titizlik göstermenin müminlerin esirgenmesine vesile olaca</text:span>ğ<text:span text:style-name="T2">ı anla</text:span>ş<text:span text:style-name="T2">ılmaktadır. </text:span></text:p>
      <text:p text:style-name="P15"><text:span text:style-name="T2">Kuran Allah'ın sözüdür. Bu nedenle, Allah'ın Zatına gösterilmesi gereken ha</text:span>ş<text:span text:style-name="T2">yet dolu saygının aynı </text:span>ş<text:span text:style-name="T2">ekilde Allah'ın sözüne kar</text:span>ş<text:span text:style-name="T2">ı da gösterilmesi gerekir. Bu saygının önemli bir göstergesi ise Allah'ın sözünü i</text:span>ş<text:span text:style-name="T2">itti</text:span>ğ<text:span text:style-name="T2">inde, susup o söze kulak vermektir. Kuran'a, Arapça olsun, Türkçe meali olsun ya da farklı bir dilde okundu</text:span>ğ<text:span text:style-name="T2">unda aynı saygının gösterilmesi </text:span>ş<text:span text:style-name="T2">arttır. <text:s/></text:span></text:p>
      <text:p text:style-name="P15"><text:span text:style-name="T2">Herkesin farklı i</text:span>ş<text:span text:style-name="T2">lerle u</text:span>ğ<text:span text:style-name="T2">ra</text:span>ş<text:span text:style-name="T2">tı</text:span>ğ<text:span text:style-name="T2">ı bir ortamda haber vermeden Allah'ın ayetlerini okumak, insanların dalgınlıkla istemeden bu ayetin hükmüne girmesine sebep olabilir. Bu nedenle, gerekli saygı ortamını sa</text:span>ğ<text:span text:style-name="T2">lamadan Allah'ın kelamını okumak uygun bir tavır olmaz. <text:s/>Kimi zaman herkes ba</text:span>ş<text:span text:style-name="T2">ka i</text:span>ş<text:span text:style-name="T2">lerle u</text:span>ğ<text:span text:style-name="T2">ra</text:span>ş<text:span text:style-name="T2">ırken ve kimse dinlemedi</text:span>ğ<text:span text:style-name="T2">i halde arka planda, kasetten ya da radyodan sürekli Kuran okunması önemli bir ibadet ve takva alameti olarak görülebilmektedir. Oysaki Kuran saygıyla, her kelimesi can kula</text:span>ğ<text:span text:style-name="T2">ıyla dinlenilmesi, akılda tutulması, üzerinde dü</text:span>ş<text:span text:style-name="T2">ünülüp ö</text:span>ğ<text:span text:style-name="T2">üt alınması ve uyulması gereken "üstün ve </text:span>ş<text:span text:style-name="T2">erefli" bir sözdür.</text:span></text:p>
      <text:p text:style-name="P16"/>
      <text:p text:style-name="P16"/>
      <text:h text:style-name="P26" text:outline-level="2">KURAN OKURKEN ŞEYTANDAN ALLAH'A SIĞINMAK</text:h>
      <text:p text:style-name="P16"/>
      <text:p text:style-name="P15"><text:span text:style-name="T2">Allah, bir deneme vasıtası olması için </text:span>ş<text:span text:style-name="T2">eytanı, insanların zihinlerine gizlice telkin verebilecek özellikte yaratmı</text:span>ş<text:span text:style-name="T2">tır. Bu telkinin etkisi de insanların iman derecelerine göre de</text:span>ğ<text:span text:style-name="T2">i</text:span>ş<text:span text:style-name="T2">ir. </text:span>Ş<text:span text:style-name="T2">eytanın inkar edenlere kar</text:span>ş<text:span text:style-name="T2">ı her istedi</text:span>ğ<text:span text:style-name="T2">ini yaptırabilecek bir gücü varken, ihlaslı müminlerin imanına zarar verebilecek hiçbir gücü ve etkisi yoktur. (Hicr Suresi, 39-40) Ancak, her ne kadar Allah'ın halis kullarını saptırma </text:span><text:soft-page-break/><text:span text:style-name="T2">gücü olmasa da onların dikkatlerini da</text:span>ğ<text:span text:style-name="T2">ıtma, unutkanlık verme, konsantrasyonlarını bozma gibi rahatsızlıklar vermeye çalı</text:span>ş<text:span text:style-name="T2">abilir. Hiç </text:span>ş<text:span text:style-name="T2">üphesiz </text:span>ş<text:span text:style-name="T2">eytanın etkisiyle hareket eden ki</text:span>ş<text:span text:style-name="T2">iler sözleri, konu</text:span>ş<text:span text:style-name="T2">maları, tavır ve hareketleriyle müminleri rahatsız ederler. Bunun gibi, </text:span>ş<text:span text:style-name="T2">eytan da aynı rahatsızlı</text:span>ğ<text:span text:style-name="T2">ı kendi görünmez boyutundan vermeye çalı</text:span>ş<text:span text:style-name="T2">ır. Bu </text:span>ş<text:span text:style-name="T2">ekilde zihinleri me</text:span>ş<text:span text:style-name="T2">gul edip, dikkatleri da</text:span>ğ<text:span text:style-name="T2">ıtarak müminlerin yaptı</text:span>ğ<text:span text:style-name="T2">ı hayırlı i</text:span>ş<text:span text:style-name="T2">leri engellemeyi amaçlar. </text:span></text:p>
      <text:p text:style-name="P15">Ş<text:span text:style-name="T2">eytanın bahsetti</text:span>ğ<text:span text:style-name="T2">imiz bu yöntemle ula</text:span>ş<text:span text:style-name="T2">mayı istedi</text:span>ğ<text:span text:style-name="T2">i konulardan birisi, müminin Allah'ın sözlerini içeren Kuran'ı okuyup anlaması ve ondan en güzel </text:span>ş<text:span text:style-name="T2">ekilde istifade etmesini engellemeye çalı</text:span>ş<text:span text:style-name="T2">maktır. Çünkü müminler Kuran'la en do</text:span>ğ<text:span text:style-name="T2">ru yola iletilirler, </text:span>ş<text:span text:style-name="T2">eytanın yegane amacı ise müminlerin do</text:span>ğ<text:span text:style-name="T2">ru yoldan </text:span>ş<text:span text:style-name="T2">a</text:span>ş<text:span text:style-name="T2">ırıp sapmalarıdır. Bu nedenle, onların Kuran'ı anlayamamalarını, yanlı</text:span>ş<text:span text:style-name="T2"> anlamalarını, hatta mümkünse Kuran'dan uzakla</text:span>ş<text:span text:style-name="T2">ıp onu terk etmelerini arzu eder. Allah </text:span>ş<text:span text:style-name="T2">eytanın bu çabasına kar</text:span>ş<text:span text:style-name="T2">ılık olarak müminin Kendisi’ne sı</text:span>ğ<text:span text:style-name="T2">ınmasını bildirmi</text:span>ş<text:span text:style-name="T2"> ve bunu bir hüküm olarak müminlere farz kılmı</text:span>ş<text:span text:style-name="T2">tır:</text:span></text:p>
      <text:p text:style-name="P10">Öyleyse Kuran okuduğun zaman, kovulmuş şeytandan Allah'a sığın. (Nahl Suresi, 98)</text:p>
      <text:p text:style-name="P15"><text:span text:style-name="T2">Allah'a inanıp, O'na güvenerek, böyle davrananlara </text:span>ş<text:span text:style-name="T2">eytanın hiçbir zarar veremeyece</text:span>ğ<text:span text:style-name="T2">i </text:span>ş<text:span text:style-name="T2">öyle haber verilmektedir: </text:span></text:p>
      <text:p text:style-name="P10">Gerçek şu ki, iman edenler ve Rablerine tevekkül edenler üzerinde onun (şeytanın) hiçbir zorlayıcı-gücü yoktur. (Nahl Suresi, 99)</text:p>
      <text:p text:style-name="P15"/>
      <text:p text:style-name="P15"/>
      <text:h text:style-name="P26" text:outline-level="2">KISKANÇLIK VE HASETTEN SAKINMAK</text:h>
      <text:p text:style-name="P16"/>
      <text:p text:style-name="P15">İ<text:span text:style-name="T2">nsan iman etmekle di</text:span>ğ<text:span text:style-name="T2">er insanlardan çok daha üstün bir tavır içerisine girer. Fakat bu, onun imtihanının sona erdi</text:span>ğ<text:span text:style-name="T2">i anlamına gelmez. Mümin de tüm insanlar gibi bir nefse sahiptir. </text:span></text:p>
      <text:p text:style-name="P15"><text:span text:style-name="T2">Allah, imtihan ortamının bir gere</text:span>ğ<text:span text:style-name="T2">i olarak, nefse fücurunu (kötü huylarını) ve ondan sakınmayı ilham etti</text:span>ğ<text:span text:style-name="T2">ini Kuran'da bildirmi</text:span>ş<text:span text:style-name="T2">tir. (</text:span>Ş<text:span text:style-name="T2">ems Suresi, 8) Kıskançlık, haset gibi negatif ahlak özellikleri de bu "fücurlar" arasında yer alır ve bütün insanların nefslerinde vardır:</text:span></text:p>
      <text:p text:style-name="P10">... Nefisler ise 'kıskançlığa ve bencil tutkulara' hazır (elverişli) kılınmıştır. Eğer iyilik yapar ve sakınırsanız, şüphesiz, Allah, yaptıklarınızdan haberi olandır. (Nisa Suresi, 128)</text:p>
      <text:p text:style-name="P15"><text:span text:style-name="T2">Kıskançlık, kibir ve enaniyet, nefse cahilce ilahlık vermenin (Allah'ı tenzih ederiz) bir sonucudur. Bu yüzden </text:span>ş<text:span text:style-name="T2">eytanın en karakteristik özelli</text:span>ğ<text:span text:style-name="T2">idir. </text:span>İ<text:span text:style-name="T2">blis'in, Allah'a isyan edip inkarcılardan olmasının altında yatan sebep de, enaniyeti yüzünden Allah'ın Hz. Adem (as)'a verdi</text:span>ğ<text:span text:style-name="T2">i üstünlü</text:span>ğ<text:span text:style-name="T2">ü kıskanmasıdır.</text:span></text:p>
      <text:p text:style-name="P15">Ş<text:span text:style-name="T2">eytanın bu vasfı, onun izinden giden mü</text:span>ş<text:span text:style-name="T2">rikler ve münafıklar üzerinde de çok yo</text:span>ğ<text:span text:style-name="T2">un bir </text:span>ş<text:span text:style-name="T2">ekilde tecelli eder. Kıskançlık mü</text:span>ş<text:span text:style-name="T2">riklerde günden güne artarak daha ileri bir safha olan hasete dönü</text:span>ş<text:span text:style-name="T2">ür. Bütün hareket ve davranı</text:span>ş<text:span text:style-name="T2">larına nüfuz eder. </text:span>Ş<text:span text:style-name="T2">eytanın insanlar arasındaki temsilcisi haline gelir. Bu yüzden Allah hasetçilerin kötülüklerinden korunmaları için müminlerin Kendisi'ne sı</text:span>ğ<text:span text:style-name="T2">ınmalarını bildirmi</text:span>ş<text:span text:style-name="T2">tir:</text:span></text:p>
      <text:p text:style-name="P10"><text:soft-page-break/>Yoksa onlar, Allah'ın Kendi fazlından insanlara verdiklerini mi kıskanıyorlar? Doğrusu Biz, İbrahim ailesine Kitabı ve hikmeti verdik; onlara büyük bir mülk de verdik. (Nisa Suresi, 54)</text:p>
      <text:p text:style-name="P15"><text:span text:style-name="T2">Müminler, nefislerine imtihan maksadıyla ilham olunan bu tür kötü huylardan sakınmak için sürekli mücadele eder, nefislerini arındırıp temizlerler. Mümin, kıskançlık hissine sebep olacak her türlü olay kar</text:span>ş<text:span text:style-name="T2">ısında Kuran'a uygun bir tutum ve davranı</text:span>ş<text:span text:style-name="T2"> sergiler. Yani, her</text:span>ş<text:span text:style-name="T2">eyin Allah'a ait oldu</text:span>ğ<text:span text:style-name="T2">unu, her</text:span>ş<text:span text:style-name="T2">eyin Allah'ın dilemesi ile gerçekle</text:span>ş<text:span text:style-name="T2">ti</text:span>ğ<text:span text:style-name="T2">ini, Allah'ın diledi</text:span>ğ<text:span text:style-name="T2">ini seçti</text:span>ğ<text:span text:style-name="T2">ini, diledi</text:span>ğ<text:span text:style-name="T2">ine diledi</text:span>ğ<text:span text:style-name="T2">i nimeti verdi</text:span>ğ<text:span text:style-name="T2">ini, seçimin ve kararın yalnızca O'na ait oldu</text:span>ğ<text:span text:style-name="T2">unu bilir. Rabbimiz'in her</text:span>ş<text:span text:style-name="T2">eyi en güzel ve en hayırlı </text:span>ş<text:span text:style-name="T2">ekilde yarattı</text:span>ğ<text:span text:style-name="T2">ını, dünyada verilen her türlü nimetin insanlar için bir deneme vesilesi oldu</text:span>ğ<text:span text:style-name="T2">unu, varılacak gerçek yurdun ahiret oldu</text:span>ğ<text:span text:style-name="T2">unu, Allah Katında de</text:span>ğ<text:span text:style-name="T2">er ölçüsünün takva ile oldu</text:span>ğ<text:span text:style-name="T2">unu kalbine yerle</text:span>ş<text:span text:style-name="T2">tirmi</text:span>ş<text:span text:style-name="T2"> bir biçimde hareket eder. </text:span></text:p>
      <text:p text:style-name="P15"><text:span text:style-name="T2">Kıskançlık, kibir ve enaniyet, nefse ilahlık vermenin do</text:span>ğ<text:span text:style-name="T2">al bir sonucudur. Bu yüzden </text:span>ş<text:span text:style-name="T2">eytanın en karakteristik özelli</text:span>ğ<text:span text:style-name="T2">idir. </text:span>İ<text:span text:style-name="T2">blis'in, Allah'a isyan edip inkarcılardan olmasının altında yatan sebep de, enaniyeti yüzünden Hz. Adem (as)'ın üstünlü</text:span>ğ<text:span text:style-name="T2">ünü kıskanmasıdır. </text:span></text:p>
      <text:p text:style-name="P15">Ş<text:span text:style-name="T2">eytanın bu vasfı, onun izinden giden mü</text:span>ş<text:span text:style-name="T2">rikler ve münafıklar üzerinde de çok yo</text:span>ğ<text:span text:style-name="T2">un bir </text:span>ş<text:span text:style-name="T2">ekilde tecelli eder. Kıskançlık mü</text:span>ş<text:span text:style-name="T2">riklerde günden güne artarak daha ileri bir safha olan hasete dönü</text:span>ş<text:span text:style-name="T2">ür. Bütün hareket ve davranı</text:span>ş<text:span text:style-name="T2">larına nüfuz eder. </text:span>Ş<text:span text:style-name="T2">eytanın insanlar arasındaki temsilcisi haline gelir. Bu yüzden Allah hasetçilerin kötülüklerinden korunmaları için müminlerin Kendisi'ne sı</text:span>ğ<text:span text:style-name="T2">ınmalarını bildirmi</text:span>ş<text:span text:style-name="T2">tir:</text:span></text:p>
      <text:p text:style-name="P10">De ki: "Sabahın Rabbine sığınırım..." (Felak Suresi, 1)</text:p>
      <text:p text:style-name="P10">Hased ettiği zaman, hasetçinin şerrinden. (Felak Suresi, 5)</text:p>
      <text:p text:style-name="P15"/>
      <text:p text:style-name="P15"/>
      <text:h text:style-name="P26" text:outline-level="2">SELAM VERİLDİĞİNDE AYNISIYLA VEYA DAHA FAZLASIYLA KARŞILIK VERMEK</text:h>
      <text:p text:style-name="P16"/>
      <text:p text:style-name="P15"><text:span text:style-name="T2">Selam vermek müminlerin birbirlerine en güzel dilek ve temennilerini sunma </text:span>ş<text:span text:style-name="T2">ekillerinden biridir. Cennete girerken müminler selamla kar</text:span>ş<text:span text:style-name="T2">ılanırlar, cennette de birbirleriyle selamla</text:span>ş<text:span text:style-name="T2">ırlar. Selam verilen bir ki</text:span>ş<text:span text:style-name="T2">inin o selama daha güzeliyle veya aynısıyla kar</text:span>ş<text:span text:style-name="T2">ılık vermesi farzdır:</text:span></text:p>
      <text:p text:style-name="P10">Bir selamla selamlandığınızda, siz ondan daha güzeliyle selam verin ya da aynıyla karşılık verin. Şüphesiz, Allah herşeyin hesabını tam olarak yapandır. (Nisa Suresi, 86)</text:p>
      <text:p text:style-name="P15"><text:span text:style-name="T2">Cahiliyenin kötü ahlak modelinde, verilen bir selamı almamak, duymazdan gelmek gibi tavırlar kar</text:span>ş<text:span text:style-name="T2">ı tarafa bir üstünlük gösterisi olarak yapılır. Sosyal statü olarak kendinden daha küçük gördü</text:span>ğ<text:span text:style-name="T2">ü kimseleri ezmek, haddini bildirmek gibi çirkin niyetlerle bu tarz davranı</text:span>ş<text:span text:style-name="T2">lara sık sık ba</text:span>ş<text:span text:style-name="T2">vurulur. </text:span>İ<text:span text:style-name="T2">slam'da ise müminler arasında bu tarz bir üstünlük anlayı</text:span>ş<text:span text:style-name="T2">ı, de</text:span>ğ<text:span text:style-name="T2">erlendirme modeli kesinlikle yoktur. Konumu ne olursa olsun, kendisine verilen bir selamı almak her mümin için Kuran'da bildirilen bir emirdir. </text:span></text:p>
      <text:p text:style-name="P16"/>
      <text:p text:style-name="P16"><text:soft-page-break/></text:p>
      <text:h text:style-name="P26" text:outline-level="2">EVLERE GİRİLDİĞİNDE SELAM VERMEK</text:h>
      <text:p text:style-name="P16"/>
      <text:p text:style-name="P15"><text:span text:style-name="T2">Kuran'da, hayatın her anında, en küçü</text:span>ğ<text:span text:style-name="T2">ünden en büyü</text:span>ğ<text:span text:style-name="T2">üne kadar her olayda Allah ile kesintisiz bir ba</text:span>ğ<text:span text:style-name="T2">lantı içerisinde olmaya ve sürekli olarak ahireti anmaya yönelik bir iman anlayı</text:span>ş<text:span text:style-name="T2">ı tarif edilir. Yine Kuran'da, peygamberlerden örnek verilirken birçok yerde onların her durumda Allah'a yönelip dönen ve ahiret yurdunu anan üstün ahlaklı kimseler olduklarından bahsedilir. Belirli bazı olaylarda Allah'ı ve ahireti hatırlayıp da, günlük hayatta her gün kar</text:span>ş<text:span text:style-name="T2">ıla</text:span>ş<text:span text:style-name="T2">ılan olaylarda gaflet içinde bulunmak gibi bir anlayı</text:span>ş<text:span text:style-name="T2"> Kuran ahlakına tamamen aykırıdır. Müminin her anı, içinde bulundu</text:span>ğ<text:span text:style-name="T2">u her durum, yaptı</text:span>ğ<text:span text:style-name="T2">ı her i</text:span>ş<text:span text:style-name="T2">, ya</text:span>ş<text:span text:style-name="T2">adı</text:span>ğ<text:span text:style-name="T2">ı her olay, onun Allah'a yakınla</text:span>ş<text:span text:style-name="T2">ması, ahlakını güzelle</text:span>ş<text:span text:style-name="T2">tirmesi, ecrini arttırması için verilmi</text:span>ş<text:span text:style-name="T2"> bir fırsattır. Kuran'da müminin hayatının her anında bunu nasıl gerçekle</text:span>ş<text:span text:style-name="T2">tirebilece</text:span>ğ<text:span text:style-name="T2">ine dair pek çok örnek verilmi</text:span>ş<text:span text:style-name="T2">tir. </text:span>İş<text:span text:style-name="T2">te bunlardan biri de müminlerin evlere girerken selam vererek güzel ahlak göstermesidir:</text:span></text:p>
      <text:p text:style-name="P10">... Evlere girdiğiniz vakit, Allah tarafından kutlu, güzel bir yaşama dileği olarak birbirinize selam verin. İşte Allah, size ayetleri böyle açıklar, umulur ki aklınızı kullanırsınız. (Nur Suresi, 61)</text:p>
      <text:p text:style-name="P15"><text:span text:style-name="T2">Rabbimiz, müminlerin evlere girdikleri zaman birbirlerine selam vermelerini, ancak bunu yaparken birbirlerine kutlu, yani kutsal ve güzel ya</text:span>ş<text:span text:style-name="T2">ama dile</text:span>ğ<text:span text:style-name="T2">iyle, Kuran'a ve dine uygun ya</text:span>ş<text:span text:style-name="T2">ama dile</text:span>ğ<text:span text:style-name="T2">iyle selam vermeye niyet etmeleri gerekti</text:span>ğ<text:span text:style-name="T2">ini hatırlatmı</text:span>ş<text:span text:style-name="T2">tır. Bu yüzden selamın niyetine dikkat edilmesi de çok önemlidir. </text:span></text:p>
      <text:p text:style-name="P15"><text:span text:style-name="T2">Müminler bibirleriyle kar</text:span>ş<text:span text:style-name="T2">ıla</text:span>ş<text:span text:style-name="T2">tıklarında da Yüce Allah'tan bir rahmet ve esenlik dilerler. Kendisine selam veren her kim olursa olsun selamı alırlar ve ona daha güzel bir </text:span>ş<text:span text:style-name="T2">ekilde kar</text:span>ş<text:span text:style-name="T2">ılık verirler. Müminin bu tutumu, Kuran ahlakının insanlar arasındaki sosyal ili</text:span>ş<text:span text:style-name="T2">kilere getirdi</text:span>ğ<text:span text:style-name="T2">i güzelliklerden biridir. Selam ile, birbirini tanımayan insanlar arasında bir muhabbet, sıcaklık ve yakınlık kurulmu</text:span>ş<text:span text:style-name="T2"> olur. Bu ahlakın ya</text:span>ş<text:span text:style-name="T2">anmasıyla, cahiliye toplumlarında ya</text:span>ş<text:span text:style-name="T2">anan gergin, hürmet ve saygının gösterilmedi</text:span>ğ<text:span text:style-name="T2">i ortamlar Müslümanların bulundu</text:span>ğ<text:span text:style-name="T2">u yerlerde hiç bir </text:span>ş<text:span text:style-name="T2">ekilde olu</text:span>ş<text:span text:style-name="T2">maz. </text:span></text:p>
      <text:p text:style-name="P15"><text:span text:style-name="T2">Ayette bildirildi</text:span>ğ<text:span text:style-name="T2">i gibi akıl kullanılır ve bu sözün anlamı tefekkür edilirse verilen selamla </text:span>ş<text:span text:style-name="T2">u ibadetler gerçekle</text:span>ş<text:span text:style-name="T2">mi</text:span>ş<text:span text:style-name="T2"> olur: En önemlisi Allah'ın ayetle farz kıldı</text:span>ğ<text:span text:style-name="T2">ı bir hüküm yerine getirilmi</text:span>ş<text:span text:style-name="T2"> olur. Bununla birlikte Allah'ın barı</text:span>ş<text:span text:style-name="T2"> ve esenlik veren anlamındaki "Selam" ismi anılır. Müminler böyle bir vesileyle sık sık birbirlerine en güzel dilekte bulunup kar</text:span>ş<text:span text:style-name="T2">ılıklı sevgi ve ba</text:span>ğ<text:span text:style-name="T2">lılıklarını peki</text:span>ş<text:span text:style-name="T2">tirirler. Birlikte Allah'ı anmı</text:span>ş<text:span text:style-name="T2"> olurlar ve bir cennet tavrı olan selamla</text:span>ş<text:span text:style-name="T2">mayla ahirete duydukları özlemi ifade ederler. Selam sözü, aralarındaki güvenilirlik ve esenli</text:span>ğ<text:span text:style-name="T2">in de bir ifadesi olur.</text:span></text:p>
      <text:p text:style-name="P16"/>
      <text:p text:style-name="P16"/>
      <text:h text:style-name="P24" text:outline-level="1">SAYIN ADNAN OKTAR’IN KURAN AHLAKINDA SELAM VERMENİN ÖNEMİ İLE İLGİLİ AÇIKLAMALARI</text:h>
      <text:p text:style-name="P20"/>
      <text:p text:style-name="P15"/>
      <text:h text:style-name="P26" text:outline-level="2">Selam Vermenin Önemi</text:h>
      <text:p text:style-name="P15"/>
      <text:p text:style-name="P15">“Selamı yaymak sevgiyi, saygıyı arttırır. Ben dışarı çıkıyorum, kimse kimseye selam vermiyor. Allah’a çok şükür köylerde, kasabalarda o devam ediyor. Tabii tanıdıkları için birbirlerine selam veriyorlar. Ama şehirlerde bu yok. Bu çok ürkütücü. Dostluk, sevgi ve kardeşliğin çok yayılması lazım. Mesela tenha bir sokaktan geçerken “selamün aleyküm” dersin, “aleyküm selam” der. O ne demektir, “ben güvenilir bir insanım sen de güvenilir bir insansın, benden sana zarar gelmez, senden de bana zarar gelmez”. Bir huzur verir bu. Adamın kim olduğu belli değil, karşıdan karanlık bir gölge geliyor. Mesela, bir genç kız, çocuk tedirgin olur. Yahut bir delikanlı olsa da tedirgin olur. Gaspçı da çıkabiliyor, hırsız da çıkabiliyor, psikopat çıkabiliyor, ne olacağı belli değil. Ama selam yayılmış olsa bu tamamen ortadan kalkar, sevecenlik, sevgi ortamı olsa, işte intiharların kökeninde de bunlar var.” <text:span text:style-name="T10">(Sayın Adnan Oktar’ın 17 Kasım 2009 tarihinde Mavi Karadeniz ve Ekintürk TV’de canlı olarak yayınlanan röportajından)</text:span></text:p>
      <text:p text:style-name="P15"/>
      <text:p text:style-name="P15"/>
      <text:h text:style-name="P26" text:outline-level="2">“Toplum İçinde Selam Vermekten Çekinilmesi Şeytanın Bir Oyunudur”</text:h>
      <text:p text:style-name="P15"/>
      <text:p text:style-name="P15">“Kuşku duyan, birbirinden nefret eden, korkuyla yaşayan bir toplum özlemi içerisinde şeytan bir politika uyguluyor. Bu oyuna hiç kimse gelmesin. Kardeşim dışarı çıkın, gözünü kim yerden kaldırabiliyor? Böyle hayat olur mu? Gözünü yerden kaldıramıyor adamlar. Bakamıyor yüzüne. Sen görüyor musun dışarıda birbirinin yüzüne bakabilen insan? Çok nadir. Selam veren birbirine, yani mümkün mü? Nerede selam vermek! Selam versen, arkasını döne döne bakar, ne oluyor falan diye böyle. Çok özür dilerim diyor, niçin, nereden icap etti diyor, değil mi? Yani merhaba diyemiyorsun. Güler yüz mesela, güler yüz göstersen, adam bön bön bakıyor, dehşete düşüyor yani. Hatta bir de takip de ediyor, bir şey mi oldu acaba ya diyor, ajan majan mı bunlar diyor. Yani delice bir paranoya var bir kısmında. Mesela bir iltifat mümkün değil, tabii. Mesela arabası güzel olsa, desen ki araban çok güzel, adam için çok tehlikeli bir konum meydana geliyor yani.” <text:span text:style-name="T10">(Sayın Adnan Oktar’ın 17 Şubat 2010 tarihinde TV Kayseri’de canlı olarak yayınlanan röportajından)</text:span></text:p>
      <text:p text:style-name="P18"><text:soft-page-break/></text:p>
      <text:p text:style-name="P15"/>
      <text:h text:style-name="P25" text:outline-level="2">YABANCI EVLERE İZİNSİZ GİRMEMEK</text:h>
      <text:p text:style-name="P15"/>
      <text:p text:style-name="P15"><text:span text:style-name="T2">Kuran'da müminlerin haklarını koruyacak, maddi ve manevi rahatlarını, huzurlarını sa</text:span>ğ<text:span text:style-name="T2">layacak, onların taciz ve tedirgin olmalarını önleyecek her türlü tedbir alınmı</text:span>ş<text:span text:style-name="T2">tır. Örne</text:span>ğ<text:span text:style-name="T2">in tanımadı</text:span>ğ<text:span text:style-name="T2">ı birinin evine, ne niyetle olursa olsun izinsiz ve habersiz girmek Kuran'da kesinlikle yasaklanan bir tavırdır:</text:span></text:p>
      <text:p text:style-name="P10">Ey iman edenler, evlerinizden başka evlere, yakınlık kurup (izin almadan) ve (ev halkına) selam vermeden girmeyin. Bu sizin için daha hayırlıdır; umulur ki öğüt alıp düşünürsünüz. (Nur Suresi, 27)</text:p>
      <text:p text:style-name="P15"><text:span text:style-name="T2">Kötü bir niyetle olmasa dahi ayette belirtilenin aksine davranmak, </text:span>ş<text:span text:style-name="T2">aibeye ve güvensizli</text:span>ğ<text:span text:style-name="T2">e neden olabilecek, ev sahibinin can, mal, namus gibi de</text:span>ğ<text:span text:style-name="T2">erlerine kar</text:span>ş<text:span text:style-name="T2">ı tehlike olu</text:span>ş<text:span text:style-name="T2">turulabilecek bir hareket tarzı olur. </text:span></text:p>
      <text:p text:style-name="P16"/>
      <text:p text:style-name="P16"/>
      <text:h text:style-name="P26" text:outline-level="2">ŞÜKRETMEK</text:h>
      <text:p text:style-name="P16"/>
      <text:p text:style-name="P15">Ş<text:span text:style-name="T2">ükretmek, verilen her türlü nimetten ötürü, dille ve kalple Allah'a olan minnet ve te</text:span>ş<text:span text:style-name="T2">ekkürünü ifade etmek, bu nimetleri Kuran'da belirtildi</text:span>ğ<text:span text:style-name="T2">i </text:span>ş<text:span text:style-name="T2">ekilde kullanarak hakkını vermek demektir. </text:span></text:p>
      <text:p text:style-name="P15"><text:span text:style-name="T2">Kalben ve dille olmasının yanı sıra </text:span>ş<text:span text:style-name="T2">ükrün fiilen yapılması da çok önemlidir. Bu da, verilen nimeti Allah yolunda, Allah'ın rızasının en fazla oldu</text:span>ğ<text:span text:style-name="T2">u yönde de</text:span>ğ<text:span text:style-name="T2">erlendirmekle olur. </text:span>İ<text:span text:style-name="T2">nsan mal, mülk, zenginlik, makam, mevki, itibar, zeka, sa</text:span>ğ<text:span text:style-name="T2">lık, kuvvet gibi nimetleri Allah yolunda, Allah'ın emretti</text:span>ğ<text:span text:style-name="T2">i biçimde kullanmazsa verilen nimetin </text:span>ş<text:span text:style-name="T2">ükrünü hakkıyla yapamamı</text:span>ş<text:span text:style-name="T2"> olur. </text:span></text:p>
      <text:p text:style-name="P15"><text:span text:style-name="T2">Bu yüzden, </text:span>ş<text:span text:style-name="T2">ükretmek Kuran'ın pek çok ayetinde tekrarlanan ve müminlerin çok titizlikle korumaları gereken bir ibadettir. Bu ayetlerden bazıları </text:span>ş<text:span text:style-name="T2">öyledir:</text:span></text:p>
      <text:p text:style-name="P10">Hayır, artık (yalnızca) Allah'a kulluk et ve şükredenlerden ol. (Zümer Suresi, 66)</text:p>
      <text:p text:style-name="P10">Öyleyse Allah'ın sizi rızıklandırdığı şeylerden helal (ve) temiz olanlarını yiyin; eğer O'na kulluk ediyorsanız Allah'ın nimetine şükredin. (Nahl Suresi, 114)</text:p>
      <text:p text:style-name="P15">Ş<text:span text:style-name="T2">ükretmekle mümin, Allah'ın sevgisini ve ho</text:span>ş<text:span text:style-name="T2">nutlu</text:span>ğ<text:span text:style-name="T2">unu kazanır, O'na daha fazla yakınla</text:span>ş<text:span text:style-name="T2">ır. Sebeplere, vasıtalara takılmaz, sahip oldu</text:span>ğ<text:span text:style-name="T2">u her</text:span>ş<text:span text:style-name="T2">eyi yalnızca Allah'tan bilir ve </text:span>ş<text:span text:style-name="T2">irkten uzakla</text:span>ş<text:span text:style-name="T2">ır. Bu </text:span>ş<text:span text:style-name="T2">ekilde, verilen nimetin maddi lezzetinden kat kat daha fazla olan manevi bir lezzeti tadar. Verilen bu nimetler vesilesiyle Allah'ı yüceltir. </text:span></text:p>
      <text:p text:style-name="P15"><text:span text:style-name="T2">Bu dünyada verilen tüm nimetler </text:span>ş<text:span text:style-name="T2">ükrü veya nankörlü</text:span>ğ<text:span text:style-name="T2">ü ortaya çıkarmak için yaratılmı</text:span>ş<text:span text:style-name="T2"> birer imtihan aracıdır. Bu önemli gerçek Kuran'da </text:span>ş<text:span text:style-name="T2">öyle haber verilmektedir:</text:span></text:p>
      <text:p text:style-name="P10"><text:soft-page-break/>Kendi yanında kitaptan ilmi olan biri dedi ki: "Ben, (gözünü açıp kapamadan) onu sana getirebilirim." Derken (Süleyman) onu kendi yanında durur vaziyette görünce dedi ki: "Bu Rabbimin fazlındandır, O'na şükredecek miyim, yoksa nankörlük edecek miyim diye beni denemekte olduğu için (bu olağanüstü olay gerçekleşti). Kim şükrederse, artık o kendisi için şükretmiştir, kim nankörlük ederse, gerçekten benim Rabbim Gani (hiçbir şeye ve kimseye ihtiyacı olmayan)dır, Kerim olandır. (Neml Suresi, 40)</text:p>
      <text:p text:style-name="P15"><text:span text:style-name="T2">Yine Hz. Süleyman (as)'ın Kuran'da geçen ifadelerinden </text:span>ş<text:span text:style-name="T2">ükredebilmenin bile Allah'ın çok büyük bir nimeti oldu</text:span>ğ<text:span text:style-name="T2">unu ve ancak Allah'ın lütfu ve dilemesiyle insanın </text:span>ş<text:span text:style-name="T2">ükredebilece</text:span>ğ<text:span text:style-name="T2">ini anlıyoruz. Çok büyük bir batıni sırrı da içeren, Hz. Süleyman (as)'ın </text:span>ş<text:span text:style-name="T2">ükretme ile ilgili duası ayette </text:span>ş<text:span text:style-name="T2">öyle bildirilir:</text:span></text:p>
      <text:p text:style-name="P10">(Süleyman) Bu sözü üzerine tebessüm edip güldü ve dedi ki: "Rabbim, bana, anne ve babama verdiğin nimete şükretmemi ve hoşnut olacağın salih bir amelde bulunmamı ilham et ve beni rahmetinle salih kulların arasına kat." (Neml Suresi, 19)</text:p>
      <text:p text:style-name="P15">Ş<text:span text:style-name="T2">ükretmenin de, iman ve tüm salih ameller için oldu</text:span>ğ<text:span text:style-name="T2">u gibi, Allah'ın ilhamıyla oldu</text:span>ğ<text:span text:style-name="T2">u ayette açıkça belirtilmi</text:span>ş<text:span text:style-name="T2">tir.</text:span></text:p>
      <text:p text:style-name="P15"><text:span text:style-name="T2">Vicdanlı bir insan etrafına baktı</text:span>ğ<text:span text:style-name="T2">ı zaman dört bir yandan <text:s/>Allah'ın nimetleriyle ku</text:span>ş<text:span text:style-name="T2">atılmı</text:span>ş<text:span text:style-name="T2"> oldu</text:span>ğ<text:span text:style-name="T2">unu, bunların hiçbirisine kendisinin güç yetiremeyece</text:span>ğ<text:span text:style-name="T2">ini, yalnızca Allah'ın dilemesiyle bu nimetlere kavu</text:span>ş<text:span text:style-name="T2">abildi</text:span>ğ<text:span text:style-name="T2">ini fark eder. </text:span>İ<text:span text:style-name="T2">nsanın kendisine ait sandı</text:span>ğ<text:span text:style-name="T2">ı bedeni, aklı, zekası, duyguları, sa</text:span>ğ<text:span text:style-name="T2">lı</text:span>ğ<text:span text:style-name="T2">ı ve kuvveti bile bu nimetlerin yalnızca birer parçasıdırlar. </text:span></text:p>
      <text:p text:style-name="P15"><text:span text:style-name="T2">Bu yüzden </text:span>ş<text:span text:style-name="T2">ükretmek yalnızca belli zamanlarda, büyük bir kazanç ya da fayda elde edildi</text:span>ğ<text:span text:style-name="T2">inde veya güzel bir yemek yendi</text:span>ğ<text:span text:style-name="T2">inde ya da kötü bir olay sa</text:span>ğ<text:span text:style-name="T2"> salim atlatıldı</text:span>ğ<text:span text:style-name="T2">ında sadece dil ucuyla, "Elhamdülillah, Allah'a çok </text:span>ş<text:span text:style-name="T2">ükür" demek de</text:span>ğ<text:span text:style-name="T2">ildir. </text:span>Ş<text:span text:style-name="T2">ükür her an tüm kalbiyle ya</text:span>ş<text:span text:style-name="T2">anması gereken bir ruh halidir. Çünkü Allah'ın nimetleri saymakla, hatta, ayette bildirildi</text:span>ğ<text:span text:style-name="T2">i gibi, genelleme yapılarak bile bitirilemez: </text:span></text:p>
      <text:p text:style-name="P10">Eğer Allah'ın nimetini saymaya kalkışacak olursanız, onu bir genelleme yaparak bile sayamazsınız. Gerçekten Allah, bağışlayandır, esirgeyendir. (Nahl Suresi, 18) </text:p>
      <text:p text:style-name="P15"><text:span text:style-name="T2">Allah'ın nimetlerine </text:span>ş<text:span text:style-name="T2">ükretmemek ya da az </text:span>ş<text:span text:style-name="T2">ükretmek nankörlüktür. Bu ise </text:span>ş<text:span text:style-name="T2">eytanın insanlara kar</text:span>ş<text:span text:style-name="T2">ı kurdu</text:span>ğ<text:span text:style-name="T2">u çok büyük bir tuzaktır. </text:span>Ş<text:span text:style-name="T2">eytan her zaman, insanları </text:span>ş<text:span text:style-name="T2">ükretmekten alıkoymak ister. </text:span>Ş<text:span text:style-name="T2">eytanın bu saptırması ayetlerde </text:span>ş<text:span text:style-name="T2">öyle haber verilir:</text:span></text:p>
      <text:p text:style-name="P10">Dedi ki: "Madem öyle, beni azdırdığından dolayı onlar(ı insanları saptırmak) için mutlaka Senin dosdoğru yolunda (pusu kurup) oturacağım. Sonra muhakkak önlerinden, arkalarından, sağlarından ve sollarından sokulacağım. Onların çoğunu şükredici bulmayacaksın." (Araf Suresi, 16-17)</text:p>
      <text:p text:style-name="P15"><text:span text:style-name="T2">Görüldü</text:span>ğ<text:span text:style-name="T2">ü gibi </text:span>ş<text:span text:style-name="T2">eytanın bütün çabaları tek bir ana hedef etrafında toplanmaktadır; insanların </text:span>ş<text:span text:style-name="T2">ükretmelerine engel olmak. Bu konuda ço</text:span>ğ<text:span text:style-name="T2">u kimseler üzerinde etkili de olmu</text:span>ş<text:span text:style-name="T2">tur:</text:span></text:p>
      <text:p text:style-name="P10">... Şüphesiz Allah, insanlara karşı büyük ihsan (Fazl) sahibidir, ancak onların çoğu şükretmezler. (Yunus Suresi, 60)</text:p>
      <text:p text:style-name="P15"><text:soft-page-break/>Ş<text:span text:style-name="T2">eytanın, özellikle </text:span>ş<text:span text:style-name="T2">ükretme konusunda insanlara yakla</text:span>ş<text:span text:style-name="T2">aca</text:span>ğ<text:span text:style-name="T2">ının bildirilmi</text:span>ş<text:span text:style-name="T2"> olması, bu ibadetin önemini de ortaya koymaktadır. </text:span>Ş<text:span text:style-name="T2">üphesiz bu kadar önemli bir ibadeti terk ederek nankörlük yapmanın Allah Katındaki kar</text:span>ş<text:span text:style-name="T2">ılı</text:span>ğ<text:span text:style-name="T2">ı da ona göre olacaktır: <text:s/></text:span></text:p>
      <text:p text:style-name="P10">Rabbiniz şöyle buyurmuştu: "Andolsun, eğer şükrederseniz gerçekten size artırırım ve andolsun, eğer nankörlük ederseniz, şüphesiz, Benim azabım pek şiddetlidir." (İbrahim Suresi, 7)</text:p>
      <text:p text:style-name="P15"/>
      <text:p text:style-name="P15"/>
      <text:h text:style-name="P26" text:outline-level="2">BAĞIŞLANMA DİLEMEK</text:h>
      <text:p text:style-name="P16"/>
      <text:p text:style-name="P15"><text:span text:style-name="T2">Bir ayette </text:span>ş<text:span text:style-name="T2">öyle bildirilir:</text:span></text:p>
      <text:p text:style-name="P10">Eğer Allah, insanları zulümleri nedeniyle sorguya çekecek olsaydı, onun üstünde (yeryüzünde) canlılardan hiçbir şey bırakmazdı; ancak onları adı konulmuş bir süreye kadar ertelemektedir. Onların ecelleri gelince ne bir saat ertelenebilirler, ne de öne alınabilirler. (Nahl Suresi, 61)</text:p>
      <text:p text:style-name="P15"><text:span text:style-name="T2">Ayette zulümleri nedeniyle insanların sorguya çekilmeleri halinde, yeryüzünde istisnasız tek bir canlının bile kalmayaca</text:span>ğ<text:span text:style-name="T2">ından bahsedilmektedir. Buna iman edenlerin de dahil oldu</text:span>ğ<text:span text:style-name="T2">u çok açıktır. O halde hiçbir mümin kendini hatasız ve günahsız göremez. </text:span>İ<text:span text:style-name="T2">man edenler de, gün içinde bilerek ya da bilmeyerek pek çok hata yapabilirler. Aklının, imanının, </text:span>ş<text:span text:style-name="T2">uurunun derecesine göre bu hata ve günahlar az ya da çok olabilir. Ancak hiç kimse kendini hata yapmaktan müsta</text:span>ğ<text:span text:style-name="T2">ni göremez. Kendini kusursuz ve mükemmel görmek ba</text:span>ş<text:span text:style-name="T2">lı ba</text:span>ş<text:span text:style-name="T2">ına bir hata olur. Kuran'da bu tarz bir kusursuzluk iddiasının Firavunlara özgü sapkın bir anlayı</text:span>ş<text:span text:style-name="T2"> oldu</text:span>ğ<text:span text:style-name="T2">u bildirilmi</text:span>ş<text:span text:style-name="T2">tir.</text:span></text:p>
      <text:p text:style-name="P15"><text:span text:style-name="T2">Mümin, imanı ve buna ba</text:span>ğ<text:span text:style-name="T2">lı olarak da aklı arttıkça kendini günahsız görmeye de</text:span>ğ<text:span text:style-name="T2">il, tam tersine kendi hata ve günahlarını daha iyi fark etmeye ba</text:span>ş<text:span text:style-name="T2">lar. </text:span>İ<text:span text:style-name="T2">çinde bulundu</text:span>ğ<text:span text:style-name="T2">u durumu daha net kavradı</text:span>ğ<text:span text:style-name="T2">ı, Allah korkusu çok daha arttı</text:span>ğ<text:span text:style-name="T2">ı için, bir yandan hatalarını düzeltmeye, tekrarlamamaya çalı</text:span>ş<text:span text:style-name="T2">ırken bir yandan da isteyerek ya da istemeyerek i</text:span>ş<text:span text:style-name="T2">ledi</text:span>ğ<text:span text:style-name="T2">i günahları için sürekli olarak ba</text:span>ğ<text:span text:style-name="T2">ı</text:span>ş<text:span text:style-name="T2">lanma diler. </text:span>İş<text:span text:style-name="T2">te </text:span>ş<text:span text:style-name="T2">uurlu bir müminin göstermesi gereken davranı</text:span>ş<text:span text:style-name="T2"> budur. Dahası, ba</text:span>ğ<text:span text:style-name="T2">ı</text:span>ş<text:span text:style-name="T2">lanma dilemek zaten tüm müminlere farz kılınmı</text:span>ş<text:span text:style-name="T2">tır: </text:span></text:p>
      <text:p text:style-name="P10">Ve Rabbiniz'den bağışlanma dileyin; sonra O'na tevbe edin. O da sizi, adı konulmuş bir vakte kadar güzel bir meta (fayda) ile metalandırsın ve her ihsan sahibine Kendi ihsanını versin. Eğer yüz çevirirseniz gerçekten ben, sizin için büyük bir günün azabından korkarım. (Hud Suresi, 3)</text:p>
      <text:p text:style-name="P15"><text:span text:style-name="T2">Ba</text:span>ğ<text:span text:style-name="T2">ı</text:span>ş<text:span text:style-name="T2">lanma dilemenin nimet verilmesine vesile olaca</text:span>ğ<text:span text:style-name="T2">ı da bu ayetten anla</text:span>ş<text:span text:style-name="T2">ılmaktadır.</text:span></text:p>
      <text:p text:style-name="P15"><text:span text:style-name="T2">Kuran'ın pek çok ayetinde, peygamberlerin çe</text:span>ş<text:span text:style-name="T2">itli vesilelerle Allah'tan ba</text:span>ğ<text:span text:style-name="T2">ı</text:span>ş<text:span text:style-name="T2">lanma dilediklerinden bahsedilir. O anda herhangi bir günah i</text:span>ş<text:span text:style-name="T2">lememi</text:span>ş<text:span text:style-name="T2"> olsa bile, Allah'ın azabını hatırladıklarında ya da Allah'ın bir imtihanıyla kar</text:span>ş<text:span text:style-name="T2">ıla</text:span>ş<text:span text:style-name="T2">tıklarında peygamberlerin hemen Allah'tan ba</text:span>ğ<text:span text:style-name="T2">ı</text:span>ş<text:span text:style-name="T2">lanma dilediklerini görürüz. Bir ayette de Peygamberimiz (sav)'e insanların akın akın dine girdiklerini gördü</text:span>ğ<text:span text:style-name="T2">ünde, Allah'ı hamd ile tesbih edip ba</text:span>ğ<text:span text:style-name="T2">ı</text:span>ş<text:span text:style-name="T2">lanma dilemesi bildirilir. Bir ba</text:span>ş<text:span text:style-name="T2">ka ayette ise cennete giren müminlerin övülen özellikleri arasında düzenli olarak ba</text:span>ğ<text:span text:style-name="T2">ı</text:span>ş<text:span text:style-name="T2">lanma dilemelerinden bahsedilmektedir:</text:span></text:p>
      <text:p text:style-name="P10"><text:soft-page-break/>Onlar, seher vakitlerinde istiğfar ederlerdi. (Zariyat Suresi, 18)</text:p>
      <text:p text:style-name="P15"><text:span text:style-name="T2">Görüldü</text:span>ğ<text:span text:style-name="T2">ü gibi ba</text:span>ğ<text:span text:style-name="T2">ı</text:span>ş<text:span text:style-name="T2">lanma dilemek için mutlaka o anda bir günah i</text:span>ş<text:span text:style-name="T2">lemi</text:span>ş<text:span text:style-name="T2"> olmak gerekmez. Ba</text:span>ğ<text:span text:style-name="T2">ı</text:span>ş<text:span text:style-name="T2">lanma dilemek, bir anlamda, müminin kullu</text:span>ğ<text:span text:style-name="T2">unu, Allah kar</text:span>ş<text:span text:style-name="T2">ısındaki aczini, O'nun yardımı olmaksızın günahtan sakınmasının bile mümkün olmadı</text:span>ğ<text:span text:style-name="T2">ını dile getirmesidir. Ba</text:span>ğ<text:span text:style-name="T2">ı</text:span>ş<text:span text:style-name="T2">lanma dilemeye önem vermemenin altında aczinin, kusurunun, günahlarının farkında olmama gibi bir gaflet ve </text:span>ş<text:span text:style-name="T2">uursuzluk hali yatar. Bunun do</text:span>ğ<text:span text:style-name="T2">al bir sonucu olarak insanın kalbi katıla</text:span>ş<text:span text:style-name="T2">ır ve zamanla kendi nefsini ilahla</text:span>ş<text:span text:style-name="T2">tırıp (Allah'ı tenzih ederiz) </text:span>ş<text:span text:style-name="T2">eytani bir enaniyet ve müsta</text:span>ğ<text:span text:style-name="T2">niyet haline girer. Müsta</text:span>ğ<text:span text:style-name="T2">niyet ise, Kuran'da haber verildi</text:span>ğ<text:span text:style-name="T2">i üzere ki</text:span>ş<text:span text:style-name="T2">iyi azgınla</text:span>ş<text:span text:style-name="T2">tırır, </text:span>ş<text:span text:style-name="T2">eytanın dostlarından biri haline getirir. (Yasin Suresi, 75) </text:span></text:p>
      <text:p text:style-name="P16"/>
      <text:p text:style-name="P15"/>
      <text:h text:style-name="P26" text:outline-level="2">EMANETE VE AHİTLERE RİAYET ETMEK</text:h>
      <text:p text:style-name="P16"/>
      <text:p text:style-name="P15"><text:span text:style-name="T2">Emanet denince bunu, yalnızca dar anlamıyla, verilen bir </text:span>ş<text:span text:style-name="T2">eyi bir süre için saklama </text:span>ş<text:span text:style-name="T2">eklinde anlamamalıdır. Üstlenilen her türlü görev ve sorumluluk ki</text:span>ş<text:span text:style-name="T2">inin üzerindeki bir emanettir. Bu görev gere</text:span>ğ<text:span text:style-name="T2">i gibi yerine getirilmezse emanete ihanet edilmi</text:span>ş<text:span text:style-name="T2"> olur.</text:span></text:p>
      <text:p text:style-name="P15"><text:span text:style-name="T2">Kuran'da tarif edilen mümin, dürüst, emin ve sorumluluk sahibi bir insandır. Küçük hesaplar, küçük çıkarlar pe</text:span>ş<text:span text:style-name="T2">inde ko</text:span>ş<text:span text:style-name="T2">maz. Bu nedenle, verilen bir ahdi yerine getirme veya üzerine aldı</text:span>ğ<text:span text:style-name="T2">ı bir emanete en güzel </text:span>ş<text:span text:style-name="T2">ekilde riayet etme konusunda kendisine tam bir güven duyulur. Müminlerin bu özelli</text:span>ğ<text:span text:style-name="T2">inden Kuran'daki birçok ayette övgüyle bahsedilir: </text:span></text:p>
      <text:p text:style-name="P10">Onlar, emanetlerine ve ahidlerine riayet edenlerdir. (Müminun Suresi, 8)</text:p>
      <text:p text:style-name="P10">Onlar, kendilerine verilen emanete ve verdikleri ahde (harfiyen) riayet edenlerdir. (Mearic Suresi, 32)</text:p>
      <text:p text:style-name="P10">... Ahidleştiklerinde ahidlerine vefa gösterenler ile zorda, hastalıkta ve savaşın kızıştığı zamanlarda sabredenler(in tutum ve davranışlarıdır). İşte bunlar, doğru olanlardır ve muttaki olanlar da bunlardır. (Bakara Suresi, 177)</text:p>
      <text:p text:style-name="P15"><text:span text:style-name="T2">Ahit verme ve emanet üstlenme konusunda ki</text:span>ş<text:span text:style-name="T2">inin, kaldıramayaca</text:span>ğ<text:span text:style-name="T2">ını bildi</text:span>ğ<text:span text:style-name="T2">i bir yükün altına girmesi do</text:span>ğ<text:span text:style-name="T2">ru olmaz. Çünkü verilen ahdi tutmamak, emanete ihanet etmek, Allah Katında hesabı sorulacak olan sorumluluklardır.</text:span></text:p>
      <text:p text:style-name="P10">... Ahde vefa gösterin. Çünkü ahid bir sorumluluktur. (İsra Suresi, 34)</text:p>
      <text:p text:style-name="P10">Ey iman edenler, Allah'a ve resulüne ihanet etmeyin, bile bile emanetlerinize de ihanet etmeyin. (Enfal Suresi, 27)</text:p>
      <text:p text:style-name="P15"><text:span text:style-name="T2">Yalnız burada önemli olan husus, ki</text:span>ş<text:span text:style-name="T2">inin yapabilece</text:span>ğ<text:span text:style-name="T2">i konularda, ba</text:span>ş<text:span text:style-name="T2">aramama korkusu, tembellik ve benzeri nedenlerle sorumluluk almaktan kaçmamasıdır. Yapamayaca</text:span>ğ<text:span text:style-name="T2">ı </text:span>ş<text:span text:style-name="T2">eyi üstlenmek gibi, yapabilece</text:span>ğ<text:span text:style-name="T2">i hayırlı bir i</text:span>ş<text:span text:style-name="T2">ten, sorumluluktan kaçınmak da ki</text:span>ş<text:span text:style-name="T2">iyi vebal altına sokar. Sorumluluk almak her zaman </text:span><text:soft-page-break/><text:span text:style-name="T2">ki</text:span>ş<text:span text:style-name="T2">inin kendi seçimine ba</text:span>ğ<text:span text:style-name="T2">lı de</text:span>ğ<text:span text:style-name="T2">ildir. Hele Allah'ın emri gibi kesin itaat gerektiren durumlarda müminin zaten kendi iste</text:span>ğ<text:span text:style-name="T2">ine göre seçme hakkı yoktur. </text:span></text:p>
      <text:p text:style-name="P15"><text:span text:style-name="T2">Allah yolunda fikri mücadele edilirken herkese kendi tecrübesi, kabiliyeti do</text:span>ğ<text:span text:style-name="T2">rultusunda çe</text:span>ş<text:span text:style-name="T2">itli görevler verilebilir. "Yapamam, ben bu sorumlulu</text:span>ğ<text:span text:style-name="T2">un altından kalkamam" gibi mazeretlerin hiçbir me</text:span>ş<text:span text:style-name="T2">ru geçerlili</text:span>ğ<text:span text:style-name="T2">i olamaz. Müminin kesin bir itaat, halis bir niyet ve samimi bir dua ile kendisine verilen sorumlulu</text:span>ğ<text:span text:style-name="T2">u en mükemmel </text:span>ş<text:span text:style-name="T2">ekilde yerine getirememesi için hiçbir sebep yoktur.</text:span></text:p>
      <text:p text:style-name="P16"/>
      <text:p text:style-name="P16"/>
      <text:h text:style-name="P26" text:outline-level="2">İŞ HAYATINDA VE GÜNLÜK YAŞAMDA FARKLI BİR KARAKTER GÖSTERMEKTEN SAKINMAK</text:h>
      <text:p text:style-name="P16"/>
      <text:p text:style-name="P15"><text:span text:style-name="T2">Müminin dikkat etmesi gereken konulardan biri de, gündelik ya</text:span>ş<text:span text:style-name="T2">am içinde kendini dünyevi olayların akı</text:span>ş<text:span text:style-name="T2">ına kaptırarak gerçek amacını unutmamaktır. Müminin gerçek amacı, Allah'ın kulu oldu</text:span>ğ<text:span text:style-name="T2">unun bilincinde olmak, Kuran'da bildirilen emir ve tavsiyeleri harfiyen yerine getirmektir. </text:span>İ<text:span text:style-name="T2">nsan, ula</text:span>ş<text:span text:style-name="T2">tı</text:span>ğ<text:span text:style-name="T2">ı imani yakınlı</text:span>ğ<text:span text:style-name="T2">ı sürekli tazelemek ve geli</text:span>ş<text:span text:style-name="T2">tirmek yönünde gayret göstermedi</text:span>ğ<text:span text:style-name="T2">i takdirde mevcut durumunu da koruyamaz. Maneviyatı hızla eksilmeye, imani duyarlılı</text:span>ğ<text:span text:style-name="T2">ı, aklı azalmaya ba</text:span>ş<text:span text:style-name="T2">lar. <text:s/></text:span></text:p>
      <text:p text:style-name="P15"><text:span text:style-name="T2">Kimileri için rahatlık ortamı, zorluk ortamına göre daha büyük bir imtihan vesilesidir. Zorluk ve çile zamanında akıl ve </text:span>ş<text:span text:style-name="T2">uur açıldı</text:span>ğ<text:span text:style-name="T2">ı için Allah'la olan manevi ba</text:span>ğ<text:span text:style-name="T2">lantıyı korumak bazılarına göre daha kolaydır. Ancak önemli olan bu ba</text:span>ğ<text:span text:style-name="T2">lantıyı her türlü </text:span>ş<text:span text:style-name="T2">artta korumaktır. </text:span></text:p>
      <text:p text:style-name="P15"><text:span text:style-name="T2">Allah yolunda, birçok güçlükleri a</text:span>ş<text:span text:style-name="T2">mı</text:span>ş<text:span text:style-name="T2">, zorlu imtihanları atlatmı</text:span>ş<text:span text:style-name="T2"> bir kimse bile, tefekkürünü, imandan kaynaklanan </text:span>ş<text:span text:style-name="T2">evkini, heyecanını canlı tutmalı, gerçek amacını hatırdan çıkarmamalıdır. Aksi takdirde ki</text:span>ş<text:span text:style-name="T2">inin kalbi katıla</text:span>ş<text:span text:style-name="T2">ır, vicdanı duyarsız hale gelir, dolayısıyla içinde bulundu</text:span>ğ<text:span text:style-name="T2">u felaketin </text:span>ş<text:span text:style-name="T2">uuruna varamaz, ö</text:span>ğ<text:span text:style-name="T2">üt alamaz bir duruma gelir. Allah'ın dilemesi dı</text:span>ş<text:span text:style-name="T2">ında, dönü</text:span>ş<text:span text:style-name="T2">ü olmayan bir yola girer. Körle</text:span>ş<text:span text:style-name="T2">en kalbi artık ahireti göremedi</text:span>ğ<text:span text:style-name="T2">i için, bu geçici dünyaya yönelir. Dünya ve dünyanın geçici süsleri, sahte çekicilikleri ona Allah'tan, Resulü’nden ve Allah yolunda mücadele etmekten daha sevimli gelmeye ba</text:span>ş<text:span text:style-name="T2">lar. Allah böyle bir tehlikeye kar</text:span>ş<text:span text:style-name="T2">ı müminleri Kuran'da </text:span>ş<text:span text:style-name="T2">öyle uyarmı</text:span>ş<text:span text:style-name="T2">tır:</text:span></text:p>
      <text:p text:style-name="P10">De ki: "Eğer babalarınız, çocuklarınız, kardeşleriniz, eşleriniz, aşiretiniz, kazandığınız mallar, az kâr getireceğinden korktuğunuz ticaret ve hoşunuza giden evler, sizlere Allah'tan, O'nun resulünden ve O'nun yolunda cehd etmekten (çaba harcamaktan) daha sevimli ise, artık Allah'ın emri gelinceye kadar bekleyedurun. Allah, fasıklar topluluğuna hidayet vermez." (Tevbe Suresi, 24)</text:p>
      <text:p text:style-name="P15"><text:span text:style-name="T2">Mümin, fark etmeden dünya hayatına meyletme tehlikesine kar</text:span>ş<text:span text:style-name="T2">ı son derece uyanık olmalıdır. Müminin, zaman zaman gaflete kapılarak, Allah'ın rızasının oldu</text:span>ğ<text:span text:style-name="T2">u bir i</text:span>ş<text:span text:style-name="T2">i terk edip nefsinin istekleri do</text:span>ğ<text:span text:style-name="T2">rultusunda birtakım dünyevi yararlara tamah etmesi yakı</text:span>ş<text:span text:style-name="T2">ık almayan bir durumdur. Bu tür hareketlerin süreklili</text:span>ğ<text:span text:style-name="T2">inde her zaman küfre, münafıklı</text:span>ğ<text:span text:style-name="T2">a açılan bir kapı vardır. </text:span>Ş<text:span text:style-name="T2">uurları kapanarak dünyevi bir menfaati Allah'ın Resulüne tercih ederek, onu ayakta bırakıp gidenlerin durumu da böyledir:</text:span></text:p>
      <text:p text:style-name="P10"><text:soft-page-break/>Oysa onlar (kendilerini tümüyle Allah'a ve İslam'a teslim etmeyenler) bir ticaret ya da bir eğlence gördükleri zaman, (hemen) ona sökün ettiler ve seni ayakta bıraktılar. De ki: "Allah'ın Katında bulunan, eğlenceden ve ticaretten daha hayırlıdır. Allah, rızık verenlerin en hayırlısıdır." (Cuma Suresi, 11)</text:p>
      <text:p text:style-name="P15">İ<text:span text:style-name="T2">çinde sürekli Allah korkusu, kıyamet ve cehennem korkusu bulunan ihlaslı müminler ise dünyanın aldatıcılı</text:span>ğ<text:span text:style-name="T2">ına kendilerini kaptırmazlar.</text:span></text:p>
      <text:p text:style-name="P10">(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P15"/>
      <text:p text:style-name="P15"/>
      <text:h text:style-name="P26" text:outline-level="2">BAŞKALARINI UYARIP KENDİNİ UNUTMAMAK</text:h>
      <text:p text:style-name="P15"/>
      <text:p text:style-name="P10">Siz, insanlara iyiliği emrederken, kendinizi unutuyor musunuz? Oysa siz kitabı okuyorsunuz. Yine de akıllanmayacak mısınız? (Bakara Suresi, 44)</text:p>
      <text:p text:style-name="P15"><text:span text:style-name="T2">Kuran'ı iyi bilen, zeki ve tecrübeli bir ki</text:span>ş<text:span text:style-name="T2">i ba</text:span>ş<text:span text:style-name="T2">kalarının dini konulardaki hatalarını ve eksikliklerini en ince ayrıntılarıyla te</text:span>ş<text:span text:style-name="T2">his edebilir. Onları bu konularda uyarabilir. Bu makbul bir özelliktir, ancak bunu yapmak ki</text:span>ş<text:span text:style-name="T2">inin aynı hata ve günahları kendisinin i</text:span>ş<text:span text:style-name="T2">lemesini me</text:span>ş<text:span text:style-name="T2">ru hale getirmez. Tam tersine ba</text:span>ş<text:span text:style-name="T2">kalarına yaptı</text:span>ğ<text:span text:style-name="T2">ı uyarıdan kendisinin de ö</text:span>ğ<text:span text:style-name="T2">üt alması ve aynı hataları yapmaktan önemle kaçınması gerekir. Aksi takdirde ba</text:span>ş<text:span text:style-name="T2">kalarına yaptı</text:span>ğ<text:span text:style-name="T2">ı uyarılar bir ecir de</text:span>ğ<text:span text:style-name="T2">il, ahirette kendi aleyhinde bir delil olarak kar</text:span>ş<text:span text:style-name="T2">ısına çıkar.</text:span></text:p>
      <text:p text:style-name="P15"><text:span text:style-name="T2">Bir hatayı, ba</text:span>ş<text:span text:style-name="T2">kasını uyaracak kadar iyi te</text:span>ş<text:span text:style-name="T2">his edebilen bir ki</text:span>ş<text:span text:style-name="T2">inin, aynı hatayı kendi nefsinde te</text:span>ş<text:span text:style-name="T2">his edememesi gibi bir durum mümkün de</text:span>ğ<text:span text:style-name="T2">ildir. Elbette ki kendi hata ve günahının da farkındadır. Bu ise onun çok büyük bir samimiyetsizlik içinde oldu</text:span>ğ<text:span text:style-name="T2">unu gösterir. Örne</text:span>ğ<text:span text:style-name="T2">in yalancı birinin insanları do</text:span>ğ<text:span text:style-name="T2">rulu</text:span>ğ<text:span text:style-name="T2">a; riyakar birinin insanları samimiyete, namaz kılmayan birinin insanları namaza davet etmesi büyük bir samimiyetsizlik ve ikiyüzlülük örne</text:span>ğ<text:span text:style-name="T2">idir. Üstteki ayetin sonunda bu tür ki</text:span>ş<text:span text:style-name="T2">ilerin "yine de akıllanmayacak mısınız" sözleriyle uyarılmaları da, söyledikleri </text:span>ş<text:span text:style-name="T2">eyleri önce kendilerinin uygulamaları gerekti</text:span>ğ<text:span text:style-name="T2">inin açık bir göstergesidir.</text:span></text:p>
      <text:p text:style-name="P15"><text:span text:style-name="T2">Bu tür ikiyüzlü hareketlerin temelinde, insanlar üzerinde manevi bir otorite kurmak, çekinilen, sözü dinlenen bir kimse olmak gibi Kuran'a uygun olmayan dü</text:span>ş<text:span text:style-name="T2">ünceler yatar. Bu </text:span>ş<text:span text:style-name="T2">ekilde davranan bir kimsenin asıl amacı Allah'ın sınırlarının, dinin menfaatlerinin korunması, batılın yok olması, müminlerin hata ve günahlarının düzelmesi de</text:span>ğ<text:span text:style-name="T2">ildir elbette. Yaptı</text:span>ğ<text:span text:style-name="T2">ı uyarıları, o hataların i</text:span>ş<text:span text:style-name="T2">lenmesine kar</text:span>ş<text:span text:style-name="T2">ı olan hassasiyetinden ve Allah korkusundan yapıyor olsa ku</text:span>ş<text:span text:style-name="T2">kusuz aynı günahları i</text:span>ş<text:span text:style-name="T2">lemekten en fazla kendisi sakınır. Bu tür ki</text:span>ş<text:span text:style-name="T2">iler müminlerin i</text:span>ş<text:span text:style-name="T2">ledikleri hata ve günahları kendi makam, mevki ve itibar arayı</text:span>ş<text:span text:style-name="T2">ları için büyük fırsat sayarlar. Oysa, dini konuları, Kuran'da bildirilen hükümlerini, bu tür nefsani saygı ve itibar arayı</text:span>ş<text:span text:style-name="T2">larına alet etmek ki</text:span>ş<text:span text:style-name="T2">iyi ahirette büyük bir hüsrana sürükleyebilir. </text:span></text:p>
      <text:p text:style-name="P15"><text:soft-page-break/><text:span text:style-name="T2">Kendinde olan bir hatayı ba</text:span>ş<text:span text:style-name="T2">ka bir mümin karde</text:span>ş<text:span text:style-name="T2">inde de gördü</text:span>ğ<text:span text:style-name="T2">ünde yapılabilecek en güzel ve samimi hareket, ona önce kendisinde de aynı hatanın oldu</text:span>ğ<text:span text:style-name="T2">unu söylemek ve bu konuda <text:s/>sürekli birbirlerine hatırlatma yaparak, ortak hatalarını düzeltmede birbirlerini takip ve te</text:span>ş<text:span text:style-name="T2">vik etmektir. </text:span></text:p>
      <text:p text:style-name="P16"/>
      <text:p text:style-name="P16"/>
      <text:h text:style-name="P26" text:outline-level="2">VERİLEN BORCU YAZMAK</text:h>
      <text:p text:style-name="P15"/>
      <text:p text:style-name="P10">Ey iman edenler, belirli bir süre için borçlandığınız zaman onu yazınız. Aranızdan bir katip doğru olarak yazsın, katip Allah'ın kendisine öğrettiği gibi yazmaktan kaçınmasın, yazsın. Üzerinde hak olan (borçlu) da yazdırsın ve Rabbi olan Allah'tan sakınsın, ondan hiçbir şeyi eksiltmesin. Eğer üzerinde hak olan (borçlu), düşük akıllı ya da za'f sahibi veya kendisi yazmaya güç yetiremeyecekse, velisi dosdoğru yazdırsın. Erkeklerinizden de iki şahit tutun; eğer iki erkek yoksa, şahitlerden rıza göstereceğiniz bir erkek ve biri şaşırdığında öbürü ona hatırlatacak iki kadın (da olur). Şahidler çağırıldıkları zaman kaçınmasınlar. Onu (borcu) az olsun, çok olsun, süresiyle birlikte yazmaya üşenmeyin. Bu, Allah Katında en adil, şahitlik için en sağlam, şüphelenmemeniz için de en yakın olandır. Ancak aranızda devredip durduğunuz ve peşin olarak yaptığınız ticaret başka, bunu yazmamanızda sizin için bir sakınca yoktur. Alış-veriş ettiğinizde de şahit tutun. Yazana da, şahide de zarar verilmesin. (Aksini) Yaparsanız, o, kendiniz için fısk (zulüm ve günah)tır. Allah'tan sakının. Allah size öğretiyor. Allah herşeyi bilendir. (Bakara Suresi, 282)</text:p>
      <text:p text:style-name="P15"><text:span text:style-name="T2">Bu ayette son derece açık ve ayrıntılı bir biçimde borç <text:s/>verildi</text:span>ğ<text:span text:style-name="T2">inde yazılması gerekti</text:span>ğ<text:span text:style-name="T2">i açıklanmaktadır. Buradaki en önemli husus ise yakınlık, akrabalık, samimiyet, dostluk gibi kavramları ölçü alarak ayetin emrini gözardı etmemektir. Kimler arasında olursa olsun, borcun miktarı ne olursa olsun, ayet bu hükmü uygulamama hakkında bir istisna göstermemi</text:span>ş<text:span text:style-name="T2">tir. O yüzden ki</text:span>ş<text:span text:style-name="T2">i e</text:span>ğ<text:span text:style-name="T2">er gerçekten müminse, ayetin hükmüne kayıtsız </text:span>ş<text:span text:style-name="T2">artsız boyun e</text:span>ğ<text:span text:style-name="T2">melidir. Gerçekten de ayette belirtildi</text:span>ğ<text:span text:style-name="T2">i gibi, adaletten </text:span>ş<text:span text:style-name="T2">a</text:span>ş<text:span text:style-name="T2">mamak, ileride herhangi bir </text:span>ş<text:span text:style-name="T2">üphe, yanlı</text:span>ş<text:span text:style-name="T2"> anlama ve haksızlı</text:span>ğ<text:span text:style-name="T2">a yol açmamak için bu tür bir önlem en hayırlı olandır. Ü</text:span>ş<text:span text:style-name="T2">enmek, tembellik gibi nefsani durumlar da ayetin hükmünün ihmal edilmesine kesinlikle gerekçe olamaz.</text:span></text:p>
      <text:p text:style-name="P16"/>
      <text:p text:style-name="P15"/>
      <text:h text:style-name="P26" text:outline-level="2">ALLAH'IN VE DİNİN ALEYHİNDE KONUŞULAN ORTAMI TERK ETMEK</text:h>
      <text:p text:style-name="P16"/>
      <text:p text:style-name="P15"><text:span text:style-name="T2">Müminler hiçbir </text:span>ş<text:span text:style-name="T2">ekilde inançlarından, taviz vermezler. Her mümin, bulundu</text:span>ğ<text:span text:style-name="T2">u ortamda, Allah'ın ve O'nun dininin temsilcisidir. Bu gerçe</text:span>ğ<text:span text:style-name="T2">in </text:span>ş<text:span text:style-name="T2">uurunda olan ve bu sorumlulu</text:span>ğ<text:span text:style-name="T2">u ta</text:span>ş<text:span text:style-name="T2">ıyan mümine, Allah'ın ve </text:span><text:soft-page-break/><text:span text:style-name="T2">dinin aleyhine konu</text:span>ş<text:span text:style-name="T2">ulan ortamlarda bulunmak yakı</text:span>ş<text:span text:style-name="T2">maz. Zaten bu durum Kuran ayetlerinde kesin olarak yasaklanmı</text:span>ş<text:span text:style-name="T2">tır:</text:span></text:p>
      <text:p text:style-name="P10">O, size Kitapta: "Allah'ın ayetlerinin inkâr edildiğini ve onlarla alay edildiğini işittiğinizde, onlar bir başka söze dalıp geçinceye kadar, onlarla oturmayın, yoksa siz de onlar gibi olursunuz" diye indirdi. Doğrusu Allah, münafıkların ve kafirlerin tümünü cehennemde toplayacak olandır. (Nisa Suresi, 140)</text:p>
      <text:p text:style-name="P10">Ayetlerimiz konusunda 'alaylı tartışmalara dalanlar': -onlar bir başka söze geçinceye kadar- onlardan yüz çevir. Şeytan sana unutturacak olursa, bu durumda hatırlamadan sonra, artık zulmeden toplulukla beraber oturma. (Enam Suresi, 68)</text:p>
      <text:p text:style-name="P15">Cahiliye toplumunun fertlerinin temel özelliği Allah'ın kadrini takdir edememeleri ve O'nun gücünden gaflet içinde olmalarıdır. Bu şuursuzluğun verdiği çirkin bir cesaretle, kendilerince vicdanlarını rahatlatmak için müşrikler zaman zaman Allah'ın ve dinin aleyhinde konuşmalar yapabilirler. Bu, kimi zaman açık bir saldırı, kimi zaman imalı laf dokundurmalar, kimi zaman din hakkında cahilce ahkam kesme şeklinde olabilir. Şartlar ne olursa olsun, böyle bir ortam oluştuğunda, eğer bu durumu düzeltme imkanı yoksa, orayı terk etmek mümin için farzdır. Bu duruma kayıtsız kalmak, ortamın bir parçası olmak, Allah'ın şanını ve şerefini yüceltmekle görevli mümine yakışmadığı gibi zaten Kuran'da haram kılınmıştır. <text:s/></text:p>
      <text:p text:style-name="P15"/>
      <text:p text:style-name="P15"/>
      <text:h text:style-name="P26" text:outline-level="2">BELİRLENMİŞ VAKİTLERDE HAMD ETMEK VE ALLAH’I TESBİH ETMEK</text:h>
      <text:p text:style-name="P16"/>
      <text:p text:style-name="P15"><text:span text:style-name="T2">Hamd ve Allah'ı tesbih etmek müminin hayatının bir parçasıdır. Hamd, her türlü övgü, yüceltme ve iltifata layık olanın yalnızca Allah oldu</text:span>ğ<text:span text:style-name="T2">unu, tesbih ise Allah'ın, akla gelebilecek ya da gelmeyecek her türlü eksiklik, kusur ve hatadan uzak ve münezzeh oldu</text:span>ğ<text:span text:style-name="T2">unu hem dil hem de kalp ile tasdik etmektir.</text:span></text:p>
      <text:p text:style-name="P15"><text:span text:style-name="T2">Hamd ve tesbihin yalnızca müminlerin de</text:span>ğ<text:span text:style-name="T2">il, aynı zamanda bütün kainatın bir ibadeti oldu</text:span>ğ<text:span text:style-name="T2">u ayetlerde </text:span>ş<text:span text:style-name="T2">öyle haber verilir:</text:span></text:p>
      <text:p text:style-name="P10">Yedi gök, yer ve bunların içindekiler O'nu tesbih eder; O'nu övgü ile tesbih etmeyen hiçbir şey <text:s text:c="4"/>yoktur, ancak siz onların tesbihlerini kavramıyorsunuz. Şüphesiz O, halim olandır, bağışlayandır. (İsra Suresi, 44)</text:p>
      <text:p text:style-name="P10">Gök gürültüsü O'nu hamd ile, melekler de O'na olan korkularından tesbih ederler... (Rad Suresi, 13)</text:p>
      <text:p text:style-name="P15"><text:span text:style-name="T2">5 vakit namaz kılmak gibi, belirlenmi</text:span>ş<text:span text:style-name="T2"> vakitlerde Allah'ı tesbih etmek ve O'na hamd etmek de Kuran'da geçen farzlardandır. Bir mümin Allah'ın farz kıldı</text:span>ğ<text:span text:style-name="T2">ı konular arasında kendi anlayı</text:span>ş<text:span text:style-name="T2">ına göre bir önem sırası yapamaz. Yani namaz kılmayı tesbih etmekten veya oruç tutmayı zekat vermekten daha </text:span><text:soft-page-break/><text:span text:style-name="T2">önemli ya da önemsiz göremez. Allah'ın emirlerini harfiyen yerine getirir. Allah insanı yalnızca Kendisi’ne kulluk etmesi için yaratmı</text:span>ş<text:span text:style-name="T2">tır. Allah'ı, Kuran'da belirtilen be</text:span>ş<text:span text:style-name="T2"> vakitte, Allah'ın istedi</text:span>ğ<text:span text:style-name="T2">i </text:span>ş<text:span text:style-name="T2">ekilde tesbih etmek müminin günlük hayatındaki en önemli görevlerinden biridir. Sabah namazı ve ikindi vakitlerinde, tesbihle birlikte ayrıca hamd edilmesi de ayetlerde özellikle belirtilmi</text:span>ş<text:span text:style-name="T2">tir.</text:span></text:p>
      <text:p text:style-name="P16"/>
      <text:p text:style-name="P15"/>
      <text:h text:style-name="P26" text:outline-level="2">MÜMİNLERE KARŞI TEVAZULU, İNKARCILARA KARŞI CAYDIRICI OLMAK</text:h>
      <text:p text:style-name="P16"/>
      <text:p text:style-name="P15"><text:span text:style-name="T2">Alçak gönüllü, tevazulu olmak Kuran'da Allah'ın övdü</text:span>ğ<text:span text:style-name="T2">ü bir davranı</text:span>ş<text:span text:style-name="T2">tır. Tevazulu mümin di</text:span>ğ<text:span text:style-name="T2">er müminlere güven ve </text:span>ş<text:span text:style-name="T2">evk verir. Gerçek anlamda alçak gönüllülük, insanın sahip oldu</text:span>ğ<text:span text:style-name="T2">u bütün özellikleri Allah'a borçlu oldu</text:span>ğ<text:span text:style-name="T2">unu bilmesi, Allah'ın dı</text:span>ş<text:span text:style-name="T2">ında hiçbir güç olmadı</text:span>ğ<text:span text:style-name="T2">ını kabullenmesi ile olur. Bu bilince sahip insan ne kadar güzel, ba</text:span>ş<text:span text:style-name="T2">arılı, zengin, akıllı veya güçlü olursa olsun, bütün bunların Allah'ın verdi</text:span>ğ<text:span text:style-name="T2">i gelip geçici özellikler oldu</text:span>ğ<text:span text:style-name="T2">unu, kendisi için bir imtihan vesilesi ve salih amel fırsatı oldu</text:span>ğ<text:span text:style-name="T2">unu bilir. Sahip oldu</text:span>ğ<text:span text:style-name="T2">u hiçbir özellik onun kibirlenmesine, büyüklenmesine sebep olmaz. Bu üstün ahlakı, Allah'ın ruhunu ta</text:span>ş<text:span text:style-name="T2">ıyan, O'nun yeryüzündeki halifesi olan müminlere kar</text:span>ş<text:span text:style-name="T2">ı saygı ve tevazu </text:span>ş<text:span text:style-name="T2">eklinde yansır. Ayetlerde, bu ahlaka sahip müminler övülmü</text:span>ş<text:span text:style-name="T2"> ve müjdelenmi</text:span>ş<text:span text:style-name="T2">lerdir:</text:span></text:p>
      <text:p text:style-name="P10">... Sen alçak gönüllü olanlara müjde ver. (Hac Suresi, 34)</text:p>
      <text:p text:style-name="P10">Ey iman edenler, içinizden kim dininden geri döner (irtidat eder)se, Allah (yerine) Kendisi'nin onları sevdiği, onların da Kendisi'ni sevdiği mü'minlere karşı alçak gönüllü, kafirlere karşı ise 'güçlü ve onurlu,' Allah yolunda cehd eden (çaba harcayan) ve kınayıcının kınamasından korkmayan bir topluluk getirir. Bu, Allah'ın bir fazlıdır, onu dilediğine verir. Allah (rahmetiyle) geniş olandır, bilendir. (Maide Suresi, 54)</text:p>
      <text:p text:style-name="P15">Yukarıdaki ayetten de anlaşıldığı gibi, tevazu gösterilecek kimseler ancak müminlerdir. Cahiliyeye yöneltilecek olan tavır ise bunun tam tersidir. Çünkü iman etmeyenler Allah'a başkaldırmıştır, Allah'a, elçisine ve müminlere karşı savaş açmıştır. Kuran'da yeryüzündeki varlıkların en aşağısı olarak tanımlanan ve Allah'a başkaldıran bu insanlara karşı müminlerin nasıl bir tavır içerisinde olmaları gerektiği şöyle açıklanmıştır:</text:p>
      <text:p text:style-name="P10">Ey Peygamber, kâfirlerle ve münafıklarla cehd et (çaba harca) ve onlara karşı sert ve caydırıcı davran. Onların barınma yerleri cehennemdir, ne kötü bir yataktır o!.. (Tevbe Suresi, 73)</text:p>
      <text:p text:style-name="P10">... Allah, onları sizin ellerinizle azablandırsın, hor ve aşağılık kılsın ve onlara karşı size zafer versin, mü'minler topluluğunun göğsünü şifaya kavuştursun. Ve kalblerindeki öfkeyi gidersin. Allah dilediğinin tevbesini kabul eder. Allah bilendir, hüküm ve hikmet sahibidir. (Tevbe Suresi, 14-15)</text:p>
      <text:p text:style-name="P15">Müminlerin bu özellikleri bir başka ayette şöyle ifade edilmiştir:</text:p>
      <text:p text:style-name="P10"><text:soft-page-break/>Muhammed, Allah'ın elçisidir. Ve onunla birlikte olanlar da kafirlere karşı zorlu, kendi aralarında ise merhametlidirler... (Fetih Suresi, 29)</text:p>
      <text:p text:style-name="P15"><text:span text:style-name="T2">Allah Kuran'da Müslümanlara, yakın ve candan bir dost olarak Allah'a iman edenleri göstermi</text:span>ş<text:span text:style-name="T2">tir. Ve Allah Müslümanların kafirlere ve münafıklara kar</text:span>ş<text:span text:style-name="T2">ı fikri bir mücadele içinde olmalarını emretmi</text:span>ş<text:span text:style-name="T2">tir. Bu nedenle bir Müslümanın bir münafı</text:span>ğ<text:span text:style-name="T2">a veya inkarcıya kar</text:span>ş<text:span text:style-name="T2">ı tavrı her zaman, Kuran'da tarif edilen yönde olur. Kuran ve sünnet dı</text:span>ş<text:span text:style-name="T2">ında, inanan bir insanın tavrını belirleyen ba</text:span>ş<text:span text:style-name="T2">ka bir ölçü olamaz. </text:span></text:p>
      <text:p text:style-name="P15"><text:span text:style-name="T2">Bir Müslüman için di</text:span>ğ<text:span text:style-name="T2">er Müslümanlara kar</text:span>ş<text:span text:style-name="T2">ı saygı ve sevgi göstermesi gibi, münafık ve dinsizlere kar</text:span>ş<text:span text:style-name="T2">ı caydırıcı davranması da bir ibadettir. Allah'ın dinine kar</text:span>ş<text:span text:style-name="T2">ı kalbinde kin besleyen ve elindeki imkanları gizli ve açık olarak Müslümanlar aleyhine kullanan bir münafı</text:span>ğ<text:span text:style-name="T2">a kar</text:span>ş<text:span text:style-name="T2">ı yakın bir sevgi ve sıcaklık göstermek, bu ki</text:span>ş<text:span text:style-name="T2">inin dine ve Allah'a kar</text:span>ş<text:span text:style-name="T2">ı olan kindar tavrına bir anlamda destek vermek ve onaylamak anlamına gelir. </text:span></text:p>
      <text:p text:style-name="P15"><text:span text:style-name="T2">Ancak buradaki caydırıcı kelimesinden yanlı</text:span>ş<text:span text:style-name="T2"> bir anlam çıkarmamak gerekti</text:span>ğ<text:span text:style-name="T2">ini de hatırlatmakta fayda vardır. Çünkü burada kastedilen caydırıcılık fizik kuvvet kullanılarak uygulanan bir caydırıcılık de</text:span>ğ<text:span text:style-name="T2">ildir. <text:s/></text:span></text:p>
      <text:p text:style-name="P15"><text:span text:style-name="T2">Buradaki caydırıcılı</text:span>ğ<text:span text:style-name="T2">ın anlamı, Müslümanların dinlerine olan kuvvetli ba</text:span>ğ<text:span text:style-name="T2">lılıkları ve kararlılıklarından dolayı münafıklarda meydana gelen yılgınla</text:span>ş<text:span text:style-name="T2">ma ve dine kar</text:span>ş<text:span text:style-name="T2">ı mücadele etmekten caymadır. </text:span></text:p>
      <text:p text:style-name="P15"><text:span text:style-name="T2">Aynı zamanda münafıkların ve iman etmeyenlerin Müslümanlara kar</text:span>ş<text:span text:style-name="T2">ı açık veya gizli faaliyetlerini de</text:span>ş<text:span text:style-name="T2">ifre ederek engellemek, onların Allah'a, dine kar</text:span>ş<text:span text:style-name="T2">ı tutumlarına açık bir tavır koymak ve onlara kar</text:span>ş<text:span text:style-name="T2">ı yakın dost olmamak anlamındadır. <text:s/></text:span></text:p>
      <text:p text:style-name="P15"><text:span text:style-name="T2">Münafıkların en çok korku duydu</text:span>ğ<text:span text:style-name="T2">u kimseler takva Müslümanlardır. Allah ayetlerinde münafıkların müminlere kar</text:span>ş<text:span text:style-name="T2">ı Allah'tan korkar gibi hatta daha da büyük bir korkuyla korkuya kapıldıklarını belirtmektedir. Bu nedenle Allah'a ve Müslümanlara kar</text:span>ş<text:span text:style-name="T2">ı dü</text:span>ş<text:span text:style-name="T2">man olanların kalbinde korku uyandıracak bir takvaya sahip olmak bir Müslüman için çok güzel bir ibadettir. Müslüman olmayan, ancak müminlerle de din konusunda mücadele etmeyen insanlarla iyi geçinmek ya da din ahlakının yeni anlatıldı</text:span>ğ<text:span text:style-name="T2">ı kimseleri </text:span>İ<text:span text:style-name="T2">slam'a ısındırmak için onlara iyi davranmak, güzel konu</text:span>ş<text:span text:style-name="T2">mak da yine bu konunun sınırlarını belirleyen Kuran ölçüleridir.</text:span></text:p>
      <text:p text:style-name="P16"/>
      <text:p text:style-name="P15"/>
      <text:h text:style-name="P26" text:outline-level="2">DİN AHLAKINI YAŞAMAKTA GEVŞEKLİK GÖSTERMEMEK, AĞIR DAVRANMAMAK</text:h>
      <text:p text:style-name="P15"/>
      <text:p text:style-name="P15"><text:span text:style-name="T2">Bir müminin imanının gücü, samimiyeti ve kararlılı</text:span>ğ<text:span text:style-name="T2">ı Allah yolundaki ilmi mücadelesinden ve hamiyet duygusunun gücünden anla</text:span>ş<text:span text:style-name="T2">ılır. Ki</text:span>ş<text:span text:style-name="T2">inin din ahlakı konusunda gev</text:span>ş<text:span text:style-name="T2">ek ya da </text:span>ş<text:span text:style-name="T2">evkli olmasını, bu ilmi mücadelede gösterdi</text:span>ğ<text:span text:style-name="T2">i tutum ve davranı</text:span>ş<text:span text:style-name="T2">lar belirler. </text:span></text:p>
      <text:p text:style-name="P15"><text:soft-page-break/><text:span text:style-name="T2">Dinde gev</text:span>ş<text:span text:style-name="T2">eklik göstermek, müminler arasında bulundu</text:span>ğ<text:span text:style-name="T2">u halde imani olgunlu</text:span>ğ<text:span text:style-name="T2">a tam eri</text:span>ş<text:span text:style-name="T2">ememi</text:span>ş<text:span text:style-name="T2"> ki</text:span>ş<text:span text:style-name="T2">ilere özgü bir zayıflıktır. Gev</text:span>ş<text:span text:style-name="T2">eklik bu ki</text:span>ş<text:span text:style-name="T2">ide, zorluk anlarında geri plana çekilme, riske girmeme, nefsine bir zarar gelmesinden kaçınma, nefsinin rahat ve çıkarlarını dinin çıkarlarından önde tutma </text:span>ş<text:span text:style-name="T2">eklinde ortaya çıkar. Rahatlık anlarında ise iman etmeyenlerin ve fitnenin varlı</text:span>ğ<text:span text:style-name="T2">ından rahatsız olmama, onlarla ilmi mücadele etme yönünde hiçbir dü</text:span>ş<text:span text:style-name="T2">ünce ya da giri</text:span>ş<text:span text:style-name="T2">imde bulunmama, sorumluluk almaktan, nefsini sıkıntıya sokmaktan kaçınma, geli</text:span>ş<text:span text:style-name="T2">meler kar</text:span>ş<text:span text:style-name="T2">ısında pasif ve tepkisiz kalma, a</text:span>ğ<text:span text:style-name="T2">ır davranma gibi biçimlerde kendini gösterir. Bu çarpık anlayı</text:span>ş<text:span text:style-name="T2">ları, bu kimselerin mantık örgülerini ve olayları de</text:span>ğ<text:span text:style-name="T2">erlendirmelerini de tersine döndürür. Öyle ki, Allah yolundaki bir zorluk ve tehlikeden kaçmayı kendileri için bir kazanç, hatta Allah'ın bir nimeti olarak görecek kadar </text:span>ş<text:span text:style-name="T2">uurları kapanmı</text:span>ş<text:span text:style-name="T2">tır:</text:span></text:p>
      <text:p text:style-name="P10">Şüphesiz içinizden ağır davrananlar vardır. Şayet, size bir musibet isabet edecek olsa: "Doğrusu <text:s text:c="6"/>Allah, bana nimet verdi, çünkü onlarla birlikte olmadım" der. (Nisa Suresi, 72)</text:p>
      <text:p text:style-name="P15">Bu tür kişilerin vicdanlarını kendilerince rahatlatma yöntemleri de, zaten gerekeni yapanların var olduğunu öne sürmeleridir. Ancak zorluk ve sıkıntı atlatılıp kendilerinin hiçbir payı olmayan zafer gelince de pişmanlıklarını dışa dökerler. Müminlerin şerefli konumlarından ne kadar uzak olduklarını fark ederler:</text:p>
      <text:p text:style-name="P10">Eğer size Allah'tan bir fazl (zafer) isabet ederse, o zaman da, sanki onunla aranızda hiçbir yakınlık yokmuş gibi kuşkusuz şöyle der; "Keşke onlarla birlikte olsaydım, böylece ben de büyük 'kurtuluş ve mutluluğa' erseydim." (Nisa Suresi, 73)</text:p>
      <text:p text:style-name="P15"><text:span text:style-name="T2">Bu </text:span>ş<text:span text:style-name="T2">ekilde ahiretleri için elde edebilecekleri çok büyük ecir fırsatlarını, üstün makamları da kaybetmi</text:span>ş<text:span text:style-name="T2"> olurlar. </text:span></text:p>
      <text:p text:style-name="P15"><text:span text:style-name="T2">Allah mümin topluluklarında bulunan bu zayıf ve gev</text:span>ş<text:span text:style-name="T2">ek kimselerin, müminleri olumsuz yönde etkilememesi, onların </text:span>ş<text:span text:style-name="T2">evklerini, hırs ve azimlerini kırmaması için samimi müminleri uyarır ve benzer bir yapıdan meneder:</text:span></text:p>
      <text:p text:style-name="P10">Öyleyse sen sabret; şüphesiz Allah'ın vaadi haktır; kesin bilgiyle inanmayanlar sakın seni telaşa kaptırıp-hafifliğe (veya gevşekliğe) sürüklemesinler. (Rum Suresi, 60)</text:p>
      <text:p text:style-name="P15"><text:span text:style-name="T2">Daimi bir gev</text:span>ş<text:span text:style-name="T2">eklik, gerçekten iman etmi</text:span>ş<text:span text:style-name="T2"> bir kimse için elbette söz konusu de</text:span>ğ<text:span text:style-name="T2">ildir. Ancak mümin geçici gev</text:span>ş<text:span text:style-name="T2">ekliklerden, kayıtsızlıklardan, sorumsuzluklardan, zaman zaman nefsine uyma gibi zaaflardan </text:span>ş<text:span text:style-name="T2">iddetle kaçınmalıdır. Müminleri çe</text:span>ş<text:span text:style-name="T2">itli konularda gev</text:span>ş<text:span text:style-name="T2">eklikten meneden ayetlerden bazıları </text:span>ş<text:span text:style-name="T2">unlardır: </text:span></text:p>
      <text:p text:style-name="P10">(Düşmanınız olan) Topluluğu aramakta gevşeklik göstermeyin. Siz acı çekiyorsanız, şüphesiz onlar da, sizin acı çektiğiniz gibi acı çekiyorlar. Oysa siz, onların umut etmediklerini Allah'tan umuyorsunuz. Allah, bilendir, hüküm ve hikmet sahibidir. (Nisa Suresi, 104)</text:p>
      <text:p text:style-name="P10">Gevşemeyin, üzülmeyin; eğer (gerçekten) iman etmişseniz en üstün olan sizlersiniz. (Al-i İmran Suresi, 139)</text:p>
      <text:p text:style-name="P15"><text:span text:style-name="T2">Kuran'da bildirilen ideal mümin ahlakı ise, bütün hayatı boyunca, gerek sıkıntı ve zorluk zamanlarında, gerekse refah ve rahatlık ortamlarında dinin menfaatlerinden hiçbir taviz vermeyen, her durumda Allah'ın rızasını nefsinin arzularına tercih eden bir kimsedir. Hiçbir durumda, </text:span>ş<text:span text:style-name="T2">evk ve heyecanını, kararlılı</text:span>ğ<text:span text:style-name="T2">ını kaybetmez, gev</text:span>ş<text:span text:style-name="T2">eklik göstermez ve boyun e</text:span>ğ<text:span text:style-name="T2">mez. <text:s/></text:span></text:p>
      <text:p text:style-name="P15"><text:soft-page-break/><text:span text:style-name="T2">Bu mümin ahlakı, Kuran'da geçmi</text:span>ş<text:span text:style-name="T2"> ümmetlerden örnek verilerek </text:span>ş<text:span text:style-name="T2">öyle tarif edilir:</text:span></text:p>
      <text:p text:style-name="P10">Nice peygamberle birlikte birçok Rabbani (bilgin)ler savaşa girdiler de, Allah yolunda kendilerine isabet eden (güçlük ve mihnet)den dolayı ne gevşeklik gösterdiler, ne boyun eğdiler. Allah, sabredenleri sever. (Al-i İmran Suresi, 146)</text:p>
      <text:p text:style-name="P15"><text:span text:style-name="T2">Bir ba</text:span>ş<text:span text:style-name="T2">ka ayette de, ahiret için ciddi çaba göstermenin de</text:span>ğ<text:span text:style-name="T2">erinden bahsedilir:</text:span></text:p>
      <text:p text:style-name="P10">Kim de ahireti ister ve bir mümin olarak ciddi bir çaba göstererek ona çalışırsa, işte böylelerinin çabası şükre şayandır. (İsra Suresi, 19)</text:p>
      <text:p text:style-name="P15"/>
      <text:p text:style-name="P15"/>
      <text:h text:style-name="P24" text:outline-level="1">SAYIN ADNAN OKTAR’IN ZORLUKLARA TALİP OLUNMASININ ÖNEMİ İLE İLGİLİ AÇIKLAMALARI</text:h>
      <text:p text:style-name="P18"/>
      <text:p text:style-name="P15"/>
      <text:p text:style-name="Tr_20_Body"><text:span text:style-name="Tr_20_Heading_20_4_20_Char"><text:span text:style-name="T16">ADNAN OKTAR</text:span></text:span><text:span text:style-name="T14">: Hay maşaAllah, Siirt’in aslanları, Güneydoğu’nun yiğit kardeşleri, bizim canımız ciğerimiz onlar inşaAllah. Gönülleri çok çok rahat olsun, çok güzel bir kurtuluşa doğru gidiyor bütün İslam ümmeti, bütün Türklük alemi, o koç yiğitler de çok rahat edecekler inşaAllah. Birbirini çok iyi sevsinler, koruyup kollasınlar, kültürlerini bilgilerini artırsınlar, her şeye çok insancıl yaklaşsınlar, gönülleri çok rahat olsun. Sonunda tam bir kurtuluşa gidecek, inşaAllah. Ama bakın ben dün mesela sabah Kuran okuyordum, baktım; hep Allah kavimlerin helaklarından bahsediliyor, işte Ad kavmi, Semud kavmi işte, Firavun kavmi Allah’ın sözünü dinlememişler, hep bir felakete uğramışlar ama Allah’ın hep aradığı bir şey var, üstünde durduğu bir şey var. Yani çile olmadan, zorluk olmadan Allah o dini kabul etmiyor. Halk arasında yanlış bir klasik geleneksel bir yapı oturdu. Zannediyorlar ki doğarlar, büyürler, okula giderler, namazlarını kılarlar, sakin halim selim bir hayatları olur. Gerekirse Avrupa’da da okurlar, bir işleri olur, evlenirler, ürerler, namazlarını kılarlar ve ölürler. Ben böyle bir hayat göremedim Kuran’da, yani gören varsa bana söylesin, böyle bir şey yok. Bilakis Allah diyor; </text:span><text:span text:style-name="T20">“daha öncekilerin başına gelenler sizin başınıza gelmeden hemen cennete girebileceğinizi mi zannettiniz” </text:span><text:span text:style-name="T14">diyor Cenab-ı Allah. </text:span><text:span text:style-name="T20">“Onlara öyle dayanılmaz zorluklar geldi ki”</text:span><text:span text:style-name="T14"> (Bakara Suresi, 214) diyor değil mi, şeytandan Allah’a sığınırım. Tabii, çok şiddetli imtihanlardan geçiyor müminler. Dolayısıyla yani böyle rahat hayat herkes seçebilir, ben de yapabilirdim bunu, Süleyman Hilmi Tunahan Hazretleri de yapabilirdi. Bediüzzaman da yapabilirdi, değil mi? Abdulhakim Arvasi Hazretleri yapabilirdi, Ali Haydar Efendi yapabilirdi; hiçbiri yapmamışlar. “Mübarekler onlar yapsın, biz seyredelim”; böyle bir şey yok, yani onlar kendi kurtuluşunu sağlamış olur, kendi kurtulur. Yani onların bizim kurtuluşumuza bir etkisi olmaz, böyle bir şey yok. Dolayısıyla herkesin ayrı ayrı Bediüzzaman ruhunda, Süleyman Hilmi Tunahan Hazretlerinin ruhunda, Abdulhakim Arvasi Hazretlerinin ruhunda olması gerekir. Tabii. Ben uyarıyorum, yani bak doğrusunu söylüyorum. Çünkü Mehdiyet çağındayız, Mehdiyet çağında çok büyük olaylar var. Çok büyük çile ortamları olacaktır. </text:span><text:span text:style-name="T19">(Sayın Adnan Oktar’ın Kanal 35, TV Kayseri ve Kanal Avrupa’daki Canlı Röportajı, (7 Şubat 2010))</text:span></text:p>
      <text:p text:style-name="P18"/>
      <text:p text:style-name="P15"/>
      <text:h text:style-name="P25" text:outline-level="2">HİÇBİR ŞEYİN MÜMİNLERİ ADALETTEN ALIKOYMAMASI</text:h>
      <text:p text:style-name="P19"/>
      <text:p text:style-name="P15"><text:span text:style-name="T2">Adalet, insanlar arasındaki anla</text:span>ş<text:span text:style-name="T2">mazlıklara çözüm getirirken hak sahibine tarafsız bir </text:span>ş<text:span text:style-name="T2">ekilde hakkını vermek anlamına gelir. Ancak Kuran ahlakını ya</text:span>ş<text:span text:style-name="T2">amayan insanlar genelde tam ve kesin bir adalet anlayı</text:span>ş<text:span text:style-name="T2">ıyla hareket etmezler. Karar verirken birçok dı</text:span>ş<text:span text:style-name="T2"> etken onların kararlarını olumlu ya da olumsuz yönde etkileyebilir. Örne</text:span>ğ<text:span text:style-name="T2">in hakkında karar verece</text:span>ğ<text:span text:style-name="T2">i insanlardan, kendisine daha yakın gördü</text:span>ğ<text:span text:style-name="T2">ü ki</text:span>ş<text:span text:style-name="T2">inin lehine karar alabilir. Ya da menfaatine uygun gördü</text:span>ğ<text:span text:style-name="T2">ü ve kendisine fayda sa</text:span>ğ<text:span text:style-name="T2">layaca</text:span>ğ<text:span text:style-name="T2">ını dü</text:span>ş<text:span text:style-name="T2">ündü</text:span>ğ<text:span text:style-name="T2">ü </text:span>ş<text:span text:style-name="T2">ekilde hüküm verebilir. Yani her türlü </text:span>ş<text:span text:style-name="T2">ahsi çıkar u</text:span>ğ<text:span text:style-name="T2">runa kararında adil olmayabilir. </text:span></text:p>
      <text:p text:style-name="P15"><text:span text:style-name="T2">Ancak insanların adaletsizlikleri en çok, kin duydukları ki</text:span>ş<text:span text:style-name="T2">ilere olan tavırlarında ortaya çıkar. Nefsi kaplayan bir kin duygusunda ki</text:span>ş<text:span text:style-name="T2">i, kar</text:span>ş<text:span text:style-name="T2">ısındaki insan hakkında olumlu bir karar almakta zorlanabilir. Geçmi</text:span>ş<text:span text:style-name="T2">ten gelen içinde sakladı</text:span>ğ<text:span text:style-name="T2">ı bir kin, kar</text:span>ş<text:span text:style-name="T2">ı tarafta haklılık payı bile olsa bu haklılı</text:span>ğ<text:span text:style-name="T2">ı ortaya çıkarmasına izin vermeyebilir. Ya da kin duydu</text:span>ğ<text:span text:style-name="T2">u topluluk veya ki</text:span>ş<text:span text:style-name="T2">inin hakkına tecavüz ettirebilir. </text:span></text:p>
      <text:p text:style-name="P15"><text:span text:style-name="T2">Bu nedenle Allah kinin adaleti engelleme yönüne özellikle dikkat çekmi</text:span>ş<text:span text:style-name="T2"> ve Müslümanları bu konuda uyarmı</text:span>ş<text:span text:style-name="T2">tır. </text:span></text:p>
      <text:p text:style-name="P10">Ey iman edenler, adil şahidler olarak, Allah için, hakkı ayakta tutun. Bir topluluğa olan kininiz, sizi adaletten alıkoymasın. Adalet yapın. O, takvaya daha yakındır. Allah'tan korkup-sakının. Şüphesiz <text:s text:c="3"/>Allah, yapmakta olduklarınızdan haberi olandır. (Maide Suresi, 8)</text:p>
      <text:p text:style-name="P15"><text:span text:style-name="T2">Ayetin emri gere</text:span>ğ<text:span text:style-name="T2">i Müslümanlar yakınlık, menfaat, akrabalık ba</text:span>ğ<text:span text:style-name="T2">ı ya da kin gibi konular sebebiyle hiçbir zaman kar</text:span>ş<text:span text:style-name="T2">ılarındaki ki</text:span>ş<text:span text:style-name="T2">i ya da toplulu</text:span>ğ<text:span text:style-name="T2">a kar</text:span>ş<text:span text:style-name="T2">ı adaletsizlik yapmazlar. Kar</text:span>ş<text:span text:style-name="T2">ılarındaki ki</text:span>ş<text:span text:style-name="T2">inin inancı, dü</text:span>ş<text:span text:style-name="T2">üncesi, felsefesi ne olursa olsun, Müslümanların kendi inançlarına aykırı da olsa, bu onların bu topluluk hakkında do</text:span>ğ<text:span text:style-name="T2">ru kararı almalarına engel de</text:span>ğ<text:span text:style-name="T2">ildir. Hiçbir zaman duygularına kapılarak hareket etmez ve akılcılıktan uzakla</text:span>ş<text:span text:style-name="T2">mazlar. Verecekleri hüküm kendi aleyhlerine bile olsa, do</text:span>ğ<text:span text:style-name="T2">ruyu gizlemez ya da saptırmazlar.</text:span></text:p>
      <text:p text:style-name="P16"/>
      <text:p text:style-name="P16"/>
      <text:h text:style-name="P26" text:outline-level="2">MÜSLÜMANLARA MÜJDE VERMEK</text:h>
      <text:p text:style-name="P15"/>
      <text:p text:style-name="P10">Şüphesiz Biz seni, hak ile bir müjde verici ve bir uyarıcı olarak gönderdik. Hiçbir ümmet yoktur ki, içinde bir uyarıcı gelip-geçmiş olmasın. (Fatır Suresi, 24)</text:p>
      <text:p text:style-name="P15">Müslümanların uyarıcı olma özelliklerinin yanında müjde verici özellikleri de vardır. Çünkü Kuran insanlara hem bir uyarı hem de müjde olarak indirilmiştir.</text:p>
      <text:p text:style-name="P15"><text:span text:style-name="T2">Kuran'da güzel huylu insanlar için birçok müjde vardır. Bunların en önemlilerinden biri hiç ku</text:span>ş<text:span text:style-name="T2">kusuz ki, güzel ahlak gösteren insanlar için hazırlanan cennettir. Allah insanların sabırlı, samimi, adaletli, güzel </text:span><text:soft-page-break/><text:span text:style-name="T2">sözlü, tevazulu, güzel huylu olduklarında ahirette pek çok mükafatla kar</text:span>ş<text:span text:style-name="T2">ılık göreceklerini bildirmi</text:span>ş<text:span text:style-name="T2">tir. Cennet, dünyayla kıyaslanmayacak kadar büyük bir sanata, zenginli</text:span>ğ<text:span text:style-name="T2">e ve ihti</text:span>ş<text:span text:style-name="T2">ama sahiptir. </text:span>İ<text:span text:style-name="T2">nsanlar, evler, mekanlar, o güne kadar örne</text:span>ğ<text:span text:style-name="T2">ine hiç rastlamadı</text:span>ğ<text:span text:style-name="T2">ımız </text:span>ş<text:span text:style-name="T2">ekilde en güzel halleriyle yaratılacaklardır. Manevi olarak da insanların dünyada hiç ya</text:span>ş<text:span text:style-name="T2">amadı</text:span>ğ<text:span text:style-name="T2">ı kadar büyük bir mutluluk, sevinç ve ferahlık olacaktır. Allah cennet hakkında Kuran'da, daha birçok bilgi verir. Allah'ın cenneti Müslümanlara bu </text:span>ş<text:span text:style-name="T2">ekilde tarif etmesi ve detaylandırması Müslümanlar için büyük bir </text:span>ş<text:span text:style-name="T2">evk ve heyecan kayna</text:span>ğ<text:span text:style-name="T2">ıdır. Müslümanlar cenneti dü</text:span>ş<text:span text:style-name="T2">ündükçe ahiret için çalı</text:span>ş<text:span text:style-name="T2">ma ve hizmet etme istekleri daha da artar. Allah'ın yapılan hiçbir </text:span>ş<text:span text:style-name="T2">eyi kar</text:span>ş<text:span text:style-name="T2">ılıksız bırakmadı</text:span>ğ<text:span text:style-name="T2">ını ve en ufak bir iyi</text:span>ğ<text:span text:style-name="T2">ilin kar</text:span>ş<text:span text:style-name="T2">ılı</text:span>ğ<text:span text:style-name="T2">ının kat kat oldu</text:span>ğ<text:span text:style-name="T2">unu bir kere daha dü</text:span>ş<text:span text:style-name="T2">ünür ve daha büyük bir kararlılıkla Allah'a ba</text:span>ğ<text:span text:style-name="T2">lanırlar. </text:span></text:p>
      <text:p text:style-name="P15"><text:span text:style-name="T2">Allah'ın Müslümanlara, bir de dünyada verdi</text:span>ğ<text:span text:style-name="T2">i kar</text:span>ş<text:span text:style-name="T2">ılık vardır. Bunların da müjdesi Kuran'da verilmi</text:span>ş<text:span text:style-name="T2">tir. </text:span>İ<text:span text:style-name="T2">slam ahlakının tüm dünyaya hakim olması, ahir zamanda Hz. </text:span>İ<text:span text:style-name="T2">sa (as)'ın yeniden dünyaya gelmesi, Allah'ın verdi</text:span>ğ<text:span text:style-name="T2">i kalp ferahlı</text:span>ğ<text:span text:style-name="T2">ı, iman etmeyenlere kar</text:span>ş<text:span text:style-name="T2">ı mutlak galibiyet, mülke mirasçı kılması, güzel bir hayatla ya</text:span>ş<text:span text:style-name="T2">atması gibi pek çok vaat, bu müjdeler arasındadır. Allah bunları Müslümanlara bir te</text:span>ş<text:span text:style-name="T2">vik ve sevinç sebebi olması için ayetlerle bildirmi</text:span>ş<text:span text:style-name="T2">tir. <text:s/></text:span></text:p>
      <text:p text:style-name="P15"><text:span text:style-name="T2">Bu nedenle Müslümanların Kuran ile bildirilen bu konularda birbirlerine müjde vermeleri, önemli bir ibadettir. Müslümanların güçlenmesiyle, zenginle</text:span>ş<text:span text:style-name="T2">mesiyle, ba</text:span>ş<text:span text:style-name="T2">arılarıyla, ilerlemeleriyle ilgili ya da Müslümanlara Allah'ın nasıl yardım etti</text:span>ğ<text:span text:style-name="T2">i, Allah'ın nasıl korudu</text:span>ğ<text:span text:style-name="T2">u ve nasıl zaferler verdi</text:span>ğ<text:span text:style-name="T2">i ile ilgili müjdeler, inananların güçlenmesine sebep olurken, münafıkların ve kafirlerin ise yılgınlı</text:span>ğ<text:span text:style-name="T2">ının artmasına sebep olacaktır. Bu nedenle Allah peygamberlerini "uyarıcı" olmalarının yanı sıra, "müjde vericiler" olarak da tanımlar. </text:span></text:p>
      <text:p text:style-name="P16"/>
      <text:p text:style-name="P15"/>
      <text:h text:style-name="P26" text:outline-level="2">"İNŞAALLAH" DEMEK </text:h>
      <text:p text:style-name="P15"/>
      <text:p text:style-name="P15"><text:span text:style-name="T2">Allah insanları zamana ve mekana ba</text:span>ğ<text:span text:style-name="T2">ımlı olarak yaratmı</text:span>ş<text:span text:style-name="T2">tır. Ancak Allah, zamanı ve mekanı zaten Kendisi yarattı</text:span>ğ<text:span text:style-name="T2">ı için bunlardan münezzehtir. Ve ikisini de dört bir yandan sarıp ku</text:span>ş<text:span text:style-name="T2">atandır. </text:span>İ<text:span text:style-name="T2">nsan yaratılı</text:span>ş<text:span text:style-name="T2">ı gere</text:span>ğ<text:span text:style-name="T2">i zamanın ve mekanın içinde ya</text:span>ş<text:span text:style-name="T2">amak zorundadır. Hiçbir zaman, hiçbir </text:span>ş<text:span text:style-name="T2">ekilde bu durumunu de</text:span>ğ<text:span text:style-name="T2">i</text:span>ş<text:span text:style-name="T2">tiremez. Ancak Allah zamanı ve mekanı hem içten hem de dı</text:span>ş<text:span text:style-name="T2">tan görür ve kontrolü altında bulundurur. </text:span></text:p>
      <text:p text:style-name="P15"><text:span text:style-name="T2">Bu </text:span>ş<text:span text:style-name="T2">u demektir: Allah insanın ya</text:span>ş<text:span text:style-name="T2">adı</text:span>ğ<text:span text:style-name="T2">ı hayatın ba</text:span>ş<text:span text:style-name="T2">ını, sonunu, ortasını aynı anda görür, bilir. Allah için kainatın ilk ba</text:span>ş<text:span text:style-name="T2">langıç anıyla, kainatın sonu olan kıyamet saati arasında hiçbir zaman farkı yoktur. </text:span>İ<text:span text:style-name="T2">nsan için bu arada çok uzun bir zaman farkı vardır. Ancak bizim otuz santimlik bir cetvele baktı</text:span>ğ<text:span text:style-name="T2">ımızda ba</text:span>ş<text:span text:style-name="T2">ıyla sonunu aynı anda görmemiz gibi, Allah da kainatın ba</text:span>ş<text:span text:style-name="T2">langıcını ve sonunu aynı anda bilme ve görme gücüne sahiptir. </text:span></text:p>
      <text:p text:style-name="P15"><text:span text:style-name="T2">Bu nedenle insanların geçmi</text:span>ş<text:span text:style-name="T2">leri, o anları ve gelecekleri Allah Katında belirlenmi</text:span>ş<text:span text:style-name="T2"> bir yazgıdır. Allah bunu bize Kuran'da kader kavramı ile açıklamı</text:span>ş<text:span text:style-name="T2">tır. </text:span>İ<text:span text:style-name="T2">nsan hiçbir </text:span>ş<text:span text:style-name="T2">ekilde bu kaderin dı</text:span>ş<text:span text:style-name="T2">ına çıkamaz. Kısaca insanın gelece</text:span>ğ<text:span text:style-name="T2">i ancak Allah'ın belirledi</text:span>ğ<text:span text:style-name="T2">i </text:span>ş<text:span text:style-name="T2">ekilde gerçekle</text:span>ş<text:span text:style-name="T2">ir. Bu nedenle Allah insanların gelecekte </text:span><text:soft-page-break/><text:span text:style-name="T2">yapacakları i</text:span>ş<text:span text:style-name="T2">ler hakkında konu</text:span>ş<text:span text:style-name="T2">urken "</text:span>İ<text:span text:style-name="T2">n</text:span>ş<text:span text:style-name="T2">aAllah" demelerini bildirmi</text:span>ş<text:span text:style-name="T2">tir. Çünkü insan ne planlarsa planlasın sonuçta Allah'ın diledi</text:span>ğ<text:span text:style-name="T2">inin dı</text:span>ş<text:span text:style-name="T2">ında hiçbir </text:span>ş<text:span text:style-name="T2">ey gerçekle</text:span>ş<text:span text:style-name="T2">meyecektir. Bu nedenle Müslümanlar gayb içinde yalnızca Allah'ın dilediklerinin gerçekle</text:span>ş<text:span text:style-name="T2">ece</text:span>ğ<text:span text:style-name="T2">ine iman ettikleri için, bir dakika sonrası için bile olsa hiçbir </text:span>ş<text:span text:style-name="T2">ekilde kesin bir dille konu</text:span>ş<text:span text:style-name="T2">maz ve muhakkak sözlerini Allah'ın dilemesiyle anlamına gelen "</text:span>İ<text:span text:style-name="T2">n</text:span>ş<text:span text:style-name="T2">aAllah" diyerek bitirirler.</text:span></text:p>
      <text:p text:style-name="P10">Hiçbir şey hakkında: "Ben bunu yarın mutlaka yapacağım" deme. Ancak: "Allah dilerse" (inşaAllah yapacağım de)... (Kehf Suresi, 23-24)</text:p>
      <text:p text:style-name="P15"/>
      <text:p text:style-name="P15"/>
      <text:h text:style-name="P26" text:outline-level="2">BİLGİ SAHİBİ OLUNMAYAN BİR KONUNUN SAVUNUCULUĞUNU YAPMAMAK</text:h>
      <text:p text:style-name="P16"/>
      <text:p text:style-name="P15">İ<text:span text:style-name="T2">nsanların savundukları, uyguladıkları ve yaygınla</text:span>ş<text:span text:style-name="T2">tırdıkları bir fikir ve inancın vicdanen yüzde yüz do</text:span>ğ<text:span text:style-name="T2">ru oldu</text:span>ğ<text:span text:style-name="T2">una kanaat getirmeleri </text:span>ş<text:span text:style-name="T2">arttır. Bunun aksi, yani insanların do</text:span>ğ<text:span text:style-name="T2">rulu</text:span>ğ<text:span text:style-name="T2">una vicdanen kanaat getirmedi</text:span>ğ<text:span text:style-name="T2">i ve hakkında bilgi sahibi olmadı</text:span>ğ<text:span text:style-name="T2">ı herhangi bir fikrin, ki</text:span>ş<text:span text:style-name="T2">inin ya da olayın ardı sıra gitmeleri Kuran'da yasaklanmı</text:span>ş<text:span text:style-name="T2">tır. Allah Kuran'da, insanların do</text:span>ğ<text:span text:style-name="T2">rulu</text:span>ğ<text:span text:style-name="T2">una hüküm verip, pe</text:span>ş<text:span text:style-name="T2">inden gittikleri her fikir için ahirette gözleriyle, kulaklarıyla ve kalpleriyle hesap vereceklerini bildirmektedir. </text:span></text:p>
      <text:p text:style-name="P10">Hakkında bilgin olmayan şeyin ardına düşme; çünkü kulak, göz ve kalp, bunların hepsi ondan sorumludur. (İsra Suresi, 36)</text:p>
      <text:p text:style-name="P15"><text:span text:style-name="T2">Kayna</text:span>ğ<text:span text:style-name="T2">ı sa</text:span>ğ<text:span text:style-name="T2">lam olan ve kesin olarak do</text:span>ğ<text:span text:style-name="T2">rulu</text:span>ğ<text:span text:style-name="T2">u açık olan tek fikir sistemi ise Allah'ın do</text:span>ğ<text:span text:style-name="T2">ru oldu</text:span>ğ<text:span text:style-name="T2">unu bildirdi</text:span>ğ<text:span text:style-name="T2">idir. O da Kuran'da ve Peygamber Efendimiz (sav)'in hadislerinde ayrıntılarıyla tarif edilmi</text:span>ş<text:span text:style-name="T2">tir. Bu nedenle Müslümanlar vicdanlarından, Kuran'ın ve sünnetin tasdi</text:span>ğ<text:span text:style-name="T2">inden geçmeyen hiçbir dü</text:span>ş<text:span text:style-name="T2">ünceye onay vermezler. Bir Müslümanın bir ki</text:span>ş<text:span text:style-name="T2">iyi ya da bir fikri desteklemesi için, o fikrin Kuran'a ve sünnete uygun olması ya da o ki</text:span>ş<text:span text:style-name="T2">inin Kuran ahlakı çerçevesinde hareket ediyor olması </text:span>ş<text:span text:style-name="T2">arttır. Bu nedenle Müslümanlar insanlara anlattıkları, tavsiye ettikleri, do</text:span>ğ<text:span text:style-name="T2">ru olarak sundukları ilmi, sosyal ya da dini herhangi bir konuda büyük bir titizlikle konu</text:span>ş<text:span text:style-name="T2">urlar. Hakkı savunmayan hiç kimseyi desteklemezler. Vicdanlarına uygun gelmeyen, ticari veya sosyal hiçbir i</text:span>ş<text:span text:style-name="T2">e ortak olmazlar. Do</text:span>ğ<text:span text:style-name="T2">rulu</text:span>ğ<text:span text:style-name="T2">u </text:span>ş<text:span text:style-name="T2">üpheli olan hiçbir fikre savunuculuk yapmazlar. Müslümanların konu</text:span>ş<text:span text:style-name="T2">tu</text:span>ğ<text:span text:style-name="T2">u, tavsiye etti</text:span>ğ<text:span text:style-name="T2">i veya savundu</text:span>ğ<text:span text:style-name="T2">u her görü</text:span>ş<text:span text:style-name="T2">ün do</text:span>ğ<text:span text:style-name="T2">rulu</text:span>ğ<text:span text:style-name="T2">u, herkesin açıkça görebildi</text:span>ğ<text:span text:style-name="T2">i netlikte olur. <text:s/></text:span></text:p>
      <text:p text:style-name="P16"/>
      <text:p text:style-name="P14"><text:span text:style-name="Normal1"><text:span text:style-name="T18"/></text:span></text:p>
      <text:h text:style-name="P26" text:outline-level="2">İNKAR EDENLERİN SAHİP OLDUKLARI ZENGİNLİKLERE ÖZENMEMEK</text:h>
      <text:p text:style-name="P15"/>
      <text:p text:style-name="P10"><text:soft-page-break/>Sakın onlardan bazılarını yararlandırdığımız şeylere gözünü dikme... (Hicr Suresi, 88)</text:p>
      <text:p text:style-name="P15"><text:span text:style-name="T2">Allah zenginli</text:span>ğ<text:span text:style-name="T2">i hem Müslümanlara hem de inkar edenlere verebilir. Kuran'da bu durum açıkça bildirilmektedir. Ancak ayetlere bakıldı</text:span>ğ<text:span text:style-name="T2">ında zenginli</text:span>ğ<text:span text:style-name="T2">in her iki gruba da verili</text:span>ş<text:span text:style-name="T2"> amacının farklı oldu</text:span>ğ<text:span text:style-name="T2">u görülür. Müslümanlara verilen zenginlik, güzel ahlaklarının bir kar</text:span>ş<text:span text:style-name="T2">ılı</text:span>ğ<text:span text:style-name="T2">ı olarak Allah'ın onları iyi bir hayatla ya</text:span>ş<text:span text:style-name="T2">atma vaadinin bir gere</text:span>ğ<text:span text:style-name="T2">idir. Allah Müslümanları yeryüzünün mülklerine mirasçı kılaca</text:span>ğ<text:span text:style-name="T2">ını açıklamı</text:span>ş<text:span text:style-name="T2">tır. Bir de Allah'a ve dine dü</text:span>ş<text:span text:style-name="T2">man oldukları halde yine de büyük bir bolluk içinde ya</text:span>ş<text:span text:style-name="T2">ayan insanlar vardır. Allah bu insanlara da zenginlik vermi</text:span>ş<text:span text:style-name="T2">tir. Ancak Allah'ın onlara mal vermesindeki amaç, Müslümanlarınkinden çok farklıdır. Kuran'da bu amaç </text:span>ş<text:span text:style-name="T2">u </text:span>ş<text:span text:style-name="T2">ekilde açıklanır: </text:span></text:p>
      <text:p text:style-name="P10">Onların malları ve evlatları seni imrendirmesin; Allah bunlarla, ancak onları dünyada azablandırmak ve canlarının onlar inkar içindeyken zorluk içinde çıkmasını istiyor. (Tevbe Suresi, 85)</text:p>
      <text:p text:style-name="P15"><text:span text:style-name="T2">Allah'ı inkar eden ve bu inkarda direnen insanlar için kendilerine verilen zenginlik, güzellik, güzel evler, kıyafetler ya da imkanlar bir fitnedir. Bu verilenler, onların kendilerine ba</text:span>ğ<text:span text:style-name="T2">ı</text:span>ş<text:span text:style-name="T2">lanan tüm bu nimetlere ra</text:span>ğ<text:span text:style-name="T2">men nasıl bir nankörlük içinde olduklarını, her türlü olanaklarına ra</text:span>ğ<text:span text:style-name="T2">men Allah'a kar</text:span>ş<text:span text:style-name="T2">ı sadakatsizliklerinin boyutlarını insanların iyice görmeleri içindir.</text:span></text:p>
      <text:p text:style-name="P15"><text:span text:style-name="T2">Allah sonsuz akıl sahibidir. Ve bu nedenle de insanları türlü </text:span>ş<text:span text:style-name="T2">ekillerde cezalandırır. </text:span>İ<text:span text:style-name="T2">nsanın hiç akledemeyece</text:span>ğ<text:span text:style-name="T2">i ve asla anlayamayaca</text:span>ğ<text:span text:style-name="T2">ı birçok yöntemle bir inkarcıya kar</text:span>ş<text:span text:style-name="T2">ılık verebilir. Bu kar</text:span>ş<text:span text:style-name="T2">ılık çok açık </text:span>ş<text:span text:style-name="T2">ekilde görülen bir do</text:span>ğ<text:span text:style-name="T2">al felaket, yıkım olabilir ya da görülmeyen, ancak ki</text:span>ş<text:span text:style-name="T2">iyi içten içe saran bir sıkıntı hali olabilir. Azabın bir çe</text:span>ş<text:span text:style-name="T2">idi de insanın kendisi için hayır sandı</text:span>ğ<text:span text:style-name="T2">ı bir durumla onun ahiretteki sorumlulu</text:span>ğ<text:span text:style-name="T2">unun artması olabilir. </text:span>İş<text:span text:style-name="T2">te bu nedenle bir Müslümanın inkar eden bir insana verilen herhangi bir imkana kar</text:span>ş<text:span text:style-name="T2">ı içinde imrenme hissetmesi, Kuran ahlakına uygun olmaz. Özenilecek olan Müslümanların ahlakı ve takvasıdır. Bu nedenle Allah din ahlakını ya</text:span>ş<text:span text:style-name="T2">amayan insanların zenginli</text:span>ğ<text:span text:style-name="T2">ine, ya</text:span>ş<text:span text:style-name="T2">adıkları hayata, imkanlarına ya da herhangi bir özelliklerine kar</text:span>ş<text:span text:style-name="T2">ı ki</text:span>ş<text:span text:style-name="T2">inin içinde herhangi bir hayranlık olu</text:span>ş<text:span text:style-name="T2">mamasını emretmi</text:span>ş<text:span text:style-name="T2">tir. </text:span></text:p>
      <text:p text:style-name="P16"/>
      <text:p text:style-name="P16"/>
      <text:h text:style-name="P26" text:outline-level="2">DİNDE ZORLAMA OLMAMASI VE DİN AHLAKINA HİKMETLE, GÜZEL ÖĞÜTLE DAVET ETMEK</text:h>
      <text:p text:style-name="P16"/>
      <text:p text:style-name="P10">Rabbinin yoluna hikmetle ve güzel öğütle çağır ve onlarla en güzel bir biçimde mücadele et. Şüphesiz senin Rabbin yolundan sapanı bilendir ve hidayete ereni de bilendir. (Nahl Suresi, 125)</text:p>
      <text:p text:style-name="P15">İ<text:span text:style-name="T2">slam dininin özelli</text:span>ğ<text:span text:style-name="T2">i, ki</text:span>ş<text:span text:style-name="T2">inin sadece içinden gelerek ve gönülden kabul ederek ya</text:span>ş<text:span text:style-name="T2">amasıyla Allah Katında kabul gören bir inanç sistemi olmasıdır. Allah dinin bu özelli</text:span>ğ<text:span text:style-name="T2">ini Kuran'ın birçok ayetinde açıklamı</text:span>ş<text:span text:style-name="T2">tır. Örne</text:span>ğ<text:span text:style-name="T2">in 5 vakit namaz kılan bir insan namazını Allah için isteyerek ve severek kılmalıdır. Ya da malından infak eden bir ki</text:span>ş<text:span text:style-name="T2">inin bu ibadetinin Allah Katında geçerli olması, verdi</text:span>ğ<text:span text:style-name="T2">i bu sadakayı isteyerek ve sevinerek vermi</text:span>ş<text:span text:style-name="T2"> olmasına ba</text:span>ğ<text:span text:style-name="T2">lıdır.</text:span></text:p>
      <text:p text:style-name="P15"><text:soft-page-break/><text:span text:style-name="T2">Bir insanın Müslüman olabilmesi için dini ve Allah'ı aklıyla kavraması ve kalben de tasdik etmesi gerekir. Ve yaptı</text:span>ğ<text:span text:style-name="T2">ı hizmetleri neden yaptı</text:span>ğ<text:span text:style-name="T2">ının </text:span>ş<text:span text:style-name="T2">uurunda olması gerekir. Müslümanın dine olan ba</text:span>ğ<text:span text:style-name="T2">lılı</text:span>ğ<text:span text:style-name="T2">ı, Allah'ın varlı</text:span>ğ<text:span text:style-name="T2">ına olan kesin inancından kaynaklanır. Bu nedenle de, din ahlakının gereklerini isteyerek ve severek yerine getirir. Dolayısıyla </text:span>İ<text:span text:style-name="T2">slam ancak ki</text:span>ş<text:span text:style-name="T2">inin kendi rızası oldu</text:span>ğ<text:span text:style-name="T2">u takdirde gerçek anlamda ya</text:span>ş<text:span text:style-name="T2">anabilecek bir sistemdir.</text:span></text:p>
      <text:p text:style-name="P15"><text:span text:style-name="T2">Bu nedenle dinde zorlama yoktur. Allah Müslümanların dine kar</text:span>ş<text:span text:style-name="T2">ı isteksiz olan insanlara </text:span>İ<text:span text:style-name="T2">slam'ı zorla kabul ettirmek için gayret sarf etmemelerini emretmi</text:span>ş<text:span text:style-name="T2">tir. Çünkü Allah dini, insan zoruyla de</text:span>ğ<text:span text:style-name="T2">il, kalpten gelerek ya</text:span>ş<text:span text:style-name="T2">anabilecek </text:span>ş<text:span text:style-name="T2">ekilde var etmi</text:span>ş<text:span text:style-name="T2">tir. Kalben kabul etmeyip insanlar baskı uyguladı</text:span>ğ<text:span text:style-name="T2">ı için ya</text:span>ş<text:span text:style-name="T2">anan bir dinin Allah Katında geçerlili</text:span>ğ<text:span text:style-name="T2">i olmayabilir ve dolayısıyla ki</text:span>ş<text:span text:style-name="T2">inin böyle bir ruh haliyle din ahlakını ya</text:span>ş<text:span text:style-name="T2">aması veya ya</text:span>ş<text:span text:style-name="T2">amaması arasında bir fark da olmayacaktır. </text:span></text:p>
      <text:p text:style-name="P15"><text:span text:style-name="T2">Müslümanların din ahlakını anlatmaları, sadece güzel sözlü bir davet niteli</text:span>ğ<text:span text:style-name="T2">indedir. </text:span>İ<text:span text:style-name="T2">steyenlerin ve Allah'ı sevenlerin din ahlakını ya</text:span>ş<text:span text:style-name="T2">amasına yönelik bir davettir. Dinde zorlama olmadı</text:span>ğ<text:span text:style-name="T2">ı ile ilgili olarak bir ayette </text:span>ş<text:span text:style-name="T2">öyle buyrulmaktadır:</text:span></text:p>
      <text:p text:style-name="P10">Dinde zorlama (ve baskı) yoktur. Şüphesiz, doğruluk (rüşd) sapıklıktan apaçık ayrılmıştır. Artık kim tağutu tanımayıp Allah'a inanırsa, o, sapasağlam bir kulpa yapışmıştır; bunun kopması yoktur. Allah, işitendir, bilendir. (Bakara Suresi, 256)</text:p>
      <text:p text:style-name="P15"><text:span text:style-name="T2">Ayetin emri gere</text:span>ğ<text:span text:style-name="T2">i Müslümanlar, </text:span>İ<text:span text:style-name="T2">slam'ı anlatırken ve imanı sevdirirken sözün en güzelini kullanırlar. Kar</text:span>ş<text:span text:style-name="T2">ılarındaki insanı incitmeyecek, Müslümanlara kar</text:span>ş<text:span text:style-name="T2">ı kalbinde sevgi uyandıracak bir üslupla din ahlakını anlatırlar. Çünkü Müslümanlara kar</text:span>ş<text:span text:style-name="T2">ı kalbinde sevgi olu</text:span>ş<text:span text:style-name="T2">an bir insanın, onları bu derece güzel ahlaklı hale getiren inanç sistemine kar</text:span>ş<text:span text:style-name="T2">ı da içinde bir merak ve sevgi olu</text:span>ş<text:span text:style-name="T2">acaktır. Dolayısıyla güzel söz, onun kalbini </text:span>İ<text:span text:style-name="T2">slam'a ısındıran önemli bir sebep olacaktır.</text:span></text:p>
      <text:p text:style-name="P16"/>
      <text:p text:style-name="P15"/>
      <text:h text:style-name="P26" text:outline-level="2">BİR ŞEY UNUTULDUĞUNDA ALLAH'I ZİKRETMEK</text:h>
      <text:p text:style-name="P15"/>
      <text:p text:style-name="P15">İ<text:span text:style-name="T2">nsan birçok eksi</text:span>ğ<text:span text:style-name="T2">i ve kusuru olan bir varlıktır. Çünkü yaratılmı</text:span>ş<text:span text:style-name="T2">tır ve yaratılmı</text:span>ş<text:span text:style-name="T2">lara özgü bir acizlik içerisindedir. Eksiklikten ve kusurdan münezzeh olan ise sadece Allah'tır. </text:span>İ<text:span text:style-name="T2">nsanın Allah kar</text:span>ş<text:span text:style-name="T2">ısında ne kadar aciz ve çaresiz bir durumda oldu</text:span>ğ<text:span text:style-name="T2">unu anlayabilece</text:span>ğ<text:span text:style-name="T2">i eksikliklerinden bir tanesi de unutkanlıktır.</text:span></text:p>
      <text:p text:style-name="P15"><text:span text:style-name="T2">Unutkanlık, bunu yapan ki</text:span>ş<text:span text:style-name="T2">i dünyanın en zeki insanı bile olsa, olu</text:span>ş<text:span text:style-name="T2">masına kesinlikle engel olamadı</text:span>ğ<text:span text:style-name="T2">ı bir acizliktir. </text:span>İ<text:span text:style-name="T2">nsanların Allah'a ne kadar muhtaç oldu</text:span>ğ<text:span text:style-name="T2">unu anlayabilmesi için sadece bu acizli</text:span>ğ<text:span text:style-name="T2">ini dü</text:span>ş<text:span text:style-name="T2">ünmesi yeterlidir. Çünkü insan bir bakıma, hafızasıyla birlikte bir anlam ta</text:span>ş<text:span text:style-name="T2">ır. Nerede do</text:span>ğ<text:span text:style-name="T2">du</text:span>ğ<text:span text:style-name="T2">unu, kim oldu</text:span>ğ<text:span text:style-name="T2">unu, nerede yeti</text:span>ş<text:span text:style-name="T2">ti</text:span>ğ<text:span text:style-name="T2">ini, inançlarını, yaptıklarını, nasıl bir hayat ya</text:span>ş<text:span text:style-name="T2">adı</text:span>ğ<text:span text:style-name="T2">ını, zevklerini, alı</text:span>ş<text:span text:style-name="T2">kanlıklarını tüm bilgiler hafızasında oldu</text:span>ğ<text:span text:style-name="T2">u için bilir. Ancak a</text:span>ğ<text:span text:style-name="T2">zından çıkan cümlesinin sonunu bir anda insana unutturan Allah, tek bir anda geçmi</text:span>ş<text:span text:style-name="T2">iyle ilgili her</text:span>ş<text:span text:style-name="T2">eyi de unutturabilir. </text:span>İ<text:span text:style-name="T2">nsan, kendisine malik olabilmesi için <text:s text:c="3"/>Allah'ın her an hafızasında canlı tuttu</text:span>ğ<text:span text:style-name="T2">u bilgilere muhtaçtır. <text:s text:c="2"/>Allah onlardan tek bir tane bile eksiltme yaptı</text:span>ğ<text:span text:style-name="T2">ında insanın bu bilgiyi geri getirmek için yapacak hiçbir </text:span>ş<text:span text:style-name="T2">eyi yoktur. </text:span>İş<text:span text:style-name="T2">te </text:span><text:soft-page-break/><text:span text:style-name="T2">Kuran'da böyle bir acizlik durumunda, insanların Allah'a sı</text:span>ğ<text:span text:style-name="T2">ınmaları ve Allah'tan yardım dilemeleri emredilir:</text:span></text:p>
      <text:p text:style-name="P10">... Unuttuğun zaman Rabbini zikret ve de ki: "Umulur ki, Rabbim beni bundan daha yakın bir başarıya yöneltip-iletir." (Kehf Suresi, 24)</text:p>
      <text:p text:style-name="P15">İ<text:span text:style-name="T2">nsanın unuttu</text:span>ğ<text:span text:style-name="T2">u </text:span>ş<text:span text:style-name="T2">eyi hatırlayabilmesi ve herhangi bir konuda ba</text:span>ş<text:span text:style-name="T2">arı sahibi olabilmesi sadece Allah'ın dilemesiyle mümkündür. Bu nedenle insanın bu tip bir acizlik kar</text:span>ş<text:span text:style-name="T2">ısında yapabilece</text:span>ğ<text:span text:style-name="T2">i tek </text:span>ş<text:span text:style-name="T2">ey Allah'ın kendisini daha yakın bir ba</text:span>ş<text:span text:style-name="T2">arıya iletmesini dilemektir.</text:span></text:p>
      <text:p text:style-name="P16"/>
      <text:p text:style-name="P15"/>
      <text:h text:style-name="P26" text:outline-level="2">ALLAH'IN RAHMETİNDEN UMUT KESMEMEK</text:h>
      <text:p text:style-name="P15"/>
      <text:p text:style-name="P10">(Benden onlara) De ki: "Ey kendi aleyhlerinde olmak üzere ölçüyü taşıran kullarım. Allah'ın rahmetinden umut kesmeyin. Şüphesiz Allah, bütün günahları bağışlar. Çünkü O, bağışlayandır, esirgeyendir." (Zümer Suresi, 53)</text:p>
      <text:p text:style-name="P15"><text:span text:style-name="T2">Ayette belirtildi</text:span>ğ<text:span text:style-name="T2">i gibi insanlar zaman zaman bilerek veya bilmeyerek hatalar yapabilmektedirler. Ayette Allah'tan rahmet uman insanlara seslenilmektedir. Yani ayette geçen kendi aleyhlerine olmak üzere haddi a</text:span>ş<text:span text:style-name="T2">an kimseler, Allah'a iman eden insanlardır. Bu nedenle böyle bir durum Müslümanlar için de geçerlidir. <text:s/>Allah birçok ayette Müslümanların hatta çok takva sahibi olan Müslümanların da hata yapabilece</text:span>ğ<text:span text:style-name="T2">ini vurgulamı</text:span>ş<text:span text:style-name="T2">tır. Bu açıklamalar inananların kalbine ferahlık verir. Aksi takdirde isteyerek veya istemeyerek herhangi bir hata yapan bir Müslüman, büyük bir sıkıntı ve vicdani baskı altına girebilirdi. Ancak Müslümanların Allah'a kar</text:span>ş<text:span text:style-name="T2">ı bir kusur içinde olmama konusunda büyük bir hassasiyet içinde oldu</text:span>ğ<text:span text:style-name="T2">unu bilen Allah, Kuran'da övgüyle bahsedilen peygamberlerden de örnekler vererek istisnasız her insanın büyük ya da küçük birçok hatası olabilece</text:span>ğ<text:span text:style-name="T2">ini haber vermi</text:span>ş<text:span text:style-name="T2">tir. Böylece ayetlerdeki bu </text:span>ş<text:span text:style-name="T2">evklendirici ve kalp ferahlatıcı açıklamalar, Müslümanların herhangi bir hata sonrası ümitsizli</text:span>ğ<text:span text:style-name="T2">e kapılmalarını engellemi</text:span>ş<text:span text:style-name="T2">tir. Hatta Allah insanların yaptıktan sonra pi</text:span>ş<text:span text:style-name="T2">manlık duyup tevbe ettikleri istisnasız her hatanın ba</text:span>ğ<text:span text:style-name="T2">ı</text:span>ş<text:span text:style-name="T2">lanaca</text:span>ğ<text:span text:style-name="T2">ını bildirmi</text:span>ş<text:span text:style-name="T2">tir.</text:span></text:p>
      <text:p text:style-name="P15"><text:span text:style-name="T2">Ancak Kuran'daki kalp ferahlatan, insanlara umut veren türlü açıklamalara ra</text:span>ğ<text:span text:style-name="T2">men, kusurlu olmayı kabullenemeyen birçok cahil insan da bulunmaktadır. Ayetlerde bildirilen müjdelere ra</text:span>ğ<text:span text:style-name="T2">men hata yaptıktan sonra ümitsizli</text:span>ğ<text:span text:style-name="T2">e kapılmak, üzüntü ve sıkıntı içine girmek, hatasızlık iddiasında bulunan insanlara özgü yanlı</text:span>ş<text:span text:style-name="T2"> bir tavırdır. Hata yapmayı kibirinden ve büyüklenmesinden dolayı bir türlü kabullenmek istemeyen bir insan, yaptıkları nedeniyle büyük bir üzüntüye kapılır. Kolaylıkla hata yapabilen, yanlı</text:span>ş<text:span text:style-name="T2"> kararlar alabilen, yanlı</text:span>ş<text:span text:style-name="T2"> davranabilen ya da yanlı</text:span>ş<text:span text:style-name="T2"> konu</text:span>ş<text:span text:style-name="T2">abilen bir varlık oldu</text:span>ğ<text:span text:style-name="T2">unu kabullenmekte zorluk çeker. Kusursuzlu</text:span>ğ<text:span text:style-name="T2">un ve hatasızlı</text:span>ğ<text:span text:style-name="T2">ın Allah'a özgü bir vasıf oldu</text:span>ğ<text:span text:style-name="T2">unu dü</text:span>ş<text:span text:style-name="T2">ünemez. Kendisi de kusursuz olmak ister. Ancak bunu bir türlü ba</text:span>ş<text:span text:style-name="T2">aramaması ve birçok hatalı tavrının olması onu ümitsizli</text:span>ğ<text:span text:style-name="T2">e sürükler. Müslümanlar ise Allah'ın kar</text:span>ş<text:span text:style-name="T2">ısındaki eksikliklerini ve acizliklerini kabullenmenin verdi</text:span>ğ<text:span text:style-name="T2">i rahatlık içinde ya</text:span>ş<text:span text:style-name="T2">ar ve hiçbir zaman hatasızlık iddiasında bulunmazlar. <text:s/></text:span></text:p>
      <text:p text:style-name="P15"><text:soft-page-break/>Ş<text:span text:style-name="T2">unu unutmamak gerekir ki insanların, çok imanlı da olsalar kusurlu ve kolaylıkla hata yapabilecekleri gibi yaratılmaları, Allah'ın kusursuzluk vasfını daha iyi kavrayabilmeleri içindir. Çünkü insan kusursuzlu</text:span>ğ<text:span text:style-name="T2">u ancak kusur ve eksik görerek anlayabilir. Bu nedenle kendi acizli</text:span>ğ<text:span text:style-name="T2">ini görmesi, Allah'ın mükemmelli</text:span>ğ<text:span text:style-name="T2">ini ve her türlü eksiklikten münezzeh oldu</text:span>ğ<text:span text:style-name="T2">unu tam olarak anlamasına ve Allah'ı gere</text:span>ğ<text:span text:style-name="T2">i gibi takdir edip tesbih etmesine vesile olacaktır.</text:span></text:p>
      <text:p text:style-name="P16"/>
      <text:p text:style-name="P15"/>
      <text:h text:style-name="P26" text:outline-level="2">YALAN SÖYLEMEMEK</text:h>
      <text:p text:style-name="P15"/>
      <text:p text:style-name="P15"><text:span text:style-name="T2">Kuran ahlakından uzak ya</text:span>ş<text:span text:style-name="T2">ayan bazı insanlar kar</text:span>ş<text:span text:style-name="T2">ılarındaki ki</text:span>ş<text:span text:style-name="T2">iyi kendi istedikleri do</text:span>ğ<text:span text:style-name="T2">rultuda yönlendirebilmek için sık sık yalana ba</text:span>ş<text:span text:style-name="T2">vururlar. Yalanın ardında kimi zaman ki</text:span>ş<text:span text:style-name="T2">inin gururunu kurtarma tela</text:span>ş<text:span text:style-name="T2">ı, kimi zaman samimiyetsiz bir tavra zemin hazırlama kimi zaman da üstünlük elde etme arzusu vardır. Ancak sebebi ne olursa olsun yalan, Kuran'da haram kılınan fiillerdendir. Allah'ın yalanı insanlara haram kıldı</text:span>ğ<text:span text:style-name="T2">ı Kuran'da </text:span>ş<text:span text:style-name="T2">öyle bildirilmi</text:span>ş<text:span text:style-name="T2">tir:</text:span></text:p>
      <text:p text:style-name="P10">Allah sizi, yeminlerinizdeki 'rastgele söylemelerinizden, boş sözlerden' dolayı sorumlu tutmaz, ancak yeminlerinizle bağladığınız sözlerden dolayı sizi sorumlu tutar... (Maide Suresi, 89)</text:p>
      <text:p text:style-name="P10">Yeminlerinizi koruyunuz. Allah, size ayetlerini böyle açıklar, umulur ki şükredersiniz. (Maide Suresi, 89)</text:p>
      <text:p text:style-name="P15"><text:span text:style-name="T2">Kar</text:span>ş<text:span text:style-name="T2">ı tarafı bilerek ve isteyerek yanlı</text:span>ş<text:span text:style-name="T2"> yönlendirmek için söylenen, do</text:span>ğ<text:span text:style-name="T2">ru olmayan her söz, yalan hükmündedir. Nitekim Allah yalanda, ki</text:span>ş<text:span text:style-name="T2">inin kalbindeki niyetin önemli oldu</text:span>ğ<text:span text:style-name="T2">unu belirtmektedir. Bir ki</text:span>ş<text:span text:style-name="T2">inin a</text:span>ğ<text:span text:style-name="T2">zından dü</text:span>ş<text:span text:style-name="T2">ünmeden bir söz çıkabilir ya da o an için bo</text:span>ş<text:span text:style-name="T2"> bulunup do</text:span>ğ<text:span text:style-name="T2">ru bir söz söylemeyebilir. Bunları kasti olarak kar</text:span>ş<text:span text:style-name="T2">ı tarafı yanıltarak çıkar elde etmek için söylememi</text:span>ş<text:span text:style-name="T2"> olan bir ki</text:span>ş<text:span text:style-name="T2">i, bunu hemen telafi eder. Ancak yalanda bir niyet bozuklu</text:span>ğ<text:span text:style-name="T2">u vardır. Ki</text:span>ş<text:span text:style-name="T2">i kar</text:span>ş<text:span text:style-name="T2">ı tarafı yanlı</text:span>ş<text:span text:style-name="T2"> yönlendirerek ufak ya da büyük herhangi bir çıkar elde etme pe</text:span>ş<text:span text:style-name="T2">indedir. </text:span>İş<text:span text:style-name="T2">te Allah, bu tip bir niyetle söylenen herhangi bir sözden ki</text:span>ş<text:span text:style-name="T2">iyi ahirette sorumlu tutacaktır. Bu nedenle Müslümanlar a</text:span>ş<text:span text:style-name="T2">a</text:span>ğ<text:span text:style-name="T2">ıdaki ayetin gere</text:span>ğ<text:span text:style-name="T2">i olarak her zaman sözün do</text:span>ğ<text:span text:style-name="T2">ru olanını söylemelidirler: </text:span></text:p>
      <text:p text:style-name="P10">Ey iman edenler, Allah'tan sakının ve sözü doğru söyleyin. (Ahzab Suresi, 70)</text:p>
      <text:p text:style-name="P15"><text:span text:style-name="T2">Bir Müslüman bo</text:span>ş<text:span text:style-name="T2"> bulundu</text:span>ğ<text:span text:style-name="T2">u bir anda a</text:span>ğ<text:span text:style-name="T2">zından aslı olmayan bir söz çıksa bile bunu hemen telafi eder. Ancak ahirette hesabını veremeyece</text:span>ğ<text:span text:style-name="T2">i </text:span>ş<text:span text:style-name="T2">ekilde bir insanı kasti olarak yanıltmaya kesinlikle yana</text:span>ş<text:span text:style-name="T2">maz. Çünkü bu, hem ahirette hem de dünyada bir kınanma konusudur. </text:span></text:p>
      <text:p text:style-name="P15"><text:span text:style-name="T2">Mübarek Peygamber Efendimiz (sav) de hadislerinde yalandan sakınmakla ilgili olarak </text:span>ş<text:span text:style-name="T2">öyle buyurmu</text:span>ş<text:span text:style-name="T2">lardır:</text:span></text:p>
      <text:p text:style-name="P7">"Kıyamet günü Allah Katında mahlukların en sevimsizleri yalancılar, kibirliler ve kardeşlerine karşı sinelerinde amansız kin besleyenler olacak ..." (İmam Gazali, İhya'u Ulum'id-din, 3. Cilt, s. 355)</text:p>
      <text:p text:style-name="P7"><text:soft-page-break/>"Siz doğruluğa devam ediniz, çünkü doğruluk muhakkak sahibini hayırlara eriştirir. İyilikler de cennete hidayet eder, götürür. Doğruluğa devam ettikçe ve doğruyu aradıkça Allah Teala'nın indinde sıddık olarak yazılır. Yalandan sakınınız, muhakkak yalan insanı fücura götürür, fücur ise ateşe yani cehenneme götürür, kul yalana devam ettikçe ve yalanı aradıkça indi İlahi'de yalancı yazılır." (Mehmed Zahid Kotku, Hadislerle Nasihatlar, Cilt 1, s. 279; Buhari ve Müslim'den)</text:p>
      <text:p text:style-name="P15"/>
      <text:p text:style-name="P15"/>
      <text:h text:style-name="P26" text:outline-level="2">SÖZÜNE İTİMAT EDİLMEYECEK KİŞİLERE GÜVENMEMEK</text:h>
      <text:p text:style-name="P15"/>
      <text:p text:style-name="P15"><text:span text:style-name="T2">Do</text:span>ğ<text:span text:style-name="T2">ruyu bulabilmek için, ki</text:span>ş<text:span text:style-name="T2">inin kendi aklının, bilgisinin veya tecrübelerinin yetersiz kaldı</text:span>ğ<text:span text:style-name="T2">ı durumlarda, bir ba</text:span>ş<text:span text:style-name="T2">kasının ö</text:span>ğ<text:span text:style-name="T2">üdüyle hareket etmesi Kuran'da tavsiye edilen bir ahlaktır. </text:span>İ<text:span text:style-name="T2">nsanlar ço</text:span>ğ<text:span text:style-name="T2">u zaman, hata yapacaklarını dü</text:span>ş<text:span text:style-name="T2">ündükleri konularda, do</text:span>ğ<text:span text:style-name="T2">ru olanı bulabilmek ve yanlı</text:span>ş<text:span text:style-name="T2"> bir tavır içerisine girmemek için kar</text:span>ş<text:span text:style-name="T2">ılarındaki ki</text:span>ş<text:span text:style-name="T2">ilere danı</text:span>ş<text:span text:style-name="T2">ırlar. Yani ö</text:span>ğ<text:span text:style-name="T2">üt almada amaç do</text:span>ğ<text:span text:style-name="T2">ruyu bulabilmektir.</text:span></text:p>
      <text:p text:style-name="P15"><text:span text:style-name="T2">Ancak her insan, her olay kar</text:span>ş<text:span text:style-name="T2">ısında do</text:span>ğ<text:span text:style-name="T2">ru olan seçene</text:span>ğ<text:span text:style-name="T2">i bulabilecek bir akla ve </text:span>ş<text:span text:style-name="T2">uura sahip de</text:span>ğ<text:span text:style-name="T2">ildir. En azından do</text:span>ğ<text:span text:style-name="T2">ru olanı görebilse bile kendi çıkarlarını gözardı ederek bu do</text:span>ğ<text:span text:style-name="T2">ruyu kar</text:span>ş<text:span text:style-name="T2">ı tarafa açıklama ahlakına sahip de</text:span>ğ<text:span text:style-name="T2">ildir. Bu nedenle yol göstermesi için fikir danı</text:span>ş<text:span text:style-name="T2">ılacak ki</text:span>ş<text:span text:style-name="T2">ilerde, belirli özelliklerin olması gerekmektedir. Bu özelliklerin ba</text:span>ş<text:span text:style-name="T2">ında bu insanın Allah'a iman ediyor olması gelir. Çünkü bir insanın do</text:span>ğ<text:span text:style-name="T2">ruyu hemen te</text:span>ş<text:span text:style-name="T2">his edebilmesi ve kendi menfaatlerinin aleyhine bile olsa bunu kar</text:span>ş<text:span text:style-name="T2">ı tarafa açıklaması ancak vicdanını kullanmasıyla olur. Bir insanın vicdanını hiçbir engel tanımadan kullanmasını sa</text:span>ğ<text:span text:style-name="T2">layan tek güç de Allah korkusu ve Allah sevgisidir. </text:span></text:p>
      <text:p text:style-name="P15"><text:span text:style-name="T2">Ahlakında bozukluk olan yani vicdanını kullanmayan bir insan, ne kendisi do</text:span>ğ<text:span text:style-name="T2">ruyu görebilme gücüne sahip olabilir ne de kar</text:span>ş<text:span text:style-name="T2">ısındaki insanı do</text:span>ğ<text:span text:style-name="T2">ruya yönlendirebilme meziyetine. Dolayısıyla insanların fikir danı</text:span>ş<text:span text:style-name="T2">aca</text:span>ğ<text:span text:style-name="T2">ı ve verdi</text:span>ğ<text:span text:style-name="T2">i fikre itimat edece</text:span>ğ<text:span text:style-name="T2">i ki</text:span>ş<text:span text:style-name="T2">ileri iyi seçmesi gerekmektedir. Bu nedenle Allah Kuran'da, insanlara bu konuda yol gösterecek çok ayrıntılı açıklamalarda bulunmu</text:span>ş<text:span text:style-name="T2">tur. Ayetlerde fikrine itimat edilmemesi gereken ki</text:span>ş<text:span text:style-name="T2">ilerin ahlak özellikleri bildirilmi</text:span>ş<text:span text:style-name="T2"> ve bu ki</text:span>ş<text:span text:style-name="T2">ilerin gösterdi</text:span>ğ<text:span text:style-name="T2">i yola tabi olmak yasaklanmı</text:span>ş<text:span text:style-name="T2">tır. Ayetlerde </text:span>ş<text:span text:style-name="T2">öyle buyrulmaktadır: </text:span></text:p>
      <text:p text:style-name="P10">Şunların hiçbirine itaat etme: Yemin edip duran, aşağılık, alabildiğine ayıplayıp kötüleyen, söz getirip götüren (gizlilik içinde söz ve haber taşıyan), Hayrı engelleyip sürdüren, saldırgan, olabildiğince günahkar, Zorba-saygısız, sonra da kulağı kesik; Mal (servet) ve çocuklar sahibi oldu diye, Kendisine ayetlerimiz okunduğu zaman: "(Bunlar) Eskilerin uydurma masallarıdır" diyen.. (Kalem Suresi, 10-15)</text:p>
      <text:p text:style-name="P15">Ayrıca başka bir ayette de sözü dinlenmemesi gereken kişilerin özellikleri şu şekilde bildirilmiştir: <text:s/></text:p>
      <text:p text:style-name="P10">Öyleyse, Rabbinin hükmüne sabır göster. Onlardan günahkar veya nankör olana itaat etme. (İnsan Suresi, 24)</text:p>
      <text:p text:style-name="P15"><text:soft-page-break/><text:span text:style-name="T2">Ayetler çok açık ve anla</text:span>ş<text:span text:style-name="T2">ılır bir </text:span>ş<text:span text:style-name="T2">ekilde kimlerin sözlerine itimat edilmemesi yani gösterdi</text:span>ğ<text:span text:style-name="T2">i yola, ö</text:span>ğ<text:span text:style-name="T2">üdüne güvenilmemesi gerekti</text:span>ğ<text:span text:style-name="T2">ini sıralamaktadır. Bu açıklamaya göre bir Müslüman kendisine maddi ya da manevi bir tavsiyede bulunan yalancı, dedikoducu, saldırgan, tartı</text:span>ş<text:span text:style-name="T2">macı, Allah'ın sınırlarını rahatlıkla çi</text:span>ğ<text:span text:style-name="T2">neyebilen, sinsi veya alaycı bir insanın tavsiyeleri do</text:span>ğ<text:span text:style-name="T2">rultusunda hareket etmemelidir. </text:span></text:p>
      <text:p text:style-name="P16"/>
      <text:p text:style-name="P16"/>
      <text:h text:style-name="P26" text:outline-level="2">İBADETTE KARARLI OLMAK</text:h>
      <text:p text:style-name="P15"/>
      <text:p text:style-name="P10">Göklerin, yerin ve her ikisi arasındakilerin Rabbidir; şu halde O'na ibadet et ve O'na ibadette kararlı ol. Hiç O'nun adaşı olan birini biliyor musun? (Meryem Suresi, 65)</text:p>
      <text:p text:style-name="P15"><text:span text:style-name="T2">"Kararlılık", bir konuda sebat göstermek, sonuca ula</text:span>ş<text:span text:style-name="T2">mada hiçbir engel tanımamak ve azimle gayret ederek her ne olursa olsun yapılması gerekenleri yerine getirmek anlamına gelir. Yukarıdaki ayette geçen kararlılık kelimesi de bu anlamda kullanılmı</text:span>ş<text:span text:style-name="T2">tır. Allah Müslümanlardan sadece ibadet etmelerini de</text:span>ğ<text:span text:style-name="T2">il, aynı zamanda ibadette kararlı olmalarını istemektedir. </text:span></text:p>
      <text:p text:style-name="P15"><text:span text:style-name="T2">Ancak bazı insanlar ibadette kararlı olmayı çok kısıtlı de</text:span>ğ<text:span text:style-name="T2">erlendirirler. Çünkü ibadet kelimesinin sadece namaz, oruç, hac, zekat gibi ki</text:span>ş<text:span text:style-name="T2">inin üzerine farz olan hükümler anlamına geldi</text:span>ğ<text:span text:style-name="T2">ini zannederler. Elbette her mümin bu ibadetleri tam ve eksiksiz olarak yerine getirmekle yükümlüdür, ancak ibadet, kulluk anlamına gelir. Yani insanların kul olarak Allah için yaptıkları her eylem, konu</text:span>ş<text:span text:style-name="T2">ma, hal ve tavır birer ibadettir. 5 vakit namaz bir insan için nasıl önemli ve farz olan bir ibadetse, aynı </text:span>ş<text:span text:style-name="T2">ekilde öfkeyi yenmek, güzel söz söylemek, insanları uyarıp korkutmak, zanda bulunmamak ya da tartı</text:span>ş<text:span text:style-name="T2">macı olmamak da bir ibadettir. Bu nedenle Allah'ın "ibadette kararlı ol" emri hem fiili ibadetler hem de ahlak için geçerlidir. </text:span></text:p>
      <text:p text:style-name="P15"><text:span text:style-name="T2">Ancak ayetlerde Müslümanlara dinlerinde kararlı olmaları emri verilirken, önemli bir husus daha bildirilmi</text:span>ş<text:span text:style-name="T2">tir. Bu da Müslümanların kararlılı</text:span>ğ<text:span text:style-name="T2">ının denenece</text:span>ğ<text:span text:style-name="T2">ine dair yapılan açıklamalardır. Ayetlerde geçmi</text:span>ş<text:span text:style-name="T2">te ya</text:span>ş<text:span text:style-name="T2">ayan Müslümanların ve peygamberlerin hayatlarından örnekler verilirken, sık sık onların imanlarının ve kararlılıklarının denendi</text:span>ğ<text:span text:style-name="T2">i olaylar da haber verilir. Çünkü bu tip zamanlar, Müslümanların Allah'a olan ba</text:span>ğ<text:span text:style-name="T2">lılıklarını ve sadakatlerini ispat edecekleri de</text:span>ğ<text:span text:style-name="T2">erli fırsatlardır. <text:s/></text:span></text:p>
      <text:p text:style-name="P15"><text:span text:style-name="T2">Allah Müslümanların dinlerine olan ba</text:span>ğ<text:span text:style-name="T2">lılıklarının denendi</text:span>ğ<text:span text:style-name="T2">i zamanlara dair en çok, inkarcıların sözlü ya da fiili saldırı anlarını örnek verir. Ya da Müslümanlara iftira atıldı</text:span>ğ<text:span text:style-name="T2">ı, insanların topluca yüz çevirdi</text:span>ğ<text:span text:style-name="T2">i, bir hastalık dokundu</text:span>ğ<text:span text:style-name="T2">u, açlık, susuzluk, yorgunluk oldu</text:span>ğ<text:span text:style-name="T2">u, zor ve tehlikeli bir durumla kar</text:span>ş<text:span text:style-name="T2">ı kar</text:span>ş<text:span text:style-name="T2">ıya kalındı</text:span>ğ<text:span text:style-name="T2">ı ve özellikle ki</text:span>ş<text:span text:style-name="T2">inin canının risk altına girdi</text:span>ğ<text:span text:style-name="T2">i anlar örnek olarak verilir. Bu tip durumlar Müslümanların kendi dinlerini ya</text:span>ş<text:span text:style-name="T2">amada ve ya</text:span>ş<text:span text:style-name="T2">atmada sebat edece</text:span>ğ<text:span text:style-name="T2">i durumlardır.</text:span></text:p>
      <text:p text:style-name="P15"><text:span text:style-name="T2">Bir de Allah'ın büyük bir bolluk, sa</text:span>ğ<text:span text:style-name="T2">lık, dinçlik, zenginlik veya iktidar verdi</text:span>ğ<text:span text:style-name="T2">i durumlar vardır ki, bu zamanlar da ki</text:span>ş<text:span text:style-name="T2">inin gev</text:span>ş<text:span text:style-name="T2">ekli</text:span>ğ<text:span text:style-name="T2">e dü</text:span>ş<text:span text:style-name="T2">meyece</text:span>ğ<text:span text:style-name="T2">i ve din ahlakını ya</text:span>ş<text:span text:style-name="T2">amadaki kararlılı</text:span>ğ<text:span text:style-name="T2">ını gösterece</text:span>ğ<text:span text:style-name="T2">i çok de</text:span>ğ<text:span text:style-name="T2">erli zamanlardır. Yani Müslümanlar hem zorluk hem de kolaylıkla denenirler. Her iki durum da Müslümanların tavırlarında olumsuz bir de</text:span>ğ<text:span text:style-name="T2">i</text:span>ş<text:span text:style-name="T2">ikli</text:span>ğ<text:span text:style-name="T2">e yol açmaz. </text:span></text:p>
      <text:p text:style-name="P16"><text:soft-page-break/></text:p>
      <text:p text:style-name="P16"/>
      <text:h text:style-name="P26" text:outline-level="2">İNSANLARI UYARMAK</text:h>
      <text:p text:style-name="P15"/>
      <text:p text:style-name="P15"><text:span text:style-name="T2">Cahiliye toplumunun temel hayat felsefesi, ki</text:span>ş<text:span text:style-name="T2">inin sadece kendisine kar</text:span>ş<text:span text:style-name="T2">ı sorumlu oldu</text:span>ğ<text:span text:style-name="T2">u dü</text:span>ş<text:span text:style-name="T2">üncesine dayalıdır. Bu batıl dü</text:span>ş<text:span text:style-name="T2">ünceye göre insanlar kendilerini en iyi </text:span>ş<text:span text:style-name="T2">artlarda ya</text:span>ş<text:span text:style-name="T2">atmakla, en rahat ortamı sa</text:span>ğ<text:span text:style-name="T2">lamakla yükümlüdür. Ancak di</text:span>ğ<text:span text:style-name="T2">er insanların hayatına kar</text:span>ş<text:span text:style-name="T2">ı maddi manevi hiçbir sorumlulukları yoktur. Bu nedenle insanların bir ço</text:span>ğ<text:span text:style-name="T2">u dinlerini sadece kendi ba</text:span>ş<text:span text:style-name="T2">larına ya</text:span>ş<text:span text:style-name="T2">amakla sorumlu olduklarını ve di</text:span>ğ<text:span text:style-name="T2">er insanlara din ahlakını anlatmak gibi bir sorumluluk ta</text:span>ş<text:span text:style-name="T2">ımadıklarını zannederler. Halbuki Kuran'a baktı</text:span>ğ<text:span text:style-name="T2">ımızda bunun tam tersi bir ahlakla kar</text:span>ş<text:span text:style-name="T2">ıla</text:span>ş<text:span text:style-name="T2">ırız. <text:s/></text:span></text:p>
      <text:p text:style-name="P15"><text:span text:style-name="T2">Müslümanın en büyük sorumluluklarından biri etrafındaki insanlara </text:span>İ<text:span text:style-name="T2">slam ahlakını anlatmak ve onları da Allah'a iman etmeye te</text:span>ş<text:span text:style-name="T2">vik etmektir. Kuran'da Müslümanların insanları uyarmasıyla ilgili çok kesin ve açık hükümler yer almaktadır. Bunlardan bir tanesi Müddessir Suresi'nin 1. ve 2. ayetlerinde bildirilmi</text:span>ş<text:span text:style-name="T2">tir:</text:span></text:p>
      <text:p text:style-name="P10">Ey bürünüp örtünen, kalk (ve) bundan böyle uyar. (Müddessir Suresi, 1-2)</text:p>
      <text:p text:style-name="P15"><text:span text:style-name="T2">Müslümanlar dinlerini kendileri ya</text:span>ş<text:span text:style-name="T2">adıkları gibi aynı zamanda çevrelerindeki ki</text:span>ş<text:span text:style-name="T2">ileri de te</text:span>ş<text:span text:style-name="T2">vik etmekle sorumludurlar. Hatta Kuran'da Müslümanların bütün hayatlarını tebli</text:span>ğ<text:span text:style-name="T2"> yani dinlerini anlatma üzerine bina etmelerini gerekti</text:span>ğ<text:span text:style-name="T2">i bildirilir. Müslümanlar i</text:span>ş<text:span text:style-name="T2">lerini, yerle</text:span>ş<text:span text:style-name="T2">im bölgelerini, ya</text:span>ş<text:span text:style-name="T2">am biçimlerini bu sorumluluklarına göre ayarlarlar. Bir Müslüman için, Allah'ın varlı</text:span>ğ<text:span text:style-name="T2">ının bütün insanlar tarafından bilinmesi, kavranması, bütün insanların cehennemin nasıl bir yer oldu</text:span>ğ<text:span text:style-name="T2">undan ve hesap günü sorguya çekilece</text:span>ğ<text:span text:style-name="T2">inden haberdar olması kendi ticaretinden, e</text:span>ğ<text:span text:style-name="T2">lencesinden ya da rahatından çok daha önemlidir. Cehennemdeki azabın </text:span>ş<text:span text:style-name="T2">iddetini ve Allah'ın kudretini çok iyi bilen Müslümanlar, insanların din ahlakını ya</text:span>ş<text:span text:style-name="T2">amadıkları takdirde nasıl bir sona do</text:span>ğ<text:span text:style-name="T2">ru yakla</text:span>ş<text:span text:style-name="T2">makta olduklarını muhakkak ö</text:span>ğ<text:span text:style-name="T2">renmeleri için ellerinden gelen çabayı gösterirler. Gerekirse i</text:span>ş<text:span text:style-name="T2">lerinden, gerekirse evlerinden ya da mülklerinden vazgeçerek insanları uyarmaya ve Allah'ın bu emrini yerine getirmeye devam ederler. Allah'ın müminlere olan bu emri bir ba</text:span>ş<text:span text:style-name="T2">ka ayette de </text:span>ş<text:span text:style-name="T2">öyle ifade edilmi</text:span>ş<text:span text:style-name="T2">tir:</text:span></text:p>
      <text:p text:style-name="P10">İş(in) hükme bağlanıp biteceği, hasret gününe karşı onları uyar; onlar bir gaflet içindedirler ve onlar inanmıyorlar. (Meryem Suresi, 39)</text:p>
      <text:p text:style-name="P15"/>
      <text:p text:style-name="P15"/>
      <text:h text:style-name="P26" text:outline-level="2">İMAN EDENLERİN HAYATLARINDA BİR KERE DE OLSA OKUMALARI GEREKEN DUALAR</text:h>
      <text:p text:style-name="P16"/>
      <text:p text:style-name="P15"><text:soft-page-break/><text:span text:style-name="T2">Allah Kuran’da Müslümanlara nelere dua etmeleri gerekti</text:span>ğ<text:span text:style-name="T2">ini birçok ayetle bildirmi</text:span>ş<text:span text:style-name="T2">tir. Dua, zaten kaderimizde var olana do</text:span>ğ<text:span text:style-name="T2">ru bizi yönlendirir. Kaderimizi takdir eden de, bize duayı ettiren de Allah'tır. Dua, Müslümanın en önemli ibadetlerinden biridir. Dua eden mümin Allah'a kar</text:span>ş<text:span text:style-name="T2">ı aczini bilip, sürekli teslimiyetli bir ruh halinde olur. Dualarının kar</text:span>ş<text:span text:style-name="T2">ılı</text:span>ğ<text:span text:style-name="T2">ında Allah'ın Katında de</text:span>ğ<text:span text:style-name="T2">erli, takva sahibi bir kul olabilece</text:span>ğ<text:span text:style-name="T2">ini ümit eder. Allah bir ayetinde </text:span>ş<text:span text:style-name="T2">öyle buyurur:</text:span></text:p>
      <text:p text:style-name="P10">"De ki: Duanız olmasaydı Rabbim size değer verir miydi?..." (Furkan Suresi, 77)</text:p>
      <text:p text:style-name="P16">Bu bölümde Kuran’da haber verilen ve iman edenlerin hayatlarında bir kere de olsa okumaları gereken dualardan bazılarına yer verilmektedir.</text:p>
      <text:p text:style-name="P10"><text:span text:style-name="T3">"... </text:span><text:span text:style-name="T12">İ</text:span><text:span text:style-name="T3">nsanlardan öylesi vardır ki: "Rabbimiz, bize dünyada ver" der; onun ahirette nasibi yoktur. Onlardan öylesi de vardır ki: "RABB</text:span><text:span text:style-name="T12">İ</text:span><text:span text:style-name="T3">M</text:span><text:span text:style-name="T12">İ</text:span><text:span text:style-name="T3">Z, B</text:span><text:span text:style-name="T12">İ</text:span><text:span text:style-name="T3">ZE DÜNYADA DA </text:span><text:span text:style-name="T12">İ</text:span><text:span text:style-name="T3">Y</text:span><text:span text:style-name="T12">İ</text:span><text:span text:style-name="T3">L</text:span><text:span text:style-name="T12">İ</text:span><text:span text:style-name="T3">K VER, AH</text:span><text:span text:style-name="T12">İ</text:span><text:span text:style-name="T3">RETTE DE </text:span><text:span text:style-name="T12">İ</text:span><text:span text:style-name="T3">Y</text:span><text:span text:style-name="T12">İ</text:span><text:span text:style-name="T3">L</text:span><text:span text:style-name="T12">İ</text:span><text:span text:style-name="T3">K (VER) VE B</text:span><text:span text:style-name="T12">İ</text:span><text:span text:style-name="T3">Z</text:span><text:span text:style-name="T12">İ</text:span><text:span text:style-name="T3"> ATE</text:span><text:span text:style-name="T12">Şİ</text:span><text:span text:style-name="T3">N AZABINDAN KORU" der..." (Bakara Suresi 200-202)</text:span></text:p>
      <text:p text:style-name="P10"><text:span text:style-name="T3">Elçi, kendisine Rabbinden indirilene iman etti, mü'minler de. Tümü, Allah'a, meleklerine, Kitaplarına ve elçilerine inandı. "O'NUN ELÇ</text:span><text:span text:style-name="T12">İ</text:span><text:span text:style-name="T3">LER</text:span><text:span text:style-name="T12">İ</text:span><text:span text:style-name="T3"> ARASINDA H</text:span><text:span text:style-name="T12">İ</text:span><text:span text:style-name="T3">Ç B</text:span><text:span text:style-name="T12">İ</text:span><text:span text:style-name="T3">R</text:span><text:span text:style-name="T12">İ</text:span><text:span text:style-name="T3">N</text:span><text:span text:style-name="T12">İ</text:span><text:span text:style-name="T3"> (D</text:span><text:span text:style-name="T12">İĞ</text:span><text:span text:style-name="T3">ER</text:span><text:span text:style-name="T12">İ</text:span><text:span text:style-name="T3">NDEN) AYIRDETMEYIZ. </text:span><text:span text:style-name="T12">İŞİ</text:span><text:span text:style-name="T3">TT</text:span><text:span text:style-name="T12">İ</text:span><text:span text:style-name="T3">K VE </text:span><text:span text:style-name="T12">İ</text:span><text:span text:style-name="T3">TAAT ETT</text:span><text:span text:style-name="T12">İ</text:span><text:span text:style-name="T3">K. RABB</text:span><text:span text:style-name="T12">İ</text:span><text:span text:style-name="T3">M</text:span><text:span text:style-name="T12">İ</text:span><text:span text:style-name="T3">Z BA</text:span><text:span text:style-name="T12">Ğ</text:span><text:span text:style-name="T3">I</text:span><text:span text:style-name="T12">Ş</text:span><text:span text:style-name="T3">LAMANI (D</text:span><text:span text:style-name="T12">İ</text:span><text:span text:style-name="T3">LER</text:span><text:span text:style-name="T12">İ</text:span><text:span text:style-name="T3">Z). VARI</text:span><text:span text:style-name="T12">Ş</text:span><text:span text:style-name="T3"> ANCAK SANA'DIR" dediler. (Bakara Suresi 285)</text:span></text:p>
      <text:p text:style-name="P10"><text:span text:style-name="T3">..."RABB</text:span><text:span text:style-name="T12">İ</text:span><text:span text:style-name="T3">M</text:span><text:span text:style-name="T12">İ</text:span><text:span text:style-name="T3">Z, UNUTTUKLARIMIZDAN VEYA YANILDIKLARIMIZDAN DOLAYI B</text:span><text:span text:style-name="T12">İ</text:span><text:span text:style-name="T3">Z</text:span><text:span text:style-name="T12">İ</text:span><text:span text:style-name="T3"> SORUMLU TUTMA. RABB</text:span><text:span text:style-name="T12">İ</text:span><text:span text:style-name="T3">M</text:span><text:span text:style-name="T12">İ</text:span><text:span text:style-name="T3">Z, B</text:span><text:span text:style-name="T12">İ</text:span><text:span text:style-name="T3">ZE, B</text:span><text:span text:style-name="T12">İ</text:span><text:span text:style-name="T3">ZDEN ÖNCEK</text:span><text:span text:style-name="T12">İ</text:span><text:span text:style-name="T3">LERE YÜKLED</text:span><text:span text:style-name="T12">İĞİ</text:span><text:span text:style-name="T3">N G</text:span><text:span text:style-name="T12">İ</text:span><text:span text:style-name="T3">B</text:span><text:span text:style-name="T12">İ</text:span><text:span text:style-name="T3"> A</text:span><text:span text:style-name="T12">Ğ</text:span><text:span text:style-name="T3">IR YÜK YÜKLEME. RABB</text:span><text:span text:style-name="T12">İ</text:span><text:span text:style-name="T3">M</text:span><text:span text:style-name="T12">İ</text:span><text:span text:style-name="T3">Z, KEND</text:span><text:span text:style-name="T12">İ</text:span><text:span text:style-name="T3">S</text:span><text:span text:style-name="T12">İ</text:span><text:span text:style-name="T3">NE GÜÇ YET</text:span><text:span text:style-name="T12">İ</text:span><text:span text:style-name="T3">REMEYECE</text:span><text:span text:style-name="T12">Ğİ</text:span><text:span text:style-name="T3">M</text:span><text:span text:style-name="T12">İ</text:span><text:span text:style-name="T3">Z </text:span><text:span text:style-name="T12">Ş</text:span><text:span text:style-name="T3">EY</text:span><text:span text:style-name="T12">İ</text:span><text:span text:style-name="T3"> B</text:span><text:span text:style-name="T12">İ</text:span><text:span text:style-name="T3">ZE TA</text:span><text:span text:style-name="T12">Ş</text:span><text:span text:style-name="T3">ITMA. B</text:span><text:span text:style-name="T12">İ</text:span><text:span text:style-name="T3">Z</text:span><text:span text:style-name="T12">İ</text:span><text:span text:style-name="T3"> AFFET. B</text:span><text:span text:style-name="T12">İ</text:span><text:span text:style-name="T3">Z</text:span><text:span text:style-name="T12">İ</text:span><text:span text:style-name="T3"> BA</text:span><text:span text:style-name="T12">Ğ</text:span><text:span text:style-name="T3">I</text:span><text:span text:style-name="T12">Ş</text:span><text:span text:style-name="T3">LA. B</text:span><text:span text:style-name="T12">İ</text:span><text:span text:style-name="T3">Z</text:span><text:span text:style-name="T12">İ</text:span><text:span text:style-name="T3"> ES</text:span><text:span text:style-name="T12">İ</text:span><text:span text:style-name="T3">RGE, SEN B</text:span><text:span text:style-name="T12">İ</text:span><text:span text:style-name="T3">Z</text:span><text:span text:style-name="T12">İ</text:span><text:span text:style-name="T3">M MEVLAMIZSIN. KAF</text:span><text:span text:style-name="T12">İ</text:span><text:span text:style-name="T3">RLER TOPLULU</text:span><text:span text:style-name="T12">Ğ</text:span><text:span text:style-name="T3">UNA KAR</text:span><text:span text:style-name="T12">Ş</text:span><text:span text:style-name="T3">I B</text:span><text:span text:style-name="T12">İ</text:span><text:span text:style-name="T3">ZE YARDIM ET." (Bakara Suresi 286)</text:span></text:p>
      <text:p text:style-name="P10"><text:span text:style-name="T3">"RABB</text:span><text:span text:style-name="T12">İ</text:span><text:span text:style-name="T3">M</text:span><text:span text:style-name="T12">İ</text:span><text:span text:style-name="T3">Z, B</text:span><text:span text:style-name="T12">İ</text:span><text:span text:style-name="T3">Z</text:span><text:span text:style-name="T12">İ</text:span><text:span text:style-name="T3"> H</text:span><text:span text:style-name="T12">İ</text:span><text:span text:style-name="T3">DAYETE ERD</text:span><text:span text:style-name="T12">İ</text:span><text:span text:style-name="T3">RD</text:span><text:span text:style-name="T12">İ</text:span><text:span text:style-name="T3">KTEN SONRA KALPLER</text:span><text:span text:style-name="T12">İ</text:span><text:span text:style-name="T3">M</text:span><text:span text:style-name="T12">İ</text:span><text:span text:style-name="T3">Z</text:span><text:span text:style-name="T12">İ</text:span><text:span text:style-name="T3"> KAYDIRMA VE KATINDAN B</text:span><text:span text:style-name="T12">İ</text:span><text:span text:style-name="T3">ZE B</text:span><text:span text:style-name="T12">İ</text:span><text:span text:style-name="T3">R RAHMET BA</text:span><text:span text:style-name="T12">Ğ</text:span><text:span text:style-name="T3">I</text:span><text:span text:style-name="T12">Ş</text:span><text:span text:style-name="T3">LA. </text:span><text:span text:style-name="T12">Ş</text:span><text:span text:style-name="T3">ÜPHES</text:span><text:span text:style-name="T12">İ</text:span><text:span text:style-name="T3">Z, BA</text:span><text:span text:style-name="T12">Ğ</text:span><text:span text:style-name="T3">I</text:span><text:span text:style-name="T12">Ş</text:span><text:span text:style-name="T3">I EN ÇOK OLAN SENS</text:span><text:span text:style-name="T12">İ</text:span><text:span text:style-name="T3">N SEN." (Al-i </text:span><text:span text:style-name="T12">İ</text:span><text:span text:style-name="T3">mran Suresi 8)</text:span></text:p>
      <text:p text:style-name="P10"><text:span text:style-name="T2">"RABB</text:span>İ<text:span text:style-name="T2">M</text:span>İ<text:span text:style-name="T2">Z, KEND</text:span>İ<text:span text:style-name="T2">S</text:span>İ<text:span text:style-name="T2">NDE </text:span>Ş<text:span text:style-name="T2">ÜPHE OLMAYAN B</text:span>İ<text:span text:style-name="T2">R GÜNDE </text:span>İ<text:span text:style-name="T2">NSANLARI GERÇEKTEN SEN TOPLAYACAKSIN. DO</text:span>Ğ<text:span text:style-name="T2">RUSU ALLAH, VA'D</text:span>İ<text:span text:style-name="T2">NDEN CAYIP-DÖNMEZ." (Al-i </text:span>İ<text:span text:style-name="T2">mran Suresi 9)</text:span></text:p>
      <text:p text:style-name="P10"><text:span text:style-name="T2">Onlar: "RABB</text:span>İ<text:span text:style-name="T2">M</text:span>İ<text:span text:style-name="T2">Z </text:span>Ş<text:span text:style-name="T2">ÜPHES</text:span>İ<text:span text:style-name="T2">Z B</text:span>İ<text:span text:style-name="T2">Z </text:span>İ<text:span text:style-name="T2">MAN ETT</text:span>İ<text:span text:style-name="T2">K, ARTIK B</text:span>İ<text:span text:style-name="T2">Z</text:span>İ<text:span text:style-name="T2">M GÜNAHLARIMIZI BA</text:span>Ğ<text:span text:style-name="T2">I</text:span>Ş<text:span text:style-name="T2">LA VE B</text:span>İ<text:span text:style-name="T2">Z</text:span>İ<text:span text:style-name="T2"> ATE</text:span>Şİ<text:span text:style-name="T2">N AZABINDAN KORU" diyenler. (Al-i </text:span>İ<text:span text:style-name="T2">mran Suresi, 16)</text:span></text:p>
      <text:p text:style-name="P10"><text:span text:style-name="T2">Onların söyledikleri: "RABB</text:span>İ<text:span text:style-name="T2">M</text:span>İ<text:span text:style-name="T2">Z, GÜNAHLARIMIZI VE </text:span>İŞİ<text:span text:style-name="T2">M</text:span>İ<text:span text:style-name="T2">ZDEK</text:span>İ<text:span text:style-name="T2"> A</text:span>Ş<text:span text:style-name="T2">IRILIKLARIMIZI BA</text:span>Ğ<text:span text:style-name="T2">I</text:span>Ş<text:span text:style-name="T2">LA, AYAKLARIMIZI (BASTIKLARI YERDE) SA</text:span>Ğ<text:span text:style-name="T2">LAMLA</text:span>Ş<text:span text:style-name="T2">TIR VE B</text:span>İ<text:span text:style-name="T2">ZE KAF</text:span>İ<text:span text:style-name="T2">RLER TOPLULU</text:span>Ğ<text:span text:style-name="T2">UNA KAR</text:span>Ş<text:span text:style-name="T2">I YARDIM ET" demelerinden ba</text:span>ş<text:span text:style-name="T2">ka bir </text:span>ş<text:span text:style-name="T2">ey de</text:span>ğ<text:span text:style-name="T2">ildi. (Al-i </text:span>İ<text:span text:style-name="T2">mran Suresi, 147)</text:span></text:p>
      <text:p text:style-name="P10"><text:span text:style-name="T2">Onlar, ayakta iken, otururken, yan yatarken Allah'ı zikrederler ve göklerin ve yerin yaratılı</text:span>ş<text:span text:style-name="T2">ı konusunda dü</text:span>ş<text:span text:style-name="T2">ünürler. (Ve derler ki:) "RABB</text:span>İ<text:span text:style-name="T2">M</text:span>İ<text:span text:style-name="T2">Z, SEN BUNU BO</text:span>Ş<text:span text:style-name="T2">UNA YARATMADIN. SEN PEK YÜCES</text:span>İ<text:span text:style-name="T2">N, B</text:span>İ<text:span text:style-name="T2">Z</text:span>İ<text:span text:style-name="T2"> ATE</text:span>Şİ<text:span text:style-name="T2">N AZABINDAN KORU." (Al-i </text:span>İ<text:span text:style-name="T2">mran Suresi 191)</text:span></text:p>
      <text:p text:style-name="P10"><text:span text:style-name="T2">"RABB</text:span>İ<text:span text:style-name="T2">M</text:span>İ<text:span text:style-name="T2">Z, </text:span>Ş<text:span text:style-name="T2">ÜPHES</text:span>İ<text:span text:style-name="T2">Z SEN K</text:span>İ<text:span text:style-name="T2">M</text:span>İ<text:span text:style-name="T2"> ATE</text:span>Ş<text:span text:style-name="T2">E SOKARSAN, ARTIK ONU 'HOR VE A</text:span>Ş<text:span text:style-name="T2">A</text:span>Ğ<text:span text:style-name="T2">ILIK' KILMI</text:span>Ş<text:span text:style-name="T2">SINDIR; ZULMEDENLER</text:span>İ<text:span text:style-name="T2">N YARDIMCILARI YOKTUR." (Al-i </text:span>İ<text:span text:style-name="T2">mran Suresi 192)</text:span></text:p>
      <text:p text:style-name="P10"><text:soft-page-break/><text:span text:style-name="T2">"RABB</text:span>İ<text:span text:style-name="T2">M</text:span>İ<text:span text:style-name="T2">Z, B</text:span>İ<text:span text:style-name="T2">Z: "RABB</text:span>İ<text:span text:style-name="T2">N</text:span>İ<text:span text:style-name="T2">ZE </text:span>İ<text:span text:style-name="T2">MAN ED</text:span>İ<text:span text:style-name="T2">N" D</text:span>İ<text:span text:style-name="T2">YE </text:span>İ<text:span text:style-name="T2">MANA</text:span><text:span text:style-name="T9"> ÇA</text:span><text:span text:style-name="T8">Ğ</text:span><text:span text:style-name="T9">RIDA BULUNAN B</text:span><text:span text:style-name="T8">İ</text:span><text:span text:style-name="T9">R ÇA</text:span><text:span text:style-name="T8">Ğ</text:span><text:span text:style-name="T9">IRICIYI </text:span><text:span text:style-name="T8">İŞİ</text:span><text:span text:style-name="T9">TT</text:span><text:span text:style-name="T8">İ</text:span><text:span text:style-name="T9">K, HEMEN </text:span><text:span text:style-name="T8">İ</text:span><text:span text:style-name="T9">MAN ETT</text:span><text:span text:style-name="T8">İ</text:span><text:span text:style-name="T9">K. RABB</text:span><text:span text:style-name="T8">İ</text:span><text:span text:style-name="T9">M</text:span><text:span text:style-name="T8">İ</text:span><text:span text:style-name="T9">Z, B</text:span><text:span text:style-name="T8">İ</text:span><text:span text:style-name="T9">Z</text:span><text:span text:style-name="T8">İ</text:span><text:span text:style-name="T9">M GÜNAHLARIMIZI BA</text:span><text:span text:style-name="T8">Ğ</text:span><text:span text:style-name="T9">I</text:span><text:span text:style-name="T8">Ş</text:span><text:span text:style-name="T9">LA, KÖTÜLÜKLER</text:span><text:span text:style-name="T8">İ</text:span><text:span text:style-name="T9">M</text:span><text:span text:style-name="T8">İ</text:span><text:span text:style-name="T9">Z</text:span><text:span text:style-name="T8">İ</text:span><text:span text:style-name="T9"> ÖRT VE B</text:span><text:span text:style-name="T8">İ</text:span><text:span text:style-name="T9">Z</text:span><text:span text:style-name="T8">İ</text:span><text:span text:style-name="T9"> DE </text:span><text:span text:style-name="T8">İ</text:span><text:span text:style-name="T9">Y</text:span><text:span text:style-name="T8">İ</text:span><text:span text:style-name="T9">L</text:span><text:span text:style-name="T8">İ</text:span><text:span text:style-name="T9">K YAPANLARLA B</text:span><text:span text:style-name="T8">İ</text:span><text:span text:style-name="T9">RL</text:span><text:span text:style-name="T8">İ</text:span><text:span text:style-name="T9">KTE ÖLDÜR." (Al-i </text:span><text:span text:style-name="T8">İ</text:span><text:span text:style-name="T9">mran Suresi 193)</text:span></text:p>
      <text:p text:style-name="P10"><text:span text:style-name="T2">"RABB</text:span>İ<text:span text:style-name="T2">M</text:span>İ<text:span text:style-name="T2">Z, ELÇ</text:span>İ<text:span text:style-name="T2">LER</text:span>İ<text:span text:style-name="T2">NE VA'DETT</text:span>İ<text:span text:style-name="T2">KLER</text:span>İ<text:span text:style-name="T2">N</text:span>İ<text:span text:style-name="T2"> B</text:span>İ<text:span text:style-name="T2">ZE VER, KIYAMET GÜNÜNDE DE B</text:span>İ<text:span text:style-name="T2">Z</text:span>İ<text:span text:style-name="T2"> 'HOR VE A</text:span>Ş<text:span text:style-name="T2">A</text:span>Ğ<text:span text:style-name="T2">ILIK' KILMA. </text:span>Ş<text:span text:style-name="T2">ÜPHES</text:span>İ<text:span text:style-name="T2">Z SEN, VA'D</text:span>İ<text:span text:style-name="T2">NE MUHALEFET ETMEYENS</text:span>İ<text:span text:style-name="T2">N." (Al-i </text:span>İ<text:span text:style-name="T2">mran Suresi 194)</text:span></text:p>
      <text:p text:style-name="P10"><text:span text:style-name="T2">Elçiye indirileni dinlediklerinde hakkı tanıdıklarından dolayı gözlerinin ya</text:span>ş<text:span text:style-name="T2">larla dolup ta</text:span>ş<text:span text:style-name="T2">tı</text:span>ğ<text:span text:style-name="T2">ını görürsün. Derler ki: "RABB</text:span>İ<text:span text:style-name="T2">M</text:span>İ<text:span text:style-name="T2">Z </text:span>İ<text:span text:style-name="T2">NANDIK; ÖYLEYSE B</text:span>İ<text:span text:style-name="T2">Z</text:span>İ<text:span text:style-name="T2"> </text:span>Ş<text:span text:style-name="T2">AH</text:span>İ<text:span text:style-name="T2">DLERLE B</text:span>İ<text:span text:style-name="T2">RL</text:span>İ<text:span text:style-name="T2">KTE YAZ." (Maide Suresi 83)</text:span></text:p>
      <text:p text:style-name="P10"><text:span text:style-name="T2">Gözleri cehennem halkından yana çevrilince: "RABB</text:span>İ<text:span text:style-name="T2">M</text:span>İ<text:span text:style-name="T2">Z, B</text:span>İ<text:span text:style-name="T2">Z</text:span>İ<text:span text:style-name="T2"> ZAL</text:span>İ<text:span text:style-name="T2">MLER TOPLULU</text:span>Ğ<text:span text:style-name="T2">UYLA B</text:span>İ<text:span text:style-name="T2">RL</text:span>İ<text:span text:style-name="T2">KTE KILMA" derler. (A’raf Suresi, 47)</text:span></text:p>
      <text:p text:style-name="P10"><text:span text:style-name="T2">Dediler ki: "B</text:span>İ<text:span text:style-name="T2">Z ALLAH'A TEVEKKÜL ETT</text:span>İ<text:span text:style-name="T2">K; <text:s/>RABB</text:span>İ<text:span text:style-name="T2">M</text:span>İ<text:span text:style-name="T2">Z, B</text:span>İ<text:span text:style-name="T2">Z</text:span>İ<text:span text:style-name="T2"> ZULMEDEN B</text:span>İ<text:span text:style-name="T2">R KAV</text:span>İ<text:span text:style-name="T2">M </text:span>İ<text:span text:style-name="T2">Ç</text:span>İ<text:span text:style-name="T2">N B</text:span>İ<text:span text:style-name="T2">R F</text:span>İ<text:span text:style-name="T2">TNE (KONUSU) KILMA." (Yunus Suresi, 85)</text:span></text:p>
      <text:p text:style-name="P10"><text:span text:style-name="T2">"VE B</text:span>İ<text:span text:style-name="T2">Z</text:span>İ<text:span text:style-name="T2">, KAF</text:span>İ<text:span text:style-name="T2">RLER TOPLULU</text:span>Ğ<text:span text:style-name="T2">UNDAN RAHMET</text:span>İ<text:span text:style-name="T2">NLE KURTAR." (Yunus Suresi, 86)</text:span></text:p>
      <text:p text:style-name="P10"><text:span text:style-name="T2">Ve derler ki: "RABB</text:span>İ<text:span text:style-name="T2">M</text:span>İ<text:span text:style-name="T2">Z YÜCED</text:span>İ<text:span text:style-name="T2">R, RABB</text:span>İ<text:span text:style-name="T2">M</text:span>İ<text:span text:style-name="T2">Z</text:span>İ<text:span text:style-name="T2">N VA'D</text:span>İ<text:span text:style-name="T2"> GERÇEKTEN GERÇEKLE</text:span>Ş<text:span text:style-name="T2">M</text:span>İŞ<text:span text:style-name="T2"> BULUNUYOR." (</text:span>İ<text:span text:style-name="T2">sra Suresi, 108)</text:span></text:p>
      <text:p text:style-name="P10"><text:span text:style-name="T2">O gençler, ma</text:span>ğ<text:span text:style-name="T2">araya sı</text:span>ğ<text:span text:style-name="T2">ındıkları zaman, demi</text:span>ş<text:span text:style-name="T2">lerdi ki: "RABB</text:span>İ<text:span text:style-name="T2">M</text:span>İ<text:span text:style-name="T2">Z, KATINDAN B</text:span>İ<text:span text:style-name="T2">ZE B</text:span>İ<text:span text:style-name="T2">R RAHMET VER VE </text:span>İŞİ<text:span text:style-name="T2">M</text:span>İ<text:span text:style-name="T2">ZDEN B</text:span>İ<text:span text:style-name="T2">ZE DO</text:span>Ğ<text:span text:style-name="T2">RUYU KOLAYLA</text:span>Ş<text:span text:style-name="T2">TIR (B</text:span>İ<text:span text:style-name="T2">Z</text:span>İ<text:span text:style-name="T2"> BA</text:span>Ş<text:span text:style-name="T2">ARILI KIL).” (Kehf Suresi, 10)</text:span></text:p>
      <text:p text:style-name="P10"><text:span text:style-name="T2">Ancak: "ALLAH D</text:span>İ<text:span text:style-name="T2">LERSE" (</text:span>İ<text:span text:style-name="T2">N</text:span>Ş<text:span text:style-name="T2">AALLAH YAPACA</text:span>Ğ<text:span text:style-name="T2">IM DE). Unuttu</text:span>ğ<text:span text:style-name="T2">un zaman Rabbini zikret ve de ki: "UMULUR K</text:span>İ<text:span text:style-name="T2">, RABB</text:span>İ<text:span text:style-name="T2">M BEN</text:span>İ<text:span text:style-name="T2"> BUNDAN DAHA YAKIN B</text:span>İ<text:span text:style-name="T2">R BA</text:span>Ş<text:span text:style-name="T2">ARIYA YÖNELT</text:span>İ<text:span text:style-name="T2">P-</text:span>İ<text:span text:style-name="T2">LET</text:span>İ<text:span text:style-name="T2">R." (Kehf Suresi, 24)</text:span></text:p>
      <text:p text:style-name="P10"><text:span text:style-name="T2">"Çünkü gerçekten Benim kullarımdan bir grup: “RABB</text:span>İ<text:span text:style-name="T2">M</text:span>İ<text:span text:style-name="T2">Z, </text:span>İ<text:span text:style-name="T2">MAN ETT</text:span>İ<text:span text:style-name="T2">K, SEN ARTIK B</text:span>İ<text:span text:style-name="T2">Z</text:span>İ<text:span text:style-name="T2"> BA</text:span>Ğ<text:span text:style-name="T2">I</text:span>Ş<text:span text:style-name="T2">LA VE B</text:span>İ<text:span text:style-name="T2">ZE MERHAMET ET, SEN MERHAMET EDENLER</text:span>İ<text:span text:style-name="T2">N EN HAYIRLISISIN, DERLERD</text:span>İ<text:span text:style-name="T2"> DE, siz onları alay konusu edinmi</text:span>ş<text:span text:style-name="T2">tiniz; öyle ki, size benim zikrimi unutturdular ve siz onlara gülüp duruyordunuz." (Müminun Suresi, 109-110)</text:span></text:p>
      <text:p text:style-name="P10"><text:span text:style-name="T2">Ve de ki: "RABB</text:span>İ<text:span text:style-name="T2">M, BA</text:span>Ğ<text:span text:style-name="T2">I</text:span>Ş<text:span text:style-name="T2">LA VE MERHAMET ET, SEN MERHAMET EDENLER</text:span>İ<text:span text:style-name="T2">N EN HAYIRLISISIN." (Müminun Suresi, 118)</text:span></text:p>
      <text:p text:style-name="P16"/>
      <text:h text:style-name="P24" text:outline-level="1">DARWİNİZM’İN ÇÖKÜŞÜ</text:h>
      <text:p text:style-name="P15"/>
      <text:p text:style-name="P15"/>
      <text:p text:style-name="P15">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0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5"><text:span text:style-name="T2">Ancak bu propaganda gerçe</text:span>ğ<text:span text:style-name="T2">i gizleyememektedir. Evrim teorisinin bilim tarihindeki en büyük yanılgı oldu</text:span>ğ<text:span text:style-name="T2">u, son 20-30 yıldır bilim dünyasında giderek daha yüksek sesle dile getirilmektedir. Özellikle 1980'lerden sonra yapılan ara</text:span>ş<text:span text:style-name="T2">tırmalar, Darwinist iddiaların tamamen yanlı</text:span>ş<text:span text:style-name="T2"> oldu</text:span>ğ<text:span text:style-name="T2">unu ortaya koymu</text:span>ş<text:span text:style-name="T2"> ve bu gerçek pek çok bilim adamı tarafından dile getirilmi</text:span>ş<text:span text:style-name="T2">tir. Özellikle ABD'de, biyoloji, biyokimya, paleontoloji gibi farklı alanlardan gelen çok sayıda bilim adamı, Darwinizm'in geçersizli</text:span>ğ<text:span text:style-name="T2">ini görmekte, canlıların kökenini Yaratılı</text:span>ş<text:span text:style-name="T2"> gerçe</text:span>ğ<text:span text:style-name="T2">iyle açıklamaktadırlar.</text:span></text:p>
      <text:p text:style-name="P15"><text:span text:style-name="T2">Evrim teorisinin çökü</text:span>ş<text:span text:style-name="T2">ünü ve yaratılı</text:span>ş<text:span text:style-name="T2">ın delillerini di</text:span>ğ<text:span text:style-name="T2">er pek çok çalı</text:span>ş<text:span text:style-name="T2">mamızda bütün bilimsel detaylarıyla ele aldık ve almaya devam ediyoruz. Ancak konuyu, ta</text:span>ş<text:span text:style-name="T2">ıdı</text:span>ğ<text:span text:style-name="T2">ı büyük önem nedeniyle, burada da özetlemekte yarar vardır.</text:span></text:p>
      <text:p text:style-name="P16"/>
      <text:p text:style-name="P15"/>
      <text:h text:style-name="P26" text:outline-level="2">Darwin'i Yıkan Zorluklar</text:h>
      <text:p text:style-name="P16"/>
      <text:p text:style-name="P15"><text:span text:style-name="T2">Evrim teorisi, tarihi eski Yunan'a kadar uzanan pagan bir ö</text:span>ğ<text:span text:style-name="T2">reti olmakla birlikte, kapsamlı olarak 19. yüzyılda ortaya atıldı. Teoriyi bilim dünyasının gündemine sokan en önemli geli</text:span>ş<text:span text:style-name="T2">me, Charles Darwin'in 1859 yılında yayınlanan Türlerin Kökeni adlı kitabıydı. Darwin bu kitapta dünya üzerindeki farklı canlı türlerini Allah'ın ayrı ayrı yarattı</text:span>ğ<text:span text:style-name="T2">ı gerçe</text:span>ğ<text:span text:style-name="T2">ine kendince kar</text:span>ş<text:span text:style-name="T2">ı çıkıyordu. Darwin'in yanılgılarına göre, tüm türler ortak bir atadan geliyorlardı ve zaman içinde küçük de</text:span>ğ<text:span text:style-name="T2">i</text:span>ş<text:span text:style-name="T2">imlerle farklıla</text:span>ş<text:span text:style-name="T2">mı</text:span>ş<text:span text:style-name="T2">lardı. </text:span></text:p>
      <text:p text:style-name="P15"><text:span text:style-name="T2">Darwin'in teorisi, hiçbir somut bilimsel bulguya dayanmıyordu; kendisinin de kabul etti</text:span>ğ<text:span text:style-name="T2">i gibi sadece bir "mantık yürütme" idi. Hatta Darwin'in kitabındaki "Teorinin Zorlukları" ba</text:span>ş<text:span text:style-name="T2">lıklı uzun bölümde itiraf etti</text:span>ğ<text:span text:style-name="T2">i gibi, teori pek çok önemli soru kar</text:span>ş<text:span text:style-name="T2">ısında açık veriyordu. </text:span></text:p>
      <text:p text:style-name="P15"><text:soft-page-break/><text:span text:style-name="T2">Darwin, teorisinin önündeki zorlukların geli</text:span>ş<text:span text:style-name="T2">en bilim tarafından a</text:span>ş<text:span text:style-name="T2">ılaca</text:span>ğ<text:span text:style-name="T2">ını, yeni bilimsel bulguların teorisini güçlendirece</text:span>ğ<text:span text:style-name="T2">ini umuyordu. Bunu kitabında sık sık belirtmi</text:span>ş<text:span text:style-name="T2">ti. Ancak geli</text:span>ş<text:span text:style-name="T2">en bilim, Darwin'in umutlarının tam aksine, teorinin temel iddialarını birer birer dayanaksız bırakmı</text:span>ş<text:span text:style-name="T2">tır. </text:span></text:p>
      <text:p text:style-name="P15"><text:span text:style-name="T2">Darwinizm'in bilim kar</text:span>ş<text:span text:style-name="T2">ısındaki yenilgisi, üç temel ba</text:span>ş<text:span text:style-name="T2">lıkta incelenebilir:</text:span></text:p>
      <text:p text:style-name="P15"><text:span text:style-name="T2">1) Teori, hayatın yeryüzünde ilk kez nasıl ortaya çıktı</text:span>ğ<text:span text:style-name="T2">ını asla açıklayamamaktadır.</text:span></text:p>
      <text:p text:style-name="P15"><text:span text:style-name="T2">2) Teorinin öne sürdü</text:span>ğ<text:span text:style-name="T2">ü "evrim mekanizmaları"nın, gerçekte evrimle</text:span>ş<text:span text:style-name="T2">tirici bir etkiye sahip oldu</text:span>ğ<text:span text:style-name="T2">unu gösteren hiçbir bilimsel bulgu yoktur.</text:span></text:p>
      <text:p text:style-name="P16">3) Fosil kayıtları, evrim teorisinin öngörülerinin tam aksine bir tablo ortaya koymaktadır. </text:p>
      <text:p text:style-name="P15"><text:span text:style-name="T2">Bu bölümde, bu üç temel ba</text:span>ş<text:span text:style-name="T2">lı</text:span>ğ<text:span text:style-name="T2">ı ana hatları ile inceleyece</text:span>ğ<text:span text:style-name="T2">iz.</text:span></text:p>
      <text:p text:style-name="P16"/>
      <text:p text:style-name="P16"/>
      <text:h text:style-name="P26" text:outline-level="2">Aşılamayan İlk Basamak: Hayatın Kökeni </text:h>
      <text:p text:style-name="P15"/>
      <text:p text:style-name="P15"><text:span text:style-name="T2">Evrim teorisi, tüm canlı türlerinin, bundan yakla</text:span>ş<text:span text:style-name="T2">ık 3.8 milyar yıl önce ilkel dünyada ortaya çıkan tek bir canlı hücreden geldiklerini iddia etmektedir. Tek bir hücrenin nasıl olup da milyonlarca kompleks canlı türünü olu</text:span>ş<text:span text:style-name="T2">turdu</text:span>ğ<text:span text:style-name="T2">u ve e</text:span>ğ<text:span text:style-name="T2">er gerçekten bu tür bir evrim gerçekle</text:span>ş<text:span text:style-name="T2">mi</text:span>ş<text:span text:style-name="T2">se neden bunun izlerinin fosil kayıtlarında bulunamadı</text:span>ğ<text:span text:style-name="T2">ı, teorinin açıklayamadı</text:span>ğ<text:span text:style-name="T2">ı sorulardandır. Ancak tüm bunlardan önce, iddia edilen evrim sürecinin ilk basama</text:span>ğ<text:span text:style-name="T2">ı üzerinde durmak gerekir. Sözü edilen o "ilk hücre" nasıl ortaya çıkmı</text:span>ş<text:span text:style-name="T2">tır?</text:span></text:p>
      <text:p text:style-name="P15"><text:span text:style-name="T2">Evrim teorisi, Yaratılı</text:span>ş<text:span text:style-name="T2">'ı cahilce reddetti</text:span>ğ<text:span text:style-name="T2">i için, o "ilk hücre"nin, hiçbir plan ve düzenleme olmadan, do</text:span>ğ<text:span text:style-name="T2">a kanunları içinde kör tesadüflerin ürünü olarak meydana geldi</text:span>ğ<text:span text:style-name="T2">ini iddia eder. Yani teoriye göre, cansız madde tesadüfler sonucunda ortaya canlı bir hücre çıkarmı</text:span>ş<text:span text:style-name="T2"> olmalıdır. Ancak bu, bilinen en temel biyoloji kanunlarına aykırı bir iddiadır.</text:span></text:p>
      <text:p text:style-name="P16"/>
      <text:p text:style-name="P15"/>
      <text:h text:style-name="P26" text:outline-level="2">"Hayat Hayattan Gelir"</text:h>
      <text:p text:style-name="P16"/>
      <text:p text:style-name="P15"><text:span text:style-name="T2">Darwin, kitabında hayatın kökeni konusundan hiç söz etmemi</text:span>ş<text:span text:style-name="T2">ti. Çünkü onun dönemindeki ilkel bilim anlayı</text:span>ş<text:span text:style-name="T2">ı, canlıların çok basit bir yapıya sahip olduklarını varsayıyordu. Ortaça</text:span>ğ<text:span text:style-name="T2">'dan beri inanılan "spontane jenerasyon" adlı teoriye göre, cansız maddelerin tesadüfen biraraya gelip, canlı bir varlık olu</text:span>ş<text:span text:style-name="T2">turabileceklerine inanılıyordu. Bu dönemde böceklerin yemek artıklarından, farelerin de bu</text:span>ğ<text:span text:style-name="T2">daydan olu</text:span>ş<text:span text:style-name="T2">tu</text:span>ğ<text:span text:style-name="T2">u yaygın bir dü</text:span>ş<text:span text:style-name="T2">ünceydi. Bunu ispatlamak için de ilginç deneyler yapılmı</text:span>ş<text:span text:style-name="T2">tı. Kirli bir paçavranın üzerine biraz bu</text:span>ğ<text:span text:style-name="T2">day konmu</text:span>ş<text:span text:style-name="T2"> ve biraz beklendi</text:span>ğ<text:span text:style-name="T2">inde bu karı</text:span>ş<text:span text:style-name="T2">ımdan farelerin olu</text:span>ş<text:span text:style-name="T2">aca</text:span>ğ<text:span text:style-name="T2">ı sanılmı</text:span>ş<text:span text:style-name="T2">tı.</text:span></text:p>
      <text:p text:style-name="P15"><text:soft-page-break/><text:span text:style-name="T2">Etlerin kurtlanması da hayatın cansız maddelerden türeyebildi</text:span>ğ<text:span text:style-name="T2">ine bir delil sayılıyordu. Oysa daha sonra anla</text:span>ş<text:span text:style-name="T2">ılacaktı ki, etlerin üzerindeki kurtlar kendiliklerinden olu</text:span>ş<text:span text:style-name="T2">muyorlar, sineklerin getirip bıraktıkları gözle görülmeyen larvalardan çıkıyorlardı. Darwin'in Türlerin Kökeni adlı kitabını yazdı</text:span>ğ<text:span text:style-name="T2">ı dönemde ise, bakterilerin cansız maddeden olu</text:span>ş<text:span text:style-name="T2">abildikleri inancı, bilim dünyasında yaygın bir kabul görüyordu. Oysa Darwin'in kitabının yayınlanmasından be</text:span>ş<text:span text:style-name="T2"> yıl sonra, ünlü Fransız biyolog Louis Pasteur, evrime temel olu</text:span>ş<text:span text:style-name="T2">turan bu inancı kesin olarak çürüttü. Pasteur yaptı</text:span>ğ<text:span text:style-name="T2">ı uzun çalı</text:span>ş<text:span text:style-name="T2">ma ve deneyler sonucunda vardı</text:span>ğ<text:span text:style-name="T2">ı sonucu </text:span>ş<text:span text:style-name="T2">öyle özetlemi</text:span>ş<text:span text:style-name="T2">ti: </text:span></text:p>
      <text:p text:style-name="P9">"Cansız maddelerin hayat oluşturabileceği iddiası artık kesin olarak tarihe gömülmüştür." <text:span text:style-name="T10">(Sidney Fox, Klaus Dose, Molecular Evolution and The Origin of Life, New York: Marcel Dekker, 1977, s. 2)</text:span></text:p>
      <text:p text:style-name="P15"><text:span text:style-name="T2">Evrim teorisinin savunucuları, Pasteur'ün bulgularına kar</text:span>ş<text:span text:style-name="T2">ı uzun süre direndiler. Ancak geli</text:span>ş<text:span text:style-name="T2">en bilim, canlı hücresinin karma</text:span>ş<text:span text:style-name="T2">ık yapısını ortaya çıkardıkça, hayatın kendili</text:span>ğ<text:span text:style-name="T2">inden olu</text:span>ş<text:span text:style-name="T2">abilece</text:span>ğ<text:span text:style-name="T2">i iddiasının geçersizli</text:span>ğ<text:span text:style-name="T2">i daha da açık hale geldi. </text:span></text:p>
      <text:p text:style-name="P16"/>
      <text:p text:style-name="P16"/>
      <text:h text:style-name="P26" text:outline-level="2">20. Yüzyıldaki Sonuçsuz Çabalar</text:h>
      <text:p text:style-name="P16"/>
      <text:p text:style-name="P15"><text:span text:style-name="T2">20. yüzyılda hayatın kökeni konusunu ele alan ilk evrimci, ünlü Rus biyolog Alexander Oparin oldu. Oparin, 1930'lu yıllarda ortaya attı</text:span>ğ<text:span text:style-name="T2">ı birtakım tezlerle, canlı hücresinin tesadüfen meydana gelebilece</text:span>ğ<text:span text:style-name="T2">ini ispat etmeye çalı</text:span>ş<text:span text:style-name="T2">tı. Ancak bu çalı</text:span>ş<text:span text:style-name="T2">malar ba</text:span>ş<text:span text:style-name="T2">arısızlıkla sonuçlanacak ve Oparin </text:span>ş<text:span text:style-name="T2">u itirafı yapmak zorunda kalacaktı: </text:span></text:p>
      <text:p text:style-name="P9">"Maalesef hücrenin kökeni, evrim teorisinin tümünü içine alan en karanlık noktayı oluşturmaktadır." <text:span text:style-name="T10">(Alexander I. Oparin, Origin of Life, (1936) New York, Dover Publications, 1953 (Reprint), s.196)</text:span></text:p>
      <text:p text:style-name="P15"><text:span text:style-name="T2">Oparin'in yolunu izleyen evrimciler, hayatın kökeni konusunu çözüme kavu</text:span>ş<text:span text:style-name="T2">turacak deneyler yapmaya çalı</text:span>ş<text:span text:style-name="T2">tılar. Bu deneylerin en ünlüsü, Amerikalı kimyacı Stanley Miller tarafından 1953 yılında düzenlendi. Miller, ilkel dünya atmosferinde oldu</text:span>ğ<text:span text:style-name="T2">unu iddia etti</text:span>ğ<text:span text:style-name="T2">i gazları bir deney düzene</text:span>ğ<text:span text:style-name="T2">inde birle</text:span>ş<text:span text:style-name="T2">tirerek ve bu karı</text:span>ş<text:span text:style-name="T2">ıma enerji ekleyerek, proteinlerin yapısında kullanılan birkaç organik molekül (aminoasit) sentezledi.</text:span></text:p>
      <text:p text:style-name="P15"><text:span text:style-name="T2">O yıllarda evrim adına önemli bir a</text:span>ş<text:span text:style-name="T2">ama gibi tanıtılan bu deneyin geçerli olmadı</text:span>ğ<text:span text:style-name="T2">ı ve deneyde kullanılan atmosferin gerçek dünya ko</text:span>ş<text:span text:style-name="T2">ullarından çok farklı oldu</text:span>ğ<text:span text:style-name="T2">u, ilerleyen yıllarda ortaya çıkacaktı</text:span><text:span text:style-name="T11">. ("New Evidence on Evolution of Early Atmosphere and Life", Bulletin of the American Meteorological Society, c. 63, Kasım 1982, s. 1328</text:span><text:span text:style-name="T2">-1330)</text:span></text:p>
      <text:p text:style-name="P15"><text:span text:style-name="T2">Uzun süren bir sessizlikten sonra Miller'in kendisi de kullandı</text:span>ğ<text:span text:style-name="T2">ı atmosfer ortamının gerçekçi olmadı</text:span>ğ<text:span text:style-name="T2">ını itiraf etti. </text:span><text:span text:style-name="T11">(Stanley Miller, Molecular Evolution of Life: Current Status of the Prebiotic Synthesis of Small Molecules</text:span><text:span text:style-name="T2">, 1986, s. 7)</text:span></text:p>
      <text:p text:style-name="P15"><text:soft-page-break/><text:span text:style-name="T2">Hayatın kökeni sorununu açıklamak için 20. yüzyıl boyunca yürütülen tüm evrimci çabalar hep ba</text:span>ş<text:span text:style-name="T2">arısızlıkla sonuçlandı. San Diego Scripps Enstitüsü'nden ünlü jeokimyacı Jeffrey Bada, evrimci Earth dergisinde 1998 yılında yayınlanan bir makalede bu gerçe</text:span>ğ<text:span text:style-name="T2">i </text:span>ş<text:span text:style-name="T2">öyle kabul eder:</text:span></text:p>
      <text:p text:style-name="P9">Bugün, 20. yüzyılı geride bırakırken, hala, 20. yüzyıla girdiğimizde sahip olduğumuz en büyük çözülmemiş problemle karşı karşıyayız: Hayat yeryüzünde nasıl başladı? <text:span text:style-name="T10">(Jeffrey Bada, Earth, Şubat 1998, s. 40)</text:span></text:p>
      <text:p text:style-name="P18"/>
      <text:p text:style-name="P15"/>
      <text:h text:style-name="P26" text:outline-level="2">Hayatın Kompleks Yapısı </text:h>
      <text:p text:style-name="P16"/>
      <text:p text:style-name="P15"><text:span text:style-name="T2">Evrim teorisinin hayatın kökeni konusunda bu denli büyük bir açmaza girmesinin ba</text:span>ş<text:span text:style-name="T2">lıca nedeni, en basit sanılan canlı yapıların bile ola</text:span>ğ<text:span text:style-name="T2">anüstü derecede kompleks yapılara sahip olmasıdır. Canlı hücresi, insano</text:span>ğ<text:span text:style-name="T2">lunun yaptı</text:span>ğ<text:span text:style-name="T2">ı bütün teknolojik ürünlerden daha komplekstir. Öyle ki bugün dünyanın en geli</text:span>ş<text:span text:style-name="T2">mi</text:span>ş<text:span text:style-name="T2"> laboratuvarlarında bile cansız maddeler biraraya getirilerek canlı bir hücre üretilememektedir.</text:span></text:p>
      <text:p text:style-name="Tr_20_Body"><text:span text:style-name="T16">Bir hücrenin meydana gelmesi için gereken </text:span><text:span text:style-name="T14">ş</text:span><text:span text:style-name="T16">artlar, asla rastlantılarla açıklanamayacak kadar fazladır. Ancak bunu detaylarıyla açıklamaya bile gerek yoktur.Evrimciler daha hücre a</text:span><text:span text:style-name="T14">ş</text:span><text:span text:style-name="T16">amasına gelmeden çıkmaza girerler.Çünkü hücrenin yapıta</text:span><text:span text:style-name="T14">ş</text:span><text:span text:style-name="T16">larından biri olan proteinlerin tek bir tanesinin dahi tesadüfen meydana gelmesi ihtimali matamatiksel olarak "0"dır</text:span><text:span text:style-name="Normal1"><text:span text:style-name="T17"> </text:span></text:span></text:p>
      <text:p text:style-name="Tr_20_Body"><text:span text:style-name="T21">Bunun nedenlerinden ba</text:span><text:span text:style-name="T20">ş</text:span><text:span text:style-name="T21">lıcası bir proteinin olu</text:span><text:span text:style-name="T20">ş</text:span><text:span text:style-name="T21">masıiçin ba</text:span><text:span text:style-name="T20">ş</text:span><text:span text:style-name="T21">ka proteinlerin varlı</text:span><text:span text:style-name="T20">ğ</text:span><text:span text:style-name="T21">ının gereksimidir ki bu durum,bir proteinin tesadüfen olu</text:span><text:span text:style-name="T20">ş</text:span><text:span text:style-name="T21">ma ihtimalini tamamen ortadan kaldırır.Dolayısıyla tek ba</text:span><text:span text:style-name="T20">ş</text:span><text:span text:style-name="T21">ına bu gerçek bile evrimcilerin tesadüf iddasını en ba</text:span><text:span text:style-name="T20">ş</text:span><text:span text:style-name="T21">tan yok etmek için yeterlidir.</text:span></text:p>
      <text:p text:style-name="P21">Konunun önemi açısından özetle açıklıyacak olursak;</text:p>
      <text:p text:style-name="P21">1.<text:tab/>Enzimler olmadan protein sentezlenemez ve enzimler de birer proteindir.</text:p>
      <text:p text:style-name="P22"><text:span text:style-name="T5">2.<text:tab/>Tek bir proteininsentezlenmesi için 100’e yakın proteinin hazır bulunması gerkmektedir.Dolayısıyla proteinlerinvarlı</text:span><text:span text:style-name="T4">ğ</text:span><text:span text:style-name="T5">ı için proteinler gerekir.</text:span></text:p>
      <text:p text:style-name="P22"><text:span text:style-name="T5">3.<text:tab/>Proteinlerri sentezleyen enzimleri DNA üretir.DNA olmadan protein sentezlenemez. Dolayısıyla proteinlerin olu</text:span><text:span text:style-name="T4">ş</text:span><text:span text:style-name="T5">abilmesi için DNA da gerekir.</text:span></text:p>
      <text:p text:style-name="P22"><text:span text:style-name="T5">4.<text:tab/>Protein </text:span><text:span text:style-name="T4">sentezleme</text:span><text:span text:style-name="T5"> i</text:span><text:span text:style-name="T4">ş</text:span><text:span text:style-name="T5">leminde hücredeki tüm organellerin önemli görevleri vardır. Yani proteinlerin olu</text:span><text:span text:style-name="T4">ş</text:span><text:span text:style-name="T5">abilmesi için, eksiksiz ve tam i</text:span><text:span text:style-name="T4">ş</text:span><text:span text:style-name="T5">leyen bir hücrenin tüm organelleri ile var olması gerekmektedir.</text:span></text:p>
      <text:p text:style-name="P15"><text:span text:style-name="T2">Hücrenin çekirde</text:span>ğ<text:span text:style-name="T2">inde yer alan ve genetik bilgiyi saklayan DNA molekülü ise,inanılmaz bir bilgi bankasıdır.</text:span>İ<text:span text:style-name="T2">nsan DNA’sının içerdi</text:span>ğ<text:span text:style-name="T2">i bilginin,e</text:span>ğ<text:span text:style-name="T2">er ka</text:span>ğ<text:span text:style-name="T2">ıda dökülmeye kalkılsa 500’er sayfadan olu</text:span>ş<text:span text:style-name="T2">an 900 ciltlik bir kütüphane olu</text:span>ş<text:span text:style-name="T2">turuca</text:span>ğ<text:span text:style-name="T2">ı hesaplanmaktadır.</text:span></text:p>
      <text:p text:style-name="P15"><text:span text:style-name="T2">Bu noktada çokilginç bir ikilem daha vardır:DNA, yalnız birtakım özelle</text:span>ş<text:span text:style-name="T2">mi</text:span>ş<text:span text:style-name="T2"> proteinlerin (enzimlerin) yardımı ile e</text:span>ş<text:span text:style-name="T2">lenebilir.Ama bu enzim sentezi de ancak DNA’daki bilgiler do</text:span>ğ<text:span text:style-name="T2">rultusunda gerçekle</text:span>ş<text:span text:style-name="T2">ir.Birbirine ba</text:span>ğ<text:span text:style-name="T2">ımlı olduklarından, e</text:span>ş<text:span text:style-name="T2">lemenin meydana gelebilmesi için ikisinin de aynı anda </text:span><text:soft-page-break/><text:span text:style-name="T2">var olmaları gerekir. Bu ise, hayatın kendili</text:span>ğ<text:span text:style-name="T2">inden olu</text:span>ş<text:span text:style-name="T2">tu</text:span>ğ<text:span text:style-name="T2">u seneryasunu çıkmaza sokmaktadır. San Diego California Üniversitesi’nden ünlü evrimci Prof.Leslie Orgel, Scientific American dergisinin Ekim 1944 tarihli sayısında bu gerçe</text:span>ğ<text:span text:style-name="T2">i </text:span>ş<text:span text:style-name="T2">öyle itiraf eder:</text:span></text:p>
      <text:p text:style-name="P9">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 text:style-name="T10">(Leslie E. Orgel, The Origin of Life on Earth, Scientific American, c. 271, Ekim 1994, s. 78)</text:span></text:p>
      <text:p text:style-name="P15"><text:span text:style-name="T2">Ku</text:span>ş<text:span text:style-name="T2">kusuz e</text:span>ğ<text:span text:style-name="T2">er hayatın kör tesadüfler neticesinde kendi kendine ortaya çıkması imkansız ise, bu durumda hayatın yaratıldı</text:span>ğ<text:span text:style-name="T2">ını kabul etmek gerekir. Bu gerçek, en temel amacı Yaratılı</text:span>ş<text:span text:style-name="T2">'ı reddetmek olan evrim teorisini açıkça geçersiz kılmaktadır. </text:span></text:p>
      <text:p text:style-name="P16"/>
      <text:p text:style-name="P15"/>
      <text:h text:style-name="P26" text:outline-level="2">Evrimin Hayali Mekanizmaları</text:h>
      <text:p text:style-name="P16"/>
      <text:p text:style-name="P15"><text:span text:style-name="T2">Darwin'in teorisini geçersiz kılan ikinci büyük nokta, teorinin "evrim mekanizmaları" olarak öne sürdü</text:span>ğ<text:span text:style-name="T2">ü iki kavramın da gerçekte hiçbir evrimle</text:span>ş<text:span text:style-name="T2">tirici güce sahip olmadı</text:span>ğ<text:span text:style-name="T2">ının anla</text:span>ş<text:span text:style-name="T2">ılmı</text:span>ş<text:span text:style-name="T2"> olmasıdır. Darwin, ortaya attı</text:span>ğ<text:span text:style-name="T2">ı evrim iddiasını tamamen "do</text:span>ğ<text:span text:style-name="T2">al seleksiyon" mekanizmasına ba</text:span>ğ<text:span text:style-name="T2">lamı</text:span>ş<text:span text:style-name="T2">tı. Bu mekanizmaya verdi</text:span>ğ<text:span text:style-name="T2">i önem, kitabının isminden de açıkça anla</text:span>ş<text:span text:style-name="T2">ılıyordu: Türlerin Kökeni, Do</text:span>ğ<text:span text:style-name="T2">al Seleksiyon Yoluyla...</text:span></text:p>
      <text:p text:style-name="P15"><text:span text:style-name="T2">Do</text:span>ğ<text:span text:style-name="T2">al seleksiyon, do</text:span>ğ<text:span text:style-name="T2">al seçme demektir. Do</text:span>ğ<text:span text:style-name="T2">adaki ya</text:span>ş<text:span text:style-name="T2">am mücadelesi içinde, do</text:span>ğ<text:span text:style-name="T2">al </text:span>ş<text:span text:style-name="T2">artlara uygun ve güçlü canlıların hayatta kalaca</text:span>ğ<text:span text:style-name="T2">ı dü</text:span>ş<text:span text:style-name="T2">üncesine dayanır. Örne</text:span>ğ<text:span text:style-name="T2">in yırtıcı hayvanlar tarafından tehdit edilen bir geyik sürüsünde, daha hızlı ko</text:span>ş<text:span text:style-name="T2">abilen geyikler hayatta kalacaktır. Böylece geyik sürüsü, hızlı ve güçlü bireylerden olu</text:span>ş<text:span text:style-name="T2">acaktır. Ama elbette bu mekanizma, geyikleri evrimle</text:span>ş<text:span text:style-name="T2">tirmez, onları ba</text:span>ş<text:span text:style-name="T2">ka bir canlı türüne, örne</text:span>ğ<text:span text:style-name="T2">in atlara dönü</text:span>ş<text:span text:style-name="T2">türmez.</text:span></text:p>
      <text:p text:style-name="P15"><text:span text:style-name="T2">Dolayısıyla do</text:span>ğ<text:span text:style-name="T2">al seleksiyon mekanizması hiçbir evrimle</text:span>ş<text:span text:style-name="T2">tirici güce sahip de</text:span>ğ<text:span text:style-name="T2">ildir. Darwin de bu gerçe</text:span>ğ<text:span text:style-name="T2">in farkındaydı ve Türlerin Kökeni adlı kitabında "Faydalı de</text:span>ğ<text:span text:style-name="T2">i</text:span>ş<text:span text:style-name="T2">iklikler olu</text:span>ş<text:span text:style-name="T2">madı</text:span>ğ<text:span text:style-name="T2">ı sürece do</text:span>ğ<text:span text:style-name="T2">al seleksiyon hiçbir </text:span>ş<text:span text:style-name="T2">ey yapamaz" demek zorunda kalmı</text:span>ş<text:span text:style-name="T2">tı. </text:span><text:span text:style-name="T11">(Charles Darwin, The Origin of Species: A Facsimile of the First Edition, Harvard University Press, 1964, s. 189)</text:span></text:p>
      <text:p text:style-name="P19"/>
      <text:p text:style-name="P15"/>
      <text:h text:style-name="P26" text:outline-level="2">Lamarck'ın Etkisi</text:h>
      <text:p text:style-name="P16"/>
      <text:p text:style-name="P15"><text:span text:style-name="T2">Peki bu "faydalı de</text:span>ğ<text:span text:style-name="T2">i</text:span>ş<text:span text:style-name="T2">iklikler" nasıl olu</text:span>ş<text:span text:style-name="T2">abilirdi? Darwin, kendi döneminin ilkel bilim anlayı</text:span>ş<text:span text:style-name="T2">ı içinde, bu soruyu Lamarck'a dayanarak cevaplamaya çalı</text:span>ş<text:span text:style-name="T2">mı</text:span>ş<text:span text:style-name="T2">tı. Darwin'den önce ya</text:span>ş<text:span text:style-name="T2">amı</text:span>ş<text:span text:style-name="T2"> olan Fransız biyolog </text:span><text:soft-page-break/><text:span text:style-name="T2">Lamarck'a göre, canlılar ya</text:span>ş<text:span text:style-name="T2">amları sırasında geçirdikleri fiziksel de</text:span>ğ<text:span text:style-name="T2">i</text:span>ş<text:span text:style-name="T2">iklikleri sonraki nesle aktarıyorlar, nesilden nesile biriken bu özellikler sonucunda yeni türler ortaya çıkıyordu. Örne</text:span>ğ<text:span text:style-name="T2">in Lamarck'a göre zürafalar ceylanlardan türemi</text:span>ş<text:span text:style-name="T2">lerdi, yüksek a</text:span>ğ<text:span text:style-name="T2">açların yapraklarını yemek için çabalarken nesilden nesile boyunları uzamı</text:span>ş<text:span text:style-name="T2">tı. </text:span></text:p>
      <text:p text:style-name="P15"><text:span text:style-name="T2">Darwin de benzeri örnekler vermi</text:span>ş<text:span text:style-name="T2">, örne</text:span>ğ<text:span text:style-name="T2">in Türlerin Kökeni adlı kitabında, yiyecek bulmak için suya giren bazı ayıların zamanla balinalara dönü</text:span>ş<text:span text:style-name="T2">tü</text:span>ğ<text:span text:style-name="T2">ünü iddia etmi</text:span>ş<text:span text:style-name="T2">ti. </text:span><text:span text:style-name="T11">(Charles Darwin, The Origin of Species: A Facsimile of the First Edition, Harvard University Press, 1964, s. 184)</text:span></text:p>
      <text:p text:style-name="P15"><text:span text:style-name="T2">Ama Mendel'in ke</text:span>ş<text:span text:style-name="T2">fetti</text:span>ğ<text:span text:style-name="T2">i ve 20.yüzyılda geli</text:span>ş<text:span text:style-name="T2">en genetik bilimiyle kesinle</text:span>ş<text:span text:style-name="T2">en kalıtım kanunları, kazanılmı</text:span>ş<text:span text:style-name="T2"> özelliklerin sonraki nesillere aktarılması efsanesini kesin olarak yıktı. Böylece do</text:span>ğ<text:span text:style-name="T2">al seleksiyon "tek ba</text:span>ş<text:span text:style-name="T2">ına" ve dolayısıyla tümüyle etkisiz bir mekanizma olarak kalmı</text:span>ş<text:span text:style-name="T2"> oluyordu.</text:span></text:p>
      <text:p text:style-name="P16"/>
      <text:p text:style-name="P15"/>
      <text:h text:style-name="P26" text:outline-level="2">Neo-Darwinizm ve Mutasyonlar</text:h>
      <text:p text:style-name="P16"/>
      <text:p text:style-name="P15"><text:span text:style-name="T2">Darwinistler ise bu duruma bir çözüm bulabilmek için 1930'ların sonlarında, "Modern Sentetik Teori"yi ya da daha yaygın ismiyle neo-Darwinizm'i ortaya attılar. Neo-Darwinizm, do</text:span>ğ<text:span text:style-name="T2">al seleksiyonun yanına "faydalı de</text:span>ğ<text:span text:style-name="T2">i</text:span>ş<text:span text:style-name="T2">iklik sebebi" olarak mutasyonları, yani canlıların genlerinde radyasyon gibi dı</text:span>ş<text:span text:style-name="T2"> etkiler ya da kopyalama hataları sonucunda olu</text:span>ş<text:span text:style-name="T2">an bozulmaları ekledi. </text:span></text:p>
      <text:p text:style-name="P15"><text:span text:style-name="T2">Bugün de hala bilimsel olarak geçersiz oldu</text:span>ğ<text:span text:style-name="T2">unu bilmelerine ra</text:span>ğ<text:span text:style-name="T2">men, Darwinistlerin savundu</text:span>ğ<text:span text:style-name="T2">u model neo-Darwinizm'dir. Teori, yeryüzünde bulunan milyonlarca canlı türünün, bu canlıların, kulak, göz, akci</text:span>ğ<text:span text:style-name="T2">er, kanat gibi sayısız kompleks organlarının "mutasyonlara", yani genetik bozukluklara dayalı bir süreç sonucunda olu</text:span>ş<text:span text:style-name="T2">tu</text:span>ğ<text:span text:style-name="T2">unu iddia etmektedir. Ama teoriyi çaresiz bırakan açık bir bilimsel gerçek vardır: Mutasyonlar canlıları geli</text:span>ş<text:span text:style-name="T2">tirmezler, aksine her zaman için canlılara zarar verirler.</text:span></text:p>
      <text:p text:style-name="P15"><text:span text:style-name="T2">Bunun nedeni çok basittir: DNA çok kompleks bir düzene sahiptir. Bu molekül üzerinde olu</text:span>ş<text:span text:style-name="T2">an herhangi bir tesadüfi etki ancak zarar verir. Amerikalı genetikçi B. G. Ranganathan bunu </text:span>ş<text:span text:style-name="T2">öyle açıklar:</text:span></text:p>
      <text:p text:style-name="P9">Mutasyonlar küçük, rast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text:span text:style-name="T10">(B. G. Ranganathan, Origins?, Pennsylvania: The Banner Of Truth Trust, 1988.)</text:span></text:p>
      <text:p text:style-name="P15"><text:span text:style-name="T2">Nitekim bugüne kadar hiçbir yararlı, yani genetik bilgiyi geli</text:span>ş<text:span text:style-name="T2">tiren mutasyon örne</text:span>ğ<text:span text:style-name="T2">i gözlemlenmedi. Tüm mutasyonların zararlı oldu</text:span>ğ<text:span text:style-name="T2">u görüldü. Anla</text:span>ş<text:span text:style-name="T2">ıldı ki, evrim teorisinin "evrim mekanizması" olarak gösterdi</text:span>ğ<text:span text:style-name="T2">i mutasyonlar, gerçekte canlıları sadece tahrip eden, sakat bırakan genetik olaylardır. (</text:span>İ<text:span text:style-name="T2">nsanlarda mutasyonun en sık görülen etkisi de kanserdir.) Elbette tahrip edici bir mekanizma "evrim mekanizması" olamaz. Do</text:span>ğ<text:span text:style-name="T2">al seleksiyon ise, Darwin'in de kabul etti</text:span>ğ<text:span text:style-name="T2">i gibi, "tek ba</text:span>ş<text:span text:style-name="T2">ına hiçbir </text:span>ş<text:span text:style-name="T2">ey </text:span><text:soft-page-break/><text:span text:style-name="T2">yapamaz." Bu gerçek bizlere do</text:span>ğ<text:span text:style-name="T2">ada hiçbir "evrim mekanizması" olmadı</text:span>ğ<text:span text:style-name="T2">ını göstermektedir. Evrim mekanizması olmadı</text:span>ğ<text:span text:style-name="T2">ına göre de, evrim denen hayali süreç ya</text:span>ş<text:span text:style-name="T2">anmı</text:span>ş<text:span text:style-name="T2"> olamaz.</text:span></text:p>
      <text:p text:style-name="P16"/>
      <text:p text:style-name="P15"/>
      <text:h text:style-name="P26" text:outline-level="2">Fosil Kayıtları: Ara Formlardan Eser Yok</text:h>
      <text:p text:style-name="P16"/>
      <text:p text:style-name="P15"><text:span text:style-name="T2">Evrim teorisinin iddia etti</text:span>ğ<text:span text:style-name="T2">i senaryonun ya</text:span>ş<text:span text:style-name="T2">anmamı</text:span>ş<text:span text:style-name="T2"> oldu</text:span>ğ<text:span text:style-name="T2">unun en açık göstergesi ise fosil kayıtlarıdır. </text:span></text:p>
      <text:p text:style-name="P15"><text:span text:style-name="T2">Evrim teorisinin bilim dı</text:span>ş<text:span text:style-name="T2">ı iddiasına göre bütün canlılar birbirlerinden türemi</text:span>ş<text:span text:style-name="T2">lerdir. Önceden var olan bir canlı türü, zamanla bir di</text:span>ğ<text:span text:style-name="T2">erine dönü</text:span>ş<text:span text:style-name="T2">mü</text:span>ş<text:span text:style-name="T2"> ve bütün türler bu </text:span>ş<text:span text:style-name="T2">ekilde ortaya çıkmı</text:span>ş<text:span text:style-name="T2">lardır. Teoriye göre bu dönü</text:span>ş<text:span text:style-name="T2">üm yüz milyonlarca yıl süren uzun bir zaman dilimini kapsamı</text:span>ş<text:span text:style-name="T2"> ve kademe kademe ilerlemi</text:span>ş<text:span text:style-name="T2">tir. </text:span></text:p>
      <text:p text:style-name="P15"><text:span text:style-name="T2">Bu durumda, iddia edilen uzun dönü</text:span>ş<text:span text:style-name="T2">üm süreci içinde sayısız "ara türler"in olu</text:span>ş<text:span text:style-name="T2">mu</text:span>ş<text:span text:style-name="T2"> ve ya</text:span>ş<text:span text:style-name="T2">amı</text:span>ş<text:span text:style-name="T2"> olmaları gerekir. </text:span></text:p>
      <text:p text:style-name="P15"><text:span text:style-name="T2">Örne</text:span>ğ<text:span text:style-name="T2">in geçmi</text:span>ş<text:span text:style-name="T2">te, balık özelliklerini ta</text:span>ş<text:span text:style-name="T2">ımalarına ra</text:span>ğ<text:span text:style-name="T2">men, bir yandan da bazı sürüngen özellikleri kazanmı</text:span>ş<text:span text:style-name="T2"> olan yarı balık-yarı sürüngen canlılar ya</text:span>ş<text:span text:style-name="T2">amı</text:span>ş<text:span text:style-name="T2"> olmalıdır. Ya da sürüngen özelliklerini ta</text:span>ş<text:span text:style-name="T2">ırken, bir yandan da bazı ku</text:span>ş<text:span text:style-name="T2"> özellikleri kazanmı</text:span>ş<text:span text:style-name="T2"> sürüngen-ku</text:span>ş<text:span text:style-name="T2">lar ortaya çıkmı</text:span>ş<text:span text:style-name="T2"> olmalıdır. Bunlar, bir geçi</text:span>ş<text:span text:style-name="T2"> sürecinde oldukları için de, sakat, eksik, kusurlu canlılar olmalıdır. Evrimciler geçmi</text:span>ş<text:span text:style-name="T2">te ya</text:span>ş<text:span text:style-name="T2">amı</text:span>ş<text:span text:style-name="T2"> olduklarına inandıkları bu hayali varlıklara "ara-geçi</text:span>ş<text:span text:style-name="T2"> formu" adını verirler. <text:s/></text:span></text:p>
      <text:p text:style-name="P15"><text:span text:style-name="T2">E</text:span>ğ<text:span text:style-name="T2">er gerçekten bu tür canlılar geçmi</text:span>ş<text:span text:style-name="T2">te ya</text:span>ş<text:span text:style-name="T2">amı</text:span>ş<text:span text:style-name="T2">larsa bunların sayılarının ve çe</text:span>ş<text:span text:style-name="T2">itlerinin milyonlarca hatta milyarlarca olması gerekir. Ve bu garip canlıların kalıntılarına mutlaka fosil kayıtlarında rastlanması gerekir. Darwin, Türlerin Kökeni'nde bunu </text:span>ş<text:span text:style-name="T2">öyle açıklamı</text:span>ş<text:span text:style-name="T2">tır:</text:span></text:p>
      <text:p text:style-name="P9">Eğer teorim doğruysa, türleri birbirine bağlayan sayısız ara-geçiş çeşitleri mutlaka yaşamış olmalıdır... Bunların yaşamış olduklarının kanıtları da sadece fosil kalıntıları arasında bulunabilir. <text:span text:style-name="T10">(Charles Darwin, The Origin of Species: A Facsimile of the First Edition, Harvard University Press, 1964, s. 179)</text:span></text:p>
      <text:p text:style-name="P15"><text:span text:style-name="T2">Ancak bu satırları yazan Darwin, bu ara formların fosillerinin bir türlü bulunamadı</text:span>ğ<text:span text:style-name="T2">ının da farkındaydı. Bunun teorisi için büyük bir açmaz olu</text:span>ş<text:span text:style-name="T2">turdu</text:span>ğ<text:span text:style-name="T2">unu görüyordu. Bu yüzden, Türlerin Kökeni kitabının "Teorinin Zorlukları" (Difficulties on Theory) adlı bölümünde </text:span>ş<text:span text:style-name="T2">öyle yazmı</text:span>ş<text:span text:style-name="T2">tı:</text:span></text:p>
      <text:p text:style-name="P7">Eğer gerçekten türler öbür türlerden yavaş gelişmelerle türemişse, <text:span text:style-name="T4">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 </text:span>(Charles Darwin, The Origin of Species, s. 172, 280) </text:p>
      <text:p text:style-name="P15"/>
      <text:p text:style-name="P15"><text:soft-page-break/></text:p>
      <text:h text:style-name="P26" text:outline-level="2">Darwin'in Yıkılan Umutları</text:h>
      <text:p text:style-name="P16"/>
      <text:p text:style-name="P15"><text:span text:style-name="T2">Ancak 19. yüzyılın ortasından bu yana dünyanın dört bir yanında hummalı fosil ara</text:span>ş<text:span text:style-name="T2">tırmaları yapıldı</text:span>ğ<text:span text:style-name="T2">ı halde bu ara geçi</text:span>ş<text:span text:style-name="T2"> formlarına rastlanamamı</text:span>ş<text:span text:style-name="T2">tır. Yapılan kazılarda ve ara</text:span>ş<text:span text:style-name="T2">tırmalarda elde edilen bütün bulgular, evrimcilerin beklediklerinin aksine, canlıların yeryüzünde birdenbire, eksiksiz ve kusursuz bir biçimde ortaya çıktıklarını göstermi</text:span>ş<text:span text:style-name="T2">tir.</text:span></text:p>
      <text:p text:style-name="P15"><text:span text:style-name="T2">Ünlü </text:span>İ<text:span text:style-name="T2">ngiliz paleontolog (fosil bilimci) Derek W. Ager, bir evrimci olmasına kar</text:span>ş<text:span text:style-name="T2">ın bu gerçe</text:span>ğ<text:span text:style-name="T2">i </text:span>ş<text:span text:style-name="T2">öyle itiraf eder:</text:span></text:p>
      <text:p text:style-name="P9">Sorunumuz şudur: Fosil kayıtlarını detaylı olarak incelediğimizde, türler ya da sınıflar seviyesinde olsun, sürekli olarak aynı gerçekle karşılaşırız; kademeli evrimle gelişen değil, aniden yeryüzünde oluşan gruplar görürüz. <text:span text:style-name="T10">(Derek A. Ager, "The Nature of the Fossil Record", Proceedings of the British Geological Association, c. 87, 1976, s. 133)</text:span></text:p>
      <text:p text:style-name="P15"><text:span text:style-name="T2">Yani fosil kayıtlarında, tüm canlı türleri, aralarında hiçbir geçi</text:span>ş<text:span text:style-name="T2"> formu olmadan eksiksiz biçimleriyle aniden ortaya çıkmaktadırlar. Bu, Darwin'in öngörülerinin tam aksidir. Dahası, bu canlı türlerinin yaratıldıklarını gösteren çok güçlü bir delildir. Çünkü bir canlı türünün, kendisinden evrimle</text:span>ş<text:span text:style-name="T2">ti</text:span>ğ<text:span text:style-name="T2">i hiçbir atası olmadan, bir anda ve kusursuz olarak ortaya çıkmasının tek açıklaması, o türün yaratılmı</text:span>ş<text:span text:style-name="T2"> olmasıdır. Bu gerçek, ünlü evrimci biyolog Douglas Futuyma tarafından da kabul edilir:</text:span></text:p>
      <text:p text:style-name="P9">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text:span text:style-name="T10">(Douglas J. Futuyma, Science on Trial, New York: Pantheon Books, 1983. s. 197)</text:span></text:p>
      <text:p text:style-name="P15"><text:span text:style-name="T2">Fosiller ise, canlıların yeryüzünde eksiksiz ve mükemmel bir biçimde ortaya çıktıklarını göstermektedir. Yani "türlerin kökeni", Darwin'in sandı</text:span>ğ<text:span text:style-name="T2">ının aksine, evrim de</text:span>ğ<text:span text:style-name="T2">il yaratılı</text:span>ş<text:span text:style-name="T2">tır.</text:span></text:p>
      <text:p text:style-name="P16"/>
      <text:p text:style-name="P15"/>
      <text:h text:style-name="P26" text:outline-level="2">İnsanın Evrimi Masalı</text:h>
      <text:p text:style-name="P16"/>
      <text:p text:style-name="P15"><text:span text:style-name="T2">Evrim teorisini savunanların en çok gündeme getirdikleri konu, insanın kökeni konusudur. Bu konudaki Darwinist iddia, insanın sözde maymunsu birtakım yaratıklardan geldi</text:span>ğ<text:span text:style-name="T2">ini varsayar. 4-5 milyon yıl önce ba</text:span>ş<text:span text:style-name="T2">ladı</text:span>ğ<text:span text:style-name="T2">ı varsayılan bu süreçte, insan ile hayali ataları arasında bazı "ara form"ların ya</text:span>ş<text:span text:style-name="T2">adı</text:span>ğ<text:span text:style-name="T2">ı iddia edilir. Gerçekte tümüyle hayali olan bu senaryoda dört temel "kategori" sayılır:</text:span></text:p>
      <text:p text:style-name="P16">1- Australopithecus</text:p>
      <text:p text:style-name="P16"><text:soft-page-break/>2- Homo habilis</text:p>
      <text:p text:style-name="P16">3- Homo erectus</text:p>
      <text:p text:style-name="P16">4- Homo sapiens</text:p>
      <text:p text:style-name="P15"><text:span text:style-name="T2">Evrimciler, insanların sözde ilk maymunsu atalarına "güney maymunu" anlamına gelen "Australopithecus" ismini verirler. Bu canlılar gerçekte soyu tükenmi</text:span>ş<text:span text:style-name="T2"> bir maymun türünden ba</text:span>ş<text:span text:style-name="T2">ka bir </text:span>ş<text:span text:style-name="T2">ey de</text:span>ğ<text:span text:style-name="T2">ildir. Lord Solly Zuckerman ve Prof. Charles Oxnard gibi </text:span>İ<text:span text:style-name="T2">ngiltere ve ABD'den dünyaca ünlü iki anatomistin Australopithecus örnekleri üzerinde yaptıkları çok geni</text:span>ş<text:span text:style-name="T2"> kapsamlı çalı</text:span>ş<text:span text:style-name="T2">malar, bu canlıların sadece soyu tükenmi</text:span>ş<text:span text:style-name="T2"> bir maymun türüne ait olduklarını ve insanlarla hiçbir benzerlik ta</text:span>ş<text:span text:style-name="T2">ımadıklarını göstermi</text:span>ş<text:span text:style-name="T2">tir. </text:span><text:span text:style-name="T11">(Solly Zuckerman, Beyond The Ivory Tower, New York: Toplinger Publications, 1970, s. 75-94; Charles E. Oxnard, "The Place of Australopithecines in Human Evolution: Grounds for Doubt", Nature, c. 258, s. 389)</text:span></text:p>
      <text:p text:style-name="P15"><text:span text:style-name="T2">Evrimciler insan evriminin bir sonraki safhasını da, "homo" yani insan olarak sınıflandırırlar. </text:span>İ<text:span text:style-name="T2">ddiaya göre homo serisindeki canlılar, Australopithecuslar'dan daha geli</text:span>ş<text:span text:style-name="T2">mi</text:span>ş<text:span text:style-name="T2">lerdir. Evrimciler, bu farklı canlılara ait fosilleri ardı ardına dizerek hayali bir evrim </text:span>ş<text:span text:style-name="T2">eması olu</text:span>ş<text:span text:style-name="T2">tururlar. Bu </text:span>ş<text:span text:style-name="T2">ema hayalidir, çünkü gerçekte bu farklı sınıfların arasında evrimsel bir ili</text:span>ş<text:span text:style-name="T2">ki oldu</text:span>ğ<text:span text:style-name="T2">u asla ispatlanamamı</text:span>ş<text:span text:style-name="T2">tır. Evrim teorisinin 20. yüzyıldaki en önemli savunucularından biri olan Ernst Mayr, "Homo sapiens'e uzanan zincir gerçekte kayıptır" diyerek bunu kabul eder. </text:span><text:span text:style-name="T11">(J. Rennie, "Darwin's Current Bulldog: Ernst Mayr", Scientific American, Aralık 1992)</text:span><text:span text:style-name="T2"> </text:span></text:p>
      <text:p text:style-name="P15"><text:span text:style-name="T2">Evrimciler "Australopithecus &gt; Homo habilis &gt; Homo erectus &gt; Homo sapiens" sıralamasını yazarken, bu türlerin her birinin, bir sonrakinin atası oldu</text:span>ğ<text:span text:style-name="T2">u izlenimini verirler. Oysa paleoantropologların son bulguları, Australopithecus, Homo habilis ve Homo erectus'un dünya'nın farklı bölgelerinde aynı dönemlerde ya</text:span>ş<text:span text:style-name="T2">adıklarını göstermektedir. </text:span><text:span text:style-name="T11">(Alan Walker, Science, c. 207, 1980, s. 1103; A. J. Kelso, Physical Antropology, 1. baskı, New York: J. B. Lipincott Co., 1970, s. 221; M. D. Leakey, Olduvai Gorge, c. 3, Cambridge: Cambridge University Press, 1971, s. 272)</text:span></text:p>
      <text:p text:style-name="P15"><text:span text:style-name="T2">Dahası Homo erectus sınıflamasına ait insanların bir bölümü çok modern zamanlara kadar ya</text:span>ş<text:span text:style-name="T2">amı</text:span>ş<text:span text:style-name="T2">lar, Homo sapiens neandertalensis ve Homo sapiens sapiens (insan) ile aynı ortamda yan yana bulunmu</text:span>ş<text:span text:style-name="T2">lardır. (Time, Kasım 1996)</text:span></text:p>
      <text:p text:style-name="P15"><text:span text:style-name="T2">Bu ise elbette bu sınıfların birbirlerinin ataları oldukları iddiasının geçersizli</text:span>ğ<text:span text:style-name="T2">ini açıkça ortaya koymaktadır. Harvard Üniversitesi paleontologlarından Stephen Jay Gould, kendisi de bir evrimci olmasına kar</text:span>ş<text:span text:style-name="T2">ın, Darwinist teorinin içine girdi</text:span>ğ<text:span text:style-name="T2">i bu çıkmazı </text:span>ş<text:span text:style-name="T2">öyle açıklar:</text:span></text:p>
      <text:p text:style-name="P9">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text:span text:style-name="T10">(S. J. Gould, Natural History, c. 85, 1976, s. 30)</text:span></text:p>
      <text:p text:style-name="P15"><text:span text:style-name="T2">Kısacası, medyada ya da ders kitaplarında yer alan hayali birtakım "yarı maymun, yarı insan" canlıların çizimleriyle, yani sırf propaganda yoluyla ayakta tutulmaya çalı</text:span>ş<text:span text:style-name="T2">ılan insanın evrimi senaryosu, hiçbir bilimsel temeli olmayan bir masaldan ibarettir. </text:span></text:p>
      <text:p text:style-name="P15"><text:soft-page-break/><text:span text:style-name="T2">Bu konuyu uzun yıllar inceleyen, özellikle Australopithecus fosilleri üzerinde 15 yıl ara</text:span>ş<text:span text:style-name="T2">tırma yapan </text:span>İ<text:span text:style-name="T2">ngiltere'nin en ünlü ve saygın bilim adamlarından Lord Solly Zuckerman, bir evrimci olmasına ra</text:span>ğ<text:span text:style-name="T2">men, ortada maymunsu canlılardan insana uzanan gerçek bir soy a</text:span>ğ<text:span text:style-name="T2">acı olmadı</text:span>ğ<text:span text:style-name="T2">ı sonucuna varmı</text:span>ş<text:span text:style-name="T2">tır.</text:span></text:p>
      <text:p text:style-name="P15"><text:span text:style-name="T2">Zuckerman bir de ilginç bir "bilim skalası" yapmı</text:span>ş<text:span text:style-name="T2">tır. Bilimsel olarak kabul etti</text:span>ğ<text:span text:style-name="T2">i bilgi dallarından, bilim dı</text:span>ş<text:span text:style-name="T2">ı olarak kabul etti</text:span>ğ<text:span text:style-name="T2">i bilgi dallarına kadar bir yelpaze olu</text:span>ş<text:span text:style-name="T2">turmu</text:span>ş<text:span text:style-name="T2">tur. Zuckerman'ın bu tablosuna göre en "bilimsel" -yani somut verilere dayanan- bilgi dalları kimya ve fiziktir. Yelpazede bunlardan sonra biyoloji bilimleri, sonra da sosyal bilimler gelir. Yelpazenin en ucunda, yani en "bilim dı</text:span>ş<text:span text:style-name="T2">ı" sayılan kısımda ise, Zuckerman'a göre, telepati, altıncı his gibi "duyum ötesi algılama" kavramları ve bir de "insanın evrimi" vardır! Zuckerman, yelpazenin bu ucunu </text:span>ş<text:span text:style-name="T2">öyle açıklar:</text:span></text:p>
      <text:p text:style-name="P9">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text:span text:style-name="T10">(Solly Zuckerman, Beyond The Ivory Tower, New York: Toplinger Publications, 1970, s. 19)</text:span></text:p>
      <text:p text:style-name="P15">İş<text:span text:style-name="T2">te insanın evrimi masalı da, teorilerine körü körüne inanan birtakım insanların buldukları bazı fosilleri ön yargılı bir biçimde yorumlamalarından ibarettir.</text:span></text:p>
      <text:p text:style-name="P16"/>
      <text:p text:style-name="P15"/>
      <text:h text:style-name="P26" text:outline-level="2">Darwin Formülü!</text:h>
      <text:p text:style-name="P16"/>
      <text:p text:style-name="P15">Ş<text:span text:style-name="T2">imdiye kadar ele aldı</text:span>ğ<text:span text:style-name="T2">ımız tüm teknik delillerin yanında, isterseniz evrimcilerin nasıl saçma bir inanı</text:span>ş<text:span text:style-name="T2">a sahip olduklarını bir de çocukların bile anlayabilece</text:span>ğ<text:span text:style-name="T2">i kadar açık bir örnekle özetleyelim. </text:span></text:p>
      <text:p text:style-name="P15"><text:span text:style-name="T2">Evrim teorisi canlılı</text:span>ğ<text:span text:style-name="T2">ın tesadüfen olu</text:span>ş<text:span text:style-name="T2">tu</text:span>ğ<text:span text:style-name="T2">unu iddia etmektedir. Dolayısıyla bu akıl dı</text:span>ş<text:span text:style-name="T2">ı iddiaya göre cansız ve </text:span>ş<text:span text:style-name="T2">uursuz atomlar biraraya gelerek önce hücreyi olu</text:span>ş<text:span text:style-name="T2">turmu</text:span>ş<text:span text:style-name="T2">lardır ve sonrasında aynı atomlar bir </text:span>ş<text:span text:style-name="T2">ekilde di</text:span>ğ<text:span text:style-name="T2">er canlıları ve insanı meydana getirmi</text:span>ş<text:span text:style-name="T2">lerdir. </text:span>Ş<text:span text:style-name="T2">imdi dü</text:span>ş<text:span text:style-name="T2">ünelim; canlılı</text:span>ğ<text:span text:style-name="T2">ın yapıta</text:span>ş<text:span text:style-name="T2">ı olan karbon, fosfor, azot, potasyum gibi elementleri biraraya getirdi</text:span>ğ<text:span text:style-name="T2">imizde bir yı</text:span>ğ<text:span text:style-name="T2">ın olu</text:span>ş<text:span text:style-name="T2">ur. Bu atom yı</text:span>ğ<text:span text:style-name="T2">ını, hangi i</text:span>ş<text:span text:style-name="T2">lemden geçirilirse geçirilsin, tek bir canlı olu</text:span>ş<text:span text:style-name="T2">turamaz. </text:span>İ<text:span text:style-name="T2">sterseniz bu konuda bir "deney" tasarlayalım ve evrimcilerin aslında savundukları, ama yüksek sesle dile getiremedikleri iddiayı onlar adına "Darwin Formülü" adıyla inceleyelim:</text:span></text:p>
      <text:p text:style-name="P15"><text:span text:style-name="T2">Evrimciler, çok sayıda büyük varilin içine canlılı</text:span>ğ<text:span text:style-name="T2">ın yapısında bulunan fosfor, azot, karbon, oksijen, demir, magnezyum gibi elementlerden bol miktarda koysunlar. Hatta normal </text:span>ş<text:span text:style-name="T2">artlarda bulunmayan ancak bu karı</text:span>ş<text:span text:style-name="T2">ımın içinde bulunmasını gerekli gördükleri malzemeleri de bu varillere eklesinler. Karı</text:span>ş<text:span text:style-name="T2">ımların içine, istedikleri kadar <text:s/>amino asit, istedikleri kadar da (tek bir tanesinin bile tesadüfen olu</text:span>ş<text:span text:style-name="T2">ması mümkün olmayan protein doldursunlar. Bu karı</text:span>ş<text:span text:style-name="T2">ımlara istedikleri oranda ısı ve nem versinler. Bunları istedikleri geli</text:span>ş<text:span text:style-name="T2">mi</text:span>ş<text:span text:style-name="T2"> cihazlarla karı</text:span>ş<text:span text:style-name="T2">tırsınlar. Varillerin ba</text:span>ş<text:span text:style-name="T2">ına da dünyanın önde gelen bilim adamlarını koysunlar. Bu uzmanlar babadan o</text:span>ğ<text:span text:style-name="T2">ula, ku</text:span>ş<text:span text:style-name="T2">aktan ku</text:span>ş<text:span text:style-name="T2">a</text:span>ğ<text:span text:style-name="T2">a aktararak nöbetle</text:span>ş<text:span text:style-name="T2">e milyarlarca, hatta trilyonlarca sene sürekli varillerin ba</text:span>ş<text:span text:style-name="T2">ında beklesinler. Bir canlının olu</text:span>ş<text:span text:style-name="T2">ması için hangi </text:span>ş<text:span text:style-name="T2">artların var </text:span><text:soft-page-break/><text:span text:style-name="T2">olması gerekti</text:span>ğ<text:span text:style-name="T2">ine inanılıyorsa hepsini kullanmak serbest olsun. Ancak, ne yaparlarsa yapsınlar o varillerden kesinlikle bir canlı çıkartamazlar. Zürafaları, aslanları, arıları, kanaryaları, bülbülleri, papa</text:span>ğ<text:span text:style-name="T2">anları, atları, yunusları, gülleri, orkideleri, zambakları, karanfilleri, muzları, portakalları, elmaları, hurmaları, domatesleri, kavunları, karpuzları, incirleri, zeytinleri, üzümleri, </text:span>ş<text:span text:style-name="T2">eftalileri, tavus ku</text:span>ş<text:span text:style-name="T2">larını, sülünleri, renk renk kelebekleri ve bunlar gibi milyonlarca canlı türünden hiçbirini olu</text:span>ş<text:span text:style-name="T2">turamazlar. De</text:span>ğ<text:span text:style-name="T2">il burada birkaçını saydı</text:span>ğ<text:span text:style-name="T2">ımız bu canlı varlıkları, bunların tek bir hücresini bile elde edemezler.</text:span></text:p>
      <text:p text:style-name="P15"><text:span text:style-name="T2">Kısacası, bilinçsiz atomlar biraraya gelerek hücreyi olu</text:span>ş<text:span text:style-name="T2">turamazlar. Sonra yeni bir karar vererek bir hücreyi ikiye bölüp, sonra art arda ba</text:span>ş<text:span text:style-name="T2">ka kararlar alıp, elektron mikroskobunu bulan, sonra kendi hücre yapısını bu mikroskop altında izleyen profesörleri olu</text:span>ş<text:span text:style-name="T2">turamazlar. Madde, ancak Allah'ın üstün yaratmasıyla hayat bulur. Bunun aksini iddia eden evrim teorisi ise, akla tamamen aykırı bir safsatadır. Evrimcilerin ortaya attı</text:span>ğ<text:span text:style-name="T2">ı iddialar üzerinde biraz bile dü</text:span>ş<text:span text:style-name="T2">ünmek, üstteki örnekte oldu</text:span>ğ<text:span text:style-name="T2">u gibi, bu gerçe</text:span>ğ<text:span text:style-name="T2">i açıkça gösterir.</text:span></text:p>
      <text:p text:style-name="P16"/>
      <text:p text:style-name="P15"/>
      <text:h text:style-name="P26" text:outline-level="2">Göz ve Kulaktaki Teknoloji</text:h>
      <text:p text:style-name="P16"/>
      <text:p text:style-name="P15"><text:span text:style-name="T2">Evrim teorisinin kesinlikle açıklama getiremeyece</text:span>ğ<text:span text:style-name="T2">i bir di</text:span>ğ<text:span text:style-name="T2">er konu ise göz ve kulaktaki üstün algılama kalitesidir.</text:span></text:p>
      <text:p text:style-name="P15"><text:span text:style-name="T2">Gözle ilgili konuya geçmeden önce "Nasıl görürüz?" sorusuna kısaca cevap verelim. Bir cisimden gelen ı</text:span>ş<text:span text:style-name="T2">ınlar, gözde retinaya ters olarak dü</text:span>ş<text:span text:style-name="T2">er. Bu ı</text:span>ş<text:span text:style-name="T2">ınlar, buradaki hücreler tarafından elektrik sinyallerine dönü</text:span>ş<text:span text:style-name="T2">türülür ve beynin arka kısmındaki görme merkezi denilen küçücük bir noktaya ula</text:span>ş<text:span text:style-name="T2">ır. Bu elektrik sinyalleri bir dizi i</text:span>ş<text:span text:style-name="T2">lemden sonra beyindeki bu merkezde görüntü olarak algılanır. Bu bilgiden sonra </text:span>ş<text:span text:style-name="T2">imdi dü</text:span>ş<text:span text:style-name="T2">ünelim:</text:span></text:p>
      <text:p text:style-name="P15"><text:span text:style-name="T2">Beyin ı</text:span>ş<text:span text:style-name="T2">ı</text:span>ğ<text:span text:style-name="T2">a kapalıdır. Yani beynin içi kapkaranlıktır, ı</text:span>ş<text:span text:style-name="T2">ık beynin bulundu</text:span>ğ<text:span text:style-name="T2">u yere kadar giremez. Görüntü merkezi denilen yer kapkaranlık, ı</text:span>ş<text:span text:style-name="T2">ı</text:span>ğ<text:span text:style-name="T2">ın asla ula</text:span>ş<text:span text:style-name="T2">madı</text:span>ğ<text:span text:style-name="T2">ı, belki de hiç kar</text:span>ş<text:span text:style-name="T2">ıla</text:span>ş<text:span text:style-name="T2">madı</text:span>ğ<text:span text:style-name="T2">ınız kadar karanlık bir yerdir. Ancak siz bu zifiri karanlıkta ı</text:span>ş<text:span text:style-name="T2">ıklı, pırıl pırıl bir dünyayı seyretmektesiniz.</text:span></text:p>
      <text:p text:style-name="P15"><text:span text:style-name="T2">Üstelik bu o kadar net ve kaliteli bir görüntüdür ki 21. yüzyıl teknolojisi bile her türlü imkana ra</text:span>ğ<text:span text:style-name="T2">men bu netli</text:span>ğ<text:span text:style-name="T2">i sa</text:span>ğ<text:span text:style-name="T2">layamamı</text:span>ş<text:span text:style-name="T2">tır. Örne</text:span>ğ<text:span text:style-name="T2">in </text:span>ş<text:span text:style-name="T2">u anda okudu</text:span>ğ<text:span text:style-name="T2">unuz kitaba, kitabı tutan ellerinize bakın, sonra ba</text:span>ş<text:span text:style-name="T2">ınızı kaldırın ve çevrenize bakın. </text:span>Ş<text:span text:style-name="T2">u anda gördü</text:span>ğ<text:span text:style-name="T2">ünüz netlik ve kalitedeki bu görüntüyü ba</text:span>ş<text:span text:style-name="T2">ka bir yerde gördünüz mü? Bu kadar net bir görüntüyü size dünyanın bir numaralı televizyon </text:span>ş<text:span text:style-name="T2">irketinin üretti</text:span>ğ<text:span text:style-name="T2">i en geli</text:span>ş<text:span text:style-name="T2">mi</text:span>ş<text:span text:style-name="T2"> televizyon ekranı dahi veremez. 100 yıldır binlerce mühendis bu netli</text:span>ğ<text:span text:style-name="T2">e ula</text:span>ş<text:span text:style-name="T2">maya çalı</text:span>ş<text:span text:style-name="T2">maktadır. Bunun için fabrikalar, dev tesisler kurulmakta, ara</text:span>ş<text:span text:style-name="T2">tırmalar yapılmakta, planlar ve tasarımlar geli</text:span>ş<text:span text:style-name="T2">tirilmektedir. Yine bir TV ekranına bakın, bir de </text:span>ş<text:span text:style-name="T2">u anda elinizde tuttu</text:span>ğ<text:span text:style-name="T2">unuz bu kitaba. Arada büyük bir netlik ve kalite farkı oldu</text:span>ğ<text:span text:style-name="T2">unu göreceksiniz. Üstelik, TV ekranı size iki boyutlu bir görüntü gösterir, oysa siz üç boyutlu, derinlikli bir perspektifi izlemektesiniz. </text:span></text:p>
      <text:p text:style-name="P15"><text:soft-page-break/><text:span text:style-name="T2">Uzun yıllardır on binlerce mühendis üç boyutlu TV yapmaya, gözün görme kalitesine ula</text:span>ş<text:span text:style-name="T2">maya çalı</text:span>ş<text:span text:style-name="T2">maktadırlar. Evet, üç boyutlu bir televizyon sistemi yapabildiler ama onu da gözlük takmadan üç boyutlu görmek mümkün de</text:span>ğ<text:span text:style-name="T2">il, kaldı ki bu suni bir üç boyuttur. Arka taraf daha bulanık, ön taraf ise ka</text:span>ğ<text:span text:style-name="T2">ıttan dekor gibi durur. Hiçbir zaman gözün gördü</text:span>ğ<text:span text:style-name="T2">ü kadar net ve kaliteli bir görüntü olu</text:span>ş<text:span text:style-name="T2">maz. Kamerada da, televizyonda da mutlaka görüntü kaybı meydana gelir. </text:span></text:p>
      <text:p text:style-name="P15">İş<text:span text:style-name="T2">te evrimciler, bu kaliteli ve net görüntüyü olu</text:span>ş<text:span text:style-name="T2">turan mekanizmanın tesadüfen olu</text:span>ş<text:span text:style-name="T2">tu</text:span>ğ<text:span text:style-name="T2">unu iddia etmektedirler. </text:span>Ş<text:span text:style-name="T2">imdi biri size, odanızda duran televizyon tesadüfler sonucunda olu</text:span>ş<text:span text:style-name="T2">tu, atomlar biraraya geldi ve bu görüntü olu</text:span>ş<text:span text:style-name="T2">turan aleti meydana getirdi dese ne dü</text:span>ş<text:span text:style-name="T2">ünürsünüz? Binlerce ki</text:span>ş<text:span text:style-name="T2">inin biraraya gelip yapamadı</text:span>ğ<text:span text:style-name="T2">ını </text:span>ş<text:span text:style-name="T2">uursuz atomlar nasıl yapsın? </text:span></text:p>
      <text:p text:style-name="P15"><text:span text:style-name="T2">Gözün gördü</text:span>ğ<text:span text:style-name="T2">ünden daha ilkel olan bir görüntüyü olu</text:span>ş<text:span text:style-name="T2">turan alet tesadüfen olu</text:span>ş<text:span text:style-name="T2">amıyorsa, gözün ve gözün gördü</text:span>ğ<text:span text:style-name="T2">ü görüntünün de tesadüfen olu</text:span>ş<text:span text:style-name="T2">amayaca</text:span>ğ<text:span text:style-name="T2">ı çok açıktır. Aynı durum kulak için de geçerlidir. Dı</text:span>ş<text:span text:style-name="T2"> kulak, çevredeki sesleri kulak kepçesi vasıtasıyla toplayıp orta kula</text:span>ğ<text:span text:style-name="T2">a iletir; orta kulak aldı</text:span>ğ<text:span text:style-name="T2">ı ses titre</text:span>ş<text:span text:style-name="T2">imlerini güçlendirerek iç kula</text:span>ğ<text:span text:style-name="T2">a aktarır; iç kulak da bu titre</text:span>ş<text:span text:style-name="T2">imleri elektrik sinyallerine dönü</text:span>ş<text:span text:style-name="T2">türerek beyne gönderir. Aynen görmede oldu</text:span>ğ<text:span text:style-name="T2">u gibi duyma i</text:span>ş<text:span text:style-name="T2">lemi de beyindeki duyma merkezinde gerçekle</text:span>ş<text:span text:style-name="T2">ir. </text:span></text:p>
      <text:p text:style-name="P15"><text:span text:style-name="T2">Gözdeki durum kulak için de geçerlidir, yani beyin, ı</text:span>ş<text:span text:style-name="T2">ık gibi sese de kapalıdır, ses geçirmez. Dolayısıyla dı</text:span>ş<text:span text:style-name="T2">arısı ne kadar gürültülü de olsa beynin içi tamamen sessizdir. Buna ra</text:span>ğ<text:span text:style-name="T2">men en net sesler beyinde algılanır. Ses geçirmeyen beyninizde bir orkestranın senfonilerini dinlersiniz, kalabalık bir ortamın tüm gürültüsünü duyarsınız. Ama o anda hassas bir cihazla beyninizin içindeki ses düzeyi ölçülse, burada keskin bir sessizli</text:span>ğ<text:span text:style-name="T2">in hakim oldu</text:span>ğ<text:span text:style-name="T2">u görülecektir. Net bir görüntü elde edebilmek ümidiyle teknoloji nasıl kullanılıyorsa, ses için de aynı çabalar onlarca yıldır sürdürülmektedir. Ses kayıt cihazları, müzik setleri, birçok elektronik alet, sesi algılayan müzik sistemleri bu çalı</text:span>ş<text:span text:style-name="T2">malardan bazılarıdır. Ancak, tüm teknolojiye, bu teknolojide çalı</text:span>ş<text:span text:style-name="T2">an binlerce mühendise ve uzmana ra</text:span>ğ<text:span text:style-name="T2">men kula</text:span>ğ<text:span text:style-name="T2">ın olu</text:span>ş<text:span text:style-name="T2">turdu</text:span>ğ<text:span text:style-name="T2">u netlik ve kalitede bir sese ula</text:span>ş<text:span text:style-name="T2">ılamamı</text:span>ş<text:span text:style-name="T2">tır.</text:span></text:p>
      <text:p text:style-name="P15"><text:span text:style-name="T2">En büyük müzik sistemi </text:span>ş<text:span text:style-name="T2">irketinin üretti</text:span>ğ<text:span text:style-name="T2">i en kaliteli müzik setini dü</text:span>ş<text:span text:style-name="T2">ünün. Sesi kaydetti</text:span>ğ<text:span text:style-name="T2">inde mutlaka sesin bir kısmı kaybolur veya az da olsa mutlaka parazit olu</text:span>ş<text:span text:style-name="T2">ur veya müzik setini açtı</text:span>ğ<text:span text:style-name="T2">ınızda daha müzik ba</text:span>ş<text:span text:style-name="T2">lamadan bir cızırtı mutlaka duyarsınız. Ancak insan vücudundaki teknolojinin ürünü olan sesler son derece net ve kusursuzdur. Bir insan kula</text:span>ğ<text:span text:style-name="T2">ı, hiçbir zaman müzik setinde oldu</text:span>ğ<text:span text:style-name="T2">u gibi cızırtılı veya parazitli algılamaz; ses ne ise tam ve net bir biçimde onu algılar. Bu durum, insan yaratıldı</text:span>ğ<text:span text:style-name="T2">ı günden bu yana böyledir. </text:span>Ş<text:span text:style-name="T2">imdiye kadar insano</text:span>ğ<text:span text:style-name="T2">lunun yaptı</text:span>ğ<text:span text:style-name="T2">ı hiçbir görüntü ve ses cihazı, göz ve kulak kadar hassas ve ba</text:span>ş<text:span text:style-name="T2">arılı birer algılayıcı olamamı</text:span>ş<text:span text:style-name="T2">tır. Ancak görme ve i</text:span>ş<text:span text:style-name="T2">itme olayında, tüm bunların ötesinde, çok büyük bir gerçek daha vardır.</text:span></text:p>
      <text:p text:style-name="P16"/>
      <text:p text:style-name="P15"/>
      <text:h text:style-name="P26" text:outline-level="2">Beynin İçinde Gören ve Duyan Şuur Kime Aittir?</text:h>
      <text:p text:style-name="P16"/>
      <text:p text:style-name="P15"><text:soft-page-break/><text:span text:style-name="T2">Beynin içinde, ı</text:span>ş<text:span text:style-name="T2">ıl ı</text:span>ş<text:span text:style-name="T2">ıl renkli bir dünyayı seyreden, senfonileri, ku</text:span>ş<text:span text:style-name="T2">ların cıvıltılarını dinleyen, gülü koklayan kimdir?</text:span></text:p>
      <text:p text:style-name="P15">İ<text:span text:style-name="T2">nsanın gözlerinden, kulaklarından, burnundan gelen uyarılar, elektrik sinyali olarak beyne gider. Biyoloji, fizyoloji veya biyokimya kitaplarında bu görüntünün beyinde nasıl olu</text:span>ş<text:span text:style-name="T2">tu</text:span>ğ<text:span text:style-name="T2">una dair birçok detay okursunuz. Ancak, bu konu hakkındaki en önemli gerçe</text:span>ğ<text:span text:style-name="T2">e hiçbir yerde rastlayamazsınız: Beyinde, bu elektrik sinyallerini görüntü, ses, koku ve his olarak algılayan kimdir? Beynin içinde göze, kula</text:span>ğ<text:span text:style-name="T2">a, burna ihtiyaç duymadan tüm bunları algılayan bir </text:span>ş<text:span text:style-name="T2">uur bulunmaktadır. Bu </text:span>ş<text:span text:style-name="T2">uur kime aittir?</text:span></text:p>
      <text:p text:style-name="P15"><text:span text:style-name="T2">Elbette bu </text:span>ş<text:span text:style-name="T2">uur beyni olu</text:span>ş<text:span text:style-name="T2">turan sinirler, ya</text:span>ğ<text:span text:style-name="T2"> tabakası ve sinir hücrelerine ait de</text:span>ğ<text:span text:style-name="T2">ildir. </text:span>İş<text:span text:style-name="T2">te bu yüzden, her</text:span>ş<text:span text:style-name="T2">eyin maddeden ibaret oldu</text:span>ğ<text:span text:style-name="T2">unu zanneden Darwinist-materyalistler bu sorulara hiçbir cevap verememektedirler. Çünkü bu </text:span>ş<text:span text:style-name="T2">uur, Allah'ın yaratmı</text:span>ş<text:span text:style-name="T2"> oldu</text:span>ğ<text:span text:style-name="T2">u ruhtur. Ruh, görüntüyü seyretmek için göze, sesi duymak için kula</text:span>ğ<text:span text:style-name="T2">a ihtiyaç duymaz. Bunların da ötesinde dü</text:span>ş<text:span text:style-name="T2">ünmek için beyne ihtiyaç duymaz. </text:span></text:p>
      <text:p text:style-name="P15"><text:span text:style-name="T2">Bu açık ve ilmi gerçe</text:span>ğ<text:span text:style-name="T2">i okuyan her insanın, beynin içindeki birkaç santimetreküplük, kapkaranlık mekana tüm kainatı üç boyutlu, renkli, gölgeli ve ı</text:span>ş<text:span text:style-name="T2">ıklı olarak sı</text:span>ğ<text:span text:style-name="T2">dıran yüce Allah'ı dü</text:span>ş<text:span text:style-name="T2">ünüp, O'ndan korkup, O'na sı</text:span>ğ<text:span text:style-name="T2">ınması gerekir. </text:span></text:p>
      <text:p text:style-name="P16"/>
      <text:p text:style-name="P15"/>
      <text:h text:style-name="P26" text:outline-level="2">Materyalist Bir İnanç</text:h>
      <text:p text:style-name="P16"/>
      <text:p text:style-name="P15"><text:span text:style-name="T2">Buraya kadar incelediklerimiz, evrim teorisinin bilimsel bulgularla açıkça çeli</text:span>ş<text:span text:style-name="T2">en bir iddia oldu</text:span>ğ<text:span text:style-name="T2">unu göstermektedir. Teorinin hayatın kökeni hakkındaki iddiası bilime aykırıdır, öne sürdü</text:span>ğ<text:span text:style-name="T2">ü evrim mekanizmalarının hiçbir evrimle</text:span>ş<text:span text:style-name="T2">tirici etkisi yoktur ve fosiller teorinin gerektirdi</text:span>ğ<text:span text:style-name="T2">i ara formların ya</text:span>ş<text:span text:style-name="T2">amadıklarını göstermektedir. Bu durumda, elbette, evrim teorisinin bilime aykırı bir dü</text:span>ş<text:span text:style-name="T2">ünce olarak bir kenara atılması gerekir. Nitekim tarih boyunca dünya merkezli evren modeli gibi pek çok dü</text:span>ş<text:span text:style-name="T2">ünce, bilimin gündeminden çıkarılmı</text:span>ş<text:span text:style-name="T2">tır. Ama evrim teorisi ısrarla bilimin gündeminde tutulmaktadır. Hatta bazı insanlar teorinin ele</text:span>ş<text:span text:style-name="T2">tirilmesini "bilime saldırı" olarak göstermeye bile çalı</text:span>ş<text:span text:style-name="T2">maktadırlar. Peki neden?..</text:span></text:p>
      <text:p text:style-name="P15"><text:span text:style-name="T2">Bu durumun nedeni, evrim teorisinin bazı çevreler için, kendisinden asla vazgeçilemeyecek dogmatik bir inanı</text:span>ş<text:span text:style-name="T2"> olu</text:span>ş<text:span text:style-name="T2">udur. Bu çevreler, materyalist felsefeye körü körüne ba</text:span>ğ<text:span text:style-name="T2">lıdırlar ve Darwinizm'i de do</text:span>ğ<text:span text:style-name="T2">aya getirilebilecek yegane materyalist açıklama oldu</text:span>ğ<text:span text:style-name="T2">u için benimsemektedirler. Bazen bunu açıkça itiraf da ederler. Harvard Üniversitesi'nden ünlü bir genetikçi ve aynı zamanda önde gelen bir evrimci olan Richard Lewontin, "önce materyalist, sonra bilim adamı" oldu</text:span>ğ<text:span text:style-name="T2">unu </text:span>ş<text:span text:style-name="T2">öyle itiraf etmektedir:</text:span></text:p>
      <text:p text:style-name="P9">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text:soft-page-break/>açıklamanın sahneye girmesine izin veremeyiz. <text:span text:style-name="T10">(Richard Lewontin, "The Demon-Haunted World", The New York Review of Books, 9 Ocak 1997, s. 28)</text:span></text:p>
      <text:p text:style-name="P15"><text:span text:style-name="T2">Bu sözler, Darwinizm'in, materyalist felsefeye ba</text:span>ğ<text:span text:style-name="T2">lılık u</text:span>ğ<text:span text:style-name="T2">runa ya</text:span>ş<text:span text:style-name="T2">atılan bir dogma oldu</text:span>ğ<text:span text:style-name="T2">unun açık ifadeleridir. Bu dogma, maddeden ba</text:span>ş<text:span text:style-name="T2">ka hiçbir varlık olmadı</text:span>ğ<text:span text:style-name="T2">ını varsayar. Bu nedenle de cansız, bilinçsiz maddenin, hayatı var etti</text:span>ğ<text:span text:style-name="T2">ine inanır. Milyonlarca farklı canlı türünün; örne</text:span>ğ<text:span text:style-name="T2">in ku</text:span>ş<text:span text:style-name="T2">ların, balıkların, zürafaların, kaplanların, böceklerin, a</text:span>ğ<text:span text:style-name="T2">açların, çiçeklerin, balinaların ve insanların maddenin kendi içindeki etkile</text:span>ş<text:span text:style-name="T2">imlerle, yani ya</text:span>ğ<text:span text:style-name="T2">an ya</text:span>ğ<text:span text:style-name="T2">murla, çakan </text:span>ş<text:span text:style-name="T2">im</text:span>ş<text:span text:style-name="T2">ekle, cansız maddenin içinden olu</text:span>ş<text:span text:style-name="T2">tu</text:span>ğ<text:span text:style-name="T2">unu kabul eder. Gerçekte ise bu, hem akla hem bilime aykırı bir kabuldür. Ama Darwinistler kendilerince Allah'ın apaçık olan varlı</text:span>ğ<text:span text:style-name="T2">ını kabul etmemek için, bu akıl ve bilim dı</text:span>ş<text:span text:style-name="T2">ı kabulü cehaletle savunmaya devam etmektedirler. <text:s/></text:span></text:p>
      <text:p text:style-name="P15"><text:span text:style-name="T2">Canlıların kökenine materyalist bir ön yargı ile bakmayan insanlar ise, </text:span>ş<text:span text:style-name="T2">u açık gerçe</text:span>ğ<text:span text:style-name="T2">i görürler: Tüm canlılar, üstün bir güç, bilgi ve akla sahip olan bir Yaratıcının eseridirler. Yaratıcı, tüm evreni yoktan var eden, en kusursuz biçimde düzenleyen ve tüm canlıları yaratıp </text:span>ş<text:span text:style-name="T2">ekillendiren Allah'tır.</text:span></text:p>
      <text:p text:style-name="P16"/>
      <text:p text:style-name="P15"/>
      <text:h text:style-name="P26" text:outline-level="2">Evrim Teorisi Dünya Tarihinin En Etkili Büyüsüdü</text:h>
      <text:p text:style-name="P16"/>
      <text:p text:style-name="P15"><text:span text:style-name="T2">Burada </text:span>ş<text:span text:style-name="T2">unu da belirtmek gerekir ki, ön yargısız, hiçbir ideolojinin etkisi altında kalmadan, sadece aklını ve mantı</text:span>ğ<text:span text:style-name="T2">ını kullanan her insan, bilim ve medeniyetten uzak toplumların hurafelerini andıran evrim teorisinin inanılması imkansız bir iddia oldu</text:span>ğ<text:span text:style-name="T2">unu kolaylıkla anlayacaktır. </text:span></text:p>
      <text:p text:style-name="P15"><text:span text:style-name="T2">Yukarıda da belirtildi</text:span>ğ<text:span text:style-name="T2">i gibi, evrim teorisine inananlar, büyük bir varilin içine birçok atomu, molekülü, cansız maddeyi dolduran ve bunların karı</text:span>ş<text:span text:style-name="T2">ımından zaman içinde dü</text:span>ş<text:span text:style-name="T2">ünen, akleden, bulu</text:span>ş<text:span text:style-name="T2">lar yapan profesörlerin, üniversite ö</text:span>ğ<text:span text:style-name="T2">rencilerinin, Einstein, Hubble gibi bilim adamlarının, Frank Sinatra, Charlton Heston gibi sanatçıların, bunun yanı sıra ceylanların, limon a</text:span>ğ<text:span text:style-name="T2">açlarının, karanfillerin çıkaca</text:span>ğ<text:span text:style-name="T2">ına inanmaktadırlar. Üstelik, bu saçma iddiaya inananlar bilim adamları, pofesörler, kültürlü, e</text:span>ğ<text:span text:style-name="T2">itimli insanlardır. Bu nedenle evrim teorisi için "dünya tarihinin en büyük ve en etkili büyüsü" ifadesini kullanmak yerinde olacaktır. Çünkü, dünya tarihinde insanların bu derece aklını ba</text:span>ş<text:span text:style-name="T2">ından alan, akıl ve mantıkla dü</text:span>ş<text:span text:style-name="T2">ünmelerine imkan tanımayan, gözlerinin önüne sanki bir perde çekip çok açık olan gerçekleri görmelerine engel olan bir ba</text:span>ş<text:span text:style-name="T2">ka inanç veya iddia daha yoktur. Bu, Afrikalı bazı kabilelerin totemlere, Sebe halkının Güne</text:span>ş<text:span text:style-name="T2">'e tapmasından, Hz. </text:span>İ<text:span text:style-name="T2">brahim (as)'ın kavminin elleri ile yaptıkları putlara, Hz. Musa (as)'ın kavminin içinden bazı insanların altından yaptıkları buza</text:span>ğ<text:span text:style-name="T2">ıya tapmalarından çok daha vahim ve akıl almaz bir körlüktür. Gerçekte bu durum, Allah'ın Kuran'da i</text:span>ş<text:span text:style-name="T2">aret etti</text:span>ğ<text:span text:style-name="T2">i bir akılsızlıktır. Allah, bazı insanların anlayı</text:span>ş<text:span text:style-name="T2">larının kapanaca</text:span>ğ<text:span text:style-name="T2">ını ve gerçekleri görmekten aciz duruma dü</text:span>ş<text:span text:style-name="T2">eceklerini birçok ayetinde bildirmektedir. Bu ayetlerden bazıları </text:span>ş<text:span text:style-name="T2">öyledir:</text:span></text:p>
      <text:p text:style-name="P10">Şüphesiz, inkar edenleri uyarsan da, uyarmasan da, onlar için fark etmez; inanmazlar. Allah, onların kalplerini ve kulaklarını mühürlemiştir; gözlerinin üzerinde perdeler vardır. Ve büyük azab onlaradır. (Bakara Suresi, 6-7)</text:p>
      <text:p text:style-name="P10"><text:soft-page-break/>…<text:span text:style-name="T13"> </text:span>Kalpleri vardır bununla kavrayıp-anlamazlar, gözleri vardır bununla görmezler, kulakları vardır bununla işitmezler. Bunlar hayvanlar gibidir, hatta daha aşağılıktırlar. İşte bunlar gafil olanlardır. (Araf Suresi, 179)</text:p>
      <text:p text:style-name="P15"><text:span text:style-name="T2">Allah, Hicr Suresi'nde ise, bu insanların mucizeler görseler bile inanmayacak kadar büyülendiklerini </text:span>ş<text:span text:style-name="T2">öyle bildirmektedir:</text:span></text:p>
      <text:p text:style-name="P10">Onların üzerlerine gökyüzünden bir kapı açsak, ordan yukarı yükselseler de, mutlaka: "Gözlerimiz döndürüldü, belki biz büyülenmiş bir topluluğuz" diyeceklerdir. (Hicr Suresi, 14-15)</text:p>
      <text:p text:style-name="P15"><text:span text:style-name="T2">Bu kadar geni</text:span>ş<text:span text:style-name="T2">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text:span>ş<text:span text:style-name="T2">ılabilir. Ancak dünyanın dört bir yanındaki insanların, </text:span>ş<text:span text:style-name="T2">uursuz ve cansız atomların ani bir kararla biraraya gelip; ola</text:span>ğ<text:span text:style-name="T2">anüstü bir organizasyon, disiplin, akıl ve </text:span>ş<text:span text:style-name="T2">uur gösterip kusursuz bir sistemle i</text:span>ş<text:span text:style-name="T2">leyen evreni, canlılık için uygun olan her türlü özelli</text:span>ğ<text:span text:style-name="T2">e sahip olan Dünya gezegenini ve sayısız kompleks sistemle donatılmı</text:span>ş<text:span text:style-name="T2"> canlıları meydana getirdi</text:span>ğ<text:span text:style-name="T2">ine inanmasının, "büyü"den ba</text:span>ş<text:span text:style-name="T2">ka bir açıklaması yoktur. </text:span></text:p>
      <text:p text:style-name="P15"><text:span text:style-name="T2">Nitekim, Allah Kuran'da, inkarcı felsefenin savunucusu olan bazı kimselerin, yaptıkları büyülerle insanları etkilediklerini Hz. Musa (as) ve Firavun arasında geçen bir olayla bizlere bildirmektedir. Hz. Musa (as), Firavun'a hak dini anlattı</text:span>ğ<text:span text:style-name="T2">ında, Firavun Hz. Musa (as)'a, kendi "bilgin büyücüleri" ile insanların toplandı</text:span>ğ<text:span text:style-name="T2">ı bir yerde kar</text:span>ş<text:span text:style-name="T2">ıla</text:span>ş<text:span text:style-name="T2">masını söyler. Hz. Musa (as), büyücülerle kar</text:span>ş<text:span text:style-name="T2">ıla</text:span>ş<text:span text:style-name="T2">tı</text:span>ğ<text:span text:style-name="T2">ında, büyücülere önce onların marifetlerini sergilemelerini emreder. Bu olayın anlatıldı</text:span>ğ<text:span text:style-name="T2">ı ayetler </text:span>ş<text:span text:style-name="T2">öyledir:</text:span></text:p>
      <text:p text:style-name="P10">(Musa:) "Siz atın" dedi. (Asalarını) atıverince, insanların gözlerini büyüleyiverdiler, onları dehşete düşürdüler ve (ortaya) büyük bir sihir getirmiş oldular. (Araf Suresi, 116)</text:p>
      <text:p text:style-name="P15"><text:span text:style-name="T2">Görüldü</text:span>ğ<text:span text:style-name="T2">ü gibi Firavun'un büyücüleri yaptıkları "aldatmacalar"la - Hz. Musa (as) ve ona inananlar dı</text:span>ş<text:span text:style-name="T2">ında- insanların hepsini büyüleyebilmi</text:span>ş<text:span text:style-name="T2">lerdir. Ancak, onların attıklarına kar</text:span>ş<text:span text:style-name="T2">ılık Hz. Musa (as)'ın ortaya koydu</text:span>ğ<text:span text:style-name="T2">u delil, onların bu büyüsünü, ayette bildirildi</text:span>ğ<text:span text:style-name="T2">i gibi <text:s/>"uydurduklarını yutmu</text:span>ş<text:span text:style-name="T2">" yani etkisiz kılmı</text:span>ş<text:span text:style-name="T2">tır: </text:span></text:p>
      <text:p text:style-name="P10">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5"><text:span text:style-name="T2">Ayetlerde de bildirildi</text:span>ğ<text:span text:style-name="T2">i gibi, daha önce insanları büyüleyerek etkileyen bu ki</text:span>ş<text:span text:style-name="T2">ilerin yaptıklarının bir sahtekarlık oldu</text:span>ğ<text:span text:style-name="T2">unun anla</text:span>ş<text:span text:style-name="T2">ılması ile, söz konusu insanlar küçük dü</text:span>ş<text:span text:style-name="T2">mü</text:span>ş<text:span text:style-name="T2">lerdir. Günümüzde de bir büyünün etkisiyle, bilimsellik kılıfı altında son derece saçma iddialara inanan ve bunları savunmaya hayatlarını adayanlar, e</text:span>ğ<text:span text:style-name="T2">er bu iddialardan vazgeçmezlerse gerçekler tam anlamıyla açı</text:span>ğ<text:span text:style-name="T2">a çıktı</text:span>ğ<text:span text:style-name="T2">ında ve "büyü bozuldu</text:span>ğ<text:span text:style-name="T2">unda" küçük duruma dü</text:span>ş<text:span text:style-name="T2">eceklerdir. Nitekim, yakla</text:span>ş<text:span text:style-name="T2">ık 60 ya</text:span>ş<text:span text:style-name="T2">ına kadar evrimi savunan ve ateist bir felsefeci olan, ancak daha sonra gerçekleri gören Malcolm Muggeridge evrim teorisinin yakın gelecekte dü</text:span>ş<text:span text:style-name="T2">ece</text:span>ğ<text:span text:style-name="T2">i durumu </text:span>ş<text:span text:style-name="T2">öyle açıklamaktadır:</text:span></text:p>
      <text:p text:style-name="P9"><text:soft-page-break/>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text:span text:style-name="T10">(Malcolm Muggeridge, The End of Christendom, Grand Rapids: Eerdmans, 1980, s.43)</text:span></text:p>
      <text:p text:style-name="P15"><text:span text:style-name="T2">Bu gelecek, uzakta de</text:span>ğ<text:span text:style-name="T2">ildir aksine çok yakın bir gelecekte insanlar "tesadüfler"in ilah olamayacaklarını anlayacaklar ve evrim teorisi dünya tarihinin en büyük aldatmacası ve en </text:span>ş<text:span text:style-name="T2">iddetli büyüsü olarak tanımlanacaktır. Bu </text:span>ş<text:span text:style-name="T2">iddetli büyü, büyük bir hızla dünyanın dört bir yanında insanların üzerinden kalkmaya ba</text:span>ş<text:span text:style-name="T2">lamı</text:span>ş<text:span text:style-name="T2">tır. Evrim aldatmacasının sırrını ö</text:span>ğ<text:span text:style-name="T2">renen birçok insan, bu aldatmacaya nasıl kandı</text:span>ğ<text:span text:style-name="T2">ını hayret ve </text:span>ş<text:span text:style-name="T2">a</text:span>ş<text:span text:style-name="T2">kınlıkla dü</text:span>ş<text:span text:style-name="T2">ünmektedir.</text:span></text:p>
      <text:p text:style-name="P16"/>
      <text:p text:style-name="P13"><text:span text:style-name="Normal1"><text:span text:style-name="T17"/></text:span></text:p>
      <text:p text:style-name="P40">Dediler ki: "Sen Yücesin, bize öğrettiğinden başka bizim hiçbir bilgimiz yok. Gerçekten Sen, herşeyi bilen, hüküm ve hikmet sahibi olansın." (Bakara Suresi, 32)</text:p>
      <text:p text:style-name="P15"/>
      <text:p text:style-name="P15"/>
      <text:h text:style-name="P24" text:outline-level="1">ARKA KAPAK YAZISI</text:h>
      <text:p text:style-name="P15"/>
      <text:p text:style-name="P15"/>
      <text:p text:style-name="P6">Bir kısım insanlar dine inandıkları ve neredeyse hemen her gün Kuran'ı okudukları halde Kuran'da yer alan ayetlerin bazılarını rahatlıkla gözardı edebilmektedirler. Kimileri bu hataya bilinçsizce düşerken, kimileri de Kuran'da yer alan bu hükümleri, kendi ürettikleri Kuran'a uygun olmayan bir mantığın etkisiyle önemsememektedirler. Tüm bunları yaparken Kuran hükümlerini bile bile gözardı etmenin Allah Katında kendilerine nasıl bir sorumluluk yükleyeceğini ve kendilerini Allah'ın rızasından nasıl uzaklaştıracağını ise hiç düşünmemektedirler. Oysa, Kuran ayetlerinde Allah'ın hükümlerini dikkate almayan kimselerin ahirette şiddetli bir azapla karşılaşabilecekleri hatırlatılmaktadır. Bu zihniyete sahip olan kimseler Kuran'a uygun olmayan bir mantığa dayanarak, Allah'ın hükümleri arasında kendilerince bir önem ve öncelik sıralaması yapmışlardır. Hatta kimi hükümleri de tamamen hayatlarından çıkararak <text:s/>bir kenara bırakmışlardır. Bu çarpık din anlayışı, yüzyılların birikimi olan bir gelenekler dizisi şeklinde, nesilden nesile aktarılarak günümüze dek ulaşmıştır. </text:p>
      <text:p text:style-name="P6">Bu kitabın amacı, toplumun genelinde sıkça gözardı edilen Kuran hükümlerinden bir bölümünü ele almak ve böylece tüm inananları Kuran'ı tüm ayetleriyle yaşamaya ve ayetlerde bahsedilen zorlu bir azaptan sakınmaya davet etmektir.</text:p>
      <text:p text:style-name="P6"/>
      <text:p text:style-name="P6"><text:span text:style-name="T4">YAZAR HAKKINDA:</text:span>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3 ayrı dile çevrilen 300'den fazla eseri, dünya çapında geniş bir okuyucu kitlesi tarafından takip edilmektedir.</text:p>
      <text:p text:style-name="P6">Harun Yahya Külliyatı, -Allah'ın izniyle- 21. yüzyılda dünya insanlarını Kuran'da tarif edilen huzur ve barışa, doğruluk ve adalete, güzellik ve mutluluğa taşımaya bir vesile olacaktır.</text:p>
      <text:p text:style-name="P15"/>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askerville" svg:font-family="Baskerville, 'Times New Roman'" style:font-pitch="variable"/>
    <style:font-face style:name="Lato" svg:font-family="Lato" style:font-pitch="variable"/>
    <style:font-face style:name="MGillSans" svg:font-family="MGillSans" style:font-pitch="variable"/>
    <style:font-face style:name="Palatino" svg:font-family="Palatino" style:font-pitch="variable"/>
    <style:font-face style:name="ヒラギノ角ゴ Pro W3" svg:font-family="'ヒラギノ角ゴ Pro W3',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family-generic="swiss" style:font-pitch="variable" fo:font-size="16pt" fo:language="none" fo:country="none" fo:font-weight="bold" style:letter-kerning="true" style:font-size-asian="16pt" style:font-weight-asian="bold" style:font-name-complex="Calibri" style:font-family-complex="Calibri"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Times New Roman'" style:font-pitch="variable" fo:font-size="16pt" fo:language="en" fo:country="US" style:font-name-asian="ヒラギノ角ゴ Pro W3" style:font-family-asian="'ヒラギノ角ゴ Pro W3', 'MS Mincho'" style:font-pitch-asian="variable" style:font-size-asian="16pt" style:font-name-complex="Baskerville" style:font-family-complex="Baskerville, 'Times New Roman'"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Times New Roman'" style:font-pitch="variable" fo:font-size="16pt" fo:language="en" fo:country="US" fo:font-style="italic" style:font-name-asian="ヒラギノ角ゴ Pro W3" style:font-family-asian="'ヒラギノ角ゴ Pro W3', 'MS Mincho'" style:font-pitch-asian="variable" style:font-size-asian="16pt" style:font-style-asian="italic" style:font-name-complex="Baskerville" style:font-family-complex="Baskerville, 'Times New Roman'"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Times New Roman'" style:font-pitch="variable" fo:font-size="14pt" fo:language="en" fo:country="US" style:font-name-asian="ヒラギノ角ゴ Pro W3" style:font-family-asian="'ヒラギノ角ゴ Pro W3', 'MS Mincho'" style:font-pitch-asian="variable" style:font-size-asian="14pt" style:font-name-complex="Baskerville" style:font-family-complex="Baskerville, 'Times New Roman'"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MS Mincho'"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Baskerville" fo:font-family="Baskerville, 'Times New Roman'" style:font-pitch="variable" fo:font-size="24pt" fo:language="en" fo:country="US" style:font-name-asian="ヒラギノ角ゴ Pro W3" style:font-family-asian="'ヒラギノ角ゴ Pro W3', 'MS Mincho'" style:font-pitch-asian="variable" style:font-size-asian="24pt" style:font-name-complex="Baskerville" style:font-family-complex="Baskerville, 'Times New Roman'"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Baskerville" fo:font-family="Baskerville, 'Times New Roman'" style:font-pitch="variable" fo:font-size="55pt" fo:language="en" fo:country="US" style:font-name-asian="ヒラギノ角ゴ Pro W3" style:font-family-asian="'ヒラギノ角ゴ Pro W3', 'MS Mincho'" style:font-pitch-asian="variable" style:font-size-asian="55pt" style:font-name-complex="Baskerville" style:font-family-complex="Baskerville, 'Times New Roman'"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Baskerville" fo:font-family="Baskerville, 'Times New Roman'" style:font-pitch="variable" fo:font-size="14pt" fo:language="en" fo:country="US" fo:font-style="italic" style:font-name-asian="ヒラギノ角ゴ Pro W3" style:font-family-asian="'ヒラギノ角ゴ Pro W3', 'MS Mincho'" style:font-pitch-asian="variable" style:font-size-asian="14pt" style:font-style-asian="italic" style:font-name-complex="Baskerville" style:font-family-complex="Baskerville, 'Times New Roman'"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font-weight="bold" style:font-name-asian="ヒラギノ角ゴ Pro W3" style:font-family-asian="'ヒラギノ角ゴ Pro W3', 'MS Mincho'"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MS Mincho'"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Baskerville" fo:font-family="Baskerville, 'Times New Roman'" style:font-pitch="variable" fo:font-size="36pt" fo:language="en" fo:country="US" style:font-name-asian="ヒラギノ角ゴ Pro W3" style:font-family-asian="'ヒラギノ角ゴ Pro W3', 'MS Mincho'" style:font-pitch-asian="variable" style:font-size-asian="36pt" style:font-name-complex="Baskerville" style:font-family-complex="Baskerville, 'Times New Roman'"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Baskerville" fo:font-family="Baskerville, 'Times New Roman'" style:font-pitch="variable" fo:font-size="18pt" fo:language="en" fo:country="US" style:font-name-asian="ヒラギノ角ゴ Pro W3" style:font-family-asian="'ヒラギノ角ゴ Pro W3', 'MS Mincho'" style:font-pitch-asian="variable" style:font-size-asian="18pt" style:font-name-complex="Baskerville" style:font-family-complex="Baskerville, 'Times New Roman'"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margin-left="0.6cm" fo:margin-right="0cm" fo:margin-top="0cm" fo:margin-bottom="0.212cm" loext:contextual-spacing="false" fo:orphans="2" fo:widows="2" fo:text-indent="0cm" style:auto-text-indent="false" fo:keep-with-next="always"/>
      <style:text-properties fo:color="#000000" style:font-name="Times New Roman" fo:font-family="'Times New Roman'" style:font-family-generic="roman" style:font-pitch="variable" fo:font-size="12pt" fo:font-weight="bold" style:font-name-asian="ヒラギノ角ゴ Pro W3" style:font-family-asian="'ヒラギノ角ゴ Pro W3', 'MS Mincho'"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font-weight="bold" style:font-name-asian="ヒラギノ角ゴ Pro W3" style:font-family-asian="'ヒラギノ角ゴ Pro W3', 'MS Mincho'"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Baskerville" fo:font-family="Baskerville, 'Times New Roman'"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Times New Roman'" style:font-pitch-complex="variable" style:font-size-complex="10pt" style:language-complex="ar" style:country-complex="SA"/>
    </style:style>
    <style:style style:name="Tr_20_Block_20_Quote_20__28_Verses_29_" style:display-name="Tr Block Quote (Verses)" style:family="paragraph">
      <style:paragraph-properties fo:margin-left="0.6cm" fo:margin-right="0.379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2pt" fo:language="en" fo:country="US" fo:font-weight="bold" style:font-name-asian="ヒラギノ角ゴ Pro W3" style:font-family-asian="'ヒラギノ角ゴ Pro W3', 'MS Mincho'"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Baskerville" fo:font-family="Baskerville, 'Times New Roman'"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Times New Roman'"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Baskerville" fo:font-family="Baskerville, 'Times New Roman'"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Times New Roman'"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Times New Roman'" style:font-pitch="variable" fo:font-size="12pt" fo:language="en" fo:country="US" fo:font-style="italic" style:font-name-asian="ヒラギノ角ゴ Pro W3" style:font-family-asian="'ヒラギノ角ゴ Pro W3', 'MS Mincho'" style:font-pitch-asian="variable" style:font-size-asian="12pt" style:font-style-asian="italic" style:font-name-complex="Baskerville" style:font-family-complex="Baskerville, 'Times New Roman'"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MS Mincho'"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Times New Roman'" style:font-pitch="variable" fo:font-size="14pt" fo:language="en" fo:country="US" style:font-name-asian="ヒラギノ角ゴ Pro W3" style:font-family-asian="'ヒラギノ角ゴ Pro W3', 'MS Mincho'" style:font-pitch-asian="variable" style:font-size-asian="14pt" style:font-name-complex="Baskerville" style:font-family-complex="Baskerville, 'Times New 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Times New Roman'"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Times New 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Times New Roman'" style:font-pitch="variable" fo:font-size="18pt" fo:language="en" fo:country="US" style:font-name-asian="ヒラギノ角ゴ Pro W3" style:font-family-asian="'ヒラギノ角ゴ Pro W3', 'MS Mincho'" style:font-pitch-asian="variable" style:font-size-asian="18pt" style:font-name-complex="Baskerville" style:font-family-complex="Baskerville, 'Times New 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MS Mincho'"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yazar_20_hakkinda" style:display-name="TR yazar hakkinda" style:family="paragraph" style:parent-style-name="Tr_20_Body">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R_20_block" style:display-name="TR block" style:family="paragraph" style:parent-style-name="Tr_20_Block_20_Qoute_20__28_speechs_29_">
      <style:text-properties fo:font-size="12pt" fo:font-style="italic" style:font-size-asian="12pt" style:font-style-asian="italic"/>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style>
    <style:style style:name="Tr_20_okuyucuya" style:display-name="Tr okuyucuya" style:family="paragraph" style:parent-style-name="Tr_20_Body">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Tr_20_kapak_20_ayet" style:display-name="Tr kapak ayet" style:family="paragraph" style:parent-style-name="tr_20_son_20_aye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style>
    <style:style style:name="Tr_20_Notes" style:display-name="Tr Notes" style:family="paragraph" style:parent-style-name="Tr_20_Numbered_20_List">
      <style:text-properties fo:font-size="8pt" style:font-size-asian="8pt"/>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küçükbas_206c__3a_k" style:display-name="küçükbas⁬:k" style:family="paragraph">
      <style:paragraph-properties fo:margin-left="1.849cm" fo:margin-right="1.849cm" fo:margin-top="0cm" fo:margin-bottom="0.199cm" loext:contextual-spacing="false" fo:line-height="0.564cm" fo:orphans="2" fo:widows="2" fo:text-indent="0.499cm" style:auto-text-indent="false"/>
      <style:text-properties style:use-window-font-color="true" style:font-name="MGillSans" fo:font-family="MGillSans" style:font-pitch="variable" fo:font-size="12.5pt" fo:language="en" fo:country="GB" fo:font-weight="bold" style:font-name-asian="Times New Roman" style:font-family-asian="'Times New Roman'" style:font-family-generic-asian="roman" style:font-pitch-asian="variable" style:font-size-asian="12.5pt" style:font-weight-asian="bold" style:font-name-complex="MGillSans" style:font-family-complex="MGillSans" style:font-pitch-complex="variable" style:font-size-complex="10pt" style:language-complex="ar" style:country-complex="SA"/>
    </style:style>
    <style:style style:name="ANA_20_ME_2054_9N" style:display-name="ANA ME⁔9N" style:family="paragraph">
      <style:paragraph-properties fo:margin-left="1.849cm" fo:margin-right="1.849cm" fo:line-height="0.564cm" fo:text-align="justify" style:justify-single-word="false" fo:orphans="2" fo:widows="2" fo:text-indent="0.499cm" style:auto-text-indent="false"/>
      <style:text-properties style:use-window-font-color="true" style:font-name="MGillSans" fo:font-family="MGillSans" style:font-pitch="variable" fo:font-size="11pt" fo:language="en" fo:country="GB" style:font-name-asian="Times New Roman" style:font-family-asian="'Times New Roman'" style:font-family-generic-asian="roman" style:font-pitch-asian="variable" style:font-size-asian="11pt" style:font-name-complex="MGillSans" style:font-family-complex="MGillSans" style:font-pitch-complex="variable" style:font-size-complex="10pt" style:language-complex="ar" style:country-complex="SA"/>
    </style:style>
    <style:style style:name="küçükbas_206c__3a_k_20_üst" style:display-name="küçükbas⁬:k üst" style:family="paragraph">
      <style:paragraph-properties fo:margin-left="1.849cm" fo:margin-right="1.849cm" fo:line-height="0.564cm" fo:orphans="2" fo:widows="2" fo:text-indent="0.499cm" style:auto-text-indent="false"/>
      <style:text-properties style:use-window-font-color="true" style:font-name="MGillSans" fo:font-family="MGillSans" style:font-pitch="variable" fo:font-size="12.5pt" fo:language="en" fo:country="GB" fo:font-weight="bold" style:font-name-asian="Times New Roman" style:font-family-asian="'Times New Roman'" style:font-family-generic-asian="roman" style:font-pitch-asian="variable" style:font-size-asian="12.5pt" style:font-weight-asian="bold" style:font-name-complex="MGillSans" style:font-family-complex="MGillSans" style:font-pitch-complex="variable" style:font-size-complex="10pt" style:language-complex="ar" style:country-complex="SA"/>
    </style:style>
    <style:style style:name="AYET" style:family="paragraph">
      <style:paragraph-properties fo:margin-left="2.298cm" fo:margin-right="1.849cm" fo:margin-top="0.069cm" fo:margin-bottom="0.069cm" loext:contextual-spacing="false" fo:line-height="0.564cm" fo:text-align="justify" style:justify-single-word="false" fo:orphans="2" fo:widows="2" fo:text-indent="0cm" style:auto-text-indent="false"/>
      <style:text-properties style:use-window-font-color="true" style:font-name="MGillSans" fo:font-family="MGillSan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MGillSans" style:font-family-complex="MGillSans" style:font-pitch-complex="variable" style:font-size-complex="10pt" style:language-complex="ar" style:country-complex="SA"/>
    </style:style>
    <style:style style:name="AYET_20_ÜST" style:display-name="AYET ÜST" style:family="paragraph">
      <style:paragraph-properties fo:margin-left="2.298cm" fo:margin-right="1.849cm" fo:margin-top="0.069cm" fo:margin-bottom="0cm" loext:contextual-spacing="false" fo:line-height="0.564cm" fo:text-align="justify" style:justify-single-word="false" fo:orphans="2" fo:widows="2" fo:text-indent="0cm" style:auto-text-indent="false"/>
      <style:text-properties style:use-window-font-color="true" style:font-name="MGillSans" fo:font-family="MGillSan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MGillSans" style:font-family-complex="MGillSans" style:font-pitch-complex="variable" style:font-size-complex="10pt" style:language-complex="ar" style:country-complex="SA"/>
    </style:style>
    <style:style style:name="AYET_20_ALT" style:display-name="AYET ALT" style:family="paragraph">
      <style:paragraph-properties fo:margin-left="2.298cm" fo:margin-right="1.849cm" fo:margin-top="0cm" fo:margin-bottom="0.069cm" loext:contextual-spacing="false" fo:line-height="0.564cm" fo:text-align="justify" style:justify-single-word="false" fo:orphans="2" fo:widows="2" fo:text-indent="0cm" style:auto-text-indent="false"/>
      <style:text-properties style:use-window-font-color="true" style:font-name="MGillSans" fo:font-family="MGillSan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MGillSans" style:font-family-complex="MGillSans" style:font-pitch-complex="variable" style:font-size-complex="10pt" style:language-complex="ar" style:country-complex="SA"/>
    </style:style>
    <style:style style:name="alt_20_baslik" style:display-name="alt baslik" style:family="paragraph">
      <style:paragraph-properties fo:margin-left="1.849cm" fo:margin-right="1.849cm" fo:line-height="0.494cm" fo:orphans="2" fo:widows="2" fo:text-indent="0.499cm" style:auto-text-indent="false"/>
      <style:text-properties style:use-window-font-color="true" style:font-name="MGillSans" fo:font-family="MGillSans" style:font-pitch="variable" fo:font-size="11.5pt" fo:language="en" fo:country="GB" fo:font-weight="bold" style:font-name-asian="Times New Roman" style:font-family-asian="'Times New Roman'" style:font-family-generic-asian="roman" style:font-pitch-asian="variable" style:font-size-asian="11.5pt" style:font-weight-asian="bold" style:font-name-complex="MGillSans" style:font-family-complex="MGillSans" style:font-pitch-complex="variable" style:font-size-complex="10pt" style:language-complex="ar" style:country-complex="SA"/>
    </style:style>
    <style:style style:name="AYET_2020_9_204b_9_20_ARA" style:display-name="AYET†9⁋9 ARA" style:family="paragraph">
      <style:paragraph-properties fo:margin-left="2.298cm" fo:margin-right="1.849cm" fo:line-height="0.564cm" fo:text-align="justify" style:justify-single-word="false" fo:orphans="2" fo:widows="2" fo:text-indent="0cm" style:auto-text-indent="false"/>
      <style:text-properties style:use-window-font-color="true" style:font-name="MGillSans" fo:font-family="MGillSan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MGillSans" style:font-family-complex="MGillSans" style:font-pitch-complex="variable" style:font-size-complex="10pt" style:language-complex="ar" style:country-complex="SA"/>
    </style:style>
    <style:style style:name="ALINTI-AYET" style:family="paragraph">
      <style:paragraph-properties fo:margin-left="2.499cm" fo:margin-right="1.849cm" fo:margin-top="0.069cm" fo:margin-bottom="0.069cm" loext:contextual-spacing="false" fo:line-height="0.564cm" fo:text-align="justify" style:justify-single-word="false" fo:orphans="2" fo:widows="2" fo:text-indent="0cm" style:auto-text-indent="false"/>
      <style:text-properties style:use-window-font-color="true" style:font-name="MGillSans" fo:font-family="MGillSans" style:font-pitch="variable" fo:font-size="11pt" fo:language="en" fo:country="GB" fo:font-style="italic" style:font-name-asian="Times New Roman" style:font-family-asian="'Times New Roman'" style:font-family-generic-asian="roman" style:font-pitch-asian="variable" style:font-size-asian="11pt" style:font-style-asian="italic" style:font-name-complex="MGillSans" style:font-family-complex="MGillSans"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language="none" fo:country="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language="none" fo:country="none"/>
    </style:style>
    <style:style style:name="TR_20_32lik_20_web" style:display-name="TR 32lik web" style:family="paragraph" style:parent-style-name="TR_20_block">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32lik_20_ayet" style:display-name="TR 32lik ayet" style:family="paragraph" style:parent-style-name="Tr_20_Block_20_Quote_20__28_Verses_29_">
      <style:paragraph-properties fo:margin-left="1.27cm" fo:margin-right="0.379cm" fo:text-indent="0cm" style:auto-text-indent="false"/>
      <style:text-properties style:font-name="Times New Roman" fo:font-family="'Times New Roman'" style:font-family-generic="roman" style:font-pitch="variable" style:font-name-complex="Baskerville" style:font-family-complex="Baskerville, 'Times New Roman'" style:font-pitch-complex="variable"/>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Helvetica" fo:font-family="Helvetica" style:font-family-generic="swiss" style:font-pitch="variable" style:font-name-asian="ヒラギノ角ゴ Pro W3" style:font-family-asian="'ヒラギノ角ゴ Pro W3', 'MS Mincho'"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text-position="-8% 100%"/>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text-position="0% 100%"/>
    </style:style>
    <style:style style:name="WW8Num18z0" style:family="text">
      <style:text-properties style:font-name="Helvetica" fo:font-family="Helvetica" style:font-family-generic="swiss" style:font-pitch="variable" style:font-name-asian="ヒラギノ角ゴ Pro W3" style:font-family-asian="'ヒラギノ角ゴ Pro W3', 'MS Mincho'"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0% 100%"/>
    </style:style>
    <style:style style:name="WW8Num23z0" style:family="text">
      <style:text-properties style:text-position="0% 100%"/>
    </style:style>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text-position="0% 100%"/>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text-position="-8% 100%"/>
    </style:style>
    <style:style style:name="WW8Num31z0" style:family="text">
      <style:text-properties style:text-position="0% 100%"/>
    </style:style>
    <style:style style:name="Varsayılan_20_Paragraf_20_Yazı_20_Tipi" style:display-name="Varsayılan Paragraf Yazı Tipi" style:family="text"/>
    <style:style style:name="Başlık_20_1_20_Char" style:display-name="Başlık 1 Char" style:family="text">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aşlık_20_2_20_Char" style:display-name="Başlık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Başlık_20_3_20_Char" style:display-name="Başlık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style>
    <style:style style:name="Normal1" style:family="text">
      <style:text-properties style:font-name="HelveticaTurk" fo:font-family="HelveticaTurk" style:font-family-generic="swiss" style:font-pitch="variable" fo:font-size="12pt" fo:language="en" fo:country="GB" style:font-size-asian="12pt" style:font-name-complex="HelveticaTurk" style:font-family-complex="HelveticaTurk" style:font-family-generic-complex="swiss" style:font-pitch-complex="variable"/>
    </style:style>
    <style:style style:name="dipnot" style:family="text">
      <style:text-properties style:text-position="super 58%" style:font-name="MGillSans" fo:font-family="MGillSans" style:font-pitch="variable" fo:font-size="9pt" fo:language="en" fo:country="GB" style:font-size-asian="9pt" style:font-name-complex="MGillSans" style:font-family-complex="MGillSans" style:font-pitch-complex="variable"/>
    </style:style>
    <style:style style:name="Tr_20_Heading_20_4_20_Char" style:display-name="Tr Heading 4 Char" style:family="text">
      <style:text-properties fo:color="#000000" fo:font-size="12pt" fo:font-weight="bold" style:font-name-asian="ヒラギノ角ゴ Pro W3" style:font-family-asian="'ヒラギノ角ゴ Pro W3', 'MS Mincho'" style:font-pitch-asian="variable" style:font-size-asian="12pt" style:font-weight-asian="bold" style:language-complex="ar" style:country-complex="SA"/>
    </style:style>
    <style:style style:name="Üstbilgi_20_Char" style:display-name="Üstbilgi Char" style:family="text">
      <style:text-properties fo:font-size="12pt" style:font-size-asian="12pt" style:font-size-complex="12pt"/>
    </style:style>
    <style:style style:name="Altbilgi_20_Char" style:display-name="Altbilgi Char" style:family="text">
      <style:text-properties fo:font-size="12pt" style:font-size-asian="12pt" style:font-size-complex="12pt"/>
    </style:style>
    <style:style style:name="Tr_20_Heading_20_3_20_Char" style:display-name="Tr Heading 3 Char" style:family="text">
      <style:text-properties fo:color="#000000" fo:font-size="16pt" fo:font-weight="bold" style:font-name-asian="ヒラギノ角ゴ Pro W3" style:font-family-asian="'ヒラギノ角ゴ Pro W3', 'MS Mincho'" style:font-pitch-asian="variable" style:font-size-asian="16pt" style:font-weight-asian="bold" style:language-complex="ar" style:country-complex="SA"/>
    </style:style>
    <style:style style:name="Tr_20_Heading_20_2_20_Char" style:display-name="Tr Heading 2 Char" style:family="text">
      <style:text-properties fo:color="#000000" fo:font-size="20pt" fo:font-weight="bold" style:font-name-asian="ヒラギノ角ゴ Pro W3" style:font-family-asian="'ヒラギノ角ゴ Pro W3', 'MS Mincho'" style:font-pitch-asian="variable" style:font-size-asian="20pt" style:font-weight-asian="bold" style:language-complex="ar" style:country-complex="S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Helvetica"/>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Helvetica"/>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6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6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6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6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6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6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0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0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0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0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0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0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0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0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GÖZARDI EDİLEN KURAN HÜKÜMLERİ</dc:title>
    <meta:initial-creator>ADNAN OKTAR - HARUN YAHYA</meta:initial-creator>
    <meta:creation-date>2011-08-31T11:13:00</meta:creation-date>
    <dc:date>2019-10-13T16:54:45.524812882</dc:date>
    <meta:editing-cycles>5</meta:editing-cycles>
    <meta:editing-duration>PT2M9S</meta:editing-duration>
    <meta:generator>LibreOffice/6.3.2.2$Linux_X86_64 LibreOffice_project/ddcf6633b674837c71d3649d97a9cb3c0d392a84</meta:generator>
    <dc:subject>GÖZARDI EDİLEN KURAN HÜKÜMLERİ</dc:subject>
    <meta:document-statistic meta:table-count="0" meta:image-count="0" meta:object-count="0" meta:page-count="94" meta:paragraph-count="774" meta:word-count="29257" meta:character-count="223707" meta:non-whitespace-character-count="194973"/>
  </office:meta>
</office:document-meta>
</file>